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33.269cm" svg:height="19.428cm" svg:x="3.15cm" svg:y="52.39cm">
            <draw:object draw:notify-on-update-of-ranges="List1.B52:List1.AZ52 List1.B54:List1.AZ54 List1.B54:List1.AZ54 List1.B107:List1.AZ107 List1.B109:List1.AZ109 List1.B109:List1.AZ10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3.943cm" svg:height="19.331cm" svg:x="38.567cm" svg:y="52.293cm">
            <draw:object draw:notify-on-update-of-ranges="List1.BC107:List1.DA107 List1.BC109:List1.DA109 List1.BC109:List1.DA109 List1.BC52:List1.DA52 List1.BC54:List1.DA54 List1.BC54:List1.DA5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5" table:default-cell-style-name="Default"/>
        <table:table-row table:style-name="ro1"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un 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3" office:value-type="float" office:value="42">
            <text:p>42</text:p>
          </table:table-cell>
          <table:table-cell table:number-columns-repeated="6" office:value-type="float" office:value="48">
            <text:p>48</text:p>
          </table:table-cell>
          <table:table-cell table:number-columns-repeated="40" office:value-type="float" office:value="56">
            <text:p>56</text:p>
          </table:table-cell>
          <table:table-cell/>
          <table:table-cell office:value-type="string">
            <text:p>Run 1</text:p>
          </table:table-cell>
          <table:table-cell office:value-type="float" office:value="54.748">
            <text:p>54.748</text:p>
          </table:table-cell>
          <table:table-cell office:value-type="float" office:value="105.006">
            <text:p>105.006</text:p>
          </table:table-cell>
          <table:table-cell office:value-type="float" office:value="147.038">
            <text:p>147.038</text:p>
          </table:table-cell>
          <table:table-cell office:value-type="float" office:value="178.09">
            <text:p>178.09</text:p>
          </table:table-cell>
          <table:table-cell office:value-type="float" office:value="219.462">
            <text:p>219.462</text:p>
          </table:table-cell>
          <table:table-cell office:value-type="float" office:value="219.402">
            <text:p>219.402</text:p>
          </table:table-cell>
          <table:table-cell office:value-type="float" office:value="249.468">
            <text:p>249.468</text:p>
          </table:table-cell>
          <table:table-cell office:value-type="float" office:value="267.702">
            <text:p>267.702</text:p>
          </table:table-cell>
          <table:table-cell office:value-type="float" office:value="238.918">
            <text:p>238.918</text:p>
          </table:table-cell>
          <table:table-cell office:value-type="float" office:value="202.616">
            <text:p>202.616</text:p>
          </table:table-cell>
          <table:table-cell office:value-type="float" office:value="176.522">
            <text:p>176.522</text:p>
          </table:table-cell>
          <table:table-cell office:value-type="float" office:value="153.44">
            <text:p>153.44</text:p>
          </table:table-cell>
          <table:table-cell office:value-type="float" office:value="133.704">
            <text:p>133.704</text:p>
          </table:table-cell>
          <table:table-cell office:value-type="float" office:value="116.148">
            <text:p>116.148</text:p>
          </table:table-cell>
          <table:table-cell office:value-type="float" office:value="119.826">
            <text:p>119.826</text:p>
          </table:table-cell>
          <table:table-cell office:value-type="float" office:value="113.61">
            <text:p>113.61</text:p>
          </table:table-cell>
          <table:table-cell office:value-type="float" office:value="102.762">
            <text:p>102.762</text:p>
          </table:table-cell>
          <table:table-cell office:value-type="float" office:value="101.642">
            <text:p>101.642</text:p>
          </table:table-cell>
          <table:table-cell office:value-type="float" office:value="103.866">
            <text:p>103.866</text:p>
          </table:table-cell>
          <table:table-cell office:value-type="float" office:value="102.968">
            <text:p>102.968</text:p>
          </table:table-cell>
          <table:table-cell office:value-type="float" office:value="108.05">
            <text:p>108.05</text:p>
          </table:table-cell>
          <table:table-cell office:value-type="float" office:value="112.964">
            <text:p>112.964</text:p>
          </table:table-cell>
          <table:table-cell office:value-type="float" office:value="116.996">
            <text:p>116.996</text:p>
          </table:table-cell>
          <table:table-cell office:value-type="float" office:value="126.062">
            <text:p>126.062</text:p>
          </table:table-cell>
          <table:table-cell office:value-type="float" office:value="129.676">
            <text:p>129.676</text:p>
          </table:table-cell>
          <table:table-cell office:value-type="float" office:value="135.658">
            <text:p>135.658</text:p>
          </table:table-cell>
          <table:table-cell office:value-type="float" office:value="137.796">
            <text:p>137.796</text:p>
          </table:table-cell>
          <table:table-cell office:value-type="float" office:value="139.426">
            <text:p>139.426</text:p>
          </table:table-cell>
          <table:table-cell office:value-type="float" office:value="144.498">
            <text:p>144.498</text:p>
          </table:table-cell>
          <table:table-cell office:value-type="float" office:value="142.044">
            <text:p>142.044</text:p>
          </table:table-cell>
          <table:table-cell office:value-type="float" office:value="141.038">
            <text:p>141.038</text:p>
          </table:table-cell>
          <table:table-cell office:value-type="float" office:value="139.546">
            <text:p>139.546</text:p>
          </table:table-cell>
          <table:table-cell office:value-type="float" office:value="142.69">
            <text:p>142.69</text:p>
          </table:table-cell>
          <table:table-cell office:value-type="float" office:value="152.406">
            <text:p>152.406</text:p>
          </table:table-cell>
          <table:table-cell office:value-type="float" office:value="156.486">
            <text:p>156.486</text:p>
          </table:table-cell>
          <table:table-cell office:value-type="float" office:value="150.824">
            <text:p>150.824</text:p>
          </table:table-cell>
          <table:table-cell office:value-type="float" office:value="149.958">
            <text:p>149.958</text:p>
          </table:table-cell>
          <table:table-cell office:value-type="float" office:value="155.234">
            <text:p>155.234</text:p>
          </table:table-cell>
          <table:table-cell office:value-type="float" office:value="155.452">
            <text:p>155.452</text:p>
          </table:table-cell>
          <table:table-cell office:value-type="float" office:value="153.876">
            <text:p>153.876</text:p>
          </table:table-cell>
          <table:table-cell office:value-type="float" office:value="150.82">
            <text:p>150.82</text:p>
          </table:table-cell>
          <table:table-cell office:value-type="float" office:value="152.984">
            <text:p>152.984</text:p>
          </table:table-cell>
          <table:table-cell office:value-type="float" office:value="147.83">
            <text:p>147.83</text:p>
          </table:table-cell>
          <table:table-cell office:value-type="float" office:value="152.602">
            <text:p>152.602</text:p>
          </table:table-cell>
          <table:table-cell office:value-type="float" office:value="154.58">
            <text:p>154.58</text:p>
          </table:table-cell>
          <table:table-cell office:value-type="float" office:value="149.122">
            <text:p>149.122</text:p>
          </table:table-cell>
          <table:table-cell office:value-type="float" office:value="153.472">
            <text:p>153.472</text:p>
          </table:table-cell>
          <table:table-cell office:value-type="float" office:value="160.244">
            <text:p>160.244</text:p>
          </table:table-cell>
          <table:table-cell office:value-type="float" office:value="163.86">
            <text:p>163.86</text:p>
          </table:table-cell>
          <table:table-cell office:value-type="float" office:value="158.962">
            <text:p>158.962</text:p>
          </table:table-cell>
          <table:table-cell office:value-type="float" office:value="158.754">
            <text:p>158.754</text:p>
          </table:table-cell>
        </table:table-row>
        <table:table-row table:style-name="ro1">
          <table:table-cell office:value-type="string">
            <text:p>Run 2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3" office:value-type="float" office:value="44">
            <text:p>44</text:p>
          </table:table-cell>
          <table:table-cell table:number-columns-repeated="2" office:value-type="float" office:value="50">
            <text:p>50</text:p>
          </table:table-cell>
          <table:table-cell table:number-columns-repeated="4" office:value-type="float" office:value="51">
            <text:p>51</text:p>
          </table:table-cell>
          <table:table-cell table:number-columns-repeated="3" office:value-type="float" office:value="52">
            <text:p>52</text:p>
          </table:table-cell>
          <table:table-cell office:value-type="float" office:value="54">
            <text:p>54</text:p>
          </table:table-cell>
          <table:table-cell table:number-columns-repeated="14" office:value-type="float" office:value="65">
            <text:p>65</text:p>
          </table:table-cell>
          <table:table-cell table:number-columns-repeated="19" office:value-type="float" office:value="68">
            <text:p>68</text:p>
          </table:table-cell>
          <table:table-cell/>
          <table:table-cell office:value-type="string">
            <text:p>Run 2</text:p>
          </table:table-cell>
          <table:table-cell office:value-type="float" office:value="58.918">
            <text:p>58.918</text:p>
          </table:table-cell>
          <table:table-cell office:value-type="float" office:value="125.026">
            <text:p>125.026</text:p>
          </table:table-cell>
          <table:table-cell office:value-type="float" office:value="160.708">
            <text:p>160.708</text:p>
          </table:table-cell>
          <table:table-cell office:value-type="float" office:value="180.672">
            <text:p>180.672</text:p>
          </table:table-cell>
          <table:table-cell office:value-type="float" office:value="198.524">
            <text:p>198.524</text:p>
          </table:table-cell>
          <table:table-cell office:value-type="float" office:value="196.614">
            <text:p>196.614</text:p>
          </table:table-cell>
          <table:table-cell office:value-type="float" office:value="200.194">
            <text:p>200.194</text:p>
          </table:table-cell>
          <table:table-cell office:value-type="float" office:value="203.608">
            <text:p>203.608</text:p>
          </table:table-cell>
          <table:table-cell office:value-type="float" office:value="197.968">
            <text:p>197.968</text:p>
          </table:table-cell>
          <table:table-cell office:value-type="float" office:value="166.452">
            <text:p>166.452</text:p>
          </table:table-cell>
          <table:table-cell office:value-type="float" office:value="141.476">
            <text:p>141.476</text:p>
          </table:table-cell>
          <table:table-cell office:value-type="float" office:value="123.08">
            <text:p>123.08</text:p>
          </table:table-cell>
          <table:table-cell office:value-type="float" office:value="112.024">
            <text:p>112.024</text:p>
          </table:table-cell>
          <table:table-cell office:value-type="float" office:value="112.012">
            <text:p>112.012</text:p>
          </table:table-cell>
          <table:table-cell office:value-type="float" office:value="116.722">
            <text:p>116.722</text:p>
          </table:table-cell>
          <table:table-cell office:value-type="float" office:value="118.574">
            <text:p>118.574</text:p>
          </table:table-cell>
          <table:table-cell office:value-type="float" office:value="118.818">
            <text:p>118.818</text:p>
          </table:table-cell>
          <table:table-cell office:value-type="float" office:value="127.464">
            <text:p>127.464</text:p>
          </table:table-cell>
          <table:table-cell office:value-type="float" office:value="131.356">
            <text:p>131.356</text:p>
          </table:table-cell>
          <table:table-cell office:value-type="float" office:value="132.422">
            <text:p>132.422</text:p>
          </table:table-cell>
          <table:table-cell office:value-type="float" office:value="142.368">
            <text:p>142.368</text:p>
          </table:table-cell>
          <table:table-cell office:value-type="float" office:value="145.456">
            <text:p>145.456</text:p>
          </table:table-cell>
          <table:table-cell office:value-type="float" office:value="142.864">
            <text:p>142.864</text:p>
          </table:table-cell>
          <table:table-cell office:value-type="float" office:value="152.558">
            <text:p>152.558</text:p>
          </table:table-cell>
          <table:table-cell office:value-type="float" office:value="154.602">
            <text:p>154.602</text:p>
          </table:table-cell>
          <table:table-cell office:value-type="float" office:value="158.444">
            <text:p>158.444</text:p>
          </table:table-cell>
          <table:table-cell office:value-type="float" office:value="161.882">
            <text:p>161.882</text:p>
          </table:table-cell>
          <table:table-cell office:value-type="float" office:value="167.502">
            <text:p>167.502</text:p>
          </table:table-cell>
          <table:table-cell office:value-type="float" office:value="179.86">
            <text:p>179.86</text:p>
          </table:table-cell>
          <table:table-cell office:value-type="float" office:value="193.386">
            <text:p>193.386</text:p>
          </table:table-cell>
          <table:table-cell office:value-type="float" office:value="203.41">
            <text:p>203.41</text:p>
          </table:table-cell>
          <table:table-cell office:value-type="float" office:value="208.412">
            <text:p>208.412</text:p>
          </table:table-cell>
          <table:table-cell office:value-type="float" office:value="212.988">
            <text:p>212.988</text:p>
          </table:table-cell>
          <table:table-cell office:value-type="float" office:value="211.684">
            <text:p>211.684</text:p>
          </table:table-cell>
          <table:table-cell office:value-type="float" office:value="207.98">
            <text:p>207.98</text:p>
          </table:table-cell>
          <table:table-cell office:value-type="float" office:value="204.49">
            <text:p>204.49</text:p>
          </table:table-cell>
          <table:table-cell office:value-type="float" office:value="203.776">
            <text:p>203.776</text:p>
          </table:table-cell>
          <table:table-cell office:value-type="float" office:value="207.536">
            <text:p>207.536</text:p>
          </table:table-cell>
          <table:table-cell office:value-type="float" office:value="203.256">
            <text:p>203.256</text:p>
          </table:table-cell>
          <table:table-cell office:value-type="float" office:value="199.89">
            <text:p>199.89</text:p>
          </table:table-cell>
          <table:table-cell office:value-type="float" office:value="199.39">
            <text:p>199.39</text:p>
          </table:table-cell>
          <table:table-cell office:value-type="float" office:value="197.596">
            <text:p>197.596</text:p>
          </table:table-cell>
          <table:table-cell office:value-type="float" office:value="203.49">
            <text:p>203.49</text:p>
          </table:table-cell>
          <table:table-cell office:value-type="float" office:value="202.016">
            <text:p>202.016</text:p>
          </table:table-cell>
          <table:table-cell office:value-type="float" office:value="205.268">
            <text:p>205.268</text:p>
          </table:table-cell>
          <table:table-cell office:value-type="float" office:value="203.232">
            <text:p>203.232</text:p>
          </table:table-cell>
          <table:table-cell office:value-type="float" office:value="200.1">
            <text:p>200.1</text:p>
          </table:table-cell>
          <table:table-cell office:value-type="float" office:value="206.62">
            <text:p>206.62</text:p>
          </table:table-cell>
          <table:table-cell office:value-type="float" office:value="216.866">
            <text:p>216.866</text:p>
          </table:table-cell>
          <table:table-cell office:value-type="float" office:value="216.468">
            <text:p>216.468</text:p>
          </table:table-cell>
          <table:table-cell office:value-type="float" office:value="224.412">
            <text:p>224.4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2" office:value-type="float" office:value="44">
            <text:p>44</text:p>
          </table:table-cell>
          <table:table-cell table:number-columns-repeated="4" office:value-type="float" office:value="52">
            <text:p>52</text:p>
          </table:table-cell>
          <table:table-cell table:number-columns-repeated="25" office:value-type="float" office:value="69">
            <text:p>69</text:p>
          </table:table-cell>
          <table:table-cell table:number-columns-repeated="19" office:value-type="float" office:value="72">
            <text:p>72</text:p>
          </table:table-cell>
          <table:table-cell/>
          <table:table-cell office:value-type="float" office:value="3">
            <text:p>3</text:p>
          </table:table-cell>
          <table:table-cell office:value-type="float" office:value="58.096">
            <text:p>58.096</text:p>
          </table:table-cell>
          <table:table-cell office:value-type="float" office:value="112.858">
            <text:p>112.858</text:p>
          </table:table-cell>
          <table:table-cell office:value-type="float" office:value="156.252">
            <text:p>156.252</text:p>
          </table:table-cell>
          <table:table-cell office:value-type="float" office:value="176.084">
            <text:p>176.084</text:p>
          </table:table-cell>
          <table:table-cell office:value-type="float" office:value="197.416">
            <text:p>197.416</text:p>
          </table:table-cell>
          <table:table-cell office:value-type="float" office:value="207.652">
            <text:p>207.652</text:p>
          </table:table-cell>
          <table:table-cell office:value-type="float" office:value="209.908">
            <text:p>209.908</text:p>
          </table:table-cell>
          <table:table-cell office:value-type="float" office:value="208.274">
            <text:p>208.274</text:p>
          </table:table-cell>
          <table:table-cell office:value-type="float" office:value="207.57">
            <text:p>207.57</text:p>
          </table:table-cell>
          <table:table-cell office:value-type="float" office:value="183.95">
            <text:p>183.95</text:p>
          </table:table-cell>
          <table:table-cell office:value-type="float" office:value="151.556">
            <text:p>151.556</text:p>
          </table:table-cell>
          <table:table-cell office:value-type="float" office:value="127.794">
            <text:p>127.794</text:p>
          </table:table-cell>
          <table:table-cell office:value-type="float" office:value="109.994">
            <text:p>109.994</text:p>
          </table:table-cell>
          <table:table-cell office:value-type="float" office:value="84.726">
            <text:p>84.726</text:p>
          </table:table-cell>
          <table:table-cell office:value-type="float" office:value="75.366">
            <text:p>75.366</text:p>
          </table:table-cell>
          <table:table-cell office:value-type="float" office:value="68.068">
            <text:p>68.068</text:p>
          </table:table-cell>
          <table:table-cell office:value-type="float" office:value="66.244">
            <text:p>66.244</text:p>
          </table:table-cell>
          <table:table-cell office:value-type="float" office:value="67.26">
            <text:p>67.26</text:p>
          </table:table-cell>
          <table:table-cell office:value-type="float" office:value="71.59">
            <text:p>71.59</text:p>
          </table:table-cell>
          <table:table-cell office:value-type="float" office:value="79.242">
            <text:p>79.242</text:p>
          </table:table-cell>
          <table:table-cell office:value-type="float" office:value="83.114">
            <text:p>83.114</text:p>
          </table:table-cell>
          <table:table-cell office:value-type="float" office:value="84.944">
            <text:p>84.944</text:p>
          </table:table-cell>
          <table:table-cell office:value-type="float" office:value="89.16">
            <text:p>89.16</text:p>
          </table:table-cell>
          <table:table-cell office:value-type="float" office:value="88.826">
            <text:p>88.826</text:p>
          </table:table-cell>
          <table:table-cell office:value-type="float" office:value="94.232">
            <text:p>94.232</text:p>
          </table:table-cell>
          <table:table-cell office:value-type="float" office:value="92.562">
            <text:p>92.562</text:p>
          </table:table-cell>
          <table:table-cell office:value-type="float" office:value="95.218">
            <text:p>95.218</text:p>
          </table:table-cell>
          <table:table-cell office:value-type="float" office:value="100.898">
            <text:p>100.898</text:p>
          </table:table-cell>
          <table:table-cell office:value-type="float" office:value="103.752">
            <text:p>103.752</text:p>
          </table:table-cell>
          <table:table-cell office:value-type="float" office:value="109.09">
            <text:p>109.09</text:p>
          </table:table-cell>
          <table:table-cell office:value-type="float" office:value="107.138">
            <text:p>107.138</text:p>
          </table:table-cell>
          <table:table-cell office:value-type="float" office:value="103.912">
            <text:p>103.912</text:p>
          </table:table-cell>
          <table:table-cell office:value-type="float" office:value="105.264">
            <text:p>105.264</text:p>
          </table:table-cell>
          <table:table-cell office:value-type="float" office:value="102.618">
            <text:p>102.618</text:p>
          </table:table-cell>
          <table:table-cell office:value-type="float" office:value="107.794">
            <text:p>107.794</text:p>
          </table:table-cell>
          <table:table-cell office:value-type="float" office:value="107.844">
            <text:p>107.844</text:p>
          </table:table-cell>
          <table:table-cell office:value-type="float" office:value="117.532">
            <text:p>117.532</text:p>
          </table:table-cell>
          <table:table-cell office:value-type="float" office:value="117.798">
            <text:p>117.798</text:p>
          </table:table-cell>
          <table:table-cell office:value-type="float" office:value="116.418">
            <text:p>116.418</text:p>
          </table:table-cell>
          <table:table-cell office:value-type="float" office:value="118.934">
            <text:p>118.934</text:p>
          </table:table-cell>
          <table:table-cell office:value-type="float" office:value="113.038">
            <text:p>113.038</text:p>
          </table:table-cell>
          <table:table-cell office:value-type="float" office:value="118.186">
            <text:p>118.186</text:p>
          </table:table-cell>
          <table:table-cell office:value-type="float" office:value="120.316">
            <text:p>120.316</text:p>
          </table:table-cell>
          <table:table-cell office:value-type="float" office:value="121.016">
            <text:p>121.016</text:p>
          </table:table-cell>
          <table:table-cell office:value-type="float" office:value="122.248">
            <text:p>122.248</text:p>
          </table:table-cell>
          <table:table-cell office:value-type="float" office:value="129.452">
            <text:p>129.452</text:p>
          </table:table-cell>
          <table:table-cell office:value-type="float" office:value="131.578">
            <text:p>131.578</text:p>
          </table:table-cell>
          <table:table-cell office:value-type="float" office:value="132.496">
            <text:p>132.496</text:p>
          </table:table-cell>
          <table:table-cell office:value-type="float" office:value="131.306">
            <text:p>131.306</text:p>
          </table:table-cell>
          <table:table-cell office:value-type="float" office:value="133.516">
            <text:p>133.516</text:p>
          </table:table-cell>
          <table:table-cell office:value-type="float" office:value="139.912">
            <text:p>139.91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47">
            <text:p>47</text:p>
          </table:table-cell>
          <table:table-cell table:number-columns-repeated="29" office:value-type="float" office:value="51">
            <text:p>51</text:p>
          </table:table-cell>
          <table:table-cell table:number-columns-repeated="14" office:value-type="float" office:value="63">
            <text:p>63</text:p>
          </table:table-cell>
          <table:table-cell/>
          <table:table-cell office:value-type="float" office:value="4">
            <text:p>4</text:p>
          </table:table-cell>
          <table:table-cell office:value-type="float" office:value="56.296">
            <text:p>56.296</text:p>
          </table:table-cell>
          <table:table-cell office:value-type="float" office:value="122.94">
            <text:p>122.94</text:p>
          </table:table-cell>
          <table:table-cell office:value-type="float" office:value="148.296">
            <text:p>148.296</text:p>
          </table:table-cell>
          <table:table-cell office:value-type="float" office:value="176.75">
            <text:p>176.75</text:p>
          </table:table-cell>
          <table:table-cell office:value-type="float" office:value="202.982">
            <text:p>202.982</text:p>
          </table:table-cell>
          <table:table-cell office:value-type="float" office:value="219.108">
            <text:p>219.108</text:p>
          </table:table-cell>
          <table:table-cell office:value-type="float" office:value="238.376">
            <text:p>238.376</text:p>
          </table:table-cell>
          <table:table-cell office:value-type="float" office:value="261.256">
            <text:p>261.256</text:p>
          </table:table-cell>
          <table:table-cell office:value-type="float" office:value="275.056">
            <text:p>275.056</text:p>
          </table:table-cell>
          <table:table-cell office:value-type="float" office:value="287.13">
            <text:p>287.13</text:p>
          </table:table-cell>
          <table:table-cell office:value-type="float" office:value="316.68">
            <text:p>316.68</text:p>
          </table:table-cell>
          <table:table-cell office:value-type="float" office:value="336.282">
            <text:p>336.282</text:p>
          </table:table-cell>
          <table:table-cell office:value-type="float" office:value="362.558">
            <text:p>362.558</text:p>
          </table:table-cell>
          <table:table-cell office:value-type="float" office:value="380.5">
            <text:p>380.5</text:p>
          </table:table-cell>
          <table:table-cell office:value-type="float" office:value="393.458">
            <text:p>393.458</text:p>
          </table:table-cell>
          <table:table-cell office:value-type="float" office:value="387.67">
            <text:p>387.67</text:p>
          </table:table-cell>
          <table:table-cell office:value-type="float" office:value="391.008">
            <text:p>391.008</text:p>
          </table:table-cell>
          <table:table-cell office:value-type="float" office:value="402.462">
            <text:p>402.462</text:p>
          </table:table-cell>
          <table:table-cell office:value-type="float" office:value="394.422">
            <text:p>394.422</text:p>
          </table:table-cell>
          <table:table-cell office:value-type="float" office:value="407.61">
            <text:p>407.61</text:p>
          </table:table-cell>
          <table:table-cell office:value-type="float" office:value="409.29">
            <text:p>409.29</text:p>
          </table:table-cell>
          <table:table-cell office:value-type="float" office:value="402.55">
            <text:p>402.55</text:p>
          </table:table-cell>
          <table:table-cell office:value-type="float" office:value="408.49">
            <text:p>408.49</text:p>
          </table:table-cell>
          <table:table-cell office:value-type="float" office:value="403.192">
            <text:p>403.192</text:p>
          </table:table-cell>
          <table:table-cell office:value-type="float" office:value="403.338">
            <text:p>403.338</text:p>
          </table:table-cell>
          <table:table-cell office:value-type="float" office:value="409.38">
            <text:p>409.38</text:p>
          </table:table-cell>
          <table:table-cell office:value-type="float" office:value="408.458">
            <text:p>408.458</text:p>
          </table:table-cell>
          <table:table-cell office:value-type="float" office:value="399.488">
            <text:p>399.488</text:p>
          </table:table-cell>
          <table:table-cell office:value-type="float" office:value="391.426">
            <text:p>391.426</text:p>
          </table:table-cell>
          <table:table-cell office:value-type="float" office:value="394.276">
            <text:p>394.276</text:p>
          </table:table-cell>
          <table:table-cell office:value-type="float" office:value="396.28">
            <text:p>396.28</text:p>
          </table:table-cell>
          <table:table-cell office:value-type="float" office:value="397.528">
            <text:p>397.528</text:p>
          </table:table-cell>
          <table:table-cell office:value-type="float" office:value="406.68">
            <text:p>406.68</text:p>
          </table:table-cell>
          <table:table-cell office:value-type="float" office:value="415.524">
            <text:p>415.524</text:p>
          </table:table-cell>
          <table:table-cell office:value-type="float" office:value="421.702">
            <text:p>421.702</text:p>
          </table:table-cell>
          <table:table-cell office:value-type="float" office:value="422.696">
            <text:p>422.696</text:p>
          </table:table-cell>
          <table:table-cell office:value-type="float" office:value="420.864">
            <text:p>420.864</text:p>
          </table:table-cell>
          <table:table-cell office:value-type="float" office:value="421.312">
            <text:p>421.312</text:p>
          </table:table-cell>
          <table:table-cell office:value-type="float" office:value="423.35">
            <text:p>423.35</text:p>
          </table:table-cell>
          <table:table-cell office:value-type="float" office:value="415.116">
            <text:p>415.116</text:p>
          </table:table-cell>
          <table:table-cell office:value-type="float" office:value="409.232">
            <text:p>409.232</text:p>
          </table:table-cell>
          <table:table-cell office:value-type="float" office:value="414.264">
            <text:p>414.264</text:p>
          </table:table-cell>
          <table:table-cell office:value-type="float" office:value="414.3">
            <text:p>414.3</text:p>
          </table:table-cell>
          <table:table-cell office:value-type="float" office:value="424.5">
            <text:p>424.5</text:p>
          </table:table-cell>
          <table:table-cell office:value-type="float" office:value="429.134">
            <text:p>429.134</text:p>
          </table:table-cell>
          <table:table-cell office:value-type="float" office:value="436.732">
            <text:p>436.732</text:p>
          </table:table-cell>
          <table:table-cell office:value-type="float" office:value="422.798">
            <text:p>422.798</text:p>
          </table:table-cell>
          <table:table-cell office:value-type="float" office:value="427.21">
            <text:p>427.21</text:p>
          </table:table-cell>
          <table:table-cell office:value-type="float" office:value="425.38">
            <text:p>425.38</text:p>
          </table:table-cell>
          <table:table-cell office:value-type="float" office:value="412.962">
            <text:p>412.962</text:p>
          </table:table-cell>
          <table:table-cell office:value-type="float" office:value="417.05">
            <text:p>417.0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3"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table:number-columns-repeated="7" office:value-type="float" office:value="43">
            <text:p>43</text:p>
          </table:table-cell>
          <table:table-cell table:number-columns-repeated="4"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 office:value-type="float" office:value="55">
            <text:p>55</text:p>
          </table:table-cell>
          <table:table-cell table:number-columns-repeated="12" office:value-type="float" office:value="56">
            <text:p>56</text:p>
          </table:table-cell>
          <table:table-cell table:number-columns-repeated="11" office:value-type="float" office:value="57">
            <text:p>57</text:p>
          </table:table-cell>
          <table:table-cell table:number-columns-repeated="6" office:value-type="float" office:value="59">
            <text:p>59</text:p>
          </table:table-cell>
          <table:table-cell/>
          <table:table-cell office:value-type="float" office:value="5">
            <text:p>5</text:p>
          </table:table-cell>
          <table:table-cell office:value-type="float" office:value="59.584">
            <text:p>59.584</text:p>
          </table:table-cell>
          <table:table-cell office:value-type="float" office:value="114.502">
            <text:p>114.502</text:p>
          </table:table-cell>
          <table:table-cell office:value-type="float" office:value="154.516">
            <text:p>154.516</text:p>
          </table:table-cell>
          <table:table-cell office:value-type="float" office:value="177.66">
            <text:p>177.66</text:p>
          </table:table-cell>
          <table:table-cell office:value-type="float" office:value="195.594">
            <text:p>195.594</text:p>
          </table:table-cell>
          <table:table-cell office:value-type="float" office:value="207.306">
            <text:p>207.306</text:p>
          </table:table-cell>
          <table:table-cell office:value-type="float" office:value="216.534">
            <text:p>216.534</text:p>
          </table:table-cell>
          <table:table-cell office:value-type="float" office:value="221.738">
            <text:p>221.738</text:p>
          </table:table-cell>
          <table:table-cell office:value-type="float" office:value="225.18">
            <text:p>225.18</text:p>
          </table:table-cell>
          <table:table-cell office:value-type="float" office:value="225.964">
            <text:p>225.964</text:p>
          </table:table-cell>
          <table:table-cell office:value-type="float" office:value="231.5">
            <text:p>231.5</text:p>
          </table:table-cell>
          <table:table-cell office:value-type="float" office:value="243.338">
            <text:p>243.338</text:p>
          </table:table-cell>
          <table:table-cell office:value-type="float" office:value="251.628">
            <text:p>251.628</text:p>
          </table:table-cell>
          <table:table-cell office:value-type="float" office:value="263.702">
            <text:p>263.702</text:p>
          </table:table-cell>
          <table:table-cell office:value-type="float" office:value="273.74">
            <text:p>273.74</text:p>
          </table:table-cell>
          <table:table-cell office:value-type="float" office:value="285.03">
            <text:p>285.03</text:p>
          </table:table-cell>
          <table:table-cell office:value-type="float" office:value="288.956">
            <text:p>288.956</text:p>
          </table:table-cell>
          <table:table-cell office:value-type="float" office:value="299.984">
            <text:p>299.984</text:p>
          </table:table-cell>
          <table:table-cell office:value-type="float" office:value="306.872">
            <text:p>306.872</text:p>
          </table:table-cell>
          <table:table-cell office:value-type="float" office:value="313.606">
            <text:p>313.606</text:p>
          </table:table-cell>
          <table:table-cell office:value-type="float" office:value="317.47">
            <text:p>317.47</text:p>
          </table:table-cell>
          <table:table-cell office:value-type="float" office:value="305.298">
            <text:p>305.298</text:p>
          </table:table-cell>
          <table:table-cell office:value-type="float" office:value="308.07">
            <text:p>308.07</text:p>
          </table:table-cell>
          <table:table-cell office:value-type="float" office:value="301.684">
            <text:p>301.684</text:p>
          </table:table-cell>
          <table:table-cell office:value-type="float" office:value="303.93">
            <text:p>303.93</text:p>
          </table:table-cell>
          <table:table-cell office:value-type="float" office:value="296.176">
            <text:p>296.176</text:p>
          </table:table-cell>
          <table:table-cell office:value-type="float" office:value="296.288">
            <text:p>296.288</text:p>
          </table:table-cell>
          <table:table-cell office:value-type="float" office:value="302.37">
            <text:p>302.37</text:p>
          </table:table-cell>
          <table:table-cell office:value-type="float" office:value="308.424">
            <text:p>308.424</text:p>
          </table:table-cell>
          <table:table-cell office:value-type="float" office:value="313.316">
            <text:p>313.316</text:p>
          </table:table-cell>
          <table:table-cell office:value-type="float" office:value="307.136">
            <text:p>307.136</text:p>
          </table:table-cell>
          <table:table-cell office:value-type="float" office:value="314">
            <text:p>314</text:p>
          </table:table-cell>
          <table:table-cell office:value-type="float" office:value="316.124">
            <text:p>316.124</text:p>
          </table:table-cell>
          <table:table-cell office:value-type="float" office:value="310.984">
            <text:p>310.984</text:p>
          </table:table-cell>
          <table:table-cell office:value-type="float" office:value="319.8">
            <text:p>319.8</text:p>
          </table:table-cell>
          <table:table-cell office:value-type="float" office:value="323.588">
            <text:p>323.588</text:p>
          </table:table-cell>
          <table:table-cell office:value-type="float" office:value="329.22">
            <text:p>329.22</text:p>
          </table:table-cell>
          <table:table-cell office:value-type="float" office:value="332.458">
            <text:p>332.458</text:p>
          </table:table-cell>
          <table:table-cell office:value-type="float" office:value="341.826">
            <text:p>341.826</text:p>
          </table:table-cell>
          <table:table-cell office:value-type="float" office:value="349.74">
            <text:p>349.74</text:p>
          </table:table-cell>
          <table:table-cell office:value-type="float" office:value="353.232">
            <text:p>353.232</text:p>
          </table:table-cell>
          <table:table-cell office:value-type="float" office:value="362.52">
            <text:p>362.52</text:p>
          </table:table-cell>
          <table:table-cell office:value-type="float" office:value="363.834">
            <text:p>363.834</text:p>
          </table:table-cell>
          <table:table-cell office:value-type="float" office:value="365.538">
            <text:p>365.538</text:p>
          </table:table-cell>
          <table:table-cell office:value-type="float" office:value="359.806">
            <text:p>359.806</text:p>
          </table:table-cell>
          <table:table-cell office:value-type="float" office:value="365.726">
            <text:p>365.726</text:p>
          </table:table-cell>
          <table:table-cell office:value-type="float" office:value="369.476">
            <text:p>369.476</text:p>
          </table:table-cell>
          <table:table-cell office:value-type="float" office:value="361.414">
            <text:p>361.414</text:p>
          </table:table-cell>
          <table:table-cell office:value-type="float" office:value="357.51">
            <text:p>357.51</text:p>
          </table:table-cell>
          <table:table-cell office:value-type="float" office:value="365.51">
            <text:p>365.51</text:p>
          </table:table-cell>
          <table:table-cell office:value-type="float" office:value="365.284">
            <text:p>365.2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6" office:value-type="float" office:value="44">
            <text:p>44</text:p>
          </table:table-cell>
          <table:table-cell table:number-columns-repeated="2" office:value-type="float" office:value="45">
            <text:p>45</text:p>
          </table:table-cell>
          <table:table-cell table:number-columns-repeated="3" office:value-type="float" office:value="53">
            <text:p>53</text:p>
          </table:table-cell>
          <table:table-cell table:number-columns-repeated="2" office:value-type="float" office:value="73">
            <text:p>73</text:p>
          </table:table-cell>
          <table:table-cell table:number-columns-repeated="7" office:value-type="float" office:value="85">
            <text:p>85</text:p>
          </table:table-cell>
          <table:table-cell table:number-columns-repeated="4" office:value-type="float" office:value="86">
            <text:p>86</text:p>
          </table:table-cell>
          <table:table-cell table:number-columns-repeated="26" office:value-type="float" office:value="89">
            <text:p>89</text:p>
          </table:table-cell>
          <table:table-cell/>
          <table:table-cell office:value-type="float" office:value="6">
            <text:p>6</text:p>
          </table:table-cell>
          <table:table-cell office:value-type="float" office:value="64.888">
            <text:p>64.888</text:p>
          </table:table-cell>
          <table:table-cell office:value-type="float" office:value="143.63">
            <text:p>143.63</text:p>
          </table:table-cell>
          <table:table-cell office:value-type="float" office:value="183.736">
            <text:p>183.736</text:p>
          </table:table-cell>
          <table:table-cell office:value-type="float" office:value="203.408">
            <text:p>203.408</text:p>
          </table:table-cell>
          <table:table-cell office:value-type="float" office:value="223.648">
            <text:p>223.648</text:p>
          </table:table-cell>
          <table:table-cell office:value-type="float" office:value="222.608">
            <text:p>222.608</text:p>
          </table:table-cell>
          <table:table-cell office:value-type="float" office:value="212.868">
            <text:p>212.868</text:p>
          </table:table-cell>
          <table:table-cell office:value-type="float" office:value="210.094">
            <text:p>210.094</text:p>
          </table:table-cell>
          <table:table-cell office:value-type="float" office:value="199.298">
            <text:p>199.298</text:p>
          </table:table-cell>
          <table:table-cell office:value-type="float" office:value="196.982">
            <text:p>196.982</text:p>
          </table:table-cell>
          <table:table-cell office:value-type="float" office:value="196.024">
            <text:p>196.024</text:p>
          </table:table-cell>
          <table:table-cell office:value-type="float" office:value="188.88">
            <text:p>188.88</text:p>
          </table:table-cell>
          <table:table-cell office:value-type="float" office:value="173.664">
            <text:p>173.664</text:p>
          </table:table-cell>
          <table:table-cell office:value-type="float" office:value="168.018">
            <text:p>168.018</text:p>
          </table:table-cell>
          <table:table-cell office:value-type="float" office:value="155.236">
            <text:p>155.236</text:p>
          </table:table-cell>
          <table:table-cell office:value-type="float" office:value="149.678">
            <text:p>149.678</text:p>
          </table:table-cell>
          <table:table-cell office:value-type="float" office:value="143.824">
            <text:p>143.824</text:p>
          </table:table-cell>
          <table:table-cell office:value-type="float" office:value="145.142">
            <text:p>145.142</text:p>
          </table:table-cell>
          <table:table-cell office:value-type="float" office:value="146.902">
            <text:p>146.902</text:p>
          </table:table-cell>
          <table:table-cell office:value-type="float" office:value="152.356">
            <text:p>152.356</text:p>
          </table:table-cell>
          <table:table-cell office:value-type="float" office:value="155.636">
            <text:p>155.636</text:p>
          </table:table-cell>
          <table:table-cell office:value-type="float" office:value="164.028">
            <text:p>164.028</text:p>
          </table:table-cell>
          <table:table-cell office:value-type="float" office:value="174.954">
            <text:p>174.954</text:p>
          </table:table-cell>
          <table:table-cell office:value-type="float" office:value="184.93">
            <text:p>184.93</text:p>
          </table:table-cell>
          <table:table-cell office:value-type="float" office:value="197.83">
            <text:p>197.83</text:p>
          </table:table-cell>
          <table:table-cell office:value-type="float" office:value="201.052">
            <text:p>201.052</text:p>
          </table:table-cell>
          <table:table-cell table:number-columns-repeated="25"/>
        </table:table-row>
        <table:table-row table:style-name="ro1">
          <table:table-cell office:value-type="float" office:value="7">
            <text:p>7</text:p>
          </table:table-cell>
          <table:table-cell table:number-columns-repeated="5" office:value-type="float" office:value="42">
            <text:p>42</text:p>
          </table:table-cell>
          <table:table-cell table:number-columns-repeated="4" office:value-type="float" office:value="47">
            <text:p>47</text:p>
          </table:table-cell>
          <table:table-cell table:number-columns-repeated="15" office:value-type="float" office:value="56">
            <text:p>56</text:p>
          </table:table-cell>
          <table:table-cell table:number-columns-repeated="27" office:value-type="float" office:value="57">
            <text:p>57</text:p>
          </table:table-cell>
          <table:table-cell/>
          <table:table-cell office:value-type="float" office:value="7">
            <text:p>7</text:p>
          </table:table-cell>
          <table:table-cell office:value-type="float" office:value="50.512">
            <text:p>50.512</text:p>
          </table:table-cell>
          <table:table-cell office:value-type="float" office:value="93.466">
            <text:p>93.466</text:p>
          </table:table-cell>
          <table:table-cell office:value-type="float" office:value="112.378">
            <text:p>112.378</text:p>
          </table:table-cell>
          <table:table-cell office:value-type="float" office:value="126.474">
            <text:p>126.474</text:p>
          </table:table-cell>
          <table:table-cell office:value-type="float" office:value="144.372">
            <text:p>144.372</text:p>
          </table:table-cell>
          <table:table-cell office:value-type="float" office:value="160.7">
            <text:p>160.7</text:p>
          </table:table-cell>
          <table:table-cell office:value-type="float" office:value="165.58">
            <text:p>165.58</text:p>
          </table:table-cell>
          <table:table-cell office:value-type="float" office:value="164.65">
            <text:p>164.65</text:p>
          </table:table-cell>
          <table:table-cell office:value-type="float" office:value="170.878">
            <text:p>170.878</text:p>
          </table:table-cell>
          <table:table-cell office:value-type="float" office:value="181.84">
            <text:p>181.84</text:p>
          </table:table-cell>
          <table:table-cell office:value-type="float" office:value="183.372">
            <text:p>183.372</text:p>
          </table:table-cell>
          <table:table-cell office:value-type="float" office:value="175.918">
            <text:p>175.918</text:p>
          </table:table-cell>
          <table:table-cell office:value-type="float" office:value="170.524">
            <text:p>170.524</text:p>
          </table:table-cell>
          <table:table-cell office:value-type="float" office:value="163.714">
            <text:p>163.714</text:p>
          </table:table-cell>
          <table:table-cell office:value-type="float" office:value="169.82">
            <text:p>169.82</text:p>
          </table:table-cell>
          <table:table-cell office:value-type="float" office:value="167.556">
            <text:p>167.556</text:p>
          </table:table-cell>
          <table:table-cell office:value-type="float" office:value="161.818">
            <text:p>161.818</text:p>
          </table:table-cell>
          <table:table-cell office:value-type="float" office:value="162.284">
            <text:p>162.284</text:p>
          </table:table-cell>
          <table:table-cell office:value-type="float" office:value="163.534">
            <text:p>163.534</text:p>
          </table:table-cell>
          <table:table-cell office:value-type="float" office:value="160.66">
            <text:p>160.66</text:p>
          </table:table-cell>
          <table:table-cell office:value-type="float" office:value="162.726">
            <text:p>162.726</text:p>
          </table:table-cell>
          <table:table-cell office:value-type="float" office:value="156.942">
            <text:p>156.942</text:p>
          </table:table-cell>
          <table:table-cell office:value-type="float" office:value="157.308">
            <text:p>157.308</text:p>
          </table:table-cell>
          <table:table-cell office:value-type="float" office:value="156.416">
            <text:p>156.416</text:p>
          </table:table-cell>
          <table:table-cell office:value-type="float" office:value="154.544">
            <text:p>154.544</text:p>
          </table:table-cell>
          <table:table-cell office:value-type="float" office:value="160.766">
            <text:p>160.766</text:p>
          </table:table-cell>
          <table:table-cell office:value-type="float" office:value="167.13">
            <text:p>167.13</text:p>
          </table:table-cell>
          <table:table-cell office:value-type="float" office:value="175">
            <text:p>175</text:p>
          </table:table-cell>
          <table:table-cell office:value-type="float" office:value="182.36">
            <text:p>182.36</text:p>
          </table:table-cell>
          <table:table-cell office:value-type="float" office:value="181.628">
            <text:p>181.628</text:p>
          </table:table-cell>
          <table:table-cell office:value-type="float" office:value="183.898">
            <text:p>183.898</text:p>
          </table:table-cell>
          <table:table-cell office:value-type="float" office:value="189.71">
            <text:p>189.71</text:p>
          </table:table-cell>
          <table:table-cell office:value-type="float" office:value="196.216">
            <text:p>196.216</text:p>
          </table:table-cell>
          <table:table-cell office:value-type="float" office:value="207.154">
            <text:p>207.154</text:p>
          </table:table-cell>
          <table:table-cell office:value-type="float" office:value="209.17">
            <text:p>209.17</text:p>
          </table:table-cell>
          <table:table-cell office:value-type="float" office:value="222">
            <text:p>222</text:p>
          </table:table-cell>
          <table:table-cell office:value-type="float" office:value="227.354">
            <text:p>227.354</text:p>
          </table:table-cell>
          <table:table-cell office:value-type="float" office:value="231.328">
            <text:p>231.328</text:p>
          </table:table-cell>
          <table:table-cell office:value-type="float" office:value="240.704">
            <text:p>240.704</text:p>
          </table:table-cell>
          <table:table-cell office:value-type="float" office:value="247.512">
            <text:p>247.512</text:p>
          </table:table-cell>
          <table:table-cell office:value-type="float" office:value="247.236">
            <text:p>247.236</text:p>
          </table:table-cell>
          <table:table-cell office:value-type="float" office:value="249.454">
            <text:p>249.454</text:p>
          </table:table-cell>
          <table:table-cell office:value-type="float" office:value="259.79">
            <text:p>259.79</text:p>
          </table:table-cell>
          <table:table-cell office:value-type="float" office:value="257.266">
            <text:p>257.266</text:p>
          </table:table-cell>
          <table:table-cell office:value-type="float" office:value="267.962">
            <text:p>267.962</text:p>
          </table:table-cell>
          <table:table-cell office:value-type="float" office:value="280.33">
            <text:p>280.33</text:p>
          </table:table-cell>
          <table:table-cell office:value-type="float" office:value="272.36">
            <text:p>272.36</text:p>
          </table:table-cell>
          <table:table-cell office:value-type="float" office:value="277.178">
            <text:p>277.178</text:p>
          </table:table-cell>
          <table:table-cell office:value-type="float" office:value="276.6">
            <text:p>276.6</text:p>
          </table:table-cell>
          <table:table-cell office:value-type="float" office:value="286.602">
            <text:p>286.602</text:p>
          </table:table-cell>
          <table:table-cell office:value-type="float" office:value="282.128">
            <text:p>282.12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45">
            <text:p>45</text:p>
          </table:table-cell>
          <table:table-cell office:value-type="float" office:value="47">
            <text:p>47</text:p>
          </table:table-cell>
          <table:table-cell table:number-columns-repeated="5" office:value-type="float" office:value="49">
            <text:p>49</text:p>
          </table:table-cell>
          <table:table-cell table:number-columns-repeated="24" office:value-type="float" office:value="59">
            <text:p>59</text:p>
          </table:table-cell>
          <table:table-cell table:number-columns-repeated="18" office:value-type="float" office:value="65">
            <text:p>65</text:p>
          </table:table-cell>
          <table:table-cell/>
          <table:table-cell office:value-type="float" office:value="8">
            <text:p>8</text:p>
          </table:table-cell>
          <table:table-cell office:value-type="float" office:value="59.752">
            <text:p>59.752</text:p>
          </table:table-cell>
          <table:table-cell office:value-type="float" office:value="124.746">
            <text:p>124.746</text:p>
          </table:table-cell>
          <table:table-cell office:value-type="float" office:value="156.71">
            <text:p>156.71</text:p>
          </table:table-cell>
          <table:table-cell office:value-type="float" office:value="180.28">
            <text:p>180.28</text:p>
          </table:table-cell>
          <table:table-cell office:value-type="float" office:value="203.446">
            <text:p>203.446</text:p>
          </table:table-cell>
          <table:table-cell office:value-type="float" office:value="224.656">
            <text:p>224.656</text:p>
          </table:table-cell>
          <table:table-cell office:value-type="float" office:value="253.9">
            <text:p>253.9</text:p>
          </table:table-cell>
          <table:table-cell office:value-type="float" office:value="256.984">
            <text:p>256.984</text:p>
          </table:table-cell>
          <table:table-cell office:value-type="float" office:value="253.868">
            <text:p>253.868</text:p>
          </table:table-cell>
          <table:table-cell office:value-type="float" office:value="258.296">
            <text:p>258.296</text:p>
          </table:table-cell>
          <table:table-cell office:value-type="float" office:value="262.854">
            <text:p>262.854</text:p>
          </table:table-cell>
          <table:table-cell office:value-type="float" office:value="265.014">
            <text:p>265.014</text:p>
          </table:table-cell>
          <table:table-cell office:value-type="float" office:value="257.56">
            <text:p>257.56</text:p>
          </table:table-cell>
          <table:table-cell office:value-type="float" office:value="233.016">
            <text:p>233.016</text:p>
          </table:table-cell>
          <table:table-cell office:value-type="float" office:value="217.822">
            <text:p>217.822</text:p>
          </table:table-cell>
          <table:table-cell office:value-type="float" office:value="201.602">
            <text:p>201.602</text:p>
          </table:table-cell>
          <table:table-cell office:value-type="float" office:value="179.496">
            <text:p>179.496</text:p>
          </table:table-cell>
          <table:table-cell office:value-type="float" office:value="162.144">
            <text:p>162.144</text:p>
          </table:table-cell>
          <table:table-cell office:value-type="float" office:value="153.772">
            <text:p>153.772</text:p>
          </table:table-cell>
          <table:table-cell office:value-type="float" office:value="146.738">
            <text:p>146.738</text:p>
          </table:table-cell>
          <table:table-cell office:value-type="float" office:value="151.504">
            <text:p>151.504</text:p>
          </table:table-cell>
          <table:table-cell office:value-type="float" office:value="160.406">
            <text:p>160.406</text:p>
          </table:table-cell>
          <table:table-cell office:value-type="float" office:value="174.206">
            <text:p>174.206</text:p>
          </table:table-cell>
          <table:table-cell office:value-type="float" office:value="191.96">
            <text:p>191.96</text:p>
          </table:table-cell>
          <table:table-cell office:value-type="float" office:value="194.112">
            <text:p>194.112</text:p>
          </table:table-cell>
          <table:table-cell office:value-type="float" office:value="203.886">
            <text:p>203.886</text:p>
          </table:table-cell>
          <table:table-cell office:value-type="float" office:value="210.22">
            <text:p>210.22</text:p>
          </table:table-cell>
          <table:table-cell office:value-type="float" office:value="219.518">
            <text:p>219.518</text:p>
          </table:table-cell>
          <table:table-cell office:value-type="float" office:value="227.152">
            <text:p>227.152</text:p>
          </table:table-cell>
          <table:table-cell office:value-type="float" office:value="240.708">
            <text:p>240.708</text:p>
          </table:table-cell>
          <table:table-cell office:value-type="float" office:value="249.556">
            <text:p>249.556</text:p>
          </table:table-cell>
          <table:table-cell office:value-type="float" office:value="254.9">
            <text:p>254.9</text:p>
          </table:table-cell>
          <table:table-cell office:value-type="float" office:value="260.068">
            <text:p>260.068</text:p>
          </table:table-cell>
          <table:table-cell office:value-type="float" office:value="275.264">
            <text:p>275.264</text:p>
          </table:table-cell>
          <table:table-cell office:value-type="float" office:value="276.99">
            <text:p>276.99</text:p>
          </table:table-cell>
          <table:table-cell office:value-type="float" office:value="271.792">
            <text:p>271.792</text:p>
          </table:table-cell>
          <table:table-cell office:value-type="float" office:value="272.738">
            <text:p>272.738</text:p>
          </table:table-cell>
          <table:table-cell office:value-type="float" office:value="276.858">
            <text:p>276.858</text:p>
          </table:table-cell>
          <table:table-cell office:value-type="float" office:value="275.286">
            <text:p>275.286</text:p>
          </table:table-cell>
          <table:table-cell office:value-type="float" office:value="284.072">
            <text:p>284.072</text:p>
          </table:table-cell>
          <table:table-cell office:value-type="float" office:value="285.554">
            <text:p>285.554</text:p>
          </table:table-cell>
          <table:table-cell office:value-type="float" office:value="287.15">
            <text:p>287.15</text:p>
          </table:table-cell>
          <table:table-cell office:value-type="float" office:value="293.098">
            <text:p>293.098</text:p>
          </table:table-cell>
          <table:table-cell office:value-type="float" office:value="294.422">
            <text:p>294.422</text:p>
          </table:table-cell>
          <table:table-cell office:value-type="float" office:value="285.618">
            <text:p>285.618</text:p>
          </table:table-cell>
          <table:table-cell office:value-type="float" office:value="289.658">
            <text:p>289.658</text:p>
          </table:table-cell>
          <table:table-cell office:value-type="float" office:value="294.538">
            <text:p>294.538</text:p>
          </table:table-cell>
          <table:table-cell office:value-type="float" office:value="286.966">
            <text:p>286.966</text:p>
          </table:table-cell>
          <table:table-cell office:value-type="float" office:value="290.544">
            <text:p>290.544</text:p>
          </table:table-cell>
          <table:table-cell office:value-type="float" office:value="299.074">
            <text:p>299.074</text:p>
          </table:table-cell>
          <table:table-cell office:value-type="float" office:value="297.418">
            <text:p>297.41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46">
            <text:p>46</text:p>
          </table:table-cell>
          <table:table-cell table:number-columns-repeated="21" office:value-type="float" office:value="62">
            <text:p>62</text:p>
          </table:table-cell>
          <table:table-cell table:number-columns-repeated="27" office:value-type="float" office:value="69">
            <text:p>69</text:p>
          </table:table-cell>
          <table:table-cell/>
          <table:table-cell office:value-type="float" office:value="9">
            <text:p>9</text:p>
          </table:table-cell>
          <table:table-cell office:value-type="float" office:value="57.714">
            <text:p>57.714</text:p>
          </table:table-cell>
          <table:table-cell office:value-type="float" office:value="118.966">
            <text:p>118.966</text:p>
          </table:table-cell>
          <table:table-cell office:value-type="float" office:value="157.676">
            <text:p>157.676</text:p>
          </table:table-cell>
          <table:table-cell office:value-type="float" office:value="169.824">
            <text:p>169.824</text:p>
          </table:table-cell>
          <table:table-cell office:value-type="float" office:value="177.718">
            <text:p>177.718</text:p>
          </table:table-cell>
          <table:table-cell office:value-type="float" office:value="214.806">
            <text:p>214.806</text:p>
          </table:table-cell>
          <table:table-cell office:value-type="float" office:value="213.814">
            <text:p>213.814</text:p>
          </table:table-cell>
          <table:table-cell office:value-type="float" office:value="213.516">
            <text:p>213.516</text:p>
          </table:table-cell>
          <table:table-cell office:value-type="float" office:value="199.312">
            <text:p>199.312</text:p>
          </table:table-cell>
          <table:table-cell office:value-type="float" office:value="183.428">
            <text:p>183.428</text:p>
          </table:table-cell>
          <table:table-cell office:value-type="float" office:value="183.438">
            <text:p>183.438</text:p>
          </table:table-cell>
          <table:table-cell office:value-type="float" office:value="166.274">
            <text:p>166.274</text:p>
          </table:table-cell>
          <table:table-cell office:value-type="float" office:value="144.85">
            <text:p>144.85</text:p>
          </table:table-cell>
          <table:table-cell office:value-type="float" office:value="136.662">
            <text:p>136.662</text:p>
          </table:table-cell>
          <table:table-cell office:value-type="float" office:value="130.74">
            <text:p>130.74</text:p>
          </table:table-cell>
          <table:table-cell office:value-type="float" office:value="122.5">
            <text:p>122.5</text:p>
          </table:table-cell>
          <table:table-cell office:value-type="float" office:value="124.046">
            <text:p>124.046</text:p>
          </table:table-cell>
          <table:table-cell office:value-type="float" office:value="128.952">
            <text:p>128.952</text:p>
          </table:table-cell>
          <table:table-cell office:value-type="float" office:value="140.122">
            <text:p>140.122</text:p>
          </table:table-cell>
          <table:table-cell office:value-type="float" office:value="144.158">
            <text:p>144.158</text:p>
          </table:table-cell>
          <table:table-cell office:value-type="float" office:value="149.238">
            <text:p>149.238</text:p>
          </table:table-cell>
          <table:table-cell office:value-type="float" office:value="144.34">
            <text:p>144.34</text:p>
          </table:table-cell>
          <table:table-cell office:value-type="float" office:value="153.166">
            <text:p>153.166</text:p>
          </table:table-cell>
          <table:table-cell office:value-type="float" office:value="150.134">
            <text:p>150.134</text:p>
          </table:table-cell>
          <table:table-cell office:value-type="float" office:value="153.808">
            <text:p>153.808</text:p>
          </table:table-cell>
          <table:table-cell office:value-type="float" office:value="153.464">
            <text:p>153.464</text:p>
          </table:table-cell>
          <table:table-cell office:value-type="float" office:value="156.578">
            <text:p>156.578</text:p>
          </table:table-cell>
          <table:table-cell office:value-type="float" office:value="160.906">
            <text:p>160.906</text:p>
          </table:table-cell>
          <table:table-cell office:value-type="float" office:value="170.706">
            <text:p>170.706</text:p>
          </table:table-cell>
          <table:table-cell office:value-type="float" office:value="170.704">
            <text:p>170.704</text:p>
          </table:table-cell>
          <table:table-cell office:value-type="float" office:value="168.5">
            <text:p>168.5</text:p>
          </table:table-cell>
          <table:table-cell office:value-type="float" office:value="165.16">
            <text:p>165.16</text:p>
          </table:table-cell>
          <table:table-cell office:value-type="float" office:value="165.74">
            <text:p>165.74</text:p>
          </table:table-cell>
          <table:table-cell office:value-type="float" office:value="173.668">
            <text:p>173.668</text:p>
          </table:table-cell>
          <table:table-cell office:value-type="float" office:value="171.98">
            <text:p>171.98</text:p>
          </table:table-cell>
          <table:table-cell office:value-type="float" office:value="164.68">
            <text:p>164.68</text:p>
          </table:table-cell>
          <table:table-cell office:value-type="float" office:value="172.304">
            <text:p>172.304</text:p>
          </table:table-cell>
          <table:table-cell office:value-type="float" office:value="173.376">
            <text:p>173.376</text:p>
          </table:table-cell>
          <table:table-cell office:value-type="float" office:value="169.356">
            <text:p>169.356</text:p>
          </table:table-cell>
          <table:table-cell office:value-type="float" office:value="169.668">
            <text:p>169.668</text:p>
          </table:table-cell>
          <table:table-cell office:value-type="float" office:value="165.498">
            <text:p>165.498</text:p>
          </table:table-cell>
          <table:table-cell office:value-type="float" office:value="174.626">
            <text:p>174.626</text:p>
          </table:table-cell>
          <table:table-cell office:value-type="float" office:value="180.198">
            <text:p>180.198</text:p>
          </table:table-cell>
          <table:table-cell office:value-type="float" office:value="182.46">
            <text:p>182.46</text:p>
          </table:table-cell>
          <table:table-cell office:value-type="float" office:value="193.83">
            <text:p>193.83</text:p>
          </table:table-cell>
          <table:table-cell office:value-type="float" office:value="193.34">
            <text:p>193.34</text:p>
          </table:table-cell>
          <table:table-cell office:value-type="float" office:value="193.288">
            <text:p>193.288</text:p>
          </table:table-cell>
          <table:table-cell office:value-type="float" office:value="199.608">
            <text:p>199.608</text:p>
          </table:table-cell>
          <table:table-cell office:value-type="float" office:value="201.262">
            <text:p>201.262</text:p>
          </table:table-cell>
          <table:table-cell office:value-type="float" office:value="203.878">
            <text:p>203.878</text:p>
          </table:table-cell>
          <table:table-cell office:value-type="float" office:value="205.162">
            <text:p>205.1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42">
            <text:p>42</text:p>
          </table:table-cell>
          <table:table-cell table:number-columns-repeated="12" office:value-type="float" office:value="54">
            <text:p>54</text:p>
          </table:table-cell>
          <table:table-cell table:number-columns-repeated="36" office:value-type="float" office:value="63">
            <text:p>63</text:p>
          </table:table-cell>
          <table:table-cell/>
          <table:table-cell office:value-type="float" office:value="10">
            <text:p>10</text:p>
          </table:table-cell>
          <table:table-cell office:value-type="float" office:value="62.252">
            <text:p>62.252</text:p>
          </table:table-cell>
          <table:table-cell office:value-type="float" office:value="120.646">
            <text:p>120.646</text:p>
          </table:table-cell>
          <table:table-cell office:value-type="float" office:value="158.544">
            <text:p>158.544</text:p>
          </table:table-cell>
          <table:table-cell office:value-type="float" office:value="189.446">
            <text:p>189.446</text:p>
          </table:table-cell>
          <table:table-cell office:value-type="float" office:value="208.752">
            <text:p>208.752</text:p>
          </table:table-cell>
          <table:table-cell office:value-type="float" office:value="234.946">
            <text:p>234.946</text:p>
          </table:table-cell>
          <table:table-cell office:value-type="float" office:value="257.888">
            <text:p>257.888</text:p>
          </table:table-cell>
          <table:table-cell office:value-type="float" office:value="280.506">
            <text:p>280.506</text:p>
          </table:table-cell>
          <table:table-cell office:value-type="float" office:value="299.914">
            <text:p>299.914</text:p>
          </table:table-cell>
          <table:table-cell office:value-type="float" office:value="333.348">
            <text:p>333.348</text:p>
          </table:table-cell>
          <table:table-cell office:value-type="float" office:value="351.462">
            <text:p>351.462</text:p>
          </table:table-cell>
          <table:table-cell office:value-type="float" office:value="385.562">
            <text:p>385.562</text:p>
          </table:table-cell>
          <table:table-cell office:value-type="float" office:value="387.036">
            <text:p>387.036</text:p>
          </table:table-cell>
          <table:table-cell office:value-type="float" office:value="412.546">
            <text:p>412.546</text:p>
          </table:table-cell>
          <table:table-cell office:value-type="float" office:value="431.026">
            <text:p>431.026</text:p>
          </table:table-cell>
          <table:table-cell office:value-type="float" office:value="454.976">
            <text:p>454.976</text:p>
          </table:table-cell>
          <table:table-cell office:value-type="float" office:value="470.092">
            <text:p>470.092</text:p>
          </table:table-cell>
          <table:table-cell office:value-type="float" office:value="491.696">
            <text:p>491.696</text:p>
          </table:table-cell>
          <table:table-cell office:value-type="float" office:value="515.458">
            <text:p>515.458</text:p>
          </table:table-cell>
          <table:table-cell office:value-type="float" office:value="528.66">
            <text:p>528.66</text:p>
          </table:table-cell>
          <table:table-cell office:value-type="float" office:value="537.802">
            <text:p>537.802</text:p>
          </table:table-cell>
          <table:table-cell office:value-type="float" office:value="528.874">
            <text:p>528.874</text:p>
          </table:table-cell>
          <table:table-cell office:value-type="float" office:value="534.978">
            <text:p>534.978</text:p>
          </table:table-cell>
          <table:table-cell office:value-type="float" office:value="541.91">
            <text:p>541.91</text:p>
          </table:table-cell>
          <table:table-cell office:value-type="float" office:value="524.232">
            <text:p>524.232</text:p>
          </table:table-cell>
          <table:table-cell office:value-type="float" office:value="511.132">
            <text:p>511.132</text:p>
          </table:table-cell>
          <table:table-cell office:value-type="float" office:value="500.962">
            <text:p>500.962</text:p>
          </table:table-cell>
          <table:table-cell office:value-type="float" office:value="440.424">
            <text:p>440.424</text:p>
          </table:table-cell>
          <table:table-cell office:value-type="float" office:value="417.272">
            <text:p>417.272</text:p>
          </table:table-cell>
          <table:table-cell office:value-type="float" office:value="388.828">
            <text:p>388.828</text:p>
          </table:table-cell>
          <table:table-cell office:value-type="float" office:value="350.288">
            <text:p>350.288</text:p>
          </table:table-cell>
          <table:table-cell office:value-type="float" office:value="295.5">
            <text:p>295.5</text:p>
          </table:table-cell>
          <table:table-cell office:value-type="float" office:value="270.898">
            <text:p>270.898</text:p>
          </table:table-cell>
          <table:table-cell office:value-type="float" office:value="256.22">
            <text:p>256.22</text:p>
          </table:table-cell>
          <table:table-cell office:value-type="float" office:value="251.698">
            <text:p>251.698</text:p>
          </table:table-cell>
          <table:table-cell office:value-type="float" office:value="257.648">
            <text:p>257.648</text:p>
          </table:table-cell>
          <table:table-cell office:value-type="float" office:value="258.558">
            <text:p>258.558</text:p>
          </table:table-cell>
          <table:table-cell office:value-type="float" office:value="263.05">
            <text:p>263.05</text:p>
          </table:table-cell>
          <table:table-cell office:value-type="float" office:value="288.332">
            <text:p>288.332</text:p>
          </table:table-cell>
          <table:table-cell office:value-type="float" office:value="302.094">
            <text:p>302.094</text:p>
          </table:table-cell>
          <table:table-cell office:value-type="float" office:value="313.614">
            <text:p>313.614</text:p>
          </table:table-cell>
          <table:table-cell office:value-type="float" office:value="328.804">
            <text:p>328.804</text:p>
          </table:table-cell>
          <table:table-cell office:value-type="float" office:value="354.726">
            <text:p>354.726</text:p>
          </table:table-cell>
          <table:table-cell office:value-type="float" office:value="357.974">
            <text:p>357.974</text:p>
          </table:table-cell>
          <table:table-cell office:value-type="float" office:value="353.492">
            <text:p>353.492</text:p>
          </table:table-cell>
          <table:table-cell office:value-type="float" office:value="358.378">
            <text:p>358.378</text:p>
          </table:table-cell>
          <table:table-cell office:value-type="float" office:value="348.364">
            <text:p>348.364</text:p>
          </table:table-cell>
          <table:table-cell office:value-type="float" office:value="343.944">
            <text:p>343.944</text:p>
          </table:table-cell>
          <table:table-cell office:value-type="float" office:value="349.504">
            <text:p>349.504</text:p>
          </table:table-cell>
          <table:table-cell office:value-type="float" office:value="356.034">
            <text:p>356.034</text:p>
          </table:table-cell>
          <table:table-cell office:value-type="float" office:value="363.186">
            <text:p>363.1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4">
            <text:p>44</text:p>
          </table:table-cell>
          <table:table-cell table:number-columns-repeated="13" office:value-type="float" office:value="50">
            <text:p>50</text:p>
          </table:table-cell>
          <table:table-cell table:number-columns-repeated="14" office:value-type="float" office:value="53">
            <text:p>53</text:p>
          </table:table-cell>
          <table:table-cell table:number-columns-repeated="6" office:value-type="float" office:value="57">
            <text:p>57</text:p>
          </table:table-cell>
          <table:table-cell table:number-columns-repeated="16" office:value-type="float" office:value="58">
            <text:p>58</text:p>
          </table:table-cell>
          <table:table-cell/>
          <table:table-cell office:value-type="float" office:value="11">
            <text:p>11</text:p>
          </table:table-cell>
          <table:table-cell office:value-type="float" office:value="66.37">
            <text:p>66.37</text:p>
          </table:table-cell>
          <table:table-cell office:value-type="float" office:value="116.466">
            <text:p>116.466</text:p>
          </table:table-cell>
          <table:table-cell office:value-type="float" office:value="150.988">
            <text:p>150.988</text:p>
          </table:table-cell>
          <table:table-cell office:value-type="float" office:value="204.156">
            <text:p>204.156</text:p>
          </table:table-cell>
          <table:table-cell office:value-type="float" office:value="228.798">
            <text:p>228.798</text:p>
          </table:table-cell>
          <table:table-cell office:value-type="float" office:value="255.646">
            <text:p>255.646</text:p>
          </table:table-cell>
          <table:table-cell office:value-type="float" office:value="261.498">
            <text:p>261.498</text:p>
          </table:table-cell>
          <table:table-cell office:value-type="float" office:value="262.076">
            <text:p>262.076</text:p>
          </table:table-cell>
          <table:table-cell office:value-type="float" office:value="267.17">
            <text:p>267.17</text:p>
          </table:table-cell>
          <table:table-cell office:value-type="float" office:value="264.464">
            <text:p>264.464</text:p>
          </table:table-cell>
          <table:table-cell office:value-type="float" office:value="259.468">
            <text:p>259.468</text:p>
          </table:table-cell>
          <table:table-cell office:value-type="float" office:value="263.426">
            <text:p>263.426</text:p>
          </table:table-cell>
          <table:table-cell office:value-type="float" office:value="269.804">
            <text:p>269.804</text:p>
          </table:table-cell>
          <table:table-cell office:value-type="float" office:value="266.782">
            <text:p>266.782</text:p>
          </table:table-cell>
          <table:table-cell office:value-type="float" office:value="259.316">
            <text:p>259.316</text:p>
          </table:table-cell>
          <table:table-cell office:value-type="float" office:value="246.002">
            <text:p>246.002</text:p>
          </table:table-cell>
          <table:table-cell office:value-type="float" office:value="230.318">
            <text:p>230.318</text:p>
          </table:table-cell>
          <table:table-cell office:value-type="float" office:value="224.148">
            <text:p>224.148</text:p>
          </table:table-cell>
          <table:table-cell office:value-type="float" office:value="219.574">
            <text:p>219.574</text:p>
          </table:table-cell>
          <table:table-cell office:value-type="float" office:value="209.69">
            <text:p>209.69</text:p>
          </table:table-cell>
          <table:table-cell office:value-type="float" office:value="188.242">
            <text:p>188.242</text:p>
          </table:table-cell>
          <table:table-cell office:value-type="float" office:value="176.864">
            <text:p>176.864</text:p>
          </table:table-cell>
          <table:table-cell office:value-type="float" office:value="171.17">
            <text:p>171.17</text:p>
          </table:table-cell>
          <table:table-cell office:value-type="float" office:value="177.712">
            <text:p>177.712</text:p>
          </table:table-cell>
          <table:table-cell office:value-type="float" office:value="161.344">
            <text:p>161.344</text:p>
          </table:table-cell>
          <table:table-cell office:value-type="float" office:value="162.558">
            <text:p>162.558</text:p>
          </table:table-cell>
          <table:table-cell office:value-type="float" office:value="155.326">
            <text:p>155.326</text:p>
          </table:table-cell>
          <table:table-cell office:value-type="float" office:value="159.21">
            <text:p>159.21</text:p>
          </table:table-cell>
          <table:table-cell office:value-type="float" office:value="156.12">
            <text:p>156.12</text:p>
          </table:table-cell>
          <table:table-cell office:value-type="float" office:value="160.414">
            <text:p>160.414</text:p>
          </table:table-cell>
          <table:table-cell office:value-type="float" office:value="158.54">
            <text:p>158.54</text:p>
          </table:table-cell>
          <table:table-cell office:value-type="float" office:value="164.252">
            <text:p>164.252</text:p>
          </table:table-cell>
          <table:table-cell office:value-type="float" office:value="172.338">
            <text:p>172.338</text:p>
          </table:table-cell>
          <table:table-cell office:value-type="float" office:value="177.624">
            <text:p>177.624</text:p>
          </table:table-cell>
          <table:table-cell office:value-type="float" office:value="179.786">
            <text:p>179.786</text:p>
          </table:table-cell>
          <table:table-cell office:value-type="float" office:value="178.518">
            <text:p>178.518</text:p>
          </table:table-cell>
          <table:table-cell office:value-type="float" office:value="180.958">
            <text:p>180.958</text:p>
          </table:table-cell>
          <table:table-cell office:value-type="float" office:value="186.026">
            <text:p>186.026</text:p>
          </table:table-cell>
          <table:table-cell office:value-type="float" office:value="192.842">
            <text:p>192.842</text:p>
          </table:table-cell>
          <table:table-cell office:value-type="float" office:value="191.464">
            <text:p>191.464</text:p>
          </table:table-cell>
          <table:table-cell office:value-type="float" office:value="198.978">
            <text:p>198.978</text:p>
          </table:table-cell>
          <table:table-cell office:value-type="float" office:value="206.712">
            <text:p>206.712</text:p>
          </table:table-cell>
          <table:table-cell office:value-type="float" office:value="202.19">
            <text:p>202.19</text:p>
          </table:table-cell>
          <table:table-cell office:value-type="float" office:value="211.93">
            <text:p>211.93</text:p>
          </table:table-cell>
          <table:table-cell office:value-type="float" office:value="218.704">
            <text:p>218.704</text:p>
          </table:table-cell>
          <table:table-cell office:value-type="float" office:value="221.628">
            <text:p>221.628</text:p>
          </table:table-cell>
          <table:table-cell office:value-type="float" office:value="230.406">
            <text:p>230.406</text:p>
          </table:table-cell>
          <table:table-cell office:value-type="float" office:value="230.676">
            <text:p>230.676</text:p>
          </table:table-cell>
          <table:table-cell office:value-type="float" office:value="233.708">
            <text:p>233.708</text:p>
          </table:table-cell>
          <table:table-cell office:value-type="float" office:value="234.1">
            <text:p>234.1</text:p>
          </table:table-cell>
          <table:table-cell office:value-type="float" office:value="226.792">
            <text:p>226.7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7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10" office:value-type="float" office:value="64">
            <text:p>64</text:p>
          </table:table-cell>
          <table:table-cell table:number-columns-repeated="30" office:value-type="float" office:value="65">
            <text:p>65</text:p>
          </table:table-cell>
          <table:table-cell/>
          <table:table-cell office:value-type="float" office:value="12">
            <text:p>12</text:p>
          </table:table-cell>
          <table:table-cell office:value-type="float" office:value="53.524">
            <text:p>53.524</text:p>
          </table:table-cell>
          <table:table-cell office:value-type="float" office:value="105.948">
            <text:p>105.948</text:p>
          </table:table-cell>
          <table:table-cell office:value-type="float" office:value="150.208">
            <text:p>150.208</text:p>
          </table:table-cell>
          <table:table-cell office:value-type="float" office:value="180.774">
            <text:p>180.774</text:p>
          </table:table-cell>
          <table:table-cell office:value-type="float" office:value="208.806">
            <text:p>208.806</text:p>
          </table:table-cell>
          <table:table-cell office:value-type="float" office:value="222.508">
            <text:p>222.508</text:p>
          </table:table-cell>
          <table:table-cell office:value-type="float" office:value="232.852">
            <text:p>232.852</text:p>
          </table:table-cell>
          <table:table-cell office:value-type="float" office:value="233.432">
            <text:p>233.432</text:p>
          </table:table-cell>
          <table:table-cell office:value-type="float" office:value="237.308">
            <text:p>237.308</text:p>
          </table:table-cell>
          <table:table-cell office:value-type="float" office:value="213.958">
            <text:p>213.958</text:p>
          </table:table-cell>
          <table:table-cell office:value-type="float" office:value="184.844">
            <text:p>184.844</text:p>
          </table:table-cell>
          <table:table-cell office:value-type="float" office:value="152.204">
            <text:p>152.204</text:p>
          </table:table-cell>
          <table:table-cell office:value-type="float" office:value="134.538">
            <text:p>134.538</text:p>
          </table:table-cell>
          <table:table-cell office:value-type="float" office:value="128.748">
            <text:p>128.748</text:p>
          </table:table-cell>
          <table:table-cell office:value-type="float" office:value="135.962">
            <text:p>135.962</text:p>
          </table:table-cell>
          <table:table-cell office:value-type="float" office:value="140.03">
            <text:p>140.03</text:p>
          </table:table-cell>
          <table:table-cell office:value-type="float" office:value="145.906">
            <text:p>145.906</text:p>
          </table:table-cell>
          <table:table-cell office:value-type="float" office:value="154.704">
            <text:p>154.704</text:p>
          </table:table-cell>
          <table:table-cell office:value-type="float" office:value="160.756">
            <text:p>160.756</text:p>
          </table:table-cell>
          <table:table-cell office:value-type="float" office:value="167.302">
            <text:p>167.302</text:p>
          </table:table-cell>
          <table:table-cell office:value-type="float" office:value="180.302">
            <text:p>180.302</text:p>
          </table:table-cell>
          <table:table-cell office:value-type="float" office:value="192.768">
            <text:p>192.768</text:p>
          </table:table-cell>
          <table:table-cell office:value-type="float" office:value="201.838">
            <text:p>201.838</text:p>
          </table:table-cell>
          <table:table-cell office:value-type="float" office:value="208.306">
            <text:p>208.306</text:p>
          </table:table-cell>
          <table:table-cell office:value-type="float" office:value="205.522">
            <text:p>205.522</text:p>
          </table:table-cell>
          <table:table-cell office:value-type="float" office:value="208.864">
            <text:p>208.864</text:p>
          </table:table-cell>
          <table:table-cell office:value-type="float" office:value="210.746">
            <text:p>210.746</text:p>
          </table:table-cell>
          <table:table-cell office:value-type="float" office:value="212.638">
            <text:p>212.638</text:p>
          </table:table-cell>
          <table:table-cell office:value-type="float" office:value="221.658">
            <text:p>221.658</text:p>
          </table:table-cell>
          <table:table-cell office:value-type="float" office:value="220.304">
            <text:p>220.304</text:p>
          </table:table-cell>
          <table:table-cell office:value-type="float" office:value="231.06">
            <text:p>231.06</text:p>
          </table:table-cell>
          <table:table-cell office:value-type="float" office:value="227.11">
            <text:p>227.11</text:p>
          </table:table-cell>
          <table:table-cell office:value-type="float" office:value="236.724">
            <text:p>236.724</text:p>
          </table:table-cell>
          <table:table-cell office:value-type="float" office:value="250.222">
            <text:p>250.222</text:p>
          </table:table-cell>
          <table:table-cell office:value-type="float" office:value="253.654">
            <text:p>253.654</text:p>
          </table:table-cell>
          <table:table-cell office:value-type="float" office:value="257.624">
            <text:p>257.624</text:p>
          </table:table-cell>
          <table:table-cell office:value-type="float" office:value="272.97">
            <text:p>272.97</text:p>
          </table:table-cell>
          <table:table-cell office:value-type="float" office:value="266.402">
            <text:p>266.402</text:p>
          </table:table-cell>
          <table:table-cell office:value-type="float" office:value="271.41">
            <text:p>271.41</text:p>
          </table:table-cell>
          <table:table-cell office:value-type="float" office:value="287.514">
            <text:p>287.514</text:p>
          </table:table-cell>
          <table:table-cell office:value-type="float" office:value="287.174">
            <text:p>287.174</text:p>
          </table:table-cell>
          <table:table-cell office:value-type="float" office:value="284.792">
            <text:p>284.792</text:p>
          </table:table-cell>
          <table:table-cell office:value-type="float" office:value="281.89">
            <text:p>281.89</text:p>
          </table:table-cell>
          <table:table-cell office:value-type="float" office:value="289.236">
            <text:p>289.236</text:p>
          </table:table-cell>
          <table:table-cell office:value-type="float" office:value="287.954">
            <text:p>287.954</text:p>
          </table:table-cell>
          <table:table-cell office:value-type="float" office:value="279.004">
            <text:p>279.004</text:p>
          </table:table-cell>
          <table:table-cell office:value-type="float" office:value="275.184">
            <text:p>275.184</text:p>
          </table:table-cell>
          <table:table-cell office:value-type="float" office:value="272.538">
            <text:p>272.538</text:p>
          </table:table-cell>
          <table:table-cell office:value-type="float" office:value="262.82">
            <text:p>262.82</text:p>
          </table:table-cell>
          <table:table-cell office:value-type="float" office:value="258.468">
            <text:p>258.468</text:p>
          </table:table-cell>
          <table:table-cell office:value-type="float" office:value="257.032">
            <text:p>257.03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2"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7" office:value-type="float" office:value="62">
            <text:p>62</text:p>
          </table:table-cell>
          <table:table-cell table:number-columns-repeated="14" office:value-type="float" office:value="63">
            <text:p>63</text:p>
          </table:table-cell>
          <table:table-cell table:number-columns-repeated="25" office:value-type="float" office:value="89">
            <text:p>89</text:p>
          </table:table-cell>
          <table:table-cell/>
          <table:table-cell office:value-type="float" office:value="13">
            <text:p>13</text:p>
          </table:table-cell>
          <table:table-cell office:value-type="float" office:value="55.516">
            <text:p>55.516</text:p>
          </table:table-cell>
          <table:table-cell office:value-type="float" office:value="104.708">
            <text:p>104.708</text:p>
          </table:table-cell>
          <table:table-cell office:value-type="float" office:value="147.13">
            <text:p>147.13</text:p>
          </table:table-cell>
          <table:table-cell office:value-type="float" office:value="168.588">
            <text:p>168.588</text:p>
          </table:table-cell>
          <table:table-cell office:value-type="float" office:value="181.182">
            <text:p>181.182</text:p>
          </table:table-cell>
          <table:table-cell office:value-type="float" office:value="203.364">
            <text:p>203.364</text:p>
          </table:table-cell>
          <table:table-cell office:value-type="float" office:value="210.212">
            <text:p>210.212</text:p>
          </table:table-cell>
          <table:table-cell office:value-type="float" office:value="213.174">
            <text:p>213.174</text:p>
          </table:table-cell>
          <table:table-cell office:value-type="float" office:value="214.664">
            <text:p>214.664</text:p>
          </table:table-cell>
          <table:table-cell office:value-type="float" office:value="226.878">
            <text:p>226.878</text:p>
          </table:table-cell>
          <table:table-cell office:value-type="float" office:value="235.258">
            <text:p>235.258</text:p>
          </table:table-cell>
          <table:table-cell office:value-type="float" office:value="238.21">
            <text:p>238.21</text:p>
          </table:table-cell>
          <table:table-cell office:value-type="float" office:value="239.026">
            <text:p>239.026</text:p>
          </table:table-cell>
          <table:table-cell office:value-type="float" office:value="223.984">
            <text:p>223.984</text:p>
          </table:table-cell>
          <table:table-cell office:value-type="float" office:value="222.67">
            <text:p>222.67</text:p>
          </table:table-cell>
          <table:table-cell office:value-type="float" office:value="222.916">
            <text:p>222.916</text:p>
          </table:table-cell>
          <table:table-cell office:value-type="float" office:value="216.506">
            <text:p>216.506</text:p>
          </table:table-cell>
          <table:table-cell office:value-type="float" office:value="207.05">
            <text:p>207.05</text:p>
          </table:table-cell>
          <table:table-cell office:value-type="float" office:value="202.508">
            <text:p>202.508</text:p>
          </table:table-cell>
          <table:table-cell office:value-type="float" office:value="208.118">
            <text:p>208.118</text:p>
          </table:table-cell>
          <table:table-cell office:value-type="float" office:value="216.708">
            <text:p>216.708</text:p>
          </table:table-cell>
          <table:table-cell office:value-type="float" office:value="214.888">
            <text:p>214.888</text:p>
          </table:table-cell>
          <table:table-cell office:value-type="float" office:value="213.888">
            <text:p>213.888</text:p>
          </table:table-cell>
          <table:table-cell office:value-type="float" office:value="227.288">
            <text:p>227.288</text:p>
          </table:table-cell>
          <table:table-cell office:value-type="float" office:value="226.784">
            <text:p>226.784</text:p>
          </table:table-cell>
          <table:table-cell office:value-type="float" office:value="234.072">
            <text:p>234.072</text:p>
          </table:table-cell>
          <table:table-cell office:value-type="float" office:value="235.534">
            <text:p>235.534</text:p>
          </table:table-cell>
          <table:table-cell table:number-columns-repeated="24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44">
            <text:p>44</text:p>
          </table:table-cell>
          <table:table-cell table:number-columns-repeated="13" office:value-type="float" office:value="51">
            <text:p>51</text:p>
          </table:table-cell>
          <table:table-cell table:number-columns-repeated="4" office:value-type="float" office:value="54">
            <text:p>54</text:p>
          </table:table-cell>
          <table:table-cell table:number-columns-repeated="32" office:value-type="float" office:value="56">
            <text:p>56</text:p>
          </table:table-cell>
          <table:table-cell/>
          <table:table-cell office:value-type="float" office:value="14">
            <text:p>14</text:p>
          </table:table-cell>
          <table:table-cell office:value-type="float" office:value="59.034">
            <text:p>59.034</text:p>
          </table:table-cell>
          <table:table-cell office:value-type="float" office:value="134.118">
            <text:p>134.118</text:p>
          </table:table-cell>
          <table:table-cell office:value-type="float" office:value="179.092">
            <text:p>179.092</text:p>
          </table:table-cell>
          <table:table-cell office:value-type="float" office:value="208.11">
            <text:p>208.11</text:p>
          </table:table-cell>
          <table:table-cell office:value-type="float" office:value="221.524">
            <text:p>221.524</text:p>
          </table:table-cell>
          <table:table-cell office:value-type="float" office:value="239.812">
            <text:p>239.812</text:p>
          </table:table-cell>
          <table:table-cell office:value-type="float" office:value="248.764">
            <text:p>248.764</text:p>
          </table:table-cell>
          <table:table-cell office:value-type="float" office:value="247.282">
            <text:p>247.282</text:p>
          </table:table-cell>
          <table:table-cell office:value-type="float" office:value="250.7">
            <text:p>250.7</text:p>
          </table:table-cell>
          <table:table-cell office:value-type="float" office:value="242.216">
            <text:p>242.216</text:p>
          </table:table-cell>
          <table:table-cell office:value-type="float" office:value="238.886">
            <text:p>238.886</text:p>
          </table:table-cell>
          <table:table-cell office:value-type="float" office:value="231.668">
            <text:p>231.668</text:p>
          </table:table-cell>
          <table:table-cell office:value-type="float" office:value="230.454">
            <text:p>230.454</text:p>
          </table:table-cell>
          <table:table-cell office:value-type="float" office:value="218.628">
            <text:p>218.628</text:p>
          </table:table-cell>
          <table:table-cell office:value-type="float" office:value="207.786">
            <text:p>207.786</text:p>
          </table:table-cell>
          <table:table-cell office:value-type="float" office:value="177.088">
            <text:p>177.088</text:p>
          </table:table-cell>
          <table:table-cell office:value-type="float" office:value="134.038">
            <text:p>134.038</text:p>
          </table:table-cell>
          <table:table-cell office:value-type="float" office:value="112.688">
            <text:p>112.688</text:p>
          </table:table-cell>
          <table:table-cell office:value-type="float" office:value="107.808">
            <text:p>107.808</text:p>
          </table:table-cell>
          <table:table-cell office:value-type="float" office:value="99.742">
            <text:p>99.742</text:p>
          </table:table-cell>
          <table:table-cell office:value-type="float" office:value="104.526">
            <text:p>104.526</text:p>
          </table:table-cell>
          <table:table-cell office:value-type="float" office:value="106.328">
            <text:p>106.328</text:p>
          </table:table-cell>
          <table:table-cell office:value-type="float" office:value="111.76">
            <text:p>111.76</text:p>
          </table:table-cell>
          <table:table-cell office:value-type="float" office:value="113.996">
            <text:p>113.996</text:p>
          </table:table-cell>
          <table:table-cell office:value-type="float" office:value="114.4">
            <text:p>114.4</text:p>
          </table:table-cell>
          <table:table-cell office:value-type="float" office:value="117.38">
            <text:p>117.38</text:p>
          </table:table-cell>
          <table:table-cell office:value-type="float" office:value="119.548">
            <text:p>119.548</text:p>
          </table:table-cell>
          <table:table-cell office:value-type="float" office:value="121.076">
            <text:p>121.076</text:p>
          </table:table-cell>
          <table:table-cell office:value-type="float" office:value="123.22">
            <text:p>123.22</text:p>
          </table:table-cell>
          <table:table-cell office:value-type="float" office:value="125.446">
            <text:p>125.446</text:p>
          </table:table-cell>
          <table:table-cell office:value-type="float" office:value="126.886">
            <text:p>126.886</text:p>
          </table:table-cell>
          <table:table-cell office:value-type="float" office:value="132.878">
            <text:p>132.878</text:p>
          </table:table-cell>
          <table:table-cell office:value-type="float" office:value="136.896">
            <text:p>136.896</text:p>
          </table:table-cell>
          <table:table-cell office:value-type="float" office:value="137.946">
            <text:p>137.946</text:p>
          </table:table-cell>
          <table:table-cell office:value-type="float" office:value="136.962">
            <text:p>136.962</text:p>
          </table:table-cell>
          <table:table-cell office:value-type="float" office:value="141.864">
            <text:p>141.864</text:p>
          </table:table-cell>
          <table:table-cell office:value-type="float" office:value="145.674">
            <text:p>145.674</text:p>
          </table:table-cell>
          <table:table-cell office:value-type="float" office:value="148.93">
            <text:p>148.93</text:p>
          </table:table-cell>
          <table:table-cell office:value-type="float" office:value="146.376">
            <text:p>146.376</text:p>
          </table:table-cell>
          <table:table-cell office:value-type="float" office:value="146.336">
            <text:p>146.336</text:p>
          </table:table-cell>
          <table:table-cell office:value-type="float" office:value="152.24">
            <text:p>152.24</text:p>
          </table:table-cell>
          <table:table-cell office:value-type="float" office:value="149.348">
            <text:p>149.348</text:p>
          </table:table-cell>
          <table:table-cell office:value-type="float" office:value="150.866">
            <text:p>150.866</text:p>
          </table:table-cell>
          <table:table-cell office:value-type="float" office:value="147.662">
            <text:p>147.662</text:p>
          </table:table-cell>
          <table:table-cell office:value-type="float" office:value="153.542">
            <text:p>153.542</text:p>
          </table:table-cell>
          <table:table-cell office:value-type="float" office:value="160.122">
            <text:p>160.122</text:p>
          </table:table-cell>
          <table:table-cell office:value-type="float" office:value="157.84">
            <text:p>157.84</text:p>
          </table:table-cell>
          <table:table-cell office:value-type="float" office:value="162.63">
            <text:p>162.63</text:p>
          </table:table-cell>
          <table:table-cell office:value-type="float" office:value="164.098">
            <text:p>164.098</text:p>
          </table:table-cell>
          <table:table-cell office:value-type="float" office:value="166.622">
            <text:p>166.622</text:p>
          </table:table-cell>
          <table:table-cell office:value-type="float" office:value="169.868">
            <text:p>169.86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table:number-columns-repeated="2" office:value-type="float" office:value="51">
            <text:p>51</text:p>
          </table:table-cell>
          <table:table-cell table:number-columns-repeated="4"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43" office:value-type="float" office:value="61">
            <text:p>61</text:p>
          </table:table-cell>
          <table:table-cell/>
          <table:table-cell office:value-type="float" office:value="15">
            <text:p>15</text:p>
          </table:table-cell>
          <table:table-cell office:value-type="float" office:value="59.832">
            <text:p>59.832</text:p>
          </table:table-cell>
          <table:table-cell office:value-type="float" office:value="113.468">
            <text:p>113.468</text:p>
          </table:table-cell>
          <table:table-cell office:value-type="float" office:value="144.122">
            <text:p>144.122</text:p>
          </table:table-cell>
          <table:table-cell office:value-type="float" office:value="159.24">
            <text:p>159.24</text:p>
          </table:table-cell>
          <table:table-cell office:value-type="float" office:value="151.316">
            <text:p>151.316</text:p>
          </table:table-cell>
          <table:table-cell office:value-type="float" office:value="135.376">
            <text:p>135.376</text:p>
          </table:table-cell>
          <table:table-cell office:value-type="float" office:value="114.86">
            <text:p>114.86</text:p>
          </table:table-cell>
          <table:table-cell office:value-type="float" office:value="107.5">
            <text:p>107.5</text:p>
          </table:table-cell>
          <table:table-cell office:value-type="float" office:value="96.842">
            <text:p>96.842</text:p>
          </table:table-cell>
          <table:table-cell office:value-type="float" office:value="88.996">
            <text:p>88.996</text:p>
          </table:table-cell>
          <table:table-cell office:value-type="float" office:value="90.628">
            <text:p>90.628</text:p>
          </table:table-cell>
          <table:table-cell office:value-type="float" office:value="92.26">
            <text:p>92.26</text:p>
          </table:table-cell>
          <table:table-cell office:value-type="float" office:value="95.038">
            <text:p>95.038</text:p>
          </table:table-cell>
          <table:table-cell office:value-type="float" office:value="98.332">
            <text:p>98.332</text:p>
          </table:table-cell>
          <table:table-cell office:value-type="float" office:value="98.152">
            <text:p>98.152</text:p>
          </table:table-cell>
          <table:table-cell office:value-type="float" office:value="98.67">
            <text:p>98.67</text:p>
          </table:table-cell>
          <table:table-cell office:value-type="float" office:value="107.25">
            <text:p>107.25</text:p>
          </table:table-cell>
          <table:table-cell office:value-type="float" office:value="115.49">
            <text:p>115.49</text:p>
          </table:table-cell>
          <table:table-cell office:value-type="float" office:value="124.13">
            <text:p>124.13</text:p>
          </table:table-cell>
          <table:table-cell office:value-type="float" office:value="134.814">
            <text:p>134.814</text:p>
          </table:table-cell>
          <table:table-cell office:value-type="float" office:value="138.988">
            <text:p>138.988</text:p>
          </table:table-cell>
          <table:table-cell office:value-type="float" office:value="151.632">
            <text:p>151.632</text:p>
          </table:table-cell>
          <table:table-cell office:value-type="float" office:value="157.628">
            <text:p>157.628</text:p>
          </table:table-cell>
          <table:table-cell office:value-type="float" office:value="153.376">
            <text:p>153.376</text:p>
          </table:table-cell>
          <table:table-cell office:value-type="float" office:value="163.116">
            <text:p>163.116</text:p>
          </table:table-cell>
          <table:table-cell office:value-type="float" office:value="160.404">
            <text:p>160.404</text:p>
          </table:table-cell>
          <table:table-cell office:value-type="float" office:value="163.156">
            <text:p>163.156</text:p>
          </table:table-cell>
          <table:table-cell office:value-type="float" office:value="170.306">
            <text:p>170.306</text:p>
          </table:table-cell>
          <table:table-cell office:value-type="float" office:value="171.072">
            <text:p>171.072</text:p>
          </table:table-cell>
          <table:table-cell office:value-type="float" office:value="174.572">
            <text:p>174.572</text:p>
          </table:table-cell>
          <table:table-cell office:value-type="float" office:value="179.27">
            <text:p>179.27</text:p>
          </table:table-cell>
          <table:table-cell office:value-type="float" office:value="182.058">
            <text:p>182.058</text:p>
          </table:table-cell>
          <table:table-cell office:value-type="float" office:value="187.994">
            <text:p>187.994</text:p>
          </table:table-cell>
          <table:table-cell office:value-type="float" office:value="189.966">
            <text:p>189.966</text:p>
          </table:table-cell>
          <table:table-cell office:value-type="float" office:value="199.494">
            <text:p>199.494</text:p>
          </table:table-cell>
          <table:table-cell office:value-type="float" office:value="198.066">
            <text:p>198.066</text:p>
          </table:table-cell>
          <table:table-cell office:value-type="float" office:value="201.322">
            <text:p>201.322</text:p>
          </table:table-cell>
          <table:table-cell office:value-type="float" office:value="209.214">
            <text:p>209.214</text:p>
          </table:table-cell>
          <table:table-cell office:value-type="float" office:value="209.266">
            <text:p>209.266</text:p>
          </table:table-cell>
          <table:table-cell office:value-type="float" office:value="210.312">
            <text:p>210.312</text:p>
          </table:table-cell>
          <table:table-cell office:value-type="float" office:value="218.026">
            <text:p>218.026</text:p>
          </table:table-cell>
          <table:table-cell office:value-type="float" office:value="214.266">
            <text:p>214.266</text:p>
          </table:table-cell>
          <table:table-cell office:value-type="float" office:value="222.624">
            <text:p>222.624</text:p>
          </table:table-cell>
          <table:table-cell office:value-type="float" office:value="222.786">
            <text:p>222.786</text:p>
          </table:table-cell>
          <table:table-cell office:value-type="float" office:value="224.426">
            <text:p>224.426</text:p>
          </table:table-cell>
          <table:table-cell office:value-type="float" office:value="227.872">
            <text:p>227.872</text:p>
          </table:table-cell>
          <table:table-cell office:value-type="float" office:value="221.284">
            <text:p>221.284</text:p>
          </table:table-cell>
          <table:table-cell office:value-type="float" office:value="216.618">
            <text:p>216.618</text:p>
          </table:table-cell>
          <table:table-cell office:value-type="float" office:value="221.85">
            <text:p>221.85</text:p>
          </table:table-cell>
          <table:table-cell office:value-type="float" office:value="230.636">
            <text:p>230.636</text:p>
          </table:table-cell>
          <table:table-cell office:value-type="float" office:value="234.318">
            <text:p>234.3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number-columns-repeated="36" office:value-type="float" office:value="58">
            <text:p>58</text:p>
          </table:table-cell>
          <table:table-cell table:number-columns-repeated="14" office:value-type="float" office:value="60">
            <text:p>60</text:p>
          </table:table-cell>
          <table:table-cell/>
          <table:table-cell office:value-type="float" office:value="16">
            <text:p>16</text:p>
          </table:table-cell>
          <table:table-cell office:value-type="float" office:value="65.476">
            <text:p>65.476</text:p>
          </table:table-cell>
          <table:table-cell office:value-type="float" office:value="127.586">
            <text:p>127.586</text:p>
          </table:table-cell>
          <table:table-cell office:value-type="float" office:value="165.168">
            <text:p>165.168</text:p>
          </table:table-cell>
          <table:table-cell office:value-type="float" office:value="182.02">
            <text:p>182.02</text:p>
          </table:table-cell>
          <table:table-cell office:value-type="float" office:value="194.614">
            <text:p>194.614</text:p>
          </table:table-cell>
          <table:table-cell office:value-type="float" office:value="205.7">
            <text:p>205.7</text:p>
          </table:table-cell>
          <table:table-cell office:value-type="float" office:value="219.21">
            <text:p>219.21</text:p>
          </table:table-cell>
          <table:table-cell office:value-type="float" office:value="222.764">
            <text:p>222.764</text:p>
          </table:table-cell>
          <table:table-cell office:value-type="float" office:value="215.062">
            <text:p>215.062</text:p>
          </table:table-cell>
          <table:table-cell office:value-type="float" office:value="198.424">
            <text:p>198.424</text:p>
          </table:table-cell>
          <table:table-cell office:value-type="float" office:value="174.6">
            <text:p>174.6</text:p>
          </table:table-cell>
          <table:table-cell office:value-type="float" office:value="155.774">
            <text:p>155.774</text:p>
          </table:table-cell>
          <table:table-cell office:value-type="float" office:value="154.75">
            <text:p>154.75</text:p>
          </table:table-cell>
          <table:table-cell office:value-type="float" office:value="151.422">
            <text:p>151.422</text:p>
          </table:table-cell>
          <table:table-cell office:value-type="float" office:value="158.244">
            <text:p>158.244</text:p>
          </table:table-cell>
          <table:table-cell office:value-type="float" office:value="162.892">
            <text:p>162.892</text:p>
          </table:table-cell>
          <table:table-cell office:value-type="float" office:value="176.77">
            <text:p>176.77</text:p>
          </table:table-cell>
          <table:table-cell office:value-type="float" office:value="185.492">
            <text:p>185.492</text:p>
          </table:table-cell>
          <table:table-cell office:value-type="float" office:value="188.532">
            <text:p>188.532</text:p>
          </table:table-cell>
          <table:table-cell office:value-type="float" office:value="204.366">
            <text:p>204.366</text:p>
          </table:table-cell>
          <table:table-cell office:value-type="float" office:value="210.228">
            <text:p>210.228</text:p>
          </table:table-cell>
          <table:table-cell office:value-type="float" office:value="210.526">
            <text:p>210.526</text:p>
          </table:table-cell>
          <table:table-cell office:value-type="float" office:value="207.138">
            <text:p>207.138</text:p>
          </table:table-cell>
          <table:table-cell office:value-type="float" office:value="207.978">
            <text:p>207.978</text:p>
          </table:table-cell>
          <table:table-cell office:value-type="float" office:value="221.032">
            <text:p>221.032</text:p>
          </table:table-cell>
          <table:table-cell office:value-type="float" office:value="222.088">
            <text:p>222.088</text:p>
          </table:table-cell>
          <table:table-cell office:value-type="float" office:value="219.17">
            <text:p>219.17</text:p>
          </table:table-cell>
          <table:table-cell office:value-type="float" office:value="234.76">
            <text:p>234.76</text:p>
          </table:table-cell>
          <table:table-cell office:value-type="float" office:value="237.028">
            <text:p>237.028</text:p>
          </table:table-cell>
          <table:table-cell office:value-type="float" office:value="249.082">
            <text:p>249.082</text:p>
          </table:table-cell>
          <table:table-cell office:value-type="float" office:value="255.402">
            <text:p>255.402</text:p>
          </table:table-cell>
          <table:table-cell office:value-type="float" office:value="250.562">
            <text:p>250.562</text:p>
          </table:table-cell>
          <table:table-cell office:value-type="float" office:value="257.608">
            <text:p>257.608</text:p>
          </table:table-cell>
          <table:table-cell office:value-type="float" office:value="261.9">
            <text:p>261.9</text:p>
          </table:table-cell>
          <table:table-cell office:value-type="float" office:value="262.118">
            <text:p>262.118</text:p>
          </table:table-cell>
          <table:table-cell office:value-type="float" office:value="270.004">
            <text:p>270.004</text:p>
          </table:table-cell>
          <table:table-cell office:value-type="float" office:value="282.612">
            <text:p>282.612</text:p>
          </table:table-cell>
          <table:table-cell office:value-type="float" office:value="280.846">
            <text:p>280.846</text:p>
          </table:table-cell>
          <table:table-cell office:value-type="float" office:value="279.742">
            <text:p>279.742</text:p>
          </table:table-cell>
          <table:table-cell office:value-type="float" office:value="283.422">
            <text:p>283.422</text:p>
          </table:table-cell>
          <table:table-cell office:value-type="float" office:value="285.764">
            <text:p>285.764</text:p>
          </table:table-cell>
          <table:table-cell office:value-type="float" office:value="282.726">
            <text:p>282.726</text:p>
          </table:table-cell>
          <table:table-cell office:value-type="float" office:value="278.244">
            <text:p>278.244</text:p>
          </table:table-cell>
          <table:table-cell office:value-type="float" office:value="274.398">
            <text:p>274.398</text:p>
          </table:table-cell>
          <table:table-cell office:value-type="float" office:value="278.23">
            <text:p>278.23</text:p>
          </table:table-cell>
          <table:table-cell office:value-type="float" office:value="282.718">
            <text:p>282.718</text:p>
          </table:table-cell>
          <table:table-cell office:value-type="float" office:value="289.048">
            <text:p>289.048</text:p>
          </table:table-cell>
          <table:table-cell office:value-type="float" office:value="288.996">
            <text:p>288.996</text:p>
          </table:table-cell>
          <table:table-cell office:value-type="float" office:value="296.282">
            <text:p>296.282</text:p>
          </table:table-cell>
          <table:table-cell office:value-type="float" office:value="298.662">
            <text:p>298.662</text:p>
          </table:table-cell>
          <table:table-cell office:value-type="float" office:value="298.39">
            <text:p>298.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33">
            <text:p>33</text:p>
          </table:table-cell>
          <table:table-cell table:number-columns-repeated="27" office:value-type="float" office:value="50">
            <text:p>50</text:p>
          </table:table-cell>
          <table:table-cell table:number-columns-repeated="2" office:value-type="float" office:value="52">
            <text:p>52</text:p>
          </table:table-cell>
          <table:table-cell table:number-columns-repeated="5" office:value-type="float" office:value="53">
            <text:p>53</text:p>
          </table:table-cell>
          <table:table-cell table:number-columns-repeated="15" office:value-type="float" office:value="60">
            <text:p>60</text:p>
          </table:table-cell>
          <table:table-cell/>
          <table:table-cell office:value-type="float" office:value="17">
            <text:p>17</text:p>
          </table:table-cell>
          <table:table-cell office:value-type="float" office:value="60.672">
            <text:p>60.672</text:p>
          </table:table-cell>
          <table:table-cell office:value-type="float" office:value="102.182">
            <text:p>102.182</text:p>
          </table:table-cell>
          <table:table-cell office:value-type="float" office:value="129.234">
            <text:p>129.234</text:p>
          </table:table-cell>
          <table:table-cell office:value-type="float" office:value="158.164">
            <text:p>158.164</text:p>
          </table:table-cell>
          <table:table-cell office:value-type="float" office:value="164.882">
            <text:p>164.882</text:p>
          </table:table-cell>
          <table:table-cell office:value-type="float" office:value="167.872">
            <text:p>167.872</text:p>
          </table:table-cell>
          <table:table-cell office:value-type="float" office:value="173.74">
            <text:p>173.74</text:p>
          </table:table-cell>
          <table:table-cell office:value-type="float" office:value="188.23">
            <text:p>188.23</text:p>
          </table:table-cell>
          <table:table-cell office:value-type="float" office:value="199.306">
            <text:p>199.306</text:p>
          </table:table-cell>
          <table:table-cell office:value-type="float" office:value="218.512">
            <text:p>218.512</text:p>
          </table:table-cell>
          <table:table-cell office:value-type="float" office:value="225.314">
            <text:p>225.314</text:p>
          </table:table-cell>
          <table:table-cell office:value-type="float" office:value="240.302">
            <text:p>240.302</text:p>
          </table:table-cell>
          <table:table-cell office:value-type="float" office:value="244.084">
            <text:p>244.084</text:p>
          </table:table-cell>
          <table:table-cell office:value-type="float" office:value="248.808">
            <text:p>248.808</text:p>
          </table:table-cell>
          <table:table-cell office:value-type="float" office:value="257.326">
            <text:p>257.326</text:p>
          </table:table-cell>
          <table:table-cell office:value-type="float" office:value="266.702">
            <text:p>266.702</text:p>
          </table:table-cell>
          <table:table-cell office:value-type="float" office:value="273.472">
            <text:p>273.472</text:p>
          </table:table-cell>
          <table:table-cell office:value-type="float" office:value="278.064">
            <text:p>278.064</text:p>
          </table:table-cell>
          <table:table-cell office:value-type="float" office:value="275.454">
            <text:p>275.454</text:p>
          </table:table-cell>
          <table:table-cell office:value-type="float" office:value="277.462">
            <text:p>277.462</text:p>
          </table:table-cell>
          <table:table-cell office:value-type="float" office:value="296.112">
            <text:p>296.112</text:p>
          </table:table-cell>
          <table:table-cell office:value-type="float" office:value="299.506">
            <text:p>299.506</text:p>
          </table:table-cell>
          <table:table-cell office:value-type="float" office:value="310.968">
            <text:p>310.968</text:p>
          </table:table-cell>
          <table:table-cell office:value-type="float" office:value="317.444">
            <text:p>317.444</text:p>
          </table:table-cell>
          <table:table-cell office:value-type="float" office:value="324.736">
            <text:p>324.736</text:p>
          </table:table-cell>
          <table:table-cell office:value-type="float" office:value="340.014">
            <text:p>340.014</text:p>
          </table:table-cell>
          <table:table-cell office:value-type="float" office:value="347.788">
            <text:p>347.788</text:p>
          </table:table-cell>
          <table:table-cell office:value-type="float" office:value="350.69">
            <text:p>350.69</text:p>
          </table:table-cell>
          <table:table-cell office:value-type="float" office:value="352.062">
            <text:p>352.062</text:p>
          </table:table-cell>
          <table:table-cell office:value-type="float" office:value="363.366">
            <text:p>363.366</text:p>
          </table:table-cell>
          <table:table-cell office:value-type="float" office:value="359.71">
            <text:p>359.71</text:p>
          </table:table-cell>
          <table:table-cell office:value-type="float" office:value="344.418">
            <text:p>344.418</text:p>
          </table:table-cell>
          <table:table-cell office:value-type="float" office:value="346.802">
            <text:p>346.802</text:p>
          </table:table-cell>
          <table:table-cell office:value-type="float" office:value="347.912">
            <text:p>347.912</text:p>
          </table:table-cell>
          <table:table-cell office:value-type="float" office:value="356.436">
            <text:p>356.436</text:p>
          </table:table-cell>
          <table:table-cell office:value-type="float" office:value="358.992">
            <text:p>358.992</text:p>
          </table:table-cell>
          <table:table-cell office:value-type="float" office:value="360.468">
            <text:p>360.468</text:p>
          </table:table-cell>
          <table:table-cell office:value-type="float" office:value="354.032">
            <text:p>354.032</text:p>
          </table:table-cell>
          <table:table-cell office:value-type="float" office:value="363.062">
            <text:p>363.062</text:p>
          </table:table-cell>
          <table:table-cell office:value-type="float" office:value="365.478">
            <text:p>365.478</text:p>
          </table:table-cell>
          <table:table-cell office:value-type="float" office:value="366.518">
            <text:p>366.518</text:p>
          </table:table-cell>
          <table:table-cell office:value-type="float" office:value="358.094">
            <text:p>358.094</text:p>
          </table:table-cell>
          <table:table-cell office:value-type="float" office:value="353.264">
            <text:p>353.264</text:p>
          </table:table-cell>
          <table:table-cell office:value-type="float" office:value="361.094">
            <text:p>361.094</text:p>
          </table:table-cell>
          <table:table-cell office:value-type="float" office:value="360.216">
            <text:p>360.216</text:p>
          </table:table-cell>
          <table:table-cell office:value-type="float" office:value="350.544">
            <text:p>350.544</text:p>
          </table:table-cell>
          <table:table-cell office:value-type="float" office:value="352.618">
            <text:p>352.618</text:p>
          </table:table-cell>
          <table:table-cell office:value-type="float" office:value="355.542">
            <text:p>355.542</text:p>
          </table:table-cell>
          <table:table-cell office:value-type="float" office:value="362.238">
            <text:p>362.238</text:p>
          </table:table-cell>
          <table:table-cell office:value-type="float" office:value="361.476">
            <text:p>361.476</text:p>
          </table:table-cell>
          <table:table-cell office:value-type="float" office:value="357.25">
            <text:p>357.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3" office:value-type="float" office:value="35">
            <text:p>35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46">
            <text:p>46</text:p>
          </table:table-cell>
          <table:table-cell table:number-columns-repeated="29" office:value-type="float" office:value="47">
            <text:p>47</text:p>
          </table:table-cell>
          <table:table-cell table:number-columns-repeated="11" office:value-type="float" office:value="50">
            <text:p>50</text:p>
          </table:table-cell>
          <table:table-cell table:number-columns-repeated="3" office:value-type="float" office:value="52">
            <text:p>52</text:p>
          </table:table-cell>
          <table:table-cell/>
          <table:table-cell office:value-type="float" office:value="18">
            <text:p>18</text:p>
          </table:table-cell>
          <table:table-cell office:value-type="float" office:value="63.926">
            <text:p>63.926</text:p>
          </table:table-cell>
          <table:table-cell office:value-type="float" office:value="116.676">
            <text:p>116.676</text:p>
          </table:table-cell>
          <table:table-cell office:value-type="float" office:value="158.654">
            <text:p>158.654</text:p>
          </table:table-cell>
          <table:table-cell office:value-type="float" office:value="183.89">
            <text:p>183.89</text:p>
          </table:table-cell>
          <table:table-cell office:value-type="float" office:value="203.732">
            <text:p>203.732</text:p>
          </table:table-cell>
          <table:table-cell office:value-type="float" office:value="212.162">
            <text:p>212.162</text:p>
          </table:table-cell>
          <table:table-cell office:value-type="float" office:value="199.684">
            <text:p>199.684</text:p>
          </table:table-cell>
          <table:table-cell office:value-type="float" office:value="196.166">
            <text:p>196.166</text:p>
          </table:table-cell>
          <table:table-cell office:value-type="float" office:value="189.214">
            <text:p>189.214</text:p>
          </table:table-cell>
          <table:table-cell office:value-type="float" office:value="178.508">
            <text:p>178.508</text:p>
          </table:table-cell>
          <table:table-cell office:value-type="float" office:value="175.58">
            <text:p>175.58</text:p>
          </table:table-cell>
          <table:table-cell office:value-type="float" office:value="171.866">
            <text:p>171.866</text:p>
          </table:table-cell>
          <table:table-cell office:value-type="float" office:value="180.732">
            <text:p>180.732</text:p>
          </table:table-cell>
          <table:table-cell office:value-type="float" office:value="190.954">
            <text:p>190.954</text:p>
          </table:table-cell>
          <table:table-cell office:value-type="float" office:value="193.388">
            <text:p>193.388</text:p>
          </table:table-cell>
          <table:table-cell office:value-type="float" office:value="204.894">
            <text:p>204.894</text:p>
          </table:table-cell>
          <table:table-cell office:value-type="float" office:value="210.654">
            <text:p>210.654</text:p>
          </table:table-cell>
          <table:table-cell office:value-type="float" office:value="213.838">
            <text:p>213.838</text:p>
          </table:table-cell>
          <table:table-cell office:value-type="float" office:value="206.26">
            <text:p>206.26</text:p>
          </table:table-cell>
          <table:table-cell office:value-type="float" office:value="196.34">
            <text:p>196.34</text:p>
          </table:table-cell>
          <table:table-cell office:value-type="float" office:value="202.132">
            <text:p>202.132</text:p>
          </table:table-cell>
          <table:table-cell office:value-type="float" office:value="198.192">
            <text:p>198.192</text:p>
          </table:table-cell>
          <table:table-cell office:value-type="float" office:value="201.368">
            <text:p>201.368</text:p>
          </table:table-cell>
          <table:table-cell office:value-type="float" office:value="205.63">
            <text:p>205.63</text:p>
          </table:table-cell>
          <table:table-cell office:value-type="float" office:value="204.384">
            <text:p>204.384</text:p>
          </table:table-cell>
          <table:table-cell office:value-type="float" office:value="200.998">
            <text:p>200.998</text:p>
          </table:table-cell>
          <table:table-cell office:value-type="float" office:value="198.08">
            <text:p>198.08</text:p>
          </table:table-cell>
          <table:table-cell office:value-type="float" office:value="193.484">
            <text:p>193.484</text:p>
          </table:table-cell>
          <table:table-cell office:value-type="float" office:value="196.212">
            <text:p>196.212</text:p>
          </table:table-cell>
          <table:table-cell office:value-type="float" office:value="196.896">
            <text:p>196.896</text:p>
          </table:table-cell>
          <table:table-cell office:value-type="float" office:value="194.79">
            <text:p>194.79</text:p>
          </table:table-cell>
          <table:table-cell office:value-type="float" office:value="196.14">
            <text:p>196.14</text:p>
          </table:table-cell>
          <table:table-cell office:value-type="float" office:value="187.948">
            <text:p>187.948</text:p>
          </table:table-cell>
          <table:table-cell office:value-type="float" office:value="185.172">
            <text:p>185.172</text:p>
          </table:table-cell>
          <table:table-cell office:value-type="float" office:value="178.966">
            <text:p>178.966</text:p>
          </table:table-cell>
          <table:table-cell office:value-type="float" office:value="180.252">
            <text:p>180.252</text:p>
          </table:table-cell>
          <table:table-cell office:value-type="float" office:value="182.062">
            <text:p>182.062</text:p>
          </table:table-cell>
          <table:table-cell office:value-type="float" office:value="185.346">
            <text:p>185.346</text:p>
          </table:table-cell>
          <table:table-cell office:value-type="float" office:value="183.922">
            <text:p>183.922</text:p>
          </table:table-cell>
          <table:table-cell office:value-type="float" office:value="184.562">
            <text:p>184.562</text:p>
          </table:table-cell>
          <table:table-cell office:value-type="float" office:value="186.024">
            <text:p>186.024</text:p>
          </table:table-cell>
          <table:table-cell office:value-type="float" office:value="189.624">
            <text:p>189.624</text:p>
          </table:table-cell>
          <table:table-cell office:value-type="float" office:value="188.412">
            <text:p>188.412</text:p>
          </table:table-cell>
          <table:table-cell office:value-type="float" office:value="188.198">
            <text:p>188.198</text:p>
          </table:table-cell>
          <table:table-cell office:value-type="float" office:value="193.53">
            <text:p>193.53</text:p>
          </table:table-cell>
          <table:table-cell office:value-type="float" office:value="199.644">
            <text:p>199.644</text:p>
          </table:table-cell>
          <table:table-cell office:value-type="float" office:value="203.304">
            <text:p>203.304</text:p>
          </table:table-cell>
          <table:table-cell office:value-type="float" office:value="202.154">
            <text:p>202.154</text:p>
          </table:table-cell>
          <table:table-cell office:value-type="float" office:value="211.13">
            <text:p>211.13</text:p>
          </table:table-cell>
          <table:table-cell office:value-type="float" office:value="216.86">
            <text:p>216.86</text:p>
          </table:table-cell>
          <table:table-cell office:value-type="float" office:value="224.64">
            <text:p>224.6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number-columns-repeated="13" office:value-type="float" office:value="46">
            <text:p>46</text:p>
          </table:table-cell>
          <table:table-cell table:number-columns-repeated="10" office:value-type="float" office:value="48">
            <text:p>48</text:p>
          </table:table-cell>
          <table:table-cell table:number-columns-repeated="13" office:value-type="float" office:value="50">
            <text:p>50</text:p>
          </table:table-cell>
          <table:table-cell table:number-columns-repeated="9" office:value-type="float" office:value="53">
            <text:p>53</text:p>
          </table:table-cell>
          <table:table-cell table:number-columns-repeated="4" office:value-type="float" office:value="55">
            <text:p>55</text:p>
          </table:table-cell>
          <table:table-cell/>
          <table:table-cell office:value-type="float" office:value="19">
            <text:p>19</text:p>
          </table:table-cell>
          <table:table-cell office:value-type="float" office:value="63.104">
            <text:p>63.104</text:p>
          </table:table-cell>
          <table:table-cell office:value-type="float" office:value="108.694">
            <text:p>108.694</text:p>
          </table:table-cell>
          <table:table-cell office:value-type="float" office:value="142.004">
            <text:p>142.004</text:p>
          </table:table-cell>
          <table:table-cell office:value-type="float" office:value="173.282">
            <text:p>173.282</text:p>
          </table:table-cell>
          <table:table-cell office:value-type="float" office:value="201.416">
            <text:p>201.416</text:p>
          </table:table-cell>
          <table:table-cell office:value-type="float" office:value="227.448">
            <text:p>227.448</text:p>
          </table:table-cell>
          <table:table-cell office:value-type="float" office:value="246.488">
            <text:p>246.488</text:p>
          </table:table-cell>
          <table:table-cell office:value-type="float" office:value="255.81">
            <text:p>255.81</text:p>
          </table:table-cell>
          <table:table-cell office:value-type="float" office:value="257.286">
            <text:p>257.286</text:p>
          </table:table-cell>
          <table:table-cell office:value-type="float" office:value="259.404">
            <text:p>259.404</text:p>
          </table:table-cell>
          <table:table-cell office:value-type="float" office:value="266.78">
            <text:p>266.78</text:p>
          </table:table-cell>
          <table:table-cell office:value-type="float" office:value="276.158">
            <text:p>276.158</text:p>
          </table:table-cell>
          <table:table-cell office:value-type="float" office:value="285.176">
            <text:p>285.176</text:p>
          </table:table-cell>
          <table:table-cell office:value-type="float" office:value="288.064">
            <text:p>288.064</text:p>
          </table:table-cell>
          <table:table-cell office:value-type="float" office:value="299.5">
            <text:p>299.5</text:p>
          </table:table-cell>
          <table:table-cell office:value-type="float" office:value="304.376">
            <text:p>304.376</text:p>
          </table:table-cell>
          <table:table-cell office:value-type="float" office:value="310.832">
            <text:p>310.832</text:p>
          </table:table-cell>
          <table:table-cell office:value-type="float" office:value="313.546">
            <text:p>313.546</text:p>
          </table:table-cell>
          <table:table-cell office:value-type="float" office:value="319.362">
            <text:p>319.362</text:p>
          </table:table-cell>
          <table:table-cell office:value-type="float" office:value="328.874">
            <text:p>328.874</text:p>
          </table:table-cell>
          <table:table-cell office:value-type="float" office:value="334.286">
            <text:p>334.286</text:p>
          </table:table-cell>
          <table:table-cell office:value-type="float" office:value="341.356">
            <text:p>341.356</text:p>
          </table:table-cell>
          <table:table-cell office:value-type="float" office:value="343.12">
            <text:p>343.12</text:p>
          </table:table-cell>
          <table:table-cell office:value-type="float" office:value="340.7">
            <text:p>340.7</text:p>
          </table:table-cell>
          <table:table-cell office:value-type="float" office:value="336.67">
            <text:p>336.67</text:p>
          </table:table-cell>
          <table:table-cell office:value-type="float" office:value="343.294">
            <text:p>343.294</text:p>
          </table:table-cell>
          <table:table-cell office:value-type="float" office:value="348.396">
            <text:p>348.396</text:p>
          </table:table-cell>
          <table:table-cell office:value-type="float" office:value="352.498">
            <text:p>352.498</text:p>
          </table:table-cell>
          <table:table-cell office:value-type="float" office:value="375.9">
            <text:p>375.9</text:p>
          </table:table-cell>
          <table:table-cell office:value-type="float" office:value="378.228">
            <text:p>378.228</text:p>
          </table:table-cell>
          <table:table-cell office:value-type="float" office:value="364.94">
            <text:p>364.94</text:p>
          </table:table-cell>
          <table:table-cell office:value-type="float" office:value="360.082">
            <text:p>360.082</text:p>
          </table:table-cell>
          <table:table-cell office:value-type="float" office:value="373.52">
            <text:p>373.52</text:p>
          </table:table-cell>
          <table:table-cell office:value-type="float" office:value="358.122">
            <text:p>358.122</text:p>
          </table:table-cell>
          <table:table-cell office:value-type="float" office:value="353.076">
            <text:p>353.076</text:p>
          </table:table-cell>
          <table:table-cell office:value-type="float" office:value="329.796">
            <text:p>329.796</text:p>
          </table:table-cell>
          <table:table-cell office:value-type="float" office:value="300.012">
            <text:p>300.012</text:p>
          </table:table-cell>
          <table:table-cell office:value-type="float" office:value="278.97">
            <text:p>278.97</text:p>
          </table:table-cell>
          <table:table-cell office:value-type="float" office:value="255.62">
            <text:p>255.62</text:p>
          </table:table-cell>
          <table:table-cell office:value-type="float" office:value="257.148">
            <text:p>257.148</text:p>
          </table:table-cell>
          <table:table-cell office:value-type="float" office:value="250.04">
            <text:p>250.04</text:p>
          </table:table-cell>
          <table:table-cell office:value-type="float" office:value="236.156">
            <text:p>236.156</text:p>
          </table:table-cell>
          <table:table-cell office:value-type="float" office:value="228.986">
            <text:p>228.986</text:p>
          </table:table-cell>
          <table:table-cell office:value-type="float" office:value="246.692">
            <text:p>246.692</text:p>
          </table:table-cell>
          <table:table-cell office:value-type="float" office:value="253.026">
            <text:p>253.026</text:p>
          </table:table-cell>
          <table:table-cell office:value-type="float" office:value="245.816">
            <text:p>245.816</text:p>
          </table:table-cell>
          <table:table-cell office:value-type="float" office:value="243.244">
            <text:p>243.244</text:p>
          </table:table-cell>
          <table:table-cell office:value-type="float" office:value="250.66">
            <text:p>250.66</text:p>
          </table:table-cell>
          <table:table-cell office:value-type="float" office:value="253.186">
            <text:p>253.186</text:p>
          </table:table-cell>
          <table:table-cell office:value-type="float" office:value="246.878">
            <text:p>246.878</text:p>
          </table:table-cell>
          <table:table-cell office:value-type="float" office:value="260.336">
            <text:p>260.3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67">
            <text:p>67</text:p>
          </table:table-cell>
          <table:table-cell table:number-columns-repeated="6" office:value-type="float" office:value="85">
            <text:p>85</text:p>
          </table:table-cell>
          <table:table-cell table:number-columns-repeated="3" office:value-type="float" office:value="86">
            <text:p>86</text:p>
          </table:table-cell>
          <table:table-cell table:number-columns-repeated="40" office:value-type="float" office:value="89">
            <text:p>89</text:p>
          </table:table-cell>
          <table:table-cell/>
          <table:table-cell office:value-type="float" office:value="20">
            <text:p>20</text:p>
          </table:table-cell>
          <table:table-cell office:value-type="float" office:value="63.502">
            <text:p>63.502</text:p>
          </table:table-cell>
          <table:table-cell office:value-type="float" office:value="113.252">
            <text:p>113.252</text:p>
          </table:table-cell>
          <table:table-cell office:value-type="float" office:value="138.012">
            <text:p>138.012</text:p>
          </table:table-cell>
          <table:table-cell office:value-type="float" office:value="148.98">
            <text:p>148.98</text:p>
          </table:table-cell>
          <table:table-cell office:value-type="float" office:value="146.162">
            <text:p>146.162</text:p>
          </table:table-cell>
          <table:table-cell office:value-type="float" office:value="145.46">
            <text:p>145.46</text:p>
          </table:table-cell>
          <table:table-cell office:value-type="float" office:value="159.748">
            <text:p>159.748</text:p>
          </table:table-cell>
          <table:table-cell office:value-type="float" office:value="156.698">
            <text:p>156.698</text:p>
          </table:table-cell>
          <table:table-cell office:value-type="float" office:value="160.736">
            <text:p>160.736</text:p>
          </table:table-cell>
          <table:table-cell office:value-type="float" office:value="128.51">
            <text:p>128.51</text:p>
          </table:table-cell>
          <table:table-cell office:value-type="float" office:value="105.23">
            <text:p>105.23</text:p>
          </table:table-cell>
          <table:table-cell office:value-type="float" office:value="86.554">
            <text:p>86.554</text:p>
          </table:table-cell>
          <table:table-cell table:number-columns-repeated="3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85">
            <text:p>85</text:p>
          </table:table-cell>
          <table:table-cell table:number-columns-repeated="6" office:value-type="float" office:value="88">
            <text:p>88</text:p>
          </table:table-cell>
          <table:table-cell table:number-columns-repeated="39" office:value-type="float" office:value="89">
            <text:p>89</text:p>
          </table:table-cell>
          <table:table-cell/>
          <table:table-cell office:value-type="float" office:value="21">
            <text:p>21</text:p>
          </table:table-cell>
          <table:table-cell office:value-type="float" office:value="53.26">
            <text:p>53.26</text:p>
          </table:table-cell>
          <table:table-cell office:value-type="float" office:value="97.72">
            <text:p>97.72</text:p>
          </table:table-cell>
          <table:table-cell office:value-type="float" office:value="129.106">
            <text:p>129.106</text:p>
          </table:table-cell>
          <table:table-cell office:value-type="float" office:value="152.144">
            <text:p>152.144</text:p>
          </table:table-cell>
          <table:table-cell office:value-type="float" office:value="157.466">
            <text:p>157.466</text:p>
          </table:table-cell>
          <table:table-cell office:value-type="float" office:value="149.298">
            <text:p>149.298</text:p>
          </table:table-cell>
          <table:table-cell office:value-type="float" office:value="149.248">
            <text:p>149.248</text:p>
          </table:table-cell>
          <table:table-cell office:value-type="float" office:value="141.612">
            <text:p>141.612</text:p>
          </table:table-cell>
          <table:table-cell office:value-type="float" office:value="131.524">
            <text:p>131.524</text:p>
          </table:table-cell>
          <table:table-cell office:value-type="float" office:value="118.45">
            <text:p>118.45</text:p>
          </table:table-cell>
          <table:table-cell office:value-type="float" office:value="130.058">
            <text:p>130.058</text:p>
          </table:table-cell>
          <table:table-cell office:value-type="float" office:value="131.734">
            <text:p>131.734</text:p>
          </table:table-cell>
          <table:table-cell office:value-type="float" office:value="136.396">
            <text:p>136.396</text:p>
          </table:table-cell>
          <table:table-cell table:number-columns-repeated="3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5" office:value-type="float" office:value="36">
            <text:p>36</text:p>
          </table:table-cell>
          <table:table-cell table:number-columns-repeated="5"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2" office:value-type="float" office:value="43">
            <text:p>43</text:p>
          </table:table-cell>
          <table:table-cell table:number-columns-repeated="37" office:value-type="float" office:value="50">
            <text:p>50</text:p>
          </table:table-cell>
          <table:table-cell/>
          <table:table-cell office:value-type="float" office:value="22">
            <text:p>22</text:p>
          </table:table-cell>
          <table:table-cell office:value-type="float" office:value="59.896">
            <text:p>59.896</text:p>
          </table:table-cell>
          <table:table-cell office:value-type="float" office:value="119.136">
            <text:p>119.136</text:p>
          </table:table-cell>
          <table:table-cell office:value-type="float" office:value="155.362">
            <text:p>155.362</text:p>
          </table:table-cell>
          <table:table-cell office:value-type="float" office:value="183.344">
            <text:p>183.344</text:p>
          </table:table-cell>
          <table:table-cell office:value-type="float" office:value="203.976">
            <text:p>203.976</text:p>
          </table:table-cell>
          <table:table-cell office:value-type="float" office:value="217.26">
            <text:p>217.26</text:p>
          </table:table-cell>
          <table:table-cell office:value-type="float" office:value="217.412">
            <text:p>217.412</text:p>
          </table:table-cell>
          <table:table-cell office:value-type="float" office:value="227.326">
            <text:p>227.326</text:p>
          </table:table-cell>
          <table:table-cell office:value-type="float" office:value="231.462">
            <text:p>231.462</text:p>
          </table:table-cell>
          <table:table-cell office:value-type="float" office:value="234.096">
            <text:p>234.096</text:p>
          </table:table-cell>
          <table:table-cell office:value-type="float" office:value="237.968">
            <text:p>237.968</text:p>
          </table:table-cell>
          <table:table-cell office:value-type="float" office:value="232.904">
            <text:p>232.904</text:p>
          </table:table-cell>
          <table:table-cell office:value-type="float" office:value="224.89">
            <text:p>224.89</text:p>
          </table:table-cell>
          <table:table-cell office:value-type="float" office:value="218.538">
            <text:p>218.538</text:p>
          </table:table-cell>
          <table:table-cell office:value-type="float" office:value="215.194">
            <text:p>215.194</text:p>
          </table:table-cell>
          <table:table-cell office:value-type="float" office:value="221.562">
            <text:p>221.562</text:p>
          </table:table-cell>
          <table:table-cell office:value-type="float" office:value="216.87">
            <text:p>216.87</text:p>
          </table:table-cell>
          <table:table-cell office:value-type="float" office:value="210.402">
            <text:p>210.402</text:p>
          </table:table-cell>
          <table:table-cell office:value-type="float" office:value="201.398">
            <text:p>201.398</text:p>
          </table:table-cell>
          <table:table-cell office:value-type="float" office:value="206.144">
            <text:p>206.144</text:p>
          </table:table-cell>
          <table:table-cell office:value-type="float" office:value="203.93">
            <text:p>203.93</text:p>
          </table:table-cell>
          <table:table-cell office:value-type="float" office:value="202.12">
            <text:p>202.12</text:p>
          </table:table-cell>
          <table:table-cell office:value-type="float" office:value="203.038">
            <text:p>203.038</text:p>
          </table:table-cell>
          <table:table-cell office:value-type="float" office:value="210.772">
            <text:p>210.772</text:p>
          </table:table-cell>
          <table:table-cell office:value-type="float" office:value="224.14">
            <text:p>224.14</text:p>
          </table:table-cell>
          <table:table-cell office:value-type="float" office:value="224.824">
            <text:p>224.824</text:p>
          </table:table-cell>
          <table:table-cell office:value-type="float" office:value="229.63">
            <text:p>229.63</text:p>
          </table:table-cell>
          <table:table-cell office:value-type="float" office:value="227.276">
            <text:p>227.276</text:p>
          </table:table-cell>
          <table:table-cell office:value-type="float" office:value="229.412">
            <text:p>229.412</text:p>
          </table:table-cell>
          <table:table-cell office:value-type="float" office:value="231.838">
            <text:p>231.838</text:p>
          </table:table-cell>
          <table:table-cell office:value-type="float" office:value="232.764">
            <text:p>232.764</text:p>
          </table:table-cell>
          <table:table-cell office:value-type="float" office:value="238.094">
            <text:p>238.094</text:p>
          </table:table-cell>
          <table:table-cell office:value-type="float" office:value="240.196">
            <text:p>240.196</text:p>
          </table:table-cell>
          <table:table-cell office:value-type="float" office:value="238.152">
            <text:p>238.152</text:p>
          </table:table-cell>
          <table:table-cell office:value-type="float" office:value="240.824">
            <text:p>240.824</text:p>
          </table:table-cell>
          <table:table-cell office:value-type="float" office:value="246.448">
            <text:p>246.448</text:p>
          </table:table-cell>
          <table:table-cell office:value-type="float" office:value="250.548">
            <text:p>250.548</text:p>
          </table:table-cell>
          <table:table-cell office:value-type="float" office:value="249.158">
            <text:p>249.158</text:p>
          </table:table-cell>
          <table:table-cell office:value-type="float" office:value="255.678">
            <text:p>255.678</text:p>
          </table:table-cell>
          <table:table-cell office:value-type="float" office:value="258.354">
            <text:p>258.354</text:p>
          </table:table-cell>
          <table:table-cell office:value-type="float" office:value="253.034">
            <text:p>253.034</text:p>
          </table:table-cell>
          <table:table-cell office:value-type="float" office:value="260.424">
            <text:p>260.424</text:p>
          </table:table-cell>
          <table:table-cell office:value-type="float" office:value="268.07">
            <text:p>268.07</text:p>
          </table:table-cell>
          <table:table-cell office:value-type="float" office:value="269.464">
            <text:p>269.464</text:p>
          </table:table-cell>
          <table:table-cell office:value-type="float" office:value="275.574">
            <text:p>275.574</text:p>
          </table:table-cell>
          <table:table-cell office:value-type="float" office:value="280.716">
            <text:p>280.716</text:p>
          </table:table-cell>
          <table:table-cell office:value-type="float" office:value="287.798">
            <text:p>287.798</text:p>
          </table:table-cell>
          <table:table-cell office:value-type="float" office:value="291.212">
            <text:p>291.212</text:p>
          </table:table-cell>
          <table:table-cell office:value-type="float" office:value="295.332">
            <text:p>295.332</text:p>
          </table:table-cell>
          <table:table-cell office:value-type="float" office:value="293.342">
            <text:p>293.342</text:p>
          </table:table-cell>
          <table:table-cell office:value-type="float" office:value="291.132">
            <text:p>291.1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34">
            <text:p>34</text:p>
          </table:table-cell>
          <table:table-cell table:number-columns-repeated="4" office:value-type="float" office:value="47">
            <text:p>47</text:p>
          </table:table-cell>
          <table:table-cell table:number-columns-repeated="4" office:value-type="float" office:value="49">
            <text:p>49</text:p>
          </table:table-cell>
          <table:table-cell table:number-columns-repeated="4" office:value-type="float" office:value="56">
            <text:p>56</text:p>
          </table:table-cell>
          <table:table-cell table:number-columns-repeated="13" office:value-type="float" office:value="60">
            <text:p>60</text:p>
          </table:table-cell>
          <table:table-cell table:number-columns-repeated="12" office:value-type="float" office:value="65">
            <text:p>65</text:p>
          </table:table-cell>
          <table:table-cell table:number-columns-repeated="12" office:value-type="float" office:value="69">
            <text:p>69</text:p>
          </table:table-cell>
          <table:table-cell/>
          <table:table-cell office:value-type="float" office:value="23">
            <text:p>23</text:p>
          </table:table-cell>
          <table:table-cell office:value-type="float" office:value="60.248">
            <text:p>60.248</text:p>
          </table:table-cell>
          <table:table-cell office:value-type="float" office:value="118.46">
            <text:p>118.46</text:p>
          </table:table-cell>
          <table:table-cell office:value-type="float" office:value="158.63">
            <text:p>158.63</text:p>
          </table:table-cell>
          <table:table-cell office:value-type="float" office:value="195.788">
            <text:p>195.788</text:p>
          </table:table-cell>
          <table:table-cell office:value-type="float" office:value="217.252">
            <text:p>217.252</text:p>
          </table:table-cell>
          <table:table-cell office:value-type="float" office:value="230.498">
            <text:p>230.498</text:p>
          </table:table-cell>
          <table:table-cell office:value-type="float" office:value="235.984">
            <text:p>235.984</text:p>
          </table:table-cell>
          <table:table-cell office:value-type="float" office:value="249.014">
            <text:p>249.014</text:p>
          </table:table-cell>
          <table:table-cell office:value-type="float" office:value="241.338">
            <text:p>241.338</text:p>
          </table:table-cell>
          <table:table-cell office:value-type="float" office:value="236.894">
            <text:p>236.894</text:p>
          </table:table-cell>
          <table:table-cell office:value-type="float" office:value="232.662">
            <text:p>232.662</text:p>
          </table:table-cell>
          <table:table-cell office:value-type="float" office:value="236.074">
            <text:p>236.074</text:p>
          </table:table-cell>
          <table:table-cell office:value-type="float" office:value="238.184">
            <text:p>238.184</text:p>
          </table:table-cell>
          <table:table-cell office:value-type="float" office:value="230.564">
            <text:p>230.564</text:p>
          </table:table-cell>
          <table:table-cell office:value-type="float" office:value="236.04">
            <text:p>236.04</text:p>
          </table:table-cell>
          <table:table-cell office:value-type="float" office:value="243.238">
            <text:p>243.238</text:p>
          </table:table-cell>
          <table:table-cell office:value-type="float" office:value="249.486">
            <text:p>249.486</text:p>
          </table:table-cell>
          <table:table-cell office:value-type="float" office:value="259.58">
            <text:p>259.58</text:p>
          </table:table-cell>
          <table:table-cell office:value-type="float" office:value="254.482">
            <text:p>254.482</text:p>
          </table:table-cell>
          <table:table-cell office:value-type="float" office:value="253.286">
            <text:p>253.286</text:p>
          </table:table-cell>
          <table:table-cell office:value-type="float" office:value="243.6">
            <text:p>243.6</text:p>
          </table:table-cell>
          <table:table-cell office:value-type="float" office:value="242.014">
            <text:p>242.014</text:p>
          </table:table-cell>
          <table:table-cell office:value-type="float" office:value="242.028">
            <text:p>242.028</text:p>
          </table:table-cell>
          <table:table-cell office:value-type="float" office:value="235.402">
            <text:p>235.402</text:p>
          </table:table-cell>
          <table:table-cell office:value-type="float" office:value="236.758">
            <text:p>236.758</text:p>
          </table:table-cell>
          <table:table-cell office:value-type="float" office:value="230.726">
            <text:p>230.726</text:p>
          </table:table-cell>
          <table:table-cell office:value-type="float" office:value="237.45">
            <text:p>237.45</text:p>
          </table:table-cell>
          <table:table-cell office:value-type="float" office:value="240.024">
            <text:p>240.024</text:p>
          </table:table-cell>
          <table:table-cell office:value-type="float" office:value="234.86">
            <text:p>234.86</text:p>
          </table:table-cell>
          <table:table-cell office:value-type="float" office:value="238.174">
            <text:p>238.174</text:p>
          </table:table-cell>
          <table:table-cell office:value-type="float" office:value="244.662">
            <text:p>244.662</text:p>
          </table:table-cell>
          <table:table-cell office:value-type="float" office:value="247.824">
            <text:p>247.824</text:p>
          </table:table-cell>
          <table:table-cell office:value-type="float" office:value="251.252">
            <text:p>251.252</text:p>
          </table:table-cell>
          <table:table-cell office:value-type="float" office:value="248.406">
            <text:p>248.406</text:p>
          </table:table-cell>
          <table:table-cell office:value-type="float" office:value="263.396">
            <text:p>263.396</text:p>
          </table:table-cell>
          <table:table-cell office:value-type="float" office:value="266.902">
            <text:p>266.902</text:p>
          </table:table-cell>
          <table:table-cell office:value-type="float" office:value="270.934">
            <text:p>270.934</text:p>
          </table:table-cell>
          <table:table-cell office:value-type="float" office:value="281.316">
            <text:p>281.316</text:p>
          </table:table-cell>
          <table:table-cell office:value-type="float" office:value="282.278">
            <text:p>282.278</text:p>
          </table:table-cell>
          <table:table-cell office:value-type="float" office:value="276.502">
            <text:p>276.502</text:p>
          </table:table-cell>
          <table:table-cell office:value-type="float" office:value="272.918">
            <text:p>272.918</text:p>
          </table:table-cell>
          <table:table-cell office:value-type="float" office:value="268.82">
            <text:p>268.82</text:p>
          </table:table-cell>
          <table:table-cell office:value-type="float" office:value="263.824">
            <text:p>263.824</text:p>
          </table:table-cell>
          <table:table-cell office:value-type="float" office:value="268.756">
            <text:p>268.756</text:p>
          </table:table-cell>
          <table:table-cell office:value-type="float" office:value="263.644">
            <text:p>263.644</text:p>
          </table:table-cell>
          <table:table-cell office:value-type="float" office:value="259.86">
            <text:p>259.86</text:p>
          </table:table-cell>
          <table:table-cell office:value-type="float" office:value="255.802">
            <text:p>255.802</text:p>
          </table:table-cell>
          <table:table-cell office:value-type="float" office:value="251.336">
            <text:p>251.336</text:p>
          </table:table-cell>
          <table:table-cell office:value-type="float" office:value="261.374">
            <text:p>261.374</text:p>
          </table:table-cell>
          <table:table-cell office:value-type="float" office:value="264.664">
            <text:p>264.664</text:p>
          </table:table-cell>
          <table:table-cell office:value-type="float" office:value="265.652">
            <text:p>265.65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number-columns-repeated="5" office:value-type="float" office:value="52">
            <text:p>52</text:p>
          </table:table-cell>
          <table:table-cell table:number-columns-repeated="8" office:value-type="float" office:value="71">
            <text:p>71</text:p>
          </table:table-cell>
          <table:table-cell table:number-columns-repeated="10" office:value-type="float" office:value="73">
            <text:p>73</text:p>
          </table:table-cell>
          <table:table-cell table:number-columns-repeated="27" office:value-type="float" office:value="75">
            <text:p>75</text:p>
          </table:table-cell>
          <table:table-cell/>
          <table:table-cell office:value-type="float" office:value="24">
            <text:p>24</text:p>
          </table:table-cell>
          <table:table-cell office:value-type="float" office:value="61.002">
            <text:p>61.002</text:p>
          </table:table-cell>
          <table:table-cell office:value-type="float" office:value="121.614">
            <text:p>121.614</text:p>
          </table:table-cell>
          <table:table-cell office:value-type="float" office:value="154.048">
            <text:p>154.048</text:p>
          </table:table-cell>
          <table:table-cell office:value-type="float" office:value="182.3">
            <text:p>182.3</text:p>
          </table:table-cell>
          <table:table-cell office:value-type="float" office:value="189.166">
            <text:p>189.166</text:p>
          </table:table-cell>
          <table:table-cell office:value-type="float" office:value="196.67">
            <text:p>196.67</text:p>
          </table:table-cell>
          <table:table-cell office:value-type="float" office:value="205.842">
            <text:p>205.842</text:p>
          </table:table-cell>
          <table:table-cell office:value-type="float" office:value="214.822">
            <text:p>214.822</text:p>
          </table:table-cell>
          <table:table-cell office:value-type="float" office:value="216.07">
            <text:p>216.07</text:p>
          </table:table-cell>
          <table:table-cell office:value-type="float" office:value="204.73">
            <text:p>204.73</text:p>
          </table:table-cell>
          <table:table-cell office:value-type="float" office:value="189.678">
            <text:p>189.678</text:p>
          </table:table-cell>
          <table:table-cell office:value-type="float" office:value="156.168">
            <text:p>156.168</text:p>
          </table:table-cell>
          <table:table-cell office:value-type="float" office:value="127.02">
            <text:p>127.02</text:p>
          </table:table-cell>
          <table:table-cell office:value-type="float" office:value="117.324">
            <text:p>117.324</text:p>
          </table:table-cell>
          <table:table-cell office:value-type="float" office:value="107.28">
            <text:p>107.28</text:p>
          </table:table-cell>
          <table:table-cell office:value-type="float" office:value="103.86">
            <text:p>103.86</text:p>
          </table:table-cell>
          <table:table-cell office:value-type="float" office:value="97.286">
            <text:p>97.286</text:p>
          </table:table-cell>
          <table:table-cell office:value-type="float" office:value="98.156">
            <text:p>98.156</text:p>
          </table:table-cell>
          <table:table-cell office:value-type="float" office:value="98.756">
            <text:p>98.756</text:p>
          </table:table-cell>
          <table:table-cell office:value-type="float" office:value="103.158">
            <text:p>103.158</text:p>
          </table:table-cell>
          <table:table-cell office:value-type="float" office:value="107.484">
            <text:p>107.484</text:p>
          </table:table-cell>
          <table:table-cell office:value-type="float" office:value="112.866">
            <text:p>112.866</text:p>
          </table:table-cell>
          <table:table-cell office:value-type="float" office:value="118.84">
            <text:p>118.84</text:p>
          </table:table-cell>
          <table:table-cell office:value-type="float" office:value="121.094">
            <text:p>121.094</text:p>
          </table:table-cell>
          <table:table-cell office:value-type="float" office:value="127.3">
            <text:p>127.3</text:p>
          </table:table-cell>
          <table:table-cell office:value-type="float" office:value="135.432">
            <text:p>135.432</text:p>
          </table:table-cell>
          <table:table-cell office:value-type="float" office:value="143.516">
            <text:p>143.516</text:p>
          </table:table-cell>
          <table:table-cell office:value-type="float" office:value="145.832">
            <text:p>145.832</text:p>
          </table:table-cell>
          <table:table-cell office:value-type="float" office:value="147.696">
            <text:p>147.696</text:p>
          </table:table-cell>
          <table:table-cell office:value-type="float" office:value="155.62">
            <text:p>155.62</text:p>
          </table:table-cell>
          <table:table-cell office:value-type="float" office:value="159.514">
            <text:p>159.514</text:p>
          </table:table-cell>
          <table:table-cell office:value-type="float" office:value="157.862">
            <text:p>157.862</text:p>
          </table:table-cell>
          <table:table-cell office:value-type="float" office:value="169.808">
            <text:p>169.808</text:p>
          </table:table-cell>
          <table:table-cell office:value-type="float" office:value="175.866">
            <text:p>175.866</text:p>
          </table:table-cell>
          <table:table-cell office:value-type="float" office:value="174.036">
            <text:p>174.036</text:p>
          </table:table-cell>
          <table:table-cell office:value-type="float" office:value="169.252">
            <text:p>169.252</text:p>
          </table:table-cell>
          <table:table-cell office:value-type="float" office:value="177.376">
            <text:p>177.376</text:p>
          </table:table-cell>
          <table:table-cell office:value-type="float" office:value="175.68">
            <text:p>175.68</text:p>
          </table:table-cell>
          <table:table-cell office:value-type="float" office:value="182.038">
            <text:p>182.038</text:p>
          </table:table-cell>
          <table:table-cell office:value-type="float" office:value="185.552">
            <text:p>185.552</text:p>
          </table:table-cell>
          <table:table-cell office:value-type="float" office:value="180.926">
            <text:p>180.926</text:p>
          </table:table-cell>
          <table:table-cell office:value-type="float" office:value="186.238">
            <text:p>186.238</text:p>
          </table:table-cell>
          <table:table-cell office:value-type="float" office:value="189.364">
            <text:p>189.364</text:p>
          </table:table-cell>
          <table:table-cell office:value-type="float" office:value="194.204">
            <text:p>194.204</text:p>
          </table:table-cell>
          <table:table-cell office:value-type="float" office:value="197.104">
            <text:p>197.104</text:p>
          </table:table-cell>
          <table:table-cell office:value-type="float" office:value="184.804">
            <text:p>184.804</text:p>
          </table:table-cell>
          <table:table-cell office:value-type="float" office:value="182.426">
            <text:p>182.426</text:p>
          </table:table-cell>
          <table:table-cell office:value-type="float" office:value="183.314">
            <text:p>183.314</text:p>
          </table:table-cell>
          <table:table-cell office:value-type="float" office:value="196.082">
            <text:p>196.082</text:p>
          </table:table-cell>
          <table:table-cell office:value-type="float" office:value="203.998">
            <text:p>203.998</text:p>
          </table:table-cell>
          <table:table-cell office:value-type="float" office:value="214.196">
            <text:p>214.19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13" office:value-type="float" office:value="46">
            <text:p>46</text:p>
          </table:table-cell>
          <table:table-cell table:number-columns-repeated="34" office:value-type="float" office:value="50">
            <text:p>50</text:p>
          </table:table-cell>
          <table:table-cell table:number-columns-repeated="4" office:value-type="float" office:value="62">
            <text:p>62</text:p>
          </table:table-cell>
          <table:table-cell/>
          <table:table-cell office:value-type="float" office:value="25">
            <text:p>25</text:p>
          </table:table-cell>
          <table:table-cell office:value-type="float" office:value="57.008">
            <text:p>57.008</text:p>
          </table:table-cell>
          <table:table-cell office:value-type="float" office:value="114.662">
            <text:p>114.662</text:p>
          </table:table-cell>
          <table:table-cell office:value-type="float" office:value="144.524">
            <text:p>144.524</text:p>
          </table:table-cell>
          <table:table-cell office:value-type="float" office:value="176.386">
            <text:p>176.386</text:p>
          </table:table-cell>
          <table:table-cell office:value-type="float" office:value="214.788">
            <text:p>214.788</text:p>
          </table:table-cell>
          <table:table-cell office:value-type="float" office:value="230.804">
            <text:p>230.804</text:p>
          </table:table-cell>
          <table:table-cell office:value-type="float" office:value="247.86">
            <text:p>247.86</text:p>
          </table:table-cell>
          <table:table-cell office:value-type="float" office:value="256.678">
            <text:p>256.678</text:p>
          </table:table-cell>
          <table:table-cell office:value-type="float" office:value="274.256">
            <text:p>274.256</text:p>
          </table:table-cell>
          <table:table-cell office:value-type="float" office:value="275.466">
            <text:p>275.466</text:p>
          </table:table-cell>
          <table:table-cell office:value-type="float" office:value="289.054">
            <text:p>289.054</text:p>
          </table:table-cell>
          <table:table-cell office:value-type="float" office:value="277.472">
            <text:p>277.472</text:p>
          </table:table-cell>
          <table:table-cell office:value-type="float" office:value="243.066">
            <text:p>243.066</text:p>
          </table:table-cell>
          <table:table-cell office:value-type="float" office:value="207.34">
            <text:p>207.34</text:p>
          </table:table-cell>
          <table:table-cell office:value-type="float" office:value="186.174">
            <text:p>186.174</text:p>
          </table:table-cell>
          <table:table-cell office:value-type="float" office:value="174.654">
            <text:p>174.654</text:p>
          </table:table-cell>
          <table:table-cell office:value-type="float" office:value="161.638">
            <text:p>161.638</text:p>
          </table:table-cell>
          <table:table-cell office:value-type="float" office:value="157.586">
            <text:p>157.586</text:p>
          </table:table-cell>
          <table:table-cell office:value-type="float" office:value="150.914">
            <text:p>150.914</text:p>
          </table:table-cell>
          <table:table-cell office:value-type="float" office:value="146.728">
            <text:p>146.728</text:p>
          </table:table-cell>
          <table:table-cell office:value-type="float" office:value="146.568">
            <text:p>146.568</text:p>
          </table:table-cell>
          <table:table-cell office:value-type="float" office:value="144.09">
            <text:p>144.09</text:p>
          </table:table-cell>
          <table:table-cell office:value-type="float" office:value="147.672">
            <text:p>147.672</text:p>
          </table:table-cell>
          <table:table-cell office:value-type="float" office:value="149.304">
            <text:p>149.304</text:p>
          </table:table-cell>
          <table:table-cell office:value-type="float" office:value="154.58">
            <text:p>154.58</text:p>
          </table:table-cell>
          <table:table-cell office:value-type="float" office:value="154.132">
            <text:p>154.132</text:p>
          </table:table-cell>
          <table:table-cell office:value-type="float" office:value="151.028">
            <text:p>151.028</text:p>
          </table:table-cell>
          <table:table-cell office:value-type="float" office:value="161.392">
            <text:p>161.392</text:p>
          </table:table-cell>
          <table:table-cell office:value-type="float" office:value="170.262">
            <text:p>170.262</text:p>
          </table:table-cell>
          <table:table-cell office:value-type="float" office:value="171.26">
            <text:p>171.26</text:p>
          </table:table-cell>
          <table:table-cell office:value-type="float" office:value="178.632">
            <text:p>178.632</text:p>
          </table:table-cell>
          <table:table-cell office:value-type="float" office:value="179.716">
            <text:p>179.716</text:p>
          </table:table-cell>
          <table:table-cell office:value-type="float" office:value="180.654">
            <text:p>180.654</text:p>
          </table:table-cell>
          <table:table-cell office:value-type="float" office:value="185.434">
            <text:p>185.434</text:p>
          </table:table-cell>
          <table:table-cell office:value-type="float" office:value="186.202">
            <text:p>186.202</text:p>
          </table:table-cell>
          <table:table-cell office:value-type="float" office:value="193.204">
            <text:p>193.204</text:p>
          </table:table-cell>
          <table:table-cell office:value-type="float" office:value="197.764">
            <text:p>197.764</text:p>
          </table:table-cell>
          <table:table-cell office:value-type="float" office:value="197.254">
            <text:p>197.254</text:p>
          </table:table-cell>
          <table:table-cell office:value-type="float" office:value="198.88">
            <text:p>198.88</text:p>
          </table:table-cell>
          <table:table-cell office:value-type="float" office:value="199.838">
            <text:p>199.838</text:p>
          </table:table-cell>
          <table:table-cell office:value-type="float" office:value="201.546">
            <text:p>201.546</text:p>
          </table:table-cell>
          <table:table-cell office:value-type="float" office:value="197.042">
            <text:p>197.042</text:p>
          </table:table-cell>
          <table:table-cell office:value-type="float" office:value="197.12">
            <text:p>197.12</text:p>
          </table:table-cell>
          <table:table-cell office:value-type="float" office:value="200.624">
            <text:p>200.624</text:p>
          </table:table-cell>
          <table:table-cell office:value-type="float" office:value="199.324">
            <text:p>199.324</text:p>
          </table:table-cell>
          <table:table-cell office:value-type="float" office:value="205.084">
            <text:p>205.084</text:p>
          </table:table-cell>
          <table:table-cell office:value-type="float" office:value="193.954">
            <text:p>193.954</text:p>
          </table:table-cell>
          <table:table-cell office:value-type="float" office:value="191.502">
            <text:p>191.502</text:p>
          </table:table-cell>
          <table:table-cell office:value-type="float" office:value="191.162">
            <text:p>191.162</text:p>
          </table:table-cell>
          <table:table-cell office:value-type="float" office:value="191.742">
            <text:p>191.742</text:p>
          </table:table-cell>
          <table:table-cell office:value-type="float" office:value="182.184">
            <text:p>182.18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17" office:value-type="float" office:value="43">
            <text:p>43</text:p>
          </table:table-cell>
          <table:table-cell table:number-columns-repeated="6" office:value-type="float" office:value="47">
            <text:p>47</text:p>
          </table:table-cell>
          <table:table-cell table:number-columns-repeated="11" office:value-type="float" office:value="48">
            <text:p>48</text:p>
          </table:table-cell>
          <table:table-cell table:number-columns-repeated="3" office:value-type="float" office:value="49">
            <text:p>49</text:p>
          </table:table-cell>
          <table:table-cell table:number-columns-repeated="4" office:value-type="float" office:value="50">
            <text:p>50</text:p>
          </table:table-cell>
          <table:table-cell table:number-columns-repeated="9" office:value-type="float" office:value="55">
            <text:p>55</text:p>
          </table:table-cell>
          <table:table-cell/>
          <table:table-cell office:value-type="float" office:value="26">
            <text:p>26</text:p>
          </table:table-cell>
          <table:table-cell office:value-type="float" office:value="64.014">
            <text:p>64.014</text:p>
          </table:table-cell>
          <table:table-cell office:value-type="float" office:value="135.502">
            <text:p>135.502</text:p>
          </table:table-cell>
          <table:table-cell office:value-type="float" office:value="177.544">
            <text:p>177.544</text:p>
          </table:table-cell>
          <table:table-cell office:value-type="float" office:value="214.486">
            <text:p>214.486</text:p>
          </table:table-cell>
          <table:table-cell office:value-type="float" office:value="249.444">
            <text:p>249.444</text:p>
          </table:table-cell>
          <table:table-cell office:value-type="float" office:value="285.706">
            <text:p>285.706</text:p>
          </table:table-cell>
          <table:table-cell office:value-type="float" office:value="307.4">
            <text:p>307.4</text:p>
          </table:table-cell>
          <table:table-cell office:value-type="float" office:value="334.21">
            <text:p>334.21</text:p>
          </table:table-cell>
          <table:table-cell office:value-type="float" office:value="346.742">
            <text:p>346.742</text:p>
          </table:table-cell>
          <table:table-cell office:value-type="float" office:value="358.536">
            <text:p>358.536</text:p>
          </table:table-cell>
          <table:table-cell office:value-type="float" office:value="380.106">
            <text:p>380.106</text:p>
          </table:table-cell>
          <table:table-cell office:value-type="float" office:value="394.514">
            <text:p>394.514</text:p>
          </table:table-cell>
          <table:table-cell office:value-type="float" office:value="402.008">
            <text:p>402.008</text:p>
          </table:table-cell>
          <table:table-cell office:value-type="float" office:value="411.584">
            <text:p>411.584</text:p>
          </table:table-cell>
          <table:table-cell office:value-type="float" office:value="423.89">
            <text:p>423.89</text:p>
          </table:table-cell>
          <table:table-cell office:value-type="float" office:value="424.28">
            <text:p>424.28</text:p>
          </table:table-cell>
          <table:table-cell office:value-type="float" office:value="446.698">
            <text:p>446.698</text:p>
          </table:table-cell>
          <table:table-cell office:value-type="float" office:value="451.244">
            <text:p>451.244</text:p>
          </table:table-cell>
          <table:table-cell office:value-type="float" office:value="453.306">
            <text:p>453.306</text:p>
          </table:table-cell>
          <table:table-cell office:value-type="float" office:value="454.706">
            <text:p>454.706</text:p>
          </table:table-cell>
          <table:table-cell office:value-type="float" office:value="436.296">
            <text:p>436.296</text:p>
          </table:table-cell>
          <table:table-cell office:value-type="float" office:value="423.222">
            <text:p>423.222</text:p>
          </table:table-cell>
          <table:table-cell office:value-type="float" office:value="417.814">
            <text:p>417.814</text:p>
          </table:table-cell>
          <table:table-cell office:value-type="float" office:value="420.666">
            <text:p>420.666</text:p>
          </table:table-cell>
          <table:table-cell office:value-type="float" office:value="424.358">
            <text:p>424.358</text:p>
          </table:table-cell>
          <table:table-cell office:value-type="float" office:value="406.812">
            <text:p>406.812</text:p>
          </table:table-cell>
          <table:table-cell office:value-type="float" office:value="393.792">
            <text:p>393.792</text:p>
          </table:table-cell>
          <table:table-cell office:value-type="float" office:value="413.426">
            <text:p>413.426</text:p>
          </table:table-cell>
          <table:table-cell office:value-type="float" office:value="418.304">
            <text:p>418.304</text:p>
          </table:table-cell>
          <table:table-cell office:value-type="float" office:value="430.686">
            <text:p>430.686</text:p>
          </table:table-cell>
          <table:table-cell office:value-type="float" office:value="420.14">
            <text:p>420.14</text:p>
          </table:table-cell>
          <table:table-cell office:value-type="float" office:value="420.138">
            <text:p>420.138</text:p>
          </table:table-cell>
          <table:table-cell office:value-type="float" office:value="410.398">
            <text:p>410.398</text:p>
          </table:table-cell>
          <table:table-cell office:value-type="float" office:value="400.594">
            <text:p>400.594</text:p>
          </table:table-cell>
          <table:table-cell office:value-type="float" office:value="398.388">
            <text:p>398.388</text:p>
          </table:table-cell>
          <table:table-cell office:value-type="float" office:value="391.736">
            <text:p>391.736</text:p>
          </table:table-cell>
          <table:table-cell office:value-type="float" office:value="395.782">
            <text:p>395.782</text:p>
          </table:table-cell>
          <table:table-cell office:value-type="float" office:value="394.69">
            <text:p>394.69</text:p>
          </table:table-cell>
          <table:table-cell office:value-type="float" office:value="426.736">
            <text:p>426.736</text:p>
          </table:table-cell>
          <table:table-cell office:value-type="float" office:value="426.942">
            <text:p>426.942</text:p>
          </table:table-cell>
          <table:table-cell office:value-type="float" office:value="435.806">
            <text:p>435.806</text:p>
          </table:table-cell>
          <table:table-cell office:value-type="float" office:value="438.666">
            <text:p>438.666</text:p>
          </table:table-cell>
          <table:table-cell office:value-type="float" office:value="445.37">
            <text:p>445.37</text:p>
          </table:table-cell>
          <table:table-cell office:value-type="float" office:value="447.486">
            <text:p>447.486</text:p>
          </table:table-cell>
          <table:table-cell office:value-type="float" office:value="444.852">
            <text:p>444.852</text:p>
          </table:table-cell>
          <table:table-cell office:value-type="float" office:value="471.548">
            <text:p>471.548</text:p>
          </table:table-cell>
          <table:table-cell office:value-type="float" office:value="493.11">
            <text:p>493.11</text:p>
          </table:table-cell>
          <table:table-cell office:value-type="float" office:value="492.814">
            <text:p>492.814</text:p>
          </table:table-cell>
          <table:table-cell office:value-type="float" office:value="478.244">
            <text:p>478.244</text:p>
          </table:table-cell>
          <table:table-cell office:value-type="float" office:value="475.96">
            <text:p>475.96</text:p>
          </table:table-cell>
          <table:table-cell office:value-type="float" office:value="479.794">
            <text:p>479.79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4" office:value-type="float" office:value="42">
            <text:p>42</text:p>
          </table:table-cell>
          <table:table-cell table:number-columns-repeated="6" office:value-type="float" office:value="43">
            <text:p>43</text:p>
          </table:table-cell>
          <table:table-cell office:value-type="float" office:value="45">
            <text:p>45</text:p>
          </table:table-cell>
          <table:table-cell table:number-columns-repeated="4" office:value-type="float" office:value="46">
            <text:p>46</text:p>
          </table:table-cell>
          <table:table-cell table:number-columns-repeated="4" office:value-type="float" office:value="54">
            <text:p>54</text:p>
          </table:table-cell>
          <table:table-cell table:number-columns-repeated="10" office:value-type="float" office:value="57">
            <text:p>57</text:p>
          </table:table-cell>
          <table:table-cell table:number-columns-repeated="21" office:value-type="float" office:value="58">
            <text:p>58</text:p>
          </table:table-cell>
          <table:table-cell/>
          <table:table-cell office:value-type="float" office:value="27">
            <text:p>27</text:p>
          </table:table-cell>
          <table:table-cell office:value-type="float" office:value="52.664">
            <text:p>52.664</text:p>
          </table:table-cell>
          <table:table-cell office:value-type="float" office:value="104.984">
            <text:p>104.984</text:p>
          </table:table-cell>
          <table:table-cell office:value-type="float" office:value="151.456">
            <text:p>151.456</text:p>
          </table:table-cell>
          <table:table-cell office:value-type="float" office:value="185.384">
            <text:p>185.384</text:p>
          </table:table-cell>
          <table:table-cell office:value-type="float" office:value="208.242">
            <text:p>208.242</text:p>
          </table:table-cell>
          <table:table-cell office:value-type="float" office:value="230.922">
            <text:p>230.922</text:p>
          </table:table-cell>
          <table:table-cell office:value-type="float" office:value="246.674">
            <text:p>246.674</text:p>
          </table:table-cell>
          <table:table-cell office:value-type="float" office:value="261.884">
            <text:p>261.884</text:p>
          </table:table-cell>
          <table:table-cell office:value-type="float" office:value="270.848">
            <text:p>270.848</text:p>
          </table:table-cell>
          <table:table-cell office:value-type="float" office:value="267.196">
            <text:p>267.196</text:p>
          </table:table-cell>
          <table:table-cell office:value-type="float" office:value="256.346">
            <text:p>256.346</text:p>
          </table:table-cell>
          <table:table-cell office:value-type="float" office:value="250.208">
            <text:p>250.208</text:p>
          </table:table-cell>
          <table:table-cell office:value-type="float" office:value="236.134">
            <text:p>236.134</text:p>
          </table:table-cell>
          <table:table-cell office:value-type="float" office:value="209.668">
            <text:p>209.668</text:p>
          </table:table-cell>
          <table:table-cell office:value-type="float" office:value="176.986">
            <text:p>176.986</text:p>
          </table:table-cell>
          <table:table-cell office:value-type="float" office:value="161.328">
            <text:p>161.328</text:p>
          </table:table-cell>
          <table:table-cell office:value-type="float" office:value="156.004">
            <text:p>156.004</text:p>
          </table:table-cell>
          <table:table-cell office:value-type="float" office:value="145.564">
            <text:p>145.564</text:p>
          </table:table-cell>
          <table:table-cell office:value-type="float" office:value="141.698">
            <text:p>141.698</text:p>
          </table:table-cell>
          <table:table-cell office:value-type="float" office:value="136.232">
            <text:p>136.232</text:p>
          </table:table-cell>
          <table:table-cell office:value-type="float" office:value="139.758">
            <text:p>139.758</text:p>
          </table:table-cell>
          <table:table-cell office:value-type="float" office:value="138.904">
            <text:p>138.904</text:p>
          </table:table-cell>
          <table:table-cell office:value-type="float" office:value="147.676">
            <text:p>147.676</text:p>
          </table:table-cell>
          <table:table-cell office:value-type="float" office:value="149.492">
            <text:p>149.492</text:p>
          </table:table-cell>
          <table:table-cell office:value-type="float" office:value="154.416">
            <text:p>154.416</text:p>
          </table:table-cell>
          <table:table-cell office:value-type="float" office:value="154.118">
            <text:p>154.118</text:p>
          </table:table-cell>
          <table:table-cell office:value-type="float" office:value="157.62">
            <text:p>157.62</text:p>
          </table:table-cell>
          <table:table-cell office:value-type="float" office:value="157.828">
            <text:p>157.828</text:p>
          </table:table-cell>
          <table:table-cell office:value-type="float" office:value="162.196">
            <text:p>162.196</text:p>
          </table:table-cell>
          <table:table-cell office:value-type="float" office:value="162.432">
            <text:p>162.432</text:p>
          </table:table-cell>
          <table:table-cell office:value-type="float" office:value="165.148">
            <text:p>165.148</text:p>
          </table:table-cell>
          <table:table-cell office:value-type="float" office:value="164.94">
            <text:p>164.94</text:p>
          </table:table-cell>
          <table:table-cell office:value-type="float" office:value="168.678">
            <text:p>168.678</text:p>
          </table:table-cell>
          <table:table-cell office:value-type="float" office:value="169.92">
            <text:p>169.92</text:p>
          </table:table-cell>
          <table:table-cell office:value-type="float" office:value="166.36">
            <text:p>166.36</text:p>
          </table:table-cell>
          <table:table-cell office:value-type="float" office:value="167.628">
            <text:p>167.628</text:p>
          </table:table-cell>
          <table:table-cell office:value-type="float" office:value="166.624">
            <text:p>166.624</text:p>
          </table:table-cell>
          <table:table-cell office:value-type="float" office:value="167.848">
            <text:p>167.848</text:p>
          </table:table-cell>
          <table:table-cell office:value-type="float" office:value="168.176">
            <text:p>168.176</text:p>
          </table:table-cell>
          <table:table-cell office:value-type="float" office:value="175.848">
            <text:p>175.848</text:p>
          </table:table-cell>
          <table:table-cell office:value-type="float" office:value="180.124">
            <text:p>180.124</text:p>
          </table:table-cell>
          <table:table-cell office:value-type="float" office:value="184.164">
            <text:p>184.164</text:p>
          </table:table-cell>
          <table:table-cell office:value-type="float" office:value="181.338">
            <text:p>181.338</text:p>
          </table:table-cell>
          <table:table-cell office:value-type="float" office:value="186.846">
            <text:p>186.846</text:p>
          </table:table-cell>
          <table:table-cell office:value-type="float" office:value="181.278">
            <text:p>181.278</text:p>
          </table:table-cell>
          <table:table-cell office:value-type="float" office:value="178.988">
            <text:p>178.988</text:p>
          </table:table-cell>
          <table:table-cell office:value-type="float" office:value="181.922">
            <text:p>181.922</text:p>
          </table:table-cell>
          <table:table-cell office:value-type="float" office:value="178.046">
            <text:p>178.046</text:p>
          </table:table-cell>
          <table:table-cell office:value-type="float" office:value="183.802">
            <text:p>183.802</text:p>
          </table:table-cell>
          <table:table-cell office:value-type="float" office:value="186.38">
            <text:p>186.38</text:p>
          </table:table-cell>
          <table:table-cell office:value-type="float" office:value="187.146">
            <text:p>187.14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34">
            <text:p>34</text:p>
          </table:table-cell>
          <table:table-cell office:value-type="float" office:value="41">
            <text:p>41</text:p>
          </table:table-cell>
          <table:table-cell table:number-columns-repeated="2" office:value-type="float" office:value="43">
            <text:p>43</text:p>
          </table:table-cell>
          <table:table-cell table:number-columns-repeated="7" office:value-type="float" office:value="48">
            <text:p>48</text:p>
          </table:table-cell>
          <table:table-cell table:number-columns-repeated="8" office:value-type="float" office:value="62">
            <text:p>62</text:p>
          </table:table-cell>
          <table:table-cell table:number-columns-repeated="31" office:value-type="float" office:value="63">
            <text:p>63</text:p>
          </table:table-cell>
          <table:table-cell/>
          <table:table-cell office:value-type="float" office:value="28">
            <text:p>28</text:p>
          </table:table-cell>
          <table:table-cell office:value-type="float" office:value="55.54">
            <text:p>55.54</text:p>
          </table:table-cell>
          <table:table-cell office:value-type="float" office:value="107.158">
            <text:p>107.158</text:p>
          </table:table-cell>
          <table:table-cell office:value-type="float" office:value="136.064">
            <text:p>136.064</text:p>
          </table:table-cell>
          <table:table-cell office:value-type="float" office:value="159.57">
            <text:p>159.57</text:p>
          </table:table-cell>
          <table:table-cell office:value-type="float" office:value="185.796">
            <text:p>185.796</text:p>
          </table:table-cell>
          <table:table-cell office:value-type="float" office:value="198.938">
            <text:p>198.938</text:p>
          </table:table-cell>
          <table:table-cell office:value-type="float" office:value="189.864">
            <text:p>189.864</text:p>
          </table:table-cell>
          <table:table-cell office:value-type="float" office:value="180.95">
            <text:p>180.95</text:p>
          </table:table-cell>
          <table:table-cell office:value-type="float" office:value="184.51">
            <text:p>184.51</text:p>
          </table:table-cell>
          <table:table-cell office:value-type="float" office:value="189.62">
            <text:p>189.62</text:p>
          </table:table-cell>
          <table:table-cell office:value-type="float" office:value="194.874">
            <text:p>194.874</text:p>
          </table:table-cell>
          <table:table-cell office:value-type="float" office:value="188.236">
            <text:p>188.236</text:p>
          </table:table-cell>
          <table:table-cell office:value-type="float" office:value="198.982">
            <text:p>198.982</text:p>
          </table:table-cell>
          <table:table-cell office:value-type="float" office:value="203.09">
            <text:p>203.09</text:p>
          </table:table-cell>
          <table:table-cell office:value-type="float" office:value="219.758">
            <text:p>219.758</text:p>
          </table:table-cell>
          <table:table-cell office:value-type="float" office:value="216.99">
            <text:p>216.99</text:p>
          </table:table-cell>
          <table:table-cell office:value-type="float" office:value="226.674">
            <text:p>226.674</text:p>
          </table:table-cell>
          <table:table-cell office:value-type="float" office:value="216.864">
            <text:p>216.864</text:p>
          </table:table-cell>
          <table:table-cell office:value-type="float" office:value="218.72">
            <text:p>218.72</text:p>
          </table:table-cell>
          <table:table-cell office:value-type="float" office:value="215.172">
            <text:p>215.172</text:p>
          </table:table-cell>
          <table:table-cell office:value-type="float" office:value="217.87">
            <text:p>217.87</text:p>
          </table:table-cell>
          <table:table-cell office:value-type="float" office:value="215.332">
            <text:p>215.332</text:p>
          </table:table-cell>
          <table:table-cell office:value-type="float" office:value="213.52">
            <text:p>213.52</text:p>
          </table:table-cell>
          <table:table-cell office:value-type="float" office:value="210.8">
            <text:p>210.8</text:p>
          </table:table-cell>
          <table:table-cell office:value-type="float" office:value="207.674">
            <text:p>207.674</text:p>
          </table:table-cell>
          <table:table-cell office:value-type="float" office:value="207.11">
            <text:p>207.11</text:p>
          </table:table-cell>
          <table:table-cell office:value-type="float" office:value="202.12">
            <text:p>202.12</text:p>
          </table:table-cell>
          <table:table-cell office:value-type="float" office:value="202.66">
            <text:p>202.66</text:p>
          </table:table-cell>
          <table:table-cell office:value-type="float" office:value="200.276">
            <text:p>200.276</text:p>
          </table:table-cell>
          <table:table-cell office:value-type="float" office:value="194.438">
            <text:p>194.438</text:p>
          </table:table-cell>
          <table:table-cell office:value-type="float" office:value="193.82">
            <text:p>193.82</text:p>
          </table:table-cell>
          <table:table-cell office:value-type="float" office:value="192.64">
            <text:p>192.64</text:p>
          </table:table-cell>
          <table:table-cell office:value-type="float" office:value="190.75">
            <text:p>190.75</text:p>
          </table:table-cell>
          <table:table-cell office:value-type="float" office:value="181.184">
            <text:p>181.184</text:p>
          </table:table-cell>
          <table:table-cell office:value-type="float" office:value="182.242">
            <text:p>182.242</text:p>
          </table:table-cell>
          <table:table-cell office:value-type="float" office:value="180.682">
            <text:p>180.682</text:p>
          </table:table-cell>
          <table:table-cell office:value-type="float" office:value="181.5">
            <text:p>181.5</text:p>
          </table:table-cell>
          <table:table-cell office:value-type="float" office:value="184.72">
            <text:p>184.72</text:p>
          </table:table-cell>
          <table:table-cell office:value-type="float" office:value="184.38">
            <text:p>184.38</text:p>
          </table:table-cell>
          <table:table-cell office:value-type="float" office:value="182.966">
            <text:p>182.966</text:p>
          </table:table-cell>
          <table:table-cell office:value-type="float" office:value="180.712">
            <text:p>180.712</text:p>
          </table:table-cell>
          <table:table-cell office:value-type="float" office:value="182.44">
            <text:p>182.44</text:p>
          </table:table-cell>
          <table:table-cell office:value-type="float" office:value="180.898">
            <text:p>180.898</text:p>
          </table:table-cell>
          <table:table-cell office:value-type="float" office:value="180.272">
            <text:p>180.272</text:p>
          </table:table-cell>
          <table:table-cell office:value-type="float" office:value="183.738">
            <text:p>183.738</text:p>
          </table:table-cell>
          <table:table-cell office:value-type="float" office:value="192.058">
            <text:p>192.058</text:p>
          </table:table-cell>
          <table:table-cell office:value-type="float" office:value="196.772">
            <text:p>196.772</text:p>
          </table:table-cell>
          <table:table-cell office:value-type="float" office:value="201.696">
            <text:p>201.696</text:p>
          </table:table-cell>
          <table:table-cell office:value-type="float" office:value="203.328">
            <text:p>203.328</text:p>
          </table:table-cell>
          <table:table-cell office:value-type="float" office:value="214.912">
            <text:p>214.912</text:p>
          </table:table-cell>
          <table:table-cell office:value-type="float" office:value="208.94">
            <text:p>208.9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2" office:value-type="float" office:value="37">
            <text:p>37</text:p>
          </table:table-cell>
          <table:table-cell table:number-columns-repeated="4" office:value-type="float" office:value="53">
            <text:p>53</text:p>
          </table:table-cell>
          <table:table-cell office:value-type="float" office:value="55">
            <text:p>55</text:p>
          </table:table-cell>
          <table:table-cell table:number-columns-repeated="7" office:value-type="float" office:value="57">
            <text:p>57</text:p>
          </table:table-cell>
          <table:table-cell table:number-columns-repeated="36" office:value-type="float" office:value="69">
            <text:p>69</text:p>
          </table:table-cell>
          <table:table-cell/>
          <table:table-cell office:value-type="float" office:value="29">
            <text:p>29</text:p>
          </table:table-cell>
          <table:table-cell office:value-type="float" office:value="55.556">
            <text:p>55.556</text:p>
          </table:table-cell>
          <table:table-cell office:value-type="float" office:value="109.628">
            <text:p>109.628</text:p>
          </table:table-cell>
          <table:table-cell office:value-type="float" office:value="146.374">
            <text:p>146.374</text:p>
          </table:table-cell>
          <table:table-cell office:value-type="float" office:value="166.784">
            <text:p>166.784</text:p>
          </table:table-cell>
          <table:table-cell office:value-type="float" office:value="189.05">
            <text:p>189.05</text:p>
          </table:table-cell>
          <table:table-cell office:value-type="float" office:value="205.704">
            <text:p>205.704</text:p>
          </table:table-cell>
          <table:table-cell office:value-type="float" office:value="207.396">
            <text:p>207.396</text:p>
          </table:table-cell>
          <table:table-cell office:value-type="float" office:value="206.952">
            <text:p>206.952</text:p>
          </table:table-cell>
          <table:table-cell office:value-type="float" office:value="195.574">
            <text:p>195.574</text:p>
          </table:table-cell>
          <table:table-cell office:value-type="float" office:value="186.356">
            <text:p>186.356</text:p>
          </table:table-cell>
          <table:table-cell office:value-type="float" office:value="175.08">
            <text:p>175.08</text:p>
          </table:table-cell>
          <table:table-cell office:value-type="float" office:value="157.678">
            <text:p>157.678</text:p>
          </table:table-cell>
          <table:table-cell office:value-type="float" office:value="147.172">
            <text:p>147.172</text:p>
          </table:table-cell>
          <table:table-cell office:value-type="float" office:value="147.712">
            <text:p>147.712</text:p>
          </table:table-cell>
          <table:table-cell office:value-type="float" office:value="162.606">
            <text:p>162.606</text:p>
          </table:table-cell>
          <table:table-cell office:value-type="float" office:value="187.282">
            <text:p>187.282</text:p>
          </table:table-cell>
          <table:table-cell office:value-type="float" office:value="212.822">
            <text:p>212.822</text:p>
          </table:table-cell>
          <table:table-cell office:value-type="float" office:value="227.588">
            <text:p>227.588</text:p>
          </table:table-cell>
          <table:table-cell office:value-type="float" office:value="242.828">
            <text:p>242.828</text:p>
          </table:table-cell>
          <table:table-cell office:value-type="float" office:value="261.946">
            <text:p>261.946</text:p>
          </table:table-cell>
          <table:table-cell office:value-type="float" office:value="276.096">
            <text:p>276.096</text:p>
          </table:table-cell>
          <table:table-cell office:value-type="float" office:value="292.042">
            <text:p>292.042</text:p>
          </table:table-cell>
          <table:table-cell office:value-type="float" office:value="317.94">
            <text:p>317.94</text:p>
          </table:table-cell>
          <table:table-cell office:value-type="float" office:value="347.854">
            <text:p>347.854</text:p>
          </table:table-cell>
          <table:table-cell office:value-type="float" office:value="347.54">
            <text:p>347.54</text:p>
          </table:table-cell>
          <table:table-cell office:value-type="float" office:value="357.064">
            <text:p>357.064</text:p>
          </table:table-cell>
          <table:table-cell office:value-type="float" office:value="350.372">
            <text:p>350.372</text:p>
          </table:table-cell>
          <table:table-cell office:value-type="float" office:value="370.534">
            <text:p>370.534</text:p>
          </table:table-cell>
          <table:table-cell office:value-type="float" office:value="386.992">
            <text:p>386.992</text:p>
          </table:table-cell>
          <table:table-cell office:value-type="float" office:value="392.276">
            <text:p>392.276</text:p>
          </table:table-cell>
          <table:table-cell office:value-type="float" office:value="383.566">
            <text:p>383.566</text:p>
          </table:table-cell>
          <table:table-cell office:value-type="float" office:value="382.064">
            <text:p>382.064</text:p>
          </table:table-cell>
          <table:table-cell office:value-type="float" office:value="388.376">
            <text:p>388.376</text:p>
          </table:table-cell>
          <table:table-cell office:value-type="float" office:value="396.71">
            <text:p>396.71</text:p>
          </table:table-cell>
          <table:table-cell office:value-type="float" office:value="381.266">
            <text:p>381.266</text:p>
          </table:table-cell>
          <table:table-cell office:value-type="float" office:value="374.902">
            <text:p>374.902</text:p>
          </table:table-cell>
          <table:table-cell office:value-type="float" office:value="384.274">
            <text:p>384.274</text:p>
          </table:table-cell>
          <table:table-cell office:value-type="float" office:value="380.654">
            <text:p>380.654</text:p>
          </table:table-cell>
          <table:table-cell office:value-type="float" office:value="366.878">
            <text:p>366.878</text:p>
          </table:table-cell>
          <table:table-cell office:value-type="float" office:value="374.344">
            <text:p>374.344</text:p>
          </table:table-cell>
          <table:table-cell office:value-type="float" office:value="377.008">
            <text:p>377.008</text:p>
          </table:table-cell>
          <table:table-cell office:value-type="float" office:value="380.832">
            <text:p>380.832</text:p>
          </table:table-cell>
          <table:table-cell office:value-type="float" office:value="388.12">
            <text:p>388.12</text:p>
          </table:table-cell>
          <table:table-cell office:value-type="float" office:value="396.31">
            <text:p>396.31</text:p>
          </table:table-cell>
          <table:table-cell office:value-type="float" office:value="407.15">
            <text:p>407.15</text:p>
          </table:table-cell>
          <table:table-cell office:value-type="float" office:value="406.278">
            <text:p>406.278</text:p>
          </table:table-cell>
          <table:table-cell office:value-type="float" office:value="394.274">
            <text:p>394.274</text:p>
          </table:table-cell>
          <table:table-cell office:value-type="float" office:value="392.13">
            <text:p>392.13</text:p>
          </table:table-cell>
          <table:table-cell office:value-type="float" office:value="368.706">
            <text:p>368.706</text:p>
          </table:table-cell>
          <table:table-cell office:value-type="float" office:value="365.034">
            <text:p>365.034</text:p>
          </table:table-cell>
          <table:table-cell office:value-type="float" office:value="360.942">
            <text:p>360.94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11" office:value-type="float" office:value="42">
            <text:p>42</text:p>
          </table:table-cell>
          <table:table-cell table:number-columns-repeated="38" office:value-type="float" office:value="53">
            <text:p>53</text:p>
          </table:table-cell>
          <table:table-cell/>
          <table:table-cell office:value-type="float" office:value="30">
            <text:p>30</text:p>
          </table:table-cell>
          <table:table-cell office:value-type="float" office:value="60.986">
            <text:p>60.986</text:p>
          </table:table-cell>
          <table:table-cell office:value-type="float" office:value="121.892">
            <text:p>121.892</text:p>
          </table:table-cell>
          <table:table-cell office:value-type="float" office:value="167.794">
            <text:p>167.794</text:p>
          </table:table-cell>
          <table:table-cell office:value-type="float" office:value="208.434">
            <text:p>208.434</text:p>
          </table:table-cell>
          <table:table-cell office:value-type="float" office:value="225.992">
            <text:p>225.992</text:p>
          </table:table-cell>
          <table:table-cell office:value-type="float" office:value="240.884">
            <text:p>240.884</text:p>
          </table:table-cell>
          <table:table-cell office:value-type="float" office:value="237.08">
            <text:p>237.08</text:p>
          </table:table-cell>
          <table:table-cell office:value-type="float" office:value="238.888">
            <text:p>238.888</text:p>
          </table:table-cell>
          <table:table-cell office:value-type="float" office:value="247.654">
            <text:p>247.654</text:p>
          </table:table-cell>
          <table:table-cell office:value-type="float" office:value="249.522">
            <text:p>249.522</text:p>
          </table:table-cell>
          <table:table-cell office:value-type="float" office:value="260.104">
            <text:p>260.104</text:p>
          </table:table-cell>
          <table:table-cell office:value-type="float" office:value="265.544">
            <text:p>265.544</text:p>
          </table:table-cell>
          <table:table-cell office:value-type="float" office:value="275.71">
            <text:p>275.71</text:p>
          </table:table-cell>
          <table:table-cell office:value-type="float" office:value="281.722">
            <text:p>281.722</text:p>
          </table:table-cell>
          <table:table-cell office:value-type="float" office:value="298.38">
            <text:p>298.38</text:p>
          </table:table-cell>
          <table:table-cell office:value-type="float" office:value="331.448">
            <text:p>331.448</text:p>
          </table:table-cell>
          <table:table-cell office:value-type="float" office:value="342.796">
            <text:p>342.796</text:p>
          </table:table-cell>
          <table:table-cell office:value-type="float" office:value="364.462">
            <text:p>364.462</text:p>
          </table:table-cell>
          <table:table-cell office:value-type="float" office:value="371.084">
            <text:p>371.084</text:p>
          </table:table-cell>
          <table:table-cell office:value-type="float" office:value="387.708">
            <text:p>387.708</text:p>
          </table:table-cell>
          <table:table-cell office:value-type="float" office:value="378.214">
            <text:p>378.214</text:p>
          </table:table-cell>
          <table:table-cell office:value-type="float" office:value="359.936">
            <text:p>359.936</text:p>
          </table:table-cell>
          <table:table-cell office:value-type="float" office:value="352.884">
            <text:p>352.884</text:p>
          </table:table-cell>
          <table:table-cell office:value-type="float" office:value="354.832">
            <text:p>354.832</text:p>
          </table:table-cell>
          <table:table-cell office:value-type="float" office:value="353.638">
            <text:p>353.638</text:p>
          </table:table-cell>
          <table:table-cell office:value-type="float" office:value="343.398">
            <text:p>343.398</text:p>
          </table:table-cell>
          <table:table-cell office:value-type="float" office:value="333.406">
            <text:p>333.406</text:p>
          </table:table-cell>
          <table:table-cell office:value-type="float" office:value="298.324">
            <text:p>298.324</text:p>
          </table:table-cell>
          <table:table-cell office:value-type="float" office:value="280.794">
            <text:p>280.794</text:p>
          </table:table-cell>
          <table:table-cell office:value-type="float" office:value="280.328">
            <text:p>280.328</text:p>
          </table:table-cell>
          <table:table-cell office:value-type="float" office:value="284.292">
            <text:p>284.292</text:p>
          </table:table-cell>
          <table:table-cell office:value-type="float" office:value="283.05">
            <text:p>283.05</text:p>
          </table:table-cell>
          <table:table-cell office:value-type="float" office:value="288.818">
            <text:p>288.818</text:p>
          </table:table-cell>
          <table:table-cell office:value-type="float" office:value="282.586">
            <text:p>282.586</text:p>
          </table:table-cell>
          <table:table-cell office:value-type="float" office:value="303.004">
            <text:p>303.004</text:p>
          </table:table-cell>
          <table:table-cell office:value-type="float" office:value="310.856">
            <text:p>310.856</text:p>
          </table:table-cell>
          <table:table-cell office:value-type="float" office:value="325.124">
            <text:p>325.124</text:p>
          </table:table-cell>
          <table:table-cell office:value-type="float" office:value="316.784">
            <text:p>316.784</text:p>
          </table:table-cell>
          <table:table-cell office:value-type="float" office:value="340.852">
            <text:p>340.852</text:p>
          </table:table-cell>
          <table:table-cell office:value-type="float" office:value="352.96">
            <text:p>352.96</text:p>
          </table:table-cell>
          <table:table-cell office:value-type="float" office:value="355.296">
            <text:p>355.296</text:p>
          </table:table-cell>
          <table:table-cell office:value-type="float" office:value="361.728">
            <text:p>361.728</text:p>
          </table:table-cell>
          <table:table-cell office:value-type="float" office:value="364.794">
            <text:p>364.794</text:p>
          </table:table-cell>
          <table:table-cell office:value-type="float" office:value="378.134">
            <text:p>378.134</text:p>
          </table:table-cell>
          <table:table-cell office:value-type="float" office:value="382.05">
            <text:p>382.05</text:p>
          </table:table-cell>
          <table:table-cell office:value-type="float" office:value="395.392">
            <text:p>395.392</text:p>
          </table:table-cell>
          <table:table-cell office:value-type="float" office:value="391.464">
            <text:p>391.464</text:p>
          </table:table-cell>
          <table:table-cell office:value-type="float" office:value="412.188">
            <text:p>412.188</text:p>
          </table:table-cell>
          <table:table-cell office:value-type="float" office:value="428.512">
            <text:p>428.512</text:p>
          </table:table-cell>
          <table:table-cell office:value-type="float" office:value="443.586">
            <text:p>443.586</text:p>
          </table:table-cell>
          <table:table-cell office:value-type="float" office:value="447.402">
            <text:p>447.40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table:number-columns-repeated="10" office:value-type="float" office:value="46">
            <text:p>46</text:p>
          </table:table-cell>
          <table:table-cell table:number-columns-repeated="3" office:value-type="float" office:value="48">
            <text:p>48</text:p>
          </table:table-cell>
          <table:table-cell table:number-columns-repeated="4" office:value-type="float" office:value="50">
            <text:p>50</text:p>
          </table:table-cell>
          <table:table-cell table:number-columns-repeated="21" office:value-type="float" office:value="55">
            <text:p>55</text:p>
          </table:table-cell>
          <table:table-cell table:number-columns-repeated="12" office:value-type="float" office:value="56">
            <text:p>56</text:p>
          </table:table-cell>
          <table:table-cell/>
          <table:table-cell office:value-type="float" office:value="31">
            <text:p>31</text:p>
          </table:table-cell>
          <table:table-cell office:value-type="float" office:value="61.236">
            <text:p>61.236</text:p>
          </table:table-cell>
          <table:table-cell office:value-type="float" office:value="113.77">
            <text:p>113.77</text:p>
          </table:table-cell>
          <table:table-cell office:value-type="float" office:value="137.712">
            <text:p>137.712</text:p>
          </table:table-cell>
          <table:table-cell office:value-type="float" office:value="148.242">
            <text:p>148.242</text:p>
          </table:table-cell>
          <table:table-cell office:value-type="float" office:value="167.99">
            <text:p>167.99</text:p>
          </table:table-cell>
          <table:table-cell office:value-type="float" office:value="188.648">
            <text:p>188.648</text:p>
          </table:table-cell>
          <table:table-cell office:value-type="float" office:value="203.398">
            <text:p>203.398</text:p>
          </table:table-cell>
          <table:table-cell office:value-type="float" office:value="217.254">
            <text:p>217.254</text:p>
          </table:table-cell>
          <table:table-cell office:value-type="float" office:value="232.548">
            <text:p>232.548</text:p>
          </table:table-cell>
          <table:table-cell office:value-type="float" office:value="228.02">
            <text:p>228.02</text:p>
          </table:table-cell>
          <table:table-cell office:value-type="float" office:value="215.506">
            <text:p>215.506</text:p>
          </table:table-cell>
          <table:table-cell office:value-type="float" office:value="196.44">
            <text:p>196.44</text:p>
          </table:table-cell>
          <table:table-cell office:value-type="float" office:value="179.836">
            <text:p>179.836</text:p>
          </table:table-cell>
          <table:table-cell office:value-type="float" office:value="153.698">
            <text:p>153.698</text:p>
          </table:table-cell>
          <table:table-cell office:value-type="float" office:value="132.49">
            <text:p>132.49</text:p>
          </table:table-cell>
          <table:table-cell office:value-type="float" office:value="126.576">
            <text:p>126.576</text:p>
          </table:table-cell>
          <table:table-cell office:value-type="float" office:value="124.218">
            <text:p>124.218</text:p>
          </table:table-cell>
          <table:table-cell office:value-type="float" office:value="126.376">
            <text:p>126.376</text:p>
          </table:table-cell>
          <table:table-cell office:value-type="float" office:value="132.626">
            <text:p>132.626</text:p>
          </table:table-cell>
          <table:table-cell office:value-type="float" office:value="147.172">
            <text:p>147.172</text:p>
          </table:table-cell>
          <table:table-cell office:value-type="float" office:value="153.146">
            <text:p>153.146</text:p>
          </table:table-cell>
          <table:table-cell office:value-type="float" office:value="155.366">
            <text:p>155.366</text:p>
          </table:table-cell>
          <table:table-cell office:value-type="float" office:value="151.452">
            <text:p>151.452</text:p>
          </table:table-cell>
          <table:table-cell office:value-type="float" office:value="160.604">
            <text:p>160.604</text:p>
          </table:table-cell>
          <table:table-cell office:value-type="float" office:value="166.916">
            <text:p>166.916</text:p>
          </table:table-cell>
          <table:table-cell office:value-type="float" office:value="172.988">
            <text:p>172.988</text:p>
          </table:table-cell>
          <table:table-cell office:value-type="float" office:value="174.384">
            <text:p>174.384</text:p>
          </table:table-cell>
          <table:table-cell office:value-type="float" office:value="174.56">
            <text:p>174.56</text:p>
          </table:table-cell>
          <table:table-cell office:value-type="float" office:value="184.162">
            <text:p>184.162</text:p>
          </table:table-cell>
          <table:table-cell office:value-type="float" office:value="177.196">
            <text:p>177.196</text:p>
          </table:table-cell>
          <table:table-cell office:value-type="float" office:value="177.678">
            <text:p>177.678</text:p>
          </table:table-cell>
          <table:table-cell office:value-type="float" office:value="186.182">
            <text:p>186.182</text:p>
          </table:table-cell>
          <table:table-cell office:value-type="float" office:value="183.516">
            <text:p>183.516</text:p>
          </table:table-cell>
          <table:table-cell office:value-type="float" office:value="176.768">
            <text:p>176.768</text:p>
          </table:table-cell>
          <table:table-cell office:value-type="float" office:value="180.458">
            <text:p>180.458</text:p>
          </table:table-cell>
          <table:table-cell office:value-type="float" office:value="177.732">
            <text:p>177.732</text:p>
          </table:table-cell>
          <table:table-cell office:value-type="float" office:value="186.496">
            <text:p>186.496</text:p>
          </table:table-cell>
          <table:table-cell office:value-type="float" office:value="190.832">
            <text:p>190.832</text:p>
          </table:table-cell>
          <table:table-cell office:value-type="float" office:value="194.454">
            <text:p>194.454</text:p>
          </table:table-cell>
          <table:table-cell office:value-type="float" office:value="199.106">
            <text:p>199.106</text:p>
          </table:table-cell>
          <table:table-cell office:value-type="float" office:value="202.652">
            <text:p>202.652</text:p>
          </table:table-cell>
          <table:table-cell office:value-type="float" office:value="204.902">
            <text:p>204.902</text:p>
          </table:table-cell>
          <table:table-cell office:value-type="float" office:value="201.628">
            <text:p>201.628</text:p>
          </table:table-cell>
          <table:table-cell office:value-type="float" office:value="204.42">
            <text:p>204.42</text:p>
          </table:table-cell>
          <table:table-cell office:value-type="float" office:value="195.968">
            <text:p>195.968</text:p>
          </table:table-cell>
          <table:table-cell office:value-type="float" office:value="198.276">
            <text:p>198.276</text:p>
          </table:table-cell>
          <table:table-cell office:value-type="float" office:value="209.61">
            <text:p>209.61</text:p>
          </table:table-cell>
          <table:table-cell office:value-type="float" office:value="205.42">
            <text:p>205.42</text:p>
          </table:table-cell>
          <table:table-cell office:value-type="float" office:value="213.848">
            <text:p>213.848</text:p>
          </table:table-cell>
          <table:table-cell office:value-type="float" office:value="217.642">
            <text:p>217.642</text:p>
          </table:table-cell>
          <table:table-cell office:value-type="float" office:value="224.086">
            <text:p>224.08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number-columns-repeated="11" office:value-type="float" office:value="51">
            <text:p>51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9" office:value-type="float" office:value="57">
            <text:p>57</text:p>
          </table:table-cell>
          <table:table-cell table:number-columns-repeated="10" office:value-type="float" office:value="59">
            <text:p>59</text:p>
          </table:table-cell>
          <table:table-cell table:number-columns-repeated="16" office:value-type="float" office:value="60">
            <text:p>60</text:p>
          </table:table-cell>
          <table:table-cell/>
          <table:table-cell office:value-type="float" office:value="32">
            <text:p>32</text:p>
          </table:table-cell>
          <table:table-cell office:value-type="float" office:value="57.518">
            <text:p>57.518</text:p>
          </table:table-cell>
          <table:table-cell office:value-type="float" office:value="117.552">
            <text:p>117.552</text:p>
          </table:table-cell>
          <table:table-cell office:value-type="float" office:value="150.124">
            <text:p>150.124</text:p>
          </table:table-cell>
          <table:table-cell office:value-type="float" office:value="163.814">
            <text:p>163.814</text:p>
          </table:table-cell>
          <table:table-cell office:value-type="float" office:value="182.088">
            <text:p>182.088</text:p>
          </table:table-cell>
          <table:table-cell office:value-type="float" office:value="197.6">
            <text:p>197.6</text:p>
          </table:table-cell>
          <table:table-cell office:value-type="float" office:value="217.488">
            <text:p>217.488</text:p>
          </table:table-cell>
          <table:table-cell office:value-type="float" office:value="225.114">
            <text:p>225.114</text:p>
          </table:table-cell>
          <table:table-cell office:value-type="float" office:value="245.152">
            <text:p>245.152</text:p>
          </table:table-cell>
          <table:table-cell office:value-type="float" office:value="264.454">
            <text:p>264.454</text:p>
          </table:table-cell>
          <table:table-cell office:value-type="float" office:value="286.422">
            <text:p>286.422</text:p>
          </table:table-cell>
          <table:table-cell office:value-type="float" office:value="300.152">
            <text:p>300.152</text:p>
          </table:table-cell>
          <table:table-cell office:value-type="float" office:value="310.312">
            <text:p>310.312</text:p>
          </table:table-cell>
          <table:table-cell office:value-type="float" office:value="322.69">
            <text:p>322.69</text:p>
          </table:table-cell>
          <table:table-cell office:value-type="float" office:value="326.51">
            <text:p>326.51</text:p>
          </table:table-cell>
          <table:table-cell office:value-type="float" office:value="339.054">
            <text:p>339.054</text:p>
          </table:table-cell>
          <table:table-cell office:value-type="float" office:value="366.846">
            <text:p>366.846</text:p>
          </table:table-cell>
          <table:table-cell office:value-type="float" office:value="399.962">
            <text:p>399.962</text:p>
          </table:table-cell>
          <table:table-cell office:value-type="float" office:value="401.694">
            <text:p>401.694</text:p>
          </table:table-cell>
          <table:table-cell office:value-type="float" office:value="428.322">
            <text:p>428.322</text:p>
          </table:table-cell>
          <table:table-cell office:value-type="float" office:value="438.846">
            <text:p>438.846</text:p>
          </table:table-cell>
          <table:table-cell office:value-type="float" office:value="438.51">
            <text:p>438.51</text:p>
          </table:table-cell>
          <table:table-cell office:value-type="float" office:value="450.092">
            <text:p>450.092</text:p>
          </table:table-cell>
          <table:table-cell office:value-type="float" office:value="466.846">
            <text:p>466.846</text:p>
          </table:table-cell>
          <table:table-cell office:value-type="float" office:value="452.604">
            <text:p>452.604</text:p>
          </table:table-cell>
          <table:table-cell office:value-type="float" office:value="447.724">
            <text:p>447.724</text:p>
          </table:table-cell>
          <table:table-cell office:value-type="float" office:value="440.228">
            <text:p>440.228</text:p>
          </table:table-cell>
          <table:table-cell office:value-type="float" office:value="449.806">
            <text:p>449.806</text:p>
          </table:table-cell>
          <table:table-cell office:value-type="float" office:value="460.106">
            <text:p>460.106</text:p>
          </table:table-cell>
          <table:table-cell office:value-type="float" office:value="458.308">
            <text:p>458.308</text:p>
          </table:table-cell>
          <table:table-cell office:value-type="float" office:value="467.368">
            <text:p>467.368</text:p>
          </table:table-cell>
          <table:table-cell office:value-type="float" office:value="466.248">
            <text:p>466.248</text:p>
          </table:table-cell>
          <table:table-cell office:value-type="float" office:value="477.296">
            <text:p>477.296</text:p>
          </table:table-cell>
          <table:table-cell office:value-type="float" office:value="468.056">
            <text:p>468.056</text:p>
          </table:table-cell>
          <table:table-cell office:value-type="float" office:value="488.638">
            <text:p>488.638</text:p>
          </table:table-cell>
          <table:table-cell office:value-type="float" office:value="477.334">
            <text:p>477.334</text:p>
          </table:table-cell>
          <table:table-cell office:value-type="float" office:value="469.824">
            <text:p>469.824</text:p>
          </table:table-cell>
          <table:table-cell office:value-type="float" office:value="472.358">
            <text:p>472.358</text:p>
          </table:table-cell>
          <table:table-cell office:value-type="float" office:value="465.636">
            <text:p>465.636</text:p>
          </table:table-cell>
          <table:table-cell office:value-type="float" office:value="449.334">
            <text:p>449.334</text:p>
          </table:table-cell>
          <table:table-cell office:value-type="float" office:value="444.74">
            <text:p>444.74</text:p>
          </table:table-cell>
          <table:table-cell office:value-type="float" office:value="455.292">
            <text:p>455.292</text:p>
          </table:table-cell>
          <table:table-cell office:value-type="float" office:value="448.77">
            <text:p>448.77</text:p>
          </table:table-cell>
          <table:table-cell office:value-type="float" office:value="454.548">
            <text:p>454.548</text:p>
          </table:table-cell>
          <table:table-cell office:value-type="float" office:value="461.004">
            <text:p>461.004</text:p>
          </table:table-cell>
          <table:table-cell office:value-type="float" office:value="484.354">
            <text:p>484.354</text:p>
          </table:table-cell>
          <table:table-cell office:value-type="float" office:value="487.458">
            <text:p>487.458</text:p>
          </table:table-cell>
          <table:table-cell office:value-type="float" office:value="482.02">
            <text:p>482.02</text:p>
          </table:table-cell>
          <table:table-cell office:value-type="float" office:value="482.292">
            <text:p>482.292</text:p>
          </table:table-cell>
          <table:table-cell office:value-type="float" office:value="487.114">
            <text:p>487.114</text:p>
          </table:table-cell>
          <table:table-cell office:value-type="float" office:value="480.918">
            <text:p>480.91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11" office:value-type="float" office:value="45">
            <text:p>45</text:p>
          </table:table-cell>
          <table:table-cell table:number-columns-repeated="9" office:value-type="float" office:value="50">
            <text:p>50</text:p>
          </table:table-cell>
          <table:table-cell table:number-columns-repeated="7" office:value-type="float" office:value="51">
            <text:p>51</text:p>
          </table:table-cell>
          <table:table-cell table:number-columns-repeated="4" office:value-type="float" office:value="52">
            <text:p>52</text:p>
          </table:table-cell>
          <table:table-cell table:number-columns-repeated="20" office:value-type="float" office:value="56">
            <text:p>56</text:p>
          </table:table-cell>
          <table:table-cell/>
          <table:table-cell office:value-type="float" office:value="33">
            <text:p>33</text:p>
          </table:table-cell>
          <table:table-cell office:value-type="float" office:value="57.492">
            <text:p>57.492</text:p>
          </table:table-cell>
          <table:table-cell office:value-type="float" office:value="111.166">
            <text:p>111.166</text:p>
          </table:table-cell>
          <table:table-cell office:value-type="float" office:value="159.91">
            <text:p>159.91</text:p>
          </table:table-cell>
          <table:table-cell office:value-type="float" office:value="192.85">
            <text:p>192.85</text:p>
          </table:table-cell>
          <table:table-cell office:value-type="float" office:value="213.122">
            <text:p>213.122</text:p>
          </table:table-cell>
          <table:table-cell office:value-type="float" office:value="215.908">
            <text:p>215.908</text:p>
          </table:table-cell>
          <table:table-cell office:value-type="float" office:value="225.58">
            <text:p>225.58</text:p>
          </table:table-cell>
          <table:table-cell office:value-type="float" office:value="252.948">
            <text:p>252.948</text:p>
          </table:table-cell>
          <table:table-cell office:value-type="float" office:value="262.692">
            <text:p>262.692</text:p>
          </table:table-cell>
          <table:table-cell office:value-type="float" office:value="252.882">
            <text:p>252.882</text:p>
          </table:table-cell>
          <table:table-cell office:value-type="float" office:value="259.56">
            <text:p>259.56</text:p>
          </table:table-cell>
          <table:table-cell office:value-type="float" office:value="263.914">
            <text:p>263.914</text:p>
          </table:table-cell>
          <table:table-cell office:value-type="float" office:value="264.834">
            <text:p>264.834</text:p>
          </table:table-cell>
          <table:table-cell office:value-type="float" office:value="249.936">
            <text:p>249.936</text:p>
          </table:table-cell>
          <table:table-cell office:value-type="float" office:value="229.576">
            <text:p>229.576</text:p>
          </table:table-cell>
          <table:table-cell office:value-type="float" office:value="222.494">
            <text:p>222.494</text:p>
          </table:table-cell>
          <table:table-cell office:value-type="float" office:value="218.676">
            <text:p>218.676</text:p>
          </table:table-cell>
          <table:table-cell office:value-type="float" office:value="228.828">
            <text:p>228.828</text:p>
          </table:table-cell>
          <table:table-cell office:value-type="float" office:value="224.33">
            <text:p>224.33</text:p>
          </table:table-cell>
          <table:table-cell office:value-type="float" office:value="225.896">
            <text:p>225.896</text:p>
          </table:table-cell>
          <table:table-cell office:value-type="float" office:value="228.484">
            <text:p>228.484</text:p>
          </table:table-cell>
          <table:table-cell office:value-type="float" office:value="228.208">
            <text:p>228.208</text:p>
          </table:table-cell>
          <table:table-cell office:value-type="float" office:value="236.898">
            <text:p>236.898</text:p>
          </table:table-cell>
          <table:table-cell office:value-type="float" office:value="244.228">
            <text:p>244.228</text:p>
          </table:table-cell>
          <table:table-cell office:value-type="float" office:value="251.87">
            <text:p>251.87</text:p>
          </table:table-cell>
          <table:table-cell office:value-type="float" office:value="258.538">
            <text:p>258.538</text:p>
          </table:table-cell>
          <table:table-cell office:value-type="float" office:value="265.622">
            <text:p>265.622</text:p>
          </table:table-cell>
          <table:table-cell office:value-type="float" office:value="263.206">
            <text:p>263.206</text:p>
          </table:table-cell>
          <table:table-cell office:value-type="float" office:value="276.612">
            <text:p>276.612</text:p>
          </table:table-cell>
          <table:table-cell office:value-type="float" office:value="285.818">
            <text:p>285.818</text:p>
          </table:table-cell>
          <table:table-cell office:value-type="float" office:value="287.878">
            <text:p>287.878</text:p>
          </table:table-cell>
          <table:table-cell office:value-type="float" office:value="294.836">
            <text:p>294.836</text:p>
          </table:table-cell>
          <table:table-cell office:value-type="float" office:value="295.722">
            <text:p>295.722</text:p>
          </table:table-cell>
          <table:table-cell office:value-type="float" office:value="299.244">
            <text:p>299.244</text:p>
          </table:table-cell>
          <table:table-cell office:value-type="float" office:value="305.718">
            <text:p>305.718</text:p>
          </table:table-cell>
          <table:table-cell office:value-type="float" office:value="305.514">
            <text:p>305.514</text:p>
          </table:table-cell>
          <table:table-cell office:value-type="float" office:value="304.242">
            <text:p>304.242</text:p>
          </table:table-cell>
          <table:table-cell office:value-type="float" office:value="319.39">
            <text:p>319.39</text:p>
          </table:table-cell>
          <table:table-cell office:value-type="float" office:value="314.806">
            <text:p>314.806</text:p>
          </table:table-cell>
          <table:table-cell office:value-type="float" office:value="331.276">
            <text:p>331.276</text:p>
          </table:table-cell>
          <table:table-cell office:value-type="float" office:value="345.276">
            <text:p>345.276</text:p>
          </table:table-cell>
          <table:table-cell office:value-type="float" office:value="372.518">
            <text:p>372.518</text:p>
          </table:table-cell>
          <table:table-cell office:value-type="float" office:value="394.388">
            <text:p>394.388</text:p>
          </table:table-cell>
          <table:table-cell office:value-type="float" office:value="418.334">
            <text:p>418.334</text:p>
          </table:table-cell>
          <table:table-cell office:value-type="float" office:value="419.232">
            <text:p>419.232</text:p>
          </table:table-cell>
          <table:table-cell office:value-type="float" office:value="421.024">
            <text:p>421.024</text:p>
          </table:table-cell>
          <table:table-cell office:value-type="float" office:value="427.42">
            <text:p>427.42</text:p>
          </table:table-cell>
          <table:table-cell office:value-type="float" office:value="434.126">
            <text:p>434.126</text:p>
          </table:table-cell>
          <table:table-cell office:value-type="float" office:value="443.736">
            <text:p>443.736</text:p>
          </table:table-cell>
          <table:table-cell office:value-type="float" office:value="444.902">
            <text:p>444.902</text:p>
          </table:table-cell>
          <table:table-cell office:value-type="float" office:value="449.194">
            <text:p>449.19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76">
            <text:p>76</text:p>
          </table:table-cell>
          <table:table-cell table:number-columns-repeated="3" office:value-type="float" office:value="79">
            <text:p>79</text:p>
          </table:table-cell>
          <table:table-cell office:value-type="float" office:value="80">
            <text:p>80</text:p>
          </table:table-cell>
          <table:table-cell table:number-columns-repeated="42" office:value-type="float" office:value="85">
            <text:p>85</text:p>
          </table:table-cell>
          <table:table-cell/>
          <table:table-cell office:value-type="float" office:value="34">
            <text:p>34</text:p>
          </table:table-cell>
          <table:table-cell office:value-type="float" office:value="57.472">
            <text:p>57.472</text:p>
          </table:table-cell>
          <table:table-cell office:value-type="float" office:value="98.108">
            <text:p>98.108</text:p>
          </table:table-cell>
          <table:table-cell office:value-type="float" office:value="131.866">
            <text:p>131.866</text:p>
          </table:table-cell>
          <table:table-cell office:value-type="float" office:value="136.046">
            <text:p>136.046</text:p>
          </table:table-cell>
          <table:table-cell office:value-type="float" office:value="142.382">
            <text:p>142.382</text:p>
          </table:table-cell>
          <table:table-cell office:value-type="float" office:value="128.096">
            <text:p>128.096</text:p>
          </table:table-cell>
          <table:table-cell office:value-type="float" office:value="119.738">
            <text:p>119.738</text:p>
          </table:table-cell>
          <table:table-cell office:value-type="float" office:value="100.314">
            <text:p>100.314</text:p>
          </table:table-cell>
          <table:table-cell office:value-type="float" office:value="95.474">
            <text:p>95.474</text:p>
          </table:table-cell>
          <table:table-cell office:value-type="float" office:value="93.728">
            <text:p>93.728</text:p>
          </table:table-cell>
          <table:table-cell office:value-type="float" office:value="98.42">
            <text:p>98.42</text:p>
          </table:table-cell>
          <table:table-cell office:value-type="float" office:value="112.168">
            <text:p>112.168</text:p>
          </table:table-cell>
          <table:table-cell office:value-type="float" office:value="120.504">
            <text:p>120.504</text:p>
          </table:table-cell>
          <table:table-cell office:value-type="float" office:value="130.966">
            <text:p>130.966</text:p>
          </table:table-cell>
          <table:table-cell office:value-type="float" office:value="139.476">
            <text:p>139.476</text:p>
          </table:table-cell>
          <table:table-cell office:value-type="float" office:value="155.09">
            <text:p>155.09</text:p>
          </table:table-cell>
          <table:table-cell office:value-type="float" office:value="163.324">
            <text:p>163.324</text:p>
          </table:table-cell>
          <table:table-cell office:value-type="float" office:value="167.996">
            <text:p>167.996</text:p>
          </table:table-cell>
          <table:table-cell office:value-type="float" office:value="176.582">
            <text:p>176.582</text:p>
          </table:table-cell>
          <table:table-cell office:value-type="float" office:value="177.33">
            <text:p>177.33</text:p>
          </table:table-cell>
          <table:table-cell office:value-type="float" office:value="178.18">
            <text:p>178.18</text:p>
          </table:table-cell>
          <table:table-cell office:value-type="float" office:value="179.492">
            <text:p>179.492</text:p>
          </table:table-cell>
          <table:table-cell office:value-type="float" office:value="190.672">
            <text:p>190.672</text:p>
          </table:table-cell>
          <table:table-cell office:value-type="float" office:value="196.616">
            <text:p>196.616</text:p>
          </table:table-cell>
          <table:table-cell office:value-type="float" office:value="201.056">
            <text:p>201.056</text:p>
          </table:table-cell>
          <table:table-cell office:value-type="float" office:value="200.902">
            <text:p>200.902</text:p>
          </table:table-cell>
          <table:table-cell office:value-type="float" office:value="200.764">
            <text:p>200.764</text:p>
          </table:table-cell>
          <table:table-cell office:value-type="float" office:value="203.596">
            <text:p>203.596</text:p>
          </table:table-cell>
          <table:table-cell office:value-type="float" office:value="207.868">
            <text:p>207.868</text:p>
          </table:table-cell>
          <table:table-cell office:value-type="float" office:value="212.756">
            <text:p>212.756</text:p>
          </table:table-cell>
          <table:table-cell office:value-type="float" office:value="213.998">
            <text:p>213.998</text:p>
          </table:table-cell>
          <table:table-cell office:value-type="float" office:value="213.81">
            <text:p>213.81</text:p>
          </table:table-cell>
          <table:table-cell office:value-type="float" office:value="222.242">
            <text:p>222.242</text:p>
          </table:table-cell>
          <table:table-cell office:value-type="float" office:value="217.402">
            <text:p>217.402</text:p>
          </table:table-cell>
          <table:table-cell office:value-type="float" office:value="225.95">
            <text:p>225.95</text:p>
          </table:table-cell>
          <table:table-cell office:value-type="float" office:value="227.698">
            <text:p>227.698</text:p>
          </table:table-cell>
          <table:table-cell office:value-type="float" office:value="235.812">
            <text:p>235.812</text:p>
          </table:table-cell>
          <table:table-cell office:value-type="float" office:value="239.83">
            <text:p>239.83</text:p>
          </table:table-cell>
          <table:table-cell office:value-type="float" office:value="253.4">
            <text:p>253.4</text:p>
          </table:table-cell>
          <table:table-cell office:value-type="float" office:value="251.162">
            <text:p>251.162</text:p>
          </table:table-cell>
          <table:table-cell office:value-type="float" office:value="251.686">
            <text:p>251.686</text:p>
          </table:table-cell>
          <table:table-cell office:value-type="float" office:value="255.644">
            <text:p>255.644</text:p>
          </table:table-cell>
          <table:table-cell office:value-type="float" office:value="263.81">
            <text:p>263.81</text:p>
          </table:table-cell>
          <table:table-cell office:value-type="float" office:value="272.726">
            <text:p>272.726</text:p>
          </table:table-cell>
          <table:table-cell office:value-type="float" office:value="275.792">
            <text:p>275.792</text:p>
          </table:table-cell>
          <table:table-cell office:value-type="float" office:value="274.758">
            <text:p>274.758</text:p>
          </table:table-cell>
          <table:table-cell office:value-type="float" office:value="275.498">
            <text:p>275.498</text:p>
          </table:table-cell>
          <table:table-cell office:value-type="float" office:value="278.932">
            <text:p>278.932</text:p>
          </table:table-cell>
          <table:table-cell office:value-type="float" office:value="290.478">
            <text:p>290.478</text:p>
          </table:table-cell>
          <table:table-cell office:value-type="float" office:value="279.164">
            <text:p>279.164</text:p>
          </table:table-cell>
          <table:table-cell office:value-type="float" office:value="288.06">
            <text:p>288.0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9" office:value-type="float" office:value="47">
            <text:p>47</text:p>
          </table:table-cell>
          <table:table-cell table:number-columns-repeated="39" office:value-type="float" office:value="51">
            <text:p>51</text:p>
          </table:table-cell>
          <table:table-cell/>
          <table:table-cell office:value-type="float" office:value="35">
            <text:p>35</text:p>
          </table:table-cell>
          <table:table-cell office:value-type="float" office:value="57.138">
            <text:p>57.138</text:p>
          </table:table-cell>
          <table:table-cell office:value-type="float" office:value="111.204">
            <text:p>111.204</text:p>
          </table:table-cell>
          <table:table-cell office:value-type="float" office:value="147.956">
            <text:p>147.956</text:p>
          </table:table-cell>
          <table:table-cell office:value-type="float" office:value="192.12">
            <text:p>192.12</text:p>
          </table:table-cell>
          <table:table-cell office:value-type="float" office:value="212.484">
            <text:p>212.484</text:p>
          </table:table-cell>
          <table:table-cell office:value-type="float" office:value="221.276">
            <text:p>221.276</text:p>
          </table:table-cell>
          <table:table-cell office:value-type="float" office:value="228.942">
            <text:p>228.942</text:p>
          </table:table-cell>
          <table:table-cell office:value-type="float" office:value="234.176">
            <text:p>234.176</text:p>
          </table:table-cell>
          <table:table-cell office:value-type="float" office:value="230.52">
            <text:p>230.52</text:p>
          </table:table-cell>
          <table:table-cell office:value-type="float" office:value="230.206">
            <text:p>230.206</text:p>
          </table:table-cell>
          <table:table-cell office:value-type="float" office:value="239.216">
            <text:p>239.216</text:p>
          </table:table-cell>
          <table:table-cell office:value-type="float" office:value="232.086">
            <text:p>232.086</text:p>
          </table:table-cell>
          <table:table-cell office:value-type="float" office:value="231.226">
            <text:p>231.226</text:p>
          </table:table-cell>
          <table:table-cell office:value-type="float" office:value="234.756">
            <text:p>234.756</text:p>
          </table:table-cell>
          <table:table-cell office:value-type="float" office:value="234.288">
            <text:p>234.288</text:p>
          </table:table-cell>
          <table:table-cell office:value-type="float" office:value="232.062">
            <text:p>232.062</text:p>
          </table:table-cell>
          <table:table-cell office:value-type="float" office:value="241.382">
            <text:p>241.382</text:p>
          </table:table-cell>
          <table:table-cell office:value-type="float" office:value="238.488">
            <text:p>238.488</text:p>
          </table:table-cell>
          <table:table-cell office:value-type="float" office:value="244.21">
            <text:p>244.21</text:p>
          </table:table-cell>
          <table:table-cell office:value-type="float" office:value="243.048">
            <text:p>243.048</text:p>
          </table:table-cell>
          <table:table-cell office:value-type="float" office:value="241.088">
            <text:p>241.088</text:p>
          </table:table-cell>
          <table:table-cell office:value-type="float" office:value="235.546">
            <text:p>235.546</text:p>
          </table:table-cell>
          <table:table-cell office:value-type="float" office:value="243.912">
            <text:p>243.912</text:p>
          </table:table-cell>
          <table:table-cell office:value-type="float" office:value="248.802">
            <text:p>248.802</text:p>
          </table:table-cell>
          <table:table-cell office:value-type="float" office:value="249.018">
            <text:p>249.018</text:p>
          </table:table-cell>
          <table:table-cell office:value-type="float" office:value="243.576">
            <text:p>243.576</text:p>
          </table:table-cell>
          <table:table-cell office:value-type="float" office:value="232.448">
            <text:p>232.448</text:p>
          </table:table-cell>
          <table:table-cell office:value-type="float" office:value="223.886">
            <text:p>223.886</text:p>
          </table:table-cell>
          <table:table-cell office:value-type="float" office:value="226.256">
            <text:p>226.256</text:p>
          </table:table-cell>
          <table:table-cell office:value-type="float" office:value="224.746">
            <text:p>224.746</text:p>
          </table:table-cell>
          <table:table-cell office:value-type="float" office:value="234.214">
            <text:p>234.214</text:p>
          </table:table-cell>
          <table:table-cell office:value-type="float" office:value="227.884">
            <text:p>227.884</text:p>
          </table:table-cell>
          <table:table-cell office:value-type="float" office:value="233.15">
            <text:p>233.15</text:p>
          </table:table-cell>
          <table:table-cell office:value-type="float" office:value="233.664">
            <text:p>233.664</text:p>
          </table:table-cell>
          <table:table-cell office:value-type="float" office:value="235.956">
            <text:p>235.956</text:p>
          </table:table-cell>
          <table:table-cell office:value-type="float" office:value="237.748">
            <text:p>237.748</text:p>
          </table:table-cell>
          <table:table-cell office:value-type="float" office:value="239.32">
            <text:p>239.32</text:p>
          </table:table-cell>
          <table:table-cell office:value-type="float" office:value="235.45">
            <text:p>235.45</text:p>
          </table:table-cell>
          <table:table-cell office:value-type="float" office:value="233.406">
            <text:p>233.406</text:p>
          </table:table-cell>
          <table:table-cell office:value-type="float" office:value="229.626">
            <text:p>229.626</text:p>
          </table:table-cell>
          <table:table-cell office:value-type="float" office:value="223.904">
            <text:p>223.904</text:p>
          </table:table-cell>
          <table:table-cell office:value-type="float" office:value="227.896">
            <text:p>227.896</text:p>
          </table:table-cell>
          <table:table-cell office:value-type="float" office:value="232.396">
            <text:p>232.396</text:p>
          </table:table-cell>
          <table:table-cell office:value-type="float" office:value="229.122">
            <text:p>229.122</text:p>
          </table:table-cell>
          <table:table-cell office:value-type="float" office:value="234.952">
            <text:p>234.952</text:p>
          </table:table-cell>
          <table:table-cell office:value-type="float" office:value="245.16">
            <text:p>245.16</text:p>
          </table:table-cell>
          <table:table-cell office:value-type="float" office:value="249.586">
            <text:p>249.586</text:p>
          </table:table-cell>
          <table:table-cell office:value-type="float" office:value="252.78">
            <text:p>252.78</text:p>
          </table:table-cell>
          <table:table-cell office:value-type="float" office:value="247.458">
            <text:p>247.458</text:p>
          </table:table-cell>
          <table:table-cell office:value-type="float" office:value="241.874">
            <text:p>241.874</text:p>
          </table:table-cell>
          <table:table-cell office:value-type="float" office:value="248.214">
            <text:p>248.2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3" office:value-type="float" office:value="37">
            <text:p>37</text:p>
          </table:table-cell>
          <table:table-cell table:number-columns-repeated="2" office:value-type="float" office:value="39">
            <text:p>39</text:p>
          </table:table-cell>
          <table:table-cell table:number-columns-repeated="46" office:value-type="float" office:value="50">
            <text:p>50</text:p>
          </table:table-cell>
          <table:table-cell/>
          <table:table-cell office:value-type="float" office:value="36">
            <text:p>36</text:p>
          </table:table-cell>
          <table:table-cell office:value-type="float" office:value="61.89">
            <text:p>61.89</text:p>
          </table:table-cell>
          <table:table-cell office:value-type="float" office:value="114.516">
            <text:p>114.516</text:p>
          </table:table-cell>
          <table:table-cell office:value-type="float" office:value="143.986">
            <text:p>143.986</text:p>
          </table:table-cell>
          <table:table-cell office:value-type="float" office:value="162.636">
            <text:p>162.636</text:p>
          </table:table-cell>
          <table:table-cell office:value-type="float" office:value="167.248">
            <text:p>167.248</text:p>
          </table:table-cell>
          <table:table-cell office:value-type="float" office:value="153.2">
            <text:p>153.2</text:p>
          </table:table-cell>
          <table:table-cell office:value-type="float" office:value="139.128">
            <text:p>139.128</text:p>
          </table:table-cell>
          <table:table-cell office:value-type="float" office:value="137.492">
            <text:p>137.492</text:p>
          </table:table-cell>
          <table:table-cell office:value-type="float" office:value="143.498">
            <text:p>143.498</text:p>
          </table:table-cell>
          <table:table-cell office:value-type="float" office:value="138.238">
            <text:p>138.238</text:p>
          </table:table-cell>
          <table:table-cell office:value-type="float" office:value="152.116">
            <text:p>152.116</text:p>
          </table:table-cell>
          <table:table-cell office:value-type="float" office:value="172.97">
            <text:p>172.97</text:p>
          </table:table-cell>
          <table:table-cell office:value-type="float" office:value="190.588">
            <text:p>190.588</text:p>
          </table:table-cell>
          <table:table-cell office:value-type="float" office:value="197.806">
            <text:p>197.806</text:p>
          </table:table-cell>
          <table:table-cell office:value-type="float" office:value="222.072">
            <text:p>222.072</text:p>
          </table:table-cell>
          <table:table-cell office:value-type="float" office:value="248.558">
            <text:p>248.558</text:p>
          </table:table-cell>
          <table:table-cell office:value-type="float" office:value="259.94">
            <text:p>259.94</text:p>
          </table:table-cell>
          <table:table-cell office:value-type="float" office:value="270.938">
            <text:p>270.938</text:p>
          </table:table-cell>
          <table:table-cell office:value-type="float" office:value="298.404">
            <text:p>298.404</text:p>
          </table:table-cell>
          <table:table-cell office:value-type="float" office:value="303.902">
            <text:p>303.902</text:p>
          </table:table-cell>
          <table:table-cell office:value-type="float" office:value="315.904">
            <text:p>315.904</text:p>
          </table:table-cell>
          <table:table-cell office:value-type="float" office:value="329.918">
            <text:p>329.918</text:p>
          </table:table-cell>
          <table:table-cell office:value-type="float" office:value="330.192">
            <text:p>330.192</text:p>
          </table:table-cell>
          <table:table-cell office:value-type="float" office:value="335.71">
            <text:p>335.71</text:p>
          </table:table-cell>
          <table:table-cell office:value-type="float" office:value="337.196">
            <text:p>337.196</text:p>
          </table:table-cell>
          <table:table-cell office:value-type="float" office:value="342.882">
            <text:p>342.882</text:p>
          </table:table-cell>
          <table:table-cell office:value-type="float" office:value="344.098">
            <text:p>344.098</text:p>
          </table:table-cell>
          <table:table-cell office:value-type="float" office:value="346.812">
            <text:p>346.812</text:p>
          </table:table-cell>
          <table:table-cell office:value-type="float" office:value="353.008">
            <text:p>353.008</text:p>
          </table:table-cell>
          <table:table-cell office:value-type="float" office:value="358.826">
            <text:p>358.826</text:p>
          </table:table-cell>
          <table:table-cell office:value-type="float" office:value="359.2">
            <text:p>359.2</text:p>
          </table:table-cell>
          <table:table-cell office:value-type="float" office:value="359.206">
            <text:p>359.206</text:p>
          </table:table-cell>
          <table:table-cell office:value-type="float" office:value="363.084">
            <text:p>363.084</text:p>
          </table:table-cell>
          <table:table-cell office:value-type="float" office:value="360.082">
            <text:p>360.082</text:p>
          </table:table-cell>
          <table:table-cell office:value-type="float" office:value="375.838">
            <text:p>375.838</text:p>
          </table:table-cell>
          <table:table-cell office:value-type="float" office:value="375.946">
            <text:p>375.946</text:p>
          </table:table-cell>
          <table:table-cell office:value-type="float" office:value="382.304">
            <text:p>382.304</text:p>
          </table:table-cell>
          <table:table-cell office:value-type="float" office:value="380.66">
            <text:p>380.66</text:p>
          </table:table-cell>
          <table:table-cell office:value-type="float" office:value="375.814">
            <text:p>375.814</text:p>
          </table:table-cell>
          <table:table-cell office:value-type="float" office:value="374.722">
            <text:p>374.722</text:p>
          </table:table-cell>
          <table:table-cell office:value-type="float" office:value="370.774">
            <text:p>370.774</text:p>
          </table:table-cell>
          <table:table-cell office:value-type="float" office:value="377.58">
            <text:p>377.58</text:p>
          </table:table-cell>
          <table:table-cell office:value-type="float" office:value="372.952">
            <text:p>372.952</text:p>
          </table:table-cell>
          <table:table-cell office:value-type="float" office:value="372.758">
            <text:p>372.758</text:p>
          </table:table-cell>
          <table:table-cell office:value-type="float" office:value="382.806">
            <text:p>382.806</text:p>
          </table:table-cell>
          <table:table-cell office:value-type="float" office:value="385.966">
            <text:p>385.966</text:p>
          </table:table-cell>
          <table:table-cell office:value-type="float" office:value="399.462">
            <text:p>399.462</text:p>
          </table:table-cell>
          <table:table-cell office:value-type="float" office:value="398.162">
            <text:p>398.162</text:p>
          </table:table-cell>
          <table:table-cell office:value-type="float" office:value="418.562">
            <text:p>418.562</text:p>
          </table:table-cell>
          <table:table-cell office:value-type="float" office:value="428.212">
            <text:p>428.212</text:p>
          </table:table-cell>
          <table:table-cell office:value-type="float" office:value="430.218">
            <text:p>430.21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3" office:value-type="float" office:value="78">
            <text:p>78</text:p>
          </table:table-cell>
          <table:table-cell office:value-type="float" office:value="80">
            <text:p>80</text:p>
          </table:table-cell>
          <table:table-cell table:number-columns-repeated="47" office:value-type="float" office:value="89">
            <text:p>89</text:p>
          </table:table-cell>
          <table:table-cell/>
          <table:table-cell office:value-type="float" office:value="37">
            <text:p>37</text:p>
          </table:table-cell>
          <table:table-cell office:value-type="float" office:value="58.786">
            <text:p>58.786</text:p>
          </table:table-cell>
          <table:table-cell office:value-type="float" office:value="110.438">
            <text:p>110.438</text:p>
          </table:table-cell>
          <table:table-cell office:value-type="float" office:value="133.526">
            <text:p>133.526</text:p>
          </table:table-cell>
          <table:table-cell office:value-type="float" office:value="145.866">
            <text:p>145.866</text:p>
          </table:table-cell>
          <table:table-cell office:value-type="float" office:value="123.92">
            <text:p>123.92</text:p>
          </table:table-cell>
          <table:table-cell table:number-columns-repeated="4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number-columns-repeated="3" office:value-type="float" office:value="46">
            <text:p>46</text:p>
          </table:table-cell>
          <table:table-cell table:number-columns-repeated="5" office:value-type="float" office:value="48">
            <text:p>48</text:p>
          </table:table-cell>
          <table:table-cell table:number-columns-repeated="41" office:value-type="float" office:value="57">
            <text:p>57</text:p>
          </table:table-cell>
          <table:table-cell/>
          <table:table-cell office:value-type="float" office:value="38">
            <text:p>38</text:p>
          </table:table-cell>
          <table:table-cell office:value-type="float" office:value="57.796">
            <text:p>57.796</text:p>
          </table:table-cell>
          <table:table-cell office:value-type="float" office:value="103.092">
            <text:p>103.092</text:p>
          </table:table-cell>
          <table:table-cell office:value-type="float" office:value="138.756">
            <text:p>138.756</text:p>
          </table:table-cell>
          <table:table-cell office:value-type="float" office:value="169.31">
            <text:p>169.31</text:p>
          </table:table-cell>
          <table:table-cell office:value-type="float" office:value="192.486">
            <text:p>192.486</text:p>
          </table:table-cell>
          <table:table-cell office:value-type="float" office:value="196.84">
            <text:p>196.84</text:p>
          </table:table-cell>
          <table:table-cell office:value-type="float" office:value="210.628">
            <text:p>210.628</text:p>
          </table:table-cell>
          <table:table-cell office:value-type="float" office:value="214.368">
            <text:p>214.368</text:p>
          </table:table-cell>
          <table:table-cell office:value-type="float" office:value="211.234">
            <text:p>211.234</text:p>
          </table:table-cell>
          <table:table-cell office:value-type="float" office:value="216.672">
            <text:p>216.672</text:p>
          </table:table-cell>
          <table:table-cell office:value-type="float" office:value="215.142">
            <text:p>215.142</text:p>
          </table:table-cell>
          <table:table-cell office:value-type="float" office:value="211.94">
            <text:p>211.94</text:p>
          </table:table-cell>
          <table:table-cell office:value-type="float" office:value="210.688">
            <text:p>210.688</text:p>
          </table:table-cell>
          <table:table-cell office:value-type="float" office:value="201.434">
            <text:p>201.434</text:p>
          </table:table-cell>
          <table:table-cell office:value-type="float" office:value="201.72">
            <text:p>201.72</text:p>
          </table:table-cell>
          <table:table-cell office:value-type="float" office:value="191.156">
            <text:p>191.156</text:p>
          </table:table-cell>
          <table:table-cell office:value-type="float" office:value="188.186">
            <text:p>188.186</text:p>
          </table:table-cell>
          <table:table-cell office:value-type="float" office:value="175.168">
            <text:p>175.168</text:p>
          </table:table-cell>
          <table:table-cell office:value-type="float" office:value="179.144">
            <text:p>179.144</text:p>
          </table:table-cell>
          <table:table-cell office:value-type="float" office:value="171.518">
            <text:p>171.518</text:p>
          </table:table-cell>
          <table:table-cell office:value-type="float" office:value="171.068">
            <text:p>171.068</text:p>
          </table:table-cell>
          <table:table-cell office:value-type="float" office:value="178.162">
            <text:p>178.162</text:p>
          </table:table-cell>
          <table:table-cell office:value-type="float" office:value="173.28">
            <text:p>173.28</text:p>
          </table:table-cell>
          <table:table-cell office:value-type="float" office:value="182.412">
            <text:p>182.412</text:p>
          </table:table-cell>
          <table:table-cell office:value-type="float" office:value="179.452">
            <text:p>179.452</text:p>
          </table:table-cell>
          <table:table-cell office:value-type="float" office:value="187.054">
            <text:p>187.054</text:p>
          </table:table-cell>
          <table:table-cell office:value-type="float" office:value="200.416">
            <text:p>200.416</text:p>
          </table:table-cell>
          <table:table-cell office:value-type="float" office:value="202.734">
            <text:p>202.734</text:p>
          </table:table-cell>
          <table:table-cell office:value-type="float" office:value="203.066">
            <text:p>203.066</text:p>
          </table:table-cell>
          <table:table-cell office:value-type="float" office:value="210.224">
            <text:p>210.224</text:p>
          </table:table-cell>
          <table:table-cell office:value-type="float" office:value="209.696">
            <text:p>209.696</text:p>
          </table:table-cell>
          <table:table-cell office:value-type="float" office:value="220.49">
            <text:p>220.49</text:p>
          </table:table-cell>
          <table:table-cell office:value-type="float" office:value="231.274">
            <text:p>231.274</text:p>
          </table:table-cell>
          <table:table-cell office:value-type="float" office:value="236.144">
            <text:p>236.144</text:p>
          </table:table-cell>
          <table:table-cell office:value-type="float" office:value="239.724">
            <text:p>239.724</text:p>
          </table:table-cell>
          <table:table-cell office:value-type="float" office:value="239.804">
            <text:p>239.804</text:p>
          </table:table-cell>
          <table:table-cell office:value-type="float" office:value="241.464">
            <text:p>241.464</text:p>
          </table:table-cell>
          <table:table-cell office:value-type="float" office:value="235.146">
            <text:p>235.146</text:p>
          </table:table-cell>
          <table:table-cell office:value-type="float" office:value="237.916">
            <text:p>237.916</text:p>
          </table:table-cell>
          <table:table-cell office:value-type="float" office:value="242.89">
            <text:p>242.89</text:p>
          </table:table-cell>
          <table:table-cell office:value-type="float" office:value="248.928">
            <text:p>248.928</text:p>
          </table:table-cell>
          <table:table-cell office:value-type="float" office:value="255.798">
            <text:p>255.798</text:p>
          </table:table-cell>
          <table:table-cell office:value-type="float" office:value="265.23">
            <text:p>265.23</text:p>
          </table:table-cell>
          <table:table-cell office:value-type="float" office:value="268.702">
            <text:p>268.702</text:p>
          </table:table-cell>
          <table:table-cell office:value-type="float" office:value="265.912">
            <text:p>265.912</text:p>
          </table:table-cell>
          <table:table-cell office:value-type="float" office:value="275.344">
            <text:p>275.344</text:p>
          </table:table-cell>
          <table:table-cell office:value-type="float" office:value="274.828">
            <text:p>274.828</text:p>
          </table:table-cell>
          <table:table-cell office:value-type="float" office:value="278.75">
            <text:p>278.75</text:p>
          </table:table-cell>
          <table:table-cell office:value-type="float" office:value="284.058">
            <text:p>284.058</text:p>
          </table:table-cell>
          <table:table-cell office:value-type="float" office:value="292.036">
            <text:p>292.036</text:p>
          </table:table-cell>
          <table:table-cell office:value-type="float" office:value="309.928">
            <text:p>309.92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6">
            <text:p>46</text:p>
          </table:table-cell>
          <table:table-cell table:number-columns-repeated="5"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42" office:value-type="float" office:value="89">
            <text:p>89</text:p>
          </table:table-cell>
          <table:table-cell/>
          <table:table-cell office:value-type="float" office:value="39">
            <text:p>39</text:p>
          </table:table-cell>
          <table:table-cell office:value-type="float" office:value="60.704">
            <text:p>60.704</text:p>
          </table:table-cell>
          <table:table-cell office:value-type="float" office:value="119.296">
            <text:p>119.296</text:p>
          </table:table-cell>
          <table:table-cell office:value-type="float" office:value="153.904">
            <text:p>153.904</text:p>
          </table:table-cell>
          <table:table-cell office:value-type="float" office:value="182.584">
            <text:p>182.584</text:p>
          </table:table-cell>
          <table:table-cell office:value-type="float" office:value="191.87">
            <text:p>191.87</text:p>
          </table:table-cell>
          <table:table-cell office:value-type="float" office:value="199.528">
            <text:p>199.528</text:p>
          </table:table-cell>
          <table:table-cell office:value-type="float" office:value="191.492">
            <text:p>191.492</text:p>
          </table:table-cell>
          <table:table-cell office:value-type="float" office:value="186.884">
            <text:p>186.884</text:p>
          </table:table-cell>
          <table:table-cell office:value-type="float" office:value="181.3">
            <text:p>181.3</text:p>
          </table:table-cell>
          <table:table-cell office:value-type="float" office:value="168.1">
            <text:p>168.1</text:p>
          </table:table-cell>
          <table:table-cell table:number-columns-repeated="4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table:number-columns-repeated="7" office:value-type="float" office:value="51">
            <text:p>51</text:p>
          </table:table-cell>
          <table:table-cell table:number-columns-repeated="8" office:value-type="float" office:value="54">
            <text:p>54</text:p>
          </table:table-cell>
          <table:table-cell table:number-columns-repeated="3" office:value-type="float" office:value="57">
            <text:p>57</text:p>
          </table:table-cell>
          <table:table-cell table:number-columns-repeated="15" office:value-type="float" office:value="60">
            <text:p>60</text:p>
          </table:table-cell>
          <table:table-cell table:number-columns-repeated="17" office:value-type="float" office:value="64">
            <text:p>64</text:p>
          </table:table-cell>
          <table:table-cell/>
          <table:table-cell office:value-type="float" office:value="40">
            <text:p>40</text:p>
          </table:table-cell>
          <table:table-cell office:value-type="float" office:value="54.762">
            <text:p>54.762</text:p>
          </table:table-cell>
          <table:table-cell office:value-type="float" office:value="104.614">
            <text:p>104.614</text:p>
          </table:table-cell>
          <table:table-cell office:value-type="float" office:value="142.544">
            <text:p>142.544</text:p>
          </table:table-cell>
          <table:table-cell office:value-type="float" office:value="178.768">
            <text:p>178.768</text:p>
          </table:table-cell>
          <table:table-cell office:value-type="float" office:value="199.206">
            <text:p>199.206</text:p>
          </table:table-cell>
          <table:table-cell office:value-type="float" office:value="214.746">
            <text:p>214.746</text:p>
          </table:table-cell>
          <table:table-cell office:value-type="float" office:value="225.43">
            <text:p>225.43</text:p>
          </table:table-cell>
          <table:table-cell office:value-type="float" office:value="241.862">
            <text:p>241.862</text:p>
          </table:table-cell>
          <table:table-cell office:value-type="float" office:value="238.396">
            <text:p>238.396</text:p>
          </table:table-cell>
          <table:table-cell office:value-type="float" office:value="239.144">
            <text:p>239.144</text:p>
          </table:table-cell>
          <table:table-cell office:value-type="float" office:value="258.52">
            <text:p>258.52</text:p>
          </table:table-cell>
          <table:table-cell office:value-type="float" office:value="257.104">
            <text:p>257.104</text:p>
          </table:table-cell>
          <table:table-cell office:value-type="float" office:value="256.938">
            <text:p>256.938</text:p>
          </table:table-cell>
          <table:table-cell office:value-type="float" office:value="250.36">
            <text:p>250.36</text:p>
          </table:table-cell>
          <table:table-cell office:value-type="float" office:value="252.206">
            <text:p>252.206</text:p>
          </table:table-cell>
          <table:table-cell office:value-type="float" office:value="240.564">
            <text:p>240.564</text:p>
          </table:table-cell>
          <table:table-cell office:value-type="float" office:value="241.508">
            <text:p>241.508</text:p>
          </table:table-cell>
          <table:table-cell office:value-type="float" office:value="233.026">
            <text:p>233.026</text:p>
          </table:table-cell>
          <table:table-cell office:value-type="float" office:value="234.218">
            <text:p>234.218</text:p>
          </table:table-cell>
          <table:table-cell office:value-type="float" office:value="241.068">
            <text:p>241.068</text:p>
          </table:table-cell>
          <table:table-cell office:value-type="float" office:value="250.136">
            <text:p>250.136</text:p>
          </table:table-cell>
          <table:table-cell office:value-type="float" office:value="264.824">
            <text:p>264.824</text:p>
          </table:table-cell>
          <table:table-cell office:value-type="float" office:value="277.708">
            <text:p>277.708</text:p>
          </table:table-cell>
          <table:table-cell office:value-type="float" office:value="274.94">
            <text:p>274.94</text:p>
          </table:table-cell>
          <table:table-cell office:value-type="float" office:value="278.916">
            <text:p>278.916</text:p>
          </table:table-cell>
          <table:table-cell office:value-type="float" office:value="290.31">
            <text:p>290.31</text:p>
          </table:table-cell>
          <table:table-cell office:value-type="float" office:value="301.842">
            <text:p>301.842</text:p>
          </table:table-cell>
          <table:table-cell office:value-type="float" office:value="289.166">
            <text:p>289.166</text:p>
          </table:table-cell>
          <table:table-cell office:value-type="float" office:value="296.142">
            <text:p>296.142</text:p>
          </table:table-cell>
          <table:table-cell office:value-type="float" office:value="302.21">
            <text:p>302.21</text:p>
          </table:table-cell>
          <table:table-cell office:value-type="float" office:value="311.582">
            <text:p>311.582</text:p>
          </table:table-cell>
          <table:table-cell office:value-type="float" office:value="306.138">
            <text:p>306.138</text:p>
          </table:table-cell>
          <table:table-cell office:value-type="float" office:value="306.67">
            <text:p>306.67</text:p>
          </table:table-cell>
          <table:table-cell office:value-type="float" office:value="306.73">
            <text:p>306.73</text:p>
          </table:table-cell>
          <table:table-cell office:value-type="float" office:value="297.11">
            <text:p>297.11</text:p>
          </table:table-cell>
          <table:table-cell office:value-type="float" office:value="300.206">
            <text:p>300.206</text:p>
          </table:table-cell>
          <table:table-cell office:value-type="float" office:value="312.25">
            <text:p>312.25</text:p>
          </table:table-cell>
          <table:table-cell office:value-type="float" office:value="311.908">
            <text:p>311.908</text:p>
          </table:table-cell>
          <table:table-cell office:value-type="float" office:value="316.072">
            <text:p>316.072</text:p>
          </table:table-cell>
          <table:table-cell office:value-type="float" office:value="310.64">
            <text:p>310.64</text:p>
          </table:table-cell>
          <table:table-cell office:value-type="float" office:value="308.526">
            <text:p>308.526</text:p>
          </table:table-cell>
          <table:table-cell office:value-type="float" office:value="318.906">
            <text:p>318.906</text:p>
          </table:table-cell>
          <table:table-cell office:value-type="float" office:value="305.328">
            <text:p>305.328</text:p>
          </table:table-cell>
          <table:table-cell office:value-type="float" office:value="302.534">
            <text:p>302.534</text:p>
          </table:table-cell>
          <table:table-cell office:value-type="float" office:value="297.34">
            <text:p>297.34</text:p>
          </table:table-cell>
          <table:table-cell office:value-type="float" office:value="302.288">
            <text:p>302.288</text:p>
          </table:table-cell>
          <table:table-cell office:value-type="float" office:value="316.218">
            <text:p>316.218</text:p>
          </table:table-cell>
          <table:table-cell office:value-type="float" office:value="304.52">
            <text:p>304.52</text:p>
          </table:table-cell>
          <table:table-cell office:value-type="float" office:value="299.14">
            <text:p>299.14</text:p>
          </table:table-cell>
          <table:table-cell office:value-type="float" office:value="294.974">
            <text:p>294.974</text:p>
          </table:table-cell>
          <table:table-cell office:value-type="float" office:value="286.316">
            <text:p>286.31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42">
            <text:p>42</text:p>
          </table:table-cell>
          <table:table-cell table:number-columns-repeated="18" office:value-type="float" office:value="55">
            <text:p>55</text:p>
          </table:table-cell>
          <table:table-cell table:number-columns-repeated="27" office:value-type="float" office:value="56">
            <text:p>56</text:p>
          </table:table-cell>
          <table:table-cell/>
          <table:table-cell office:value-type="float" office:value="41">
            <text:p>41</text:p>
          </table:table-cell>
          <table:table-cell office:value-type="float" office:value="59.78">
            <text:p>59.78</text:p>
          </table:table-cell>
          <table:table-cell office:value-type="float" office:value="117.53">
            <text:p>117.53</text:p>
          </table:table-cell>
          <table:table-cell office:value-type="float" office:value="169.882">
            <text:p>169.882</text:p>
          </table:table-cell>
          <table:table-cell office:value-type="float" office:value="191.764">
            <text:p>191.764</text:p>
          </table:table-cell>
          <table:table-cell office:value-type="float" office:value="210.002">
            <text:p>210.002</text:p>
          </table:table-cell>
          <table:table-cell office:value-type="float" office:value="227.408">
            <text:p>227.408</text:p>
          </table:table-cell>
          <table:table-cell office:value-type="float" office:value="243.762">
            <text:p>243.762</text:p>
          </table:table-cell>
          <table:table-cell office:value-type="float" office:value="254.768">
            <text:p>254.768</text:p>
          </table:table-cell>
          <table:table-cell office:value-type="float" office:value="272.192">
            <text:p>272.192</text:p>
          </table:table-cell>
          <table:table-cell office:value-type="float" office:value="297.32">
            <text:p>297.32</text:p>
          </table:table-cell>
          <table:table-cell office:value-type="float" office:value="302.198">
            <text:p>302.198</text:p>
          </table:table-cell>
          <table:table-cell office:value-type="float" office:value="311.56">
            <text:p>311.56</text:p>
          </table:table-cell>
          <table:table-cell office:value-type="float" office:value="317.808">
            <text:p>317.808</text:p>
          </table:table-cell>
          <table:table-cell office:value-type="float" office:value="312.04">
            <text:p>312.04</text:p>
          </table:table-cell>
          <table:table-cell office:value-type="float" office:value="285.06">
            <text:p>285.06</text:p>
          </table:table-cell>
          <table:table-cell office:value-type="float" office:value="265.446">
            <text:p>265.446</text:p>
          </table:table-cell>
          <table:table-cell office:value-type="float" office:value="247.556">
            <text:p>247.556</text:p>
          </table:table-cell>
          <table:table-cell office:value-type="float" office:value="225.58">
            <text:p>225.58</text:p>
          </table:table-cell>
          <table:table-cell office:value-type="float" office:value="209.336">
            <text:p>209.336</text:p>
          </table:table-cell>
          <table:table-cell office:value-type="float" office:value="210.888">
            <text:p>210.888</text:p>
          </table:table-cell>
          <table:table-cell office:value-type="float" office:value="207.754">
            <text:p>207.754</text:p>
          </table:table-cell>
          <table:table-cell office:value-type="float" office:value="214.738">
            <text:p>214.738</text:p>
          </table:table-cell>
          <table:table-cell office:value-type="float" office:value="213.886">
            <text:p>213.886</text:p>
          </table:table-cell>
          <table:table-cell office:value-type="float" office:value="226.048">
            <text:p>226.048</text:p>
          </table:table-cell>
          <table:table-cell office:value-type="float" office:value="236.296">
            <text:p>236.296</text:p>
          </table:table-cell>
          <table:table-cell office:value-type="float" office:value="236.378">
            <text:p>236.378</text:p>
          </table:table-cell>
          <table:table-cell office:value-type="float" office:value="249.084">
            <text:p>249.084</text:p>
          </table:table-cell>
          <table:table-cell office:value-type="float" office:value="249.256">
            <text:p>249.256</text:p>
          </table:table-cell>
          <table:table-cell office:value-type="float" office:value="247.864">
            <text:p>247.864</text:p>
          </table:table-cell>
          <table:table-cell office:value-type="float" office:value="256.728">
            <text:p>256.728</text:p>
          </table:table-cell>
          <table:table-cell office:value-type="float" office:value="249.676">
            <text:p>249.676</text:p>
          </table:table-cell>
          <table:table-cell office:value-type="float" office:value="259.096">
            <text:p>259.096</text:p>
          </table:table-cell>
          <table:table-cell office:value-type="float" office:value="269.378">
            <text:p>269.378</text:p>
          </table:table-cell>
          <table:table-cell office:value-type="float" office:value="273.996">
            <text:p>273.996</text:p>
          </table:table-cell>
          <table:table-cell office:value-type="float" office:value="277.054">
            <text:p>277.054</text:p>
          </table:table-cell>
          <table:table-cell office:value-type="float" office:value="275.274">
            <text:p>275.274</text:p>
          </table:table-cell>
          <table:table-cell office:value-type="float" office:value="276.318">
            <text:p>276.318</text:p>
          </table:table-cell>
          <table:table-cell office:value-type="float" office:value="273.67">
            <text:p>273.67</text:p>
          </table:table-cell>
          <table:table-cell office:value-type="float" office:value="285.154">
            <text:p>285.154</text:p>
          </table:table-cell>
          <table:table-cell office:value-type="float" office:value="290.32">
            <text:p>290.32</text:p>
          </table:table-cell>
          <table:table-cell office:value-type="float" office:value="308.186">
            <text:p>308.186</text:p>
          </table:table-cell>
          <table:table-cell office:value-type="float" office:value="306.438">
            <text:p>306.438</text:p>
          </table:table-cell>
          <table:table-cell office:value-type="float" office:value="297.248">
            <text:p>297.248</text:p>
          </table:table-cell>
          <table:table-cell office:value-type="float" office:value="307.508">
            <text:p>307.508</text:p>
          </table:table-cell>
          <table:table-cell office:value-type="float" office:value="312.952">
            <text:p>312.952</text:p>
          </table:table-cell>
          <table:table-cell office:value-type="float" office:value="312.25">
            <text:p>312.25</text:p>
          </table:table-cell>
          <table:table-cell office:value-type="float" office:value="309.968">
            <text:p>309.968</text:p>
          </table:table-cell>
          <table:table-cell office:value-type="float" office:value="321.658">
            <text:p>321.658</text:p>
          </table:table-cell>
          <table:table-cell office:value-type="float" office:value="321.03">
            <text:p>321.03</text:p>
          </table:table-cell>
          <table:table-cell office:value-type="float" office:value="317.742">
            <text:p>317.742</text:p>
          </table:table-cell>
          <table:table-cell office:value-type="float" office:value="324.664">
            <text:p>324.66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number-columns-repeated="3" office:value-type="float" office:value="63">
            <text:p>63</text:p>
          </table:table-cell>
          <table:table-cell table:number-columns-repeated="6" office:value-type="float" office:value="66">
            <text:p>66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table:number-columns-repeated="9" office:value-type="float" office:value="73">
            <text:p>73</text:p>
          </table:table-cell>
          <table:table-cell office:value-type="float" office:value="76">
            <text:p>76</text:p>
          </table:table-cell>
          <table:table-cell table:number-columns-repeated="26" office:value-type="float" office:value="79">
            <text:p>79</text:p>
          </table:table-cell>
          <table:table-cell/>
          <table:table-cell office:value-type="float" office:value="42">
            <text:p>42</text:p>
          </table:table-cell>
          <table:table-cell office:value-type="float" office:value="54.624">
            <text:p>54.624</text:p>
          </table:table-cell>
          <table:table-cell office:value-type="float" office:value="104.364">
            <text:p>104.364</text:p>
          </table:table-cell>
          <table:table-cell office:value-type="float" office:value="128.182">
            <text:p>128.182</text:p>
          </table:table-cell>
          <table:table-cell office:value-type="float" office:value="154.644">
            <text:p>154.644</text:p>
          </table:table-cell>
          <table:table-cell office:value-type="float" office:value="166.318">
            <text:p>166.318</text:p>
          </table:table-cell>
          <table:table-cell office:value-type="float" office:value="163.398">
            <text:p>163.398</text:p>
          </table:table-cell>
          <table:table-cell office:value-type="float" office:value="159.676">
            <text:p>159.676</text:p>
          </table:table-cell>
          <table:table-cell office:value-type="float" office:value="153.926">
            <text:p>153.926</text:p>
          </table:table-cell>
          <table:table-cell office:value-type="float" office:value="136.34">
            <text:p>136.34</text:p>
          </table:table-cell>
          <table:table-cell office:value-type="float" office:value="125.216">
            <text:p>125.216</text:p>
          </table:table-cell>
          <table:table-cell office:value-type="float" office:value="106.002">
            <text:p>106.002</text:p>
          </table:table-cell>
          <table:table-cell office:value-type="float" office:value="95.652">
            <text:p>95.652</text:p>
          </table:table-cell>
          <table:table-cell office:value-type="float" office:value="98.684">
            <text:p>98.684</text:p>
          </table:table-cell>
          <table:table-cell office:value-type="float" office:value="99.012">
            <text:p>99.012</text:p>
          </table:table-cell>
          <table:table-cell office:value-type="float" office:value="105.642">
            <text:p>105.642</text:p>
          </table:table-cell>
          <table:table-cell office:value-type="float" office:value="111.806">
            <text:p>111.806</text:p>
          </table:table-cell>
          <table:table-cell office:value-type="float" office:value="113.65">
            <text:p>113.65</text:p>
          </table:table-cell>
          <table:table-cell office:value-type="float" office:value="114.848">
            <text:p>114.848</text:p>
          </table:table-cell>
          <table:table-cell office:value-type="float" office:value="119.868">
            <text:p>119.868</text:p>
          </table:table-cell>
          <table:table-cell office:value-type="float" office:value="127.548">
            <text:p>127.548</text:p>
          </table:table-cell>
          <table:table-cell office:value-type="float" office:value="130.97">
            <text:p>130.97</text:p>
          </table:table-cell>
          <table:table-cell office:value-type="float" office:value="134.744">
            <text:p>134.744</text:p>
          </table:table-cell>
          <table:table-cell office:value-type="float" office:value="139.196">
            <text:p>139.196</text:p>
          </table:table-cell>
          <table:table-cell office:value-type="float" office:value="139.896">
            <text:p>139.896</text:p>
          </table:table-cell>
          <table:table-cell office:value-type="float" office:value="142.896">
            <text:p>142.896</text:p>
          </table:table-cell>
          <table:table-cell office:value-type="float" office:value="150.79">
            <text:p>150.79</text:p>
          </table:table-cell>
          <table:table-cell office:value-type="float" office:value="158.192">
            <text:p>158.192</text:p>
          </table:table-cell>
          <table:table-cell office:value-type="float" office:value="163.19">
            <text:p>163.19</text:p>
          </table:table-cell>
          <table:table-cell office:value-type="float" office:value="170.666">
            <text:p>170.666</text:p>
          </table:table-cell>
          <table:table-cell office:value-type="float" office:value="178.13">
            <text:p>178.13</text:p>
          </table:table-cell>
          <table:table-cell office:value-type="float" office:value="184.056">
            <text:p>184.056</text:p>
          </table:table-cell>
          <table:table-cell office:value-type="float" office:value="184.69">
            <text:p>184.69</text:p>
          </table:table-cell>
          <table:table-cell office:value-type="float" office:value="184.842">
            <text:p>184.842</text:p>
          </table:table-cell>
          <table:table-cell office:value-type="float" office:value="186.034">
            <text:p>186.034</text:p>
          </table:table-cell>
          <table:table-cell office:value-type="float" office:value="184.626">
            <text:p>184.626</text:p>
          </table:table-cell>
          <table:table-cell office:value-type="float" office:value="182.658">
            <text:p>182.658</text:p>
          </table:table-cell>
          <table:table-cell office:value-type="float" office:value="194.114">
            <text:p>194.114</text:p>
          </table:table-cell>
          <table:table-cell office:value-type="float" office:value="198.444">
            <text:p>198.444</text:p>
          </table:table-cell>
          <table:table-cell office:value-type="float" office:value="199.3">
            <text:p>199.3</text:p>
          </table:table-cell>
          <table:table-cell office:value-type="float" office:value="198.796">
            <text:p>198.796</text:p>
          </table:table-cell>
          <table:table-cell office:value-type="float" office:value="199.724">
            <text:p>199.724</text:p>
          </table:table-cell>
          <table:table-cell office:value-type="float" office:value="196.422">
            <text:p>196.422</text:p>
          </table:table-cell>
          <table:table-cell office:value-type="float" office:value="193.77">
            <text:p>193.77</text:p>
          </table:table-cell>
          <table:table-cell office:value-type="float" office:value="193.078">
            <text:p>193.078</text:p>
          </table:table-cell>
          <table:table-cell office:value-type="float" office:value="190.708">
            <text:p>190.708</text:p>
          </table:table-cell>
          <table:table-cell office:value-type="float" office:value="194.832">
            <text:p>194.832</text:p>
          </table:table-cell>
          <table:table-cell office:value-type="float" office:value="192.25">
            <text:p>192.25</text:p>
          </table:table-cell>
          <table:table-cell office:value-type="float" office:value="191.252">
            <text:p>191.252</text:p>
          </table:table-cell>
          <table:table-cell office:value-type="float" office:value="196.154">
            <text:p>196.154</text:p>
          </table:table-cell>
          <table:table-cell office:value-type="float" office:value="199.028">
            <text:p>199.028</text:p>
          </table:table-cell>
          <table:table-cell office:value-type="float" office:value="195.454">
            <text:p>195.45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44">
            <text:p>44</text:p>
          </table:table-cell>
          <table:table-cell table:number-columns-repeated="49" office:value-type="float" office:value="71">
            <text:p>71</text:p>
          </table:table-cell>
          <table:table-cell/>
          <table:table-cell office:value-type="float" office:value="43">
            <text:p>43</text:p>
          </table:table-cell>
          <table:table-cell office:value-type="float" office:value="53.498">
            <text:p>53.498</text:p>
          </table:table-cell>
          <table:table-cell office:value-type="float" office:value="100.172">
            <text:p>100.172</text:p>
          </table:table-cell>
          <table:table-cell office:value-type="float" office:value="146.574">
            <text:p>146.574</text:p>
          </table:table-cell>
          <table:table-cell office:value-type="float" office:value="158.528">
            <text:p>158.528</text:p>
          </table:table-cell>
          <table:table-cell office:value-type="float" office:value="172.628">
            <text:p>172.628</text:p>
          </table:table-cell>
          <table:table-cell office:value-type="float" office:value="183.606">
            <text:p>183.606</text:p>
          </table:table-cell>
          <table:table-cell office:value-type="float" office:value="182.248">
            <text:p>182.248</text:p>
          </table:table-cell>
          <table:table-cell office:value-type="float" office:value="185.336">
            <text:p>185.336</text:p>
          </table:table-cell>
          <table:table-cell office:value-type="float" office:value="179.916">
            <text:p>179.916</text:p>
          </table:table-cell>
          <table:table-cell office:value-type="float" office:value="179.042">
            <text:p>179.042</text:p>
          </table:table-cell>
          <table:table-cell office:value-type="float" office:value="176.452">
            <text:p>176.452</text:p>
          </table:table-cell>
          <table:table-cell office:value-type="float" office:value="175.046">
            <text:p>175.046</text:p>
          </table:table-cell>
          <table:table-cell office:value-type="float" office:value="184.044">
            <text:p>184.044</text:p>
          </table:table-cell>
          <table:table-cell office:value-type="float" office:value="180.442">
            <text:p>180.442</text:p>
          </table:table-cell>
          <table:table-cell office:value-type="float" office:value="184.414">
            <text:p>184.414</text:p>
          </table:table-cell>
          <table:table-cell office:value-type="float" office:value="191.576">
            <text:p>191.576</text:p>
          </table:table-cell>
          <table:table-cell office:value-type="float" office:value="198.358">
            <text:p>198.358</text:p>
          </table:table-cell>
          <table:table-cell office:value-type="float" office:value="208.798">
            <text:p>208.798</text:p>
          </table:table-cell>
          <table:table-cell office:value-type="float" office:value="209.438">
            <text:p>209.438</text:p>
          </table:table-cell>
          <table:table-cell office:value-type="float" office:value="220.156">
            <text:p>220.156</text:p>
          </table:table-cell>
          <table:table-cell office:value-type="float" office:value="215.67">
            <text:p>215.67</text:p>
          </table:table-cell>
          <table:table-cell office:value-type="float" office:value="215.494">
            <text:p>215.494</text:p>
          </table:table-cell>
          <table:table-cell office:value-type="float" office:value="229.414">
            <text:p>229.414</text:p>
          </table:table-cell>
          <table:table-cell office:value-type="float" office:value="230.944">
            <text:p>230.944</text:p>
          </table:table-cell>
          <table:table-cell office:value-type="float" office:value="230.96">
            <text:p>230.96</text:p>
          </table:table-cell>
          <table:table-cell office:value-type="float" office:value="225.292">
            <text:p>225.292</text:p>
          </table:table-cell>
          <table:table-cell office:value-type="float" office:value="233.418">
            <text:p>233.418</text:p>
          </table:table-cell>
          <table:table-cell office:value-type="float" office:value="249.872">
            <text:p>249.872</text:p>
          </table:table-cell>
          <table:table-cell office:value-type="float" office:value="248.61">
            <text:p>248.61</text:p>
          </table:table-cell>
          <table:table-cell office:value-type="float" office:value="249.176">
            <text:p>249.176</text:p>
          </table:table-cell>
          <table:table-cell office:value-type="float" office:value="256.18">
            <text:p>256.18</text:p>
          </table:table-cell>
          <table:table-cell office:value-type="float" office:value="246.916">
            <text:p>246.916</text:p>
          </table:table-cell>
          <table:table-cell office:value-type="float" office:value="248.626">
            <text:p>248.626</text:p>
          </table:table-cell>
          <table:table-cell office:value-type="float" office:value="253.68">
            <text:p>253.68</text:p>
          </table:table-cell>
          <table:table-cell office:value-type="float" office:value="260.34">
            <text:p>260.34</text:p>
          </table:table-cell>
          <table:table-cell office:value-type="float" office:value="261.514">
            <text:p>261.514</text:p>
          </table:table-cell>
          <table:table-cell office:value-type="float" office:value="253.298">
            <text:p>253.298</text:p>
          </table:table-cell>
          <table:table-cell office:value-type="float" office:value="251.668">
            <text:p>251.668</text:p>
          </table:table-cell>
          <table:table-cell office:value-type="float" office:value="256.192">
            <text:p>256.192</text:p>
          </table:table-cell>
          <table:table-cell office:value-type="float" office:value="254.474">
            <text:p>254.474</text:p>
          </table:table-cell>
          <table:table-cell office:value-type="float" office:value="260.538">
            <text:p>260.538</text:p>
          </table:table-cell>
          <table:table-cell office:value-type="float" office:value="262.71">
            <text:p>262.71</text:p>
          </table:table-cell>
          <table:table-cell office:value-type="float" office:value="263.814">
            <text:p>263.814</text:p>
          </table:table-cell>
          <table:table-cell office:value-type="float" office:value="259.734">
            <text:p>259.734</text:p>
          </table:table-cell>
          <table:table-cell office:value-type="float" office:value="252.984">
            <text:p>252.984</text:p>
          </table:table-cell>
          <table:table-cell office:value-type="float" office:value="250.09">
            <text:p>250.09</text:p>
          </table:table-cell>
          <table:table-cell office:value-type="float" office:value="259.264">
            <text:p>259.264</text:p>
          </table:table-cell>
          <table:table-cell office:value-type="float" office:value="249.086">
            <text:p>249.086</text:p>
          </table:table-cell>
          <table:table-cell office:value-type="float" office:value="248.504">
            <text:p>248.504</text:p>
          </table:table-cell>
          <table:table-cell office:value-type="float" office:value="237.944">
            <text:p>237.944</text:p>
          </table:table-cell>
          <table:table-cell office:value-type="float" office:value="243.444">
            <text:p>243.44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table:number-columns-repeated="2" office:value-type="float" office:value="37">
            <text:p>37</text:p>
          </table:table-cell>
          <table:table-cell office:value-type="float" office:value="44">
            <text:p>44</text:p>
          </table:table-cell>
          <table:table-cell table:number-columns-repeated="2" office:value-type="float" office:value="51">
            <text:p>51</text:p>
          </table:table-cell>
          <table:table-cell table:number-columns-repeated="11" office:value-type="float" office:value="57">
            <text:p>57</text:p>
          </table:table-cell>
          <table:table-cell table:number-columns-repeated="5" office:value-type="float" office:value="58">
            <text:p>58</text:p>
          </table:table-cell>
          <table:table-cell table:number-columns-repeated="29" office:value-type="float" office:value="67">
            <text:p>67</text:p>
          </table:table-cell>
          <table:table-cell/>
          <table:table-cell office:value-type="float" office:value="44">
            <text:p>44</text:p>
          </table:table-cell>
          <table:table-cell office:value-type="float" office:value="61.462">
            <text:p>61.462</text:p>
          </table:table-cell>
          <table:table-cell office:value-type="float" office:value="112.514">
            <text:p>112.514</text:p>
          </table:table-cell>
          <table:table-cell office:value-type="float" office:value="154.296">
            <text:p>154.296</text:p>
          </table:table-cell>
          <table:table-cell office:value-type="float" office:value="182.64">
            <text:p>182.64</text:p>
          </table:table-cell>
          <table:table-cell office:value-type="float" office:value="184.694">
            <text:p>184.694</text:p>
          </table:table-cell>
          <table:table-cell office:value-type="float" office:value="187.292">
            <text:p>187.292</text:p>
          </table:table-cell>
          <table:table-cell office:value-type="float" office:value="195.122">
            <text:p>195.122</text:p>
          </table:table-cell>
          <table:table-cell office:value-type="float" office:value="191.038">
            <text:p>191.038</text:p>
          </table:table-cell>
          <table:table-cell office:value-type="float" office:value="191.788">
            <text:p>191.788</text:p>
          </table:table-cell>
          <table:table-cell office:value-type="float" office:value="176.268">
            <text:p>176.268</text:p>
          </table:table-cell>
          <table:table-cell office:value-type="float" office:value="174.042">
            <text:p>174.042</text:p>
          </table:table-cell>
          <table:table-cell office:value-type="float" office:value="162.05">
            <text:p>162.05</text:p>
          </table:table-cell>
          <table:table-cell office:value-type="float" office:value="158.764">
            <text:p>158.764</text:p>
          </table:table-cell>
          <table:table-cell office:value-type="float" office:value="154.7">
            <text:p>154.7</text:p>
          </table:table-cell>
          <table:table-cell office:value-type="float" office:value="160.974">
            <text:p>160.974</text:p>
          </table:table-cell>
          <table:table-cell office:value-type="float" office:value="145.896">
            <text:p>145.896</text:p>
          </table:table-cell>
          <table:table-cell office:value-type="float" office:value="133.508">
            <text:p>133.508</text:p>
          </table:table-cell>
          <table:table-cell office:value-type="float" office:value="127.004">
            <text:p>127.004</text:p>
          </table:table-cell>
          <table:table-cell office:value-type="float" office:value="122.61">
            <text:p>122.61</text:p>
          </table:table-cell>
          <table:table-cell office:value-type="float" office:value="120.978">
            <text:p>120.978</text:p>
          </table:table-cell>
          <table:table-cell office:value-type="float" office:value="119.916">
            <text:p>119.916</text:p>
          </table:table-cell>
          <table:table-cell office:value-type="float" office:value="123.626">
            <text:p>123.626</text:p>
          </table:table-cell>
          <table:table-cell office:value-type="float" office:value="125.384">
            <text:p>125.384</text:p>
          </table:table-cell>
          <table:table-cell office:value-type="float" office:value="127.506">
            <text:p>127.506</text:p>
          </table:table-cell>
          <table:table-cell office:value-type="float" office:value="126.54">
            <text:p>126.54</text:p>
          </table:table-cell>
          <table:table-cell office:value-type="float" office:value="124.98">
            <text:p>124.98</text:p>
          </table:table-cell>
          <table:table-cell office:value-type="float" office:value="127.68">
            <text:p>127.68</text:p>
          </table:table-cell>
          <table:table-cell office:value-type="float" office:value="124.338">
            <text:p>124.338</text:p>
          </table:table-cell>
          <table:table-cell office:value-type="float" office:value="126.332">
            <text:p>126.332</text:p>
          </table:table-cell>
          <table:table-cell office:value-type="float" office:value="129.64">
            <text:p>129.64</text:p>
          </table:table-cell>
          <table:table-cell office:value-type="float" office:value="136.498">
            <text:p>136.498</text:p>
          </table:table-cell>
          <table:table-cell office:value-type="float" office:value="133.024">
            <text:p>133.024</text:p>
          </table:table-cell>
          <table:table-cell office:value-type="float" office:value="137.606">
            <text:p>137.606</text:p>
          </table:table-cell>
          <table:table-cell office:value-type="float" office:value="138.08">
            <text:p>138.08</text:p>
          </table:table-cell>
          <table:table-cell office:value-type="float" office:value="141.376">
            <text:p>141.376</text:p>
          </table:table-cell>
          <table:table-cell office:value-type="float" office:value="139.66">
            <text:p>139.66</text:p>
          </table:table-cell>
          <table:table-cell office:value-type="float" office:value="146.33">
            <text:p>146.33</text:p>
          </table:table-cell>
          <table:table-cell office:value-type="float" office:value="152.164">
            <text:p>152.164</text:p>
          </table:table-cell>
          <table:table-cell office:value-type="float" office:value="160.266">
            <text:p>160.266</text:p>
          </table:table-cell>
          <table:table-cell office:value-type="float" office:value="161.432">
            <text:p>161.432</text:p>
          </table:table-cell>
          <table:table-cell office:value-type="float" office:value="163.51">
            <text:p>163.51</text:p>
          </table:table-cell>
          <table:table-cell office:value-type="float" office:value="165.576">
            <text:p>165.576</text:p>
          </table:table-cell>
          <table:table-cell office:value-type="float" office:value="166.578">
            <text:p>166.578</text:p>
          </table:table-cell>
          <table:table-cell office:value-type="float" office:value="162.024">
            <text:p>162.024</text:p>
          </table:table-cell>
          <table:table-cell office:value-type="float" office:value="165.456">
            <text:p>165.456</text:p>
          </table:table-cell>
          <table:table-cell office:value-type="float" office:value="166.514">
            <text:p>166.514</text:p>
          </table:table-cell>
          <table:table-cell office:value-type="float" office:value="166.908">
            <text:p>166.908</text:p>
          </table:table-cell>
          <table:table-cell office:value-type="float" office:value="166.918">
            <text:p>166.918</text:p>
          </table:table-cell>
          <table:table-cell office:value-type="float" office:value="164.9">
            <text:p>164.9</text:p>
          </table:table-cell>
          <table:table-cell office:value-type="float" office:value="173.952">
            <text:p>173.952</text:p>
          </table:table-cell>
          <table:table-cell office:value-type="float" office:value="179.22">
            <text:p>179.2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number-columns-repeated="6" office:value-type="float" office:value="77">
            <text:p>77</text:p>
          </table:table-cell>
          <table:table-cell table:number-columns-repeated="4" office:value-type="float" office:value="79">
            <text:p>79</text:p>
          </table:table-cell>
          <table:table-cell table:number-columns-repeated="2" office:value-type="float" office:value="82">
            <text:p>82</text:p>
          </table:table-cell>
          <table:table-cell office:value-type="float" office:value="87">
            <text:p>87</text:p>
          </table:table-cell>
          <table:table-cell table:number-columns-repeated="36" office:value-type="float" office:value="89">
            <text:p>89</text:p>
          </table:table-cell>
          <table:table-cell/>
          <table:table-cell office:value-type="float" office:value="45">
            <text:p>45</text:p>
          </table:table-cell>
          <table:table-cell office:value-type="float" office:value="57.416">
            <text:p>57.416</text:p>
          </table:table-cell>
          <table:table-cell office:value-type="float" office:value="106.308">
            <text:p>106.308</text:p>
          </table:table-cell>
          <table:table-cell office:value-type="float" office:value="148.442">
            <text:p>148.442</text:p>
          </table:table-cell>
          <table:table-cell office:value-type="float" office:value="175.28">
            <text:p>175.28</text:p>
          </table:table-cell>
          <table:table-cell office:value-type="float" office:value="210.302">
            <text:p>210.302</text:p>
          </table:table-cell>
          <table:table-cell office:value-type="float" office:value="227.25">
            <text:p>227.25</text:p>
          </table:table-cell>
          <table:table-cell office:value-type="float" office:value="242.35">
            <text:p>242.35</text:p>
          </table:table-cell>
          <table:table-cell office:value-type="float" office:value="260.668">
            <text:p>260.668</text:p>
          </table:table-cell>
          <table:table-cell office:value-type="float" office:value="259.64">
            <text:p>259.64</text:p>
          </table:table-cell>
          <table:table-cell office:value-type="float" office:value="259.062">
            <text:p>259.062</text:p>
          </table:table-cell>
          <table:table-cell office:value-type="float" office:value="277.696">
            <text:p>277.696</text:p>
          </table:table-cell>
          <table:table-cell office:value-type="float" office:value="280.976">
            <text:p>280.976</text:p>
          </table:table-cell>
          <table:table-cell office:value-type="float" office:value="282.422">
            <text:p>282.422</text:p>
          </table:table-cell>
          <table:table-cell office:value-type="float" office:value="274.832">
            <text:p>274.832</text:p>
          </table:table-cell>
          <table:table-cell office:value-type="float" office:value="258.936">
            <text:p>258.936</text:p>
          </table:table-cell>
          <table:table-cell office:value-type="float" office:value="244.768">
            <text:p>244.768</text:p>
          </table:table-cell>
          <table:table-cell table:number-columns-repeated="3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table:number-columns-repeated="10" office:value-type="float" office:value="43">
            <text:p>43</text:p>
          </table:table-cell>
          <table:table-cell table:number-columns-repeated="4" office:value-type="float" office:value="45">
            <text:p>45</text:p>
          </table:table-cell>
          <table:table-cell table:number-columns-repeated="14" office:value-type="float" office:value="49">
            <text:p>49</text:p>
          </table:table-cell>
          <table:table-cell table:number-columns-repeated="7" office:value-type="float" office:value="53">
            <text:p>53</text:p>
          </table:table-cell>
          <table:table-cell table:number-columns-repeated="15" office:value-type="float" office:value="55">
            <text:p>55</text:p>
          </table:table-cell>
          <table:table-cell/>
          <table:table-cell office:value-type="float" office:value="46">
            <text:p>46</text:p>
          </table:table-cell>
          <table:table-cell office:value-type="float" office:value="55.136">
            <text:p>55.136</text:p>
          </table:table-cell>
          <table:table-cell office:value-type="float" office:value="111.296">
            <text:p>111.296</text:p>
          </table:table-cell>
          <table:table-cell office:value-type="float" office:value="143.942">
            <text:p>143.942</text:p>
          </table:table-cell>
          <table:table-cell office:value-type="float" office:value="168.946">
            <text:p>168.946</text:p>
          </table:table-cell>
          <table:table-cell office:value-type="float" office:value="175.34">
            <text:p>175.34</text:p>
          </table:table-cell>
          <table:table-cell office:value-type="float" office:value="197.562">
            <text:p>197.562</text:p>
          </table:table-cell>
          <table:table-cell office:value-type="float" office:value="209.302">
            <text:p>209.302</text:p>
          </table:table-cell>
          <table:table-cell office:value-type="float" office:value="225.9">
            <text:p>225.9</text:p>
          </table:table-cell>
          <table:table-cell office:value-type="float" office:value="250.566">
            <text:p>250.566</text:p>
          </table:table-cell>
          <table:table-cell office:value-type="float" office:value="274.382">
            <text:p>274.382</text:p>
          </table:table-cell>
          <table:table-cell office:value-type="float" office:value="280.352">
            <text:p>280.352</text:p>
          </table:table-cell>
          <table:table-cell office:value-type="float" office:value="284.522">
            <text:p>284.522</text:p>
          </table:table-cell>
          <table:table-cell office:value-type="float" office:value="297.372">
            <text:p>297.372</text:p>
          </table:table-cell>
          <table:table-cell office:value-type="float" office:value="295.336">
            <text:p>295.336</text:p>
          </table:table-cell>
          <table:table-cell office:value-type="float" office:value="302.758">
            <text:p>302.758</text:p>
          </table:table-cell>
          <table:table-cell office:value-type="float" office:value="293.958">
            <text:p>293.958</text:p>
          </table:table-cell>
          <table:table-cell office:value-type="float" office:value="304.432">
            <text:p>304.432</text:p>
          </table:table-cell>
          <table:table-cell office:value-type="float" office:value="317.694">
            <text:p>317.694</text:p>
          </table:table-cell>
          <table:table-cell office:value-type="float" office:value="320.69">
            <text:p>320.69</text:p>
          </table:table-cell>
          <table:table-cell office:value-type="float" office:value="331.688">
            <text:p>331.688</text:p>
          </table:table-cell>
          <table:table-cell office:value-type="float" office:value="325.824">
            <text:p>325.824</text:p>
          </table:table-cell>
          <table:table-cell office:value-type="float" office:value="327.794">
            <text:p>327.794</text:p>
          </table:table-cell>
          <table:table-cell office:value-type="float" office:value="319.996">
            <text:p>319.996</text:p>
          </table:table-cell>
          <table:table-cell office:value-type="float" office:value="305.202">
            <text:p>305.202</text:p>
          </table:table-cell>
          <table:table-cell office:value-type="float" office:value="311.56">
            <text:p>311.56</text:p>
          </table:table-cell>
          <table:table-cell office:value-type="float" office:value="303.122">
            <text:p>303.122</text:p>
          </table:table-cell>
          <table:table-cell office:value-type="float" office:value="314.312">
            <text:p>314.312</text:p>
          </table:table-cell>
          <table:table-cell office:value-type="float" office:value="320.436">
            <text:p>320.436</text:p>
          </table:table-cell>
          <table:table-cell office:value-type="float" office:value="316.2">
            <text:p>316.2</text:p>
          </table:table-cell>
          <table:table-cell office:value-type="float" office:value="323.502">
            <text:p>323.502</text:p>
          </table:table-cell>
          <table:table-cell office:value-type="float" office:value="313.532">
            <text:p>313.532</text:p>
          </table:table-cell>
          <table:table-cell office:value-type="float" office:value="304.29">
            <text:p>304.29</text:p>
          </table:table-cell>
          <table:table-cell office:value-type="float" office:value="294.01">
            <text:p>294.01</text:p>
          </table:table-cell>
          <table:table-cell office:value-type="float" office:value="300.996">
            <text:p>300.996</text:p>
          </table:table-cell>
          <table:table-cell office:value-type="float" office:value="306.16">
            <text:p>306.16</text:p>
          </table:table-cell>
          <table:table-cell office:value-type="float" office:value="300.018">
            <text:p>300.018</text:p>
          </table:table-cell>
          <table:table-cell office:value-type="float" office:value="300.464">
            <text:p>300.464</text:p>
          </table:table-cell>
          <table:table-cell office:value-type="float" office:value="302.554">
            <text:p>302.554</text:p>
          </table:table-cell>
          <table:table-cell office:value-type="float" office:value="304.754">
            <text:p>304.754</text:p>
          </table:table-cell>
          <table:table-cell office:value-type="float" office:value="305.778">
            <text:p>305.778</text:p>
          </table:table-cell>
          <table:table-cell office:value-type="float" office:value="306.396">
            <text:p>306.396</text:p>
          </table:table-cell>
          <table:table-cell office:value-type="float" office:value="298.96">
            <text:p>298.96</text:p>
          </table:table-cell>
          <table:table-cell office:value-type="float" office:value="303.358">
            <text:p>303.358</text:p>
          </table:table-cell>
          <table:table-cell office:value-type="float" office:value="294.668">
            <text:p>294.668</text:p>
          </table:table-cell>
          <table:table-cell office:value-type="float" office:value="295.762">
            <text:p>295.762</text:p>
          </table:table-cell>
          <table:table-cell office:value-type="float" office:value="296.582">
            <text:p>296.582</text:p>
          </table:table-cell>
          <table:table-cell office:value-type="float" office:value="302.858">
            <text:p>302.858</text:p>
          </table:table-cell>
          <table:table-cell office:value-type="float" office:value="299.708">
            <text:p>299.708</text:p>
          </table:table-cell>
          <table:table-cell office:value-type="float" office:value="289.626">
            <text:p>289.626</text:p>
          </table:table-cell>
          <table:table-cell office:value-type="float" office:value="293.244">
            <text:p>293.244</text:p>
          </table:table-cell>
          <table:table-cell office:value-type="float" office:value="291.058">
            <text:p>291.05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number-columns-repeated="4"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 office:value-type="float" office:value="47">
            <text:p>47</text:p>
          </table:table-cell>
          <table:table-cell table:number-columns-repeated="13" office:value-type="float" office:value="56">
            <text:p>56</text:p>
          </table:table-cell>
          <table:table-cell table:number-columns-repeated="10" office:value-type="float" office:value="59">
            <text:p>59</text:p>
          </table:table-cell>
          <table:table-cell table:number-columns-repeated="5" office:value-type="float" office:value="62">
            <text:p>62</text:p>
          </table:table-cell>
          <table:table-cell table:number-columns-repeated="6" office:value-type="float" office:value="64">
            <text:p>64</text:p>
          </table:table-cell>
          <table:table-cell table:number-columns-repeated="9" office:value-type="float" office:value="68">
            <text:p>68</text:p>
          </table:table-cell>
          <table:table-cell/>
          <table:table-cell office:value-type="float" office:value="47">
            <text:p>47</text:p>
          </table:table-cell>
          <table:table-cell office:value-type="float" office:value="58.702">
            <text:p>58.702</text:p>
          </table:table-cell>
          <table:table-cell office:value-type="float" office:value="104.538">
            <text:p>104.538</text:p>
          </table:table-cell>
          <table:table-cell office:value-type="float" office:value="135.358">
            <text:p>135.358</text:p>
          </table:table-cell>
          <table:table-cell office:value-type="float" office:value="170.182">
            <text:p>170.182</text:p>
          </table:table-cell>
          <table:table-cell office:value-type="float" office:value="185.376">
            <text:p>185.376</text:p>
          </table:table-cell>
          <table:table-cell office:value-type="float" office:value="193.552">
            <text:p>193.552</text:p>
          </table:table-cell>
          <table:table-cell office:value-type="float" office:value="186.966">
            <text:p>186.966</text:p>
          </table:table-cell>
          <table:table-cell office:value-type="float" office:value="180.73">
            <text:p>180.73</text:p>
          </table:table-cell>
          <table:table-cell office:value-type="float" office:value="166.648">
            <text:p>166.648</text:p>
          </table:table-cell>
          <table:table-cell office:value-type="float" office:value="155.548">
            <text:p>155.548</text:p>
          </table:table-cell>
          <table:table-cell office:value-type="float" office:value="138.204">
            <text:p>138.204</text:p>
          </table:table-cell>
          <table:table-cell office:value-type="float" office:value="117.07">
            <text:p>117.07</text:p>
          </table:table-cell>
          <table:table-cell office:value-type="float" office:value="103.996">
            <text:p>103.996</text:p>
          </table:table-cell>
          <table:table-cell office:value-type="float" office:value="97.906">
            <text:p>97.906</text:p>
          </table:table-cell>
          <table:table-cell office:value-type="float" office:value="103.15">
            <text:p>103.15</text:p>
          </table:table-cell>
          <table:table-cell office:value-type="float" office:value="109.956">
            <text:p>109.956</text:p>
          </table:table-cell>
          <table:table-cell office:value-type="float" office:value="122.83">
            <text:p>122.83</text:p>
          </table:table-cell>
          <table:table-cell office:value-type="float" office:value="126.68">
            <text:p>126.68</text:p>
          </table:table-cell>
          <table:table-cell office:value-type="float" office:value="132.262">
            <text:p>132.262</text:p>
          </table:table-cell>
          <table:table-cell office:value-type="float" office:value="134.452">
            <text:p>134.452</text:p>
          </table:table-cell>
          <table:table-cell office:value-type="float" office:value="140.978">
            <text:p>140.978</text:p>
          </table:table-cell>
          <table:table-cell office:value-type="float" office:value="148.108">
            <text:p>148.108</text:p>
          </table:table-cell>
          <table:table-cell office:value-type="float" office:value="148.286">
            <text:p>148.286</text:p>
          </table:table-cell>
          <table:table-cell office:value-type="float" office:value="154.338">
            <text:p>154.338</text:p>
          </table:table-cell>
          <table:table-cell office:value-type="float" office:value="157.692">
            <text:p>157.692</text:p>
          </table:table-cell>
          <table:table-cell office:value-type="float" office:value="159.27">
            <text:p>159.27</text:p>
          </table:table-cell>
          <table:table-cell office:value-type="float" office:value="156.89">
            <text:p>156.89</text:p>
          </table:table-cell>
          <table:table-cell office:value-type="float" office:value="156.326">
            <text:p>156.326</text:p>
          </table:table-cell>
          <table:table-cell office:value-type="float" office:value="153.314">
            <text:p>153.314</text:p>
          </table:table-cell>
          <table:table-cell office:value-type="float" office:value="158.848">
            <text:p>158.848</text:p>
          </table:table-cell>
          <table:table-cell office:value-type="float" office:value="162.956">
            <text:p>162.956</text:p>
          </table:table-cell>
          <table:table-cell office:value-type="float" office:value="164.466">
            <text:p>164.466</text:p>
          </table:table-cell>
          <table:table-cell office:value-type="float" office:value="164.364">
            <text:p>164.364</text:p>
          </table:table-cell>
          <table:table-cell office:value-type="float" office:value="169.282">
            <text:p>169.282</text:p>
          </table:table-cell>
          <table:table-cell office:value-type="float" office:value="170.072">
            <text:p>170.072</text:p>
          </table:table-cell>
          <table:table-cell office:value-type="float" office:value="167.544">
            <text:p>167.544</text:p>
          </table:table-cell>
          <table:table-cell office:value-type="float" office:value="171.214">
            <text:p>171.214</text:p>
          </table:table-cell>
          <table:table-cell office:value-type="float" office:value="170">
            <text:p>170</text:p>
          </table:table-cell>
          <table:table-cell office:value-type="float" office:value="172.106">
            <text:p>172.106</text:p>
          </table:table-cell>
          <table:table-cell office:value-type="float" office:value="176.048">
            <text:p>176.048</text:p>
          </table:table-cell>
          <table:table-cell office:value-type="float" office:value="167.17">
            <text:p>167.17</text:p>
          </table:table-cell>
          <table:table-cell office:value-type="float" office:value="167.216">
            <text:p>167.216</text:p>
          </table:table-cell>
          <table:table-cell office:value-type="float" office:value="164.322">
            <text:p>164.322</text:p>
          </table:table-cell>
          <table:table-cell office:value-type="float" office:value="169.162">
            <text:p>169.162</text:p>
          </table:table-cell>
          <table:table-cell office:value-type="float" office:value="175.508">
            <text:p>175.508</text:p>
          </table:table-cell>
          <table:table-cell office:value-type="float" office:value="181.368">
            <text:p>181.368</text:p>
          </table:table-cell>
          <table:table-cell office:value-type="float" office:value="181.554">
            <text:p>181.554</text:p>
          </table:table-cell>
          <table:table-cell office:value-type="float" office:value="191.19">
            <text:p>191.19</text:p>
          </table:table-cell>
          <table:table-cell office:value-type="float" office:value="197.6">
            <text:p>197.6</text:p>
          </table:table-cell>
          <table:table-cell office:value-type="float" office:value="196.138">
            <text:p>196.138</text:p>
          </table:table-cell>
          <table:table-cell office:value-type="float" office:value="193.586">
            <text:p>193.58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46">
            <text:p>46</text:p>
          </table:table-cell>
          <table:table-cell office:value-type="float" office:value="51">
            <text:p>51</text:p>
          </table:table-cell>
          <table:table-cell table:number-columns-repeated="4" office:value-type="float" office:value="52">
            <text:p>52</text:p>
          </table:table-cell>
          <table:table-cell table:number-columns-repeated="3" office:value-type="float" office:value="54">
            <text:p>54</text:p>
          </table:table-cell>
          <table:table-cell table:number-columns-repeated="8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15" office:value-type="float" office:value="65">
            <text:p>65</text:p>
          </table:table-cell>
          <table:table-cell table:number-columns-repeated="11" office:value-type="float" office:value="68">
            <text:p>68</text:p>
          </table:table-cell>
          <table:table-cell/>
          <table:table-cell office:value-type="float" office:value="48">
            <text:p>48</text:p>
          </table:table-cell>
          <table:table-cell office:value-type="float" office:value="58.382">
            <text:p>58.382</text:p>
          </table:table-cell>
          <table:table-cell office:value-type="float" office:value="115.878">
            <text:p>115.878</text:p>
          </table:table-cell>
          <table:table-cell office:value-type="float" office:value="154.496">
            <text:p>154.496</text:p>
          </table:table-cell>
          <table:table-cell office:value-type="float" office:value="174.868">
            <text:p>174.868</text:p>
          </table:table-cell>
          <table:table-cell office:value-type="float" office:value="186.808">
            <text:p>186.808</text:p>
          </table:table-cell>
          <table:table-cell office:value-type="float" office:value="182.99">
            <text:p>182.99</text:p>
          </table:table-cell>
          <table:table-cell office:value-type="float" office:value="181.042">
            <text:p>181.042</text:p>
          </table:table-cell>
          <table:table-cell office:value-type="float" office:value="172.604">
            <text:p>172.604</text:p>
          </table:table-cell>
          <table:table-cell office:value-type="float" office:value="167.572">
            <text:p>167.572</text:p>
          </table:table-cell>
          <table:table-cell office:value-type="float" office:value="156.636">
            <text:p>156.636</text:p>
          </table:table-cell>
          <table:table-cell office:value-type="float" office:value="148.962">
            <text:p>148.962</text:p>
          </table:table-cell>
          <table:table-cell office:value-type="float" office:value="142.004">
            <text:p>142.004</text:p>
          </table:table-cell>
          <table:table-cell office:value-type="float" office:value="134.908">
            <text:p>134.908</text:p>
          </table:table-cell>
          <table:table-cell office:value-type="float" office:value="129.822">
            <text:p>129.822</text:p>
          </table:table-cell>
          <table:table-cell office:value-type="float" office:value="132.52">
            <text:p>132.52</text:p>
          </table:table-cell>
          <table:table-cell office:value-type="float" office:value="142.978">
            <text:p>142.978</text:p>
          </table:table-cell>
          <table:table-cell office:value-type="float" office:value="143.036">
            <text:p>143.036</text:p>
          </table:table-cell>
          <table:table-cell office:value-type="float" office:value="145.21">
            <text:p>145.21</text:p>
          </table:table-cell>
          <table:table-cell office:value-type="float" office:value="151.044">
            <text:p>151.044</text:p>
          </table:table-cell>
          <table:table-cell office:value-type="float" office:value="161.55">
            <text:p>161.55</text:p>
          </table:table-cell>
          <table:table-cell office:value-type="float" office:value="162.938">
            <text:p>162.938</text:p>
          </table:table-cell>
          <table:table-cell office:value-type="float" office:value="168.952">
            <text:p>168.952</text:p>
          </table:table-cell>
          <table:table-cell office:value-type="float" office:value="182.226">
            <text:p>182.226</text:p>
          </table:table-cell>
          <table:table-cell office:value-type="float" office:value="192.282">
            <text:p>192.282</text:p>
          </table:table-cell>
          <table:table-cell office:value-type="float" office:value="188.774">
            <text:p>188.774</text:p>
          </table:table-cell>
          <table:table-cell office:value-type="float" office:value="190.518">
            <text:p>190.518</text:p>
          </table:table-cell>
          <table:table-cell office:value-type="float" office:value="190.162">
            <text:p>190.162</text:p>
          </table:table-cell>
          <table:table-cell office:value-type="float" office:value="192.488">
            <text:p>192.488</text:p>
          </table:table-cell>
          <table:table-cell office:value-type="float" office:value="192.916">
            <text:p>192.916</text:p>
          </table:table-cell>
          <table:table-cell office:value-type="float" office:value="198.112">
            <text:p>198.112</text:p>
          </table:table-cell>
          <table:table-cell office:value-type="float" office:value="196.216">
            <text:p>196.216</text:p>
          </table:table-cell>
          <table:table-cell office:value-type="float" office:value="203.92">
            <text:p>203.92</text:p>
          </table:table-cell>
          <table:table-cell office:value-type="float" office:value="202.322">
            <text:p>202.322</text:p>
          </table:table-cell>
          <table:table-cell office:value-type="float" office:value="206.438">
            <text:p>206.438</text:p>
          </table:table-cell>
          <table:table-cell office:value-type="float" office:value="212.01">
            <text:p>212.01</text:p>
          </table:table-cell>
          <table:table-cell office:value-type="float" office:value="214.138">
            <text:p>214.138</text:p>
          </table:table-cell>
          <table:table-cell office:value-type="float" office:value="214.314">
            <text:p>214.314</text:p>
          </table:table-cell>
          <table:table-cell office:value-type="float" office:value="216.464">
            <text:p>216.464</text:p>
          </table:table-cell>
          <table:table-cell office:value-type="float" office:value="213.768">
            <text:p>213.768</text:p>
          </table:table-cell>
          <table:table-cell office:value-type="float" office:value="211.002">
            <text:p>211.002</text:p>
          </table:table-cell>
          <table:table-cell office:value-type="float" office:value="211.018">
            <text:p>211.018</text:p>
          </table:table-cell>
          <table:table-cell office:value-type="float" office:value="205.264">
            <text:p>205.264</text:p>
          </table:table-cell>
          <table:table-cell office:value-type="float" office:value="208.388">
            <text:p>208.388</text:p>
          </table:table-cell>
          <table:table-cell office:value-type="float" office:value="204.068">
            <text:p>204.068</text:p>
          </table:table-cell>
          <table:table-cell office:value-type="float" office:value="196.442">
            <text:p>196.442</text:p>
          </table:table-cell>
          <table:table-cell office:value-type="float" office:value="196.23">
            <text:p>196.23</text:p>
          </table:table-cell>
          <table:table-cell office:value-type="float" office:value="184.788">
            <text:p>184.788</text:p>
          </table:table-cell>
          <table:table-cell office:value-type="float" office:value="195.658">
            <text:p>195.658</text:p>
          </table:table-cell>
          <table:table-cell office:value-type="float" office:value="198.296">
            <text:p>198.296</text:p>
          </table:table-cell>
          <table:table-cell office:value-type="float" office:value="198.642">
            <text:p>198.642</text:p>
          </table:table-cell>
          <table:table-cell office:value-type="float" office:value="198.98">
            <text:p>198.9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3" office:value-type="float" office:value="42">
            <text:p>42</text:p>
          </table:table-cell>
          <table:table-cell office:value-type="float" office:value="45">
            <text:p>45</text:p>
          </table:table-cell>
          <table:table-cell table:number-columns-repeated="7" office:value-type="float" office:value="48">
            <text:p>48</text:p>
          </table:table-cell>
          <table:table-cell table:number-columns-repeated="15" office:value-type="float" office:value="55">
            <text:p>55</text:p>
          </table:table-cell>
          <table:table-cell table:number-columns-repeated="4" office:value-type="float" office:value="57">
            <text:p>57</text:p>
          </table:table-cell>
          <table:table-cell table:number-columns-repeated="2" office:value-type="float" office:value="59">
            <text:p>59</text:p>
          </table:table-cell>
          <table:table-cell table:number-columns-repeated="15" office:value-type="float" office:value="62">
            <text:p>62</text:p>
          </table:table-cell>
          <table:table-cell/>
          <table:table-cell office:value-type="float" office:value="49">
            <text:p>49</text:p>
          </table:table-cell>
          <table:table-cell office:value-type="float" office:value="59.61">
            <text:p>59.61</text:p>
          </table:table-cell>
          <table:table-cell office:value-type="float" office:value="116.148">
            <text:p>116.148</text:p>
          </table:table-cell>
          <table:table-cell office:value-type="float" office:value="162.304">
            <text:p>162.304</text:p>
          </table:table-cell>
          <table:table-cell office:value-type="float" office:value="188.404">
            <text:p>188.404</text:p>
          </table:table-cell>
          <table:table-cell office:value-type="float" office:value="207.234">
            <text:p>207.234</text:p>
          </table:table-cell>
          <table:table-cell office:value-type="float" office:value="226.95">
            <text:p>226.95</text:p>
          </table:table-cell>
          <table:table-cell office:value-type="float" office:value="245.992">
            <text:p>245.992</text:p>
          </table:table-cell>
          <table:table-cell office:value-type="float" office:value="251.902">
            <text:p>251.902</text:p>
          </table:table-cell>
          <table:table-cell office:value-type="float" office:value="248.438">
            <text:p>248.438</text:p>
          </table:table-cell>
          <table:table-cell office:value-type="float" office:value="252.362">
            <text:p>252.362</text:p>
          </table:table-cell>
          <table:table-cell office:value-type="float" office:value="250.876">
            <text:p>250.876</text:p>
          </table:table-cell>
          <table:table-cell office:value-type="float" office:value="251.432">
            <text:p>251.432</text:p>
          </table:table-cell>
          <table:table-cell office:value-type="float" office:value="253.83">
            <text:p>253.83</text:p>
          </table:table-cell>
          <table:table-cell office:value-type="float" office:value="250.772">
            <text:p>250.772</text:p>
          </table:table-cell>
          <table:table-cell office:value-type="float" office:value="251.618">
            <text:p>251.618</text:p>
          </table:table-cell>
          <table:table-cell office:value-type="float" office:value="250.682">
            <text:p>250.682</text:p>
          </table:table-cell>
          <table:table-cell office:value-type="float" office:value="247.002">
            <text:p>247.002</text:p>
          </table:table-cell>
          <table:table-cell office:value-type="float" office:value="250.014">
            <text:p>250.014</text:p>
          </table:table-cell>
          <table:table-cell office:value-type="float" office:value="246.25">
            <text:p>246.25</text:p>
          </table:table-cell>
          <table:table-cell office:value-type="float" office:value="242.704">
            <text:p>242.704</text:p>
          </table:table-cell>
          <table:table-cell office:value-type="float" office:value="231.264">
            <text:p>231.264</text:p>
          </table:table-cell>
          <table:table-cell office:value-type="float" office:value="217.962">
            <text:p>217.962</text:p>
          </table:table-cell>
          <table:table-cell office:value-type="float" office:value="222.398">
            <text:p>222.398</text:p>
          </table:table-cell>
          <table:table-cell office:value-type="float" office:value="217.746">
            <text:p>217.746</text:p>
          </table:table-cell>
          <table:table-cell office:value-type="float" office:value="218.542">
            <text:p>218.542</text:p>
          </table:table-cell>
          <table:table-cell office:value-type="float" office:value="218.746">
            <text:p>218.746</text:p>
          </table:table-cell>
          <table:table-cell office:value-type="float" office:value="212.804">
            <text:p>212.804</text:p>
          </table:table-cell>
          <table:table-cell office:value-type="float" office:value="217.23">
            <text:p>217.23</text:p>
          </table:table-cell>
          <table:table-cell office:value-type="float" office:value="218.266">
            <text:p>218.266</text:p>
          </table:table-cell>
          <table:table-cell office:value-type="float" office:value="215.24">
            <text:p>215.24</text:p>
          </table:table-cell>
          <table:table-cell office:value-type="float" office:value="213.942">
            <text:p>213.942</text:p>
          </table:table-cell>
          <table:table-cell office:value-type="float" office:value="223.216">
            <text:p>223.216</text:p>
          </table:table-cell>
          <table:table-cell office:value-type="float" office:value="225.118">
            <text:p>225.118</text:p>
          </table:table-cell>
          <table:table-cell office:value-type="float" office:value="237.316">
            <text:p>237.316</text:p>
          </table:table-cell>
          <table:table-cell office:value-type="float" office:value="245.128">
            <text:p>245.128</text:p>
          </table:table-cell>
          <table:table-cell office:value-type="float" office:value="245.556">
            <text:p>245.556</text:p>
          </table:table-cell>
          <table:table-cell office:value-type="float" office:value="244.618">
            <text:p>244.618</text:p>
          </table:table-cell>
          <table:table-cell office:value-type="float" office:value="247.038">
            <text:p>247.038</text:p>
          </table:table-cell>
          <table:table-cell office:value-type="float" office:value="256.776">
            <text:p>256.776</text:p>
          </table:table-cell>
          <table:table-cell office:value-type="float" office:value="260.434">
            <text:p>260.434</text:p>
          </table:table-cell>
          <table:table-cell office:value-type="float" office:value="255.916">
            <text:p>255.916</text:p>
          </table:table-cell>
          <table:table-cell office:value-type="float" office:value="249.396">
            <text:p>249.396</text:p>
          </table:table-cell>
          <table:table-cell office:value-type="float" office:value="254.704">
            <text:p>254.704</text:p>
          </table:table-cell>
          <table:table-cell office:value-type="float" office:value="256.704">
            <text:p>256.704</text:p>
          </table:table-cell>
          <table:table-cell office:value-type="float" office:value="258.186">
            <text:p>258.186</text:p>
          </table:table-cell>
          <table:table-cell office:value-type="float" office:value="255.46">
            <text:p>255.46</text:p>
          </table:table-cell>
          <table:table-cell office:value-type="float" office:value="253.968">
            <text:p>253.968</text:p>
          </table:table-cell>
          <table:table-cell office:value-type="float" office:value="250.018">
            <text:p>250.018</text:p>
          </table:table-cell>
          <table:table-cell office:value-type="float" office:value="256.204">
            <text:p>256.204</text:p>
          </table:table-cell>
          <table:table-cell office:value-type="float" office:value="264.984">
            <text:p>264.984</text:p>
          </table:table-cell>
          <table:table-cell office:value-type="float" office:value="274.65">
            <text:p>274.6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number-columns-repeated="8" office:value-type="float" office:value="58">
            <text:p>58</text:p>
          </table:table-cell>
          <table:table-cell table:number-columns-repeated="3"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table:number-columns-repeated="36" office:value-type="float" office:value="89">
            <text:p>89</text:p>
          </table:table-cell>
          <table:table-cell/>
          <table:table-cell office:value-type="float" office:value="50">
            <text:p>50</text:p>
          </table:table-cell>
          <table:table-cell office:value-type="float" office:value="60.506">
            <text:p>60.506</text:p>
          </table:table-cell>
          <table:table-cell office:value-type="float" office:value="107.508">
            <text:p>107.508</text:p>
          </table:table-cell>
          <table:table-cell office:value-type="float" office:value="136.502">
            <text:p>136.502</text:p>
          </table:table-cell>
          <table:table-cell office:value-type="float" office:value="168.01">
            <text:p>168.01</text:p>
          </table:table-cell>
          <table:table-cell office:value-type="float" office:value="196.614">
            <text:p>196.614</text:p>
          </table:table-cell>
          <table:table-cell office:value-type="float" office:value="214.608">
            <text:p>214.608</text:p>
          </table:table-cell>
          <table:table-cell office:value-type="float" office:value="233.124">
            <text:p>233.124</text:p>
          </table:table-cell>
          <table:table-cell office:value-type="float" office:value="249.882">
            <text:p>249.882</text:p>
          </table:table-cell>
          <table:table-cell office:value-type="float" office:value="257.812">
            <text:p>257.812</text:p>
          </table:table-cell>
          <table:table-cell office:value-type="float" office:value="278.236">
            <text:p>278.236</text:p>
          </table:table-cell>
          <table:table-cell office:value-type="float" office:value="285.786">
            <text:p>285.786</text:p>
          </table:table-cell>
          <table:table-cell office:value-type="float" office:value="287.266">
            <text:p>287.266</text:p>
          </table:table-cell>
          <table:table-cell office:value-type="float" office:value="303.156">
            <text:p>303.156</text:p>
          </table:table-cell>
          <table:table-cell office:value-type="float" office:value="293.81">
            <text:p>293.81</text:p>
          </table:table-cell>
          <table:table-cell office:value-type="float" office:value="284.186">
            <text:p>284.186</text:p>
          </table:table-cell>
          <table:table-cell office:value-type="float" office:value="284.812">
            <text:p>284.812</text:p>
          </table:table-cell>
          <table:table-cell table:number-columns-repeated="35"/>
        </table:table-row>
        <table:table-row table:style-name="ro1">
          <table:table-cell table:style-name="ce1" office:value-type="string">
            <text:p>mean</text:p>
          </table:table-cell>
          <table:table-cell table:style-name="ce1" table:formula="of:=AVERAGE([.B2:.B51])" office:value-type="float" office:value="37.08">
            <text:p>37.08</text:p>
          </table:table-cell>
          <table:table-cell table:style-name="ce1" table:formula="of:=AVERAGE([.C2:.C51])" office:value-type="float" office:value="43.14">
            <text:p>43.14</text:p>
          </table:table-cell>
          <table:table-cell table:style-name="ce1" table:formula="of:=AVERAGE([.D2:.D51])" office:value-type="float" office:value="47.94">
            <text:p>47.94</text:p>
          </table:table-cell>
          <table:table-cell table:style-name="ce1" table:formula="of:=AVERAGE([.E2:.E51])" office:value-type="float" office:value="50.46">
            <text:p>50.46</text:p>
          </table:table-cell>
          <table:table-cell table:style-name="ce1" table:formula="of:=AVERAGE([.F2:.F51])" office:value-type="float" office:value="51.54">
            <text:p>51.54</text:p>
          </table:table-cell>
          <table:table-cell table:style-name="ce1" table:formula="of:=AVERAGE([.G2:.G51])" office:value-type="float" office:value="52.44">
            <text:p>52.44</text:p>
          </table:table-cell>
          <table:table-cell table:style-name="ce1" table:formula="of:=AVERAGE([.H2:.H51])" office:value-type="float" office:value="53.76">
            <text:p>53.76</text:p>
          </table:table-cell>
          <table:table-cell table:style-name="ce1" table:formula="of:=AVERAGE([.I2:.I51])" office:value-type="float" office:value="54.68">
            <text:p>54.68</text:p>
          </table:table-cell>
          <table:table-cell table:style-name="ce1" table:formula="of:=AVERAGE([.J2:.J51])" office:value-type="float" office:value="55.9">
            <text:p>55.9</text:p>
          </table:table-cell>
          <table:table-cell table:style-name="ce1" table:formula="of:=AVERAGE([.K2:.K51])" office:value-type="float" office:value="56.66">
            <text:p>56.66</text:p>
          </table:table-cell>
          <table:table-cell table:style-name="ce1" table:formula="of:=AVERAGE([.L2:.L51])" office:value-type="float" office:value="57.54">
            <text:p>57.54</text:p>
          </table:table-cell>
          <table:table-cell table:style-name="ce1" table:formula="of:=AVERAGE([.M2:.M51])" office:value-type="float" office:value="58.08">
            <text:p>58.08</text:p>
          </table:table-cell>
          <table:table-cell table:style-name="ce1" table:formula="of:=AVERAGE([.N2:.N51])" office:value-type="float" office:value="59.12">
            <text:p>59.12</text:p>
          </table:table-cell>
          <table:table-cell table:style-name="ce1" table:formula="of:=AVERAGE([.O2:.O51])" office:value-type="float" office:value="59.5">
            <text:p>59.5</text:p>
          </table:table-cell>
          <table:table-cell table:style-name="ce1" table:formula="of:=AVERAGE([.P2:.P51])" office:value-type="float" office:value="60.18">
            <text:p>60.18</text:p>
          </table:table-cell>
          <table:table-cell table:style-name="ce1" table:formula="of:=AVERAGE([.Q2:.Q51])" office:value-type="float" office:value="61.2">
            <text:p>61.2</text:p>
          </table:table-cell>
          <table:table-cell table:style-name="ce1" table:formula="of:=AVERAGE([.R2:.R51])" office:value-type="float" office:value="61.44">
            <text:p>61.44</text:p>
          </table:table-cell>
          <table:table-cell table:style-name="ce1" table:formula="of:=AVERAGE([.S2:.S51])" office:value-type="float" office:value="61.5">
            <text:p>61.5</text:p>
          </table:table-cell>
          <table:table-cell table:style-name="ce1" table:formula="of:=AVERAGE([.T2:.T51])" office:value-type="float" office:value="61.9">
            <text:p>61.9</text:p>
          </table:table-cell>
          <table:table-cell table:style-name="ce1" table:formula="of:=AVERAGE([.U2:.U51])" office:value-type="float" office:value="62.02">
            <text:p>62.02</text:p>
          </table:table-cell>
          <table:table-cell table:style-name="ce1" table:formula="of:=AVERAGE([.V2:.V51])" office:value-type="float" office:value="62.32">
            <text:p>62.32</text:p>
          </table:table-cell>
          <table:table-cell table:style-name="ce1" table:formula="of:=AVERAGE([.W2:.W51])" office:value-type="float" office:value="62.42">
            <text:p>62.42</text:p>
          </table:table-cell>
          <table:table-cell table:style-name="ce1" table:formula="of:=AVERAGE([.X2:.X51])" office:value-type="float" office:value="62.62">
            <text:p>62.62</text:p>
          </table:table-cell>
          <table:table-cell table:style-name="ce1" table:formula="of:=AVERAGE([.Y2:.Y51])" office:value-type="float" office:value="62.64">
            <text:p>62.64</text:p>
          </table:table-cell>
          <table:table-cell table:style-name="ce1" table:formula="of:=AVERAGE([.Z2:.Z51])" office:value-type="float" office:value="62.94">
            <text:p>62.94</text:p>
          </table:table-cell>
          <table:table-cell table:style-name="ce1" table:formula="of:=AVERAGE([.AA2:.AA51])" office:value-type="float" office:value="63.3">
            <text:p>63.3</text:p>
          </table:table-cell>
          <table:table-cell table:style-name="ce1" table:formula="of:=AVERAGE([.AB2:.AB51])" office:value-type="float" office:value="63.82">
            <text:p>63.82</text:p>
          </table:table-cell>
          <table:table-cell table:style-name="ce1" table:formula="of:=AVERAGE([.AC2:.AC51])" office:value-type="float" office:value="63.94">
            <text:p>63.94</text:p>
          </table:table-cell>
          <table:table-cell table:style-name="ce1" table:formula="of:=AVERAGE([.AD2:.AD51])" office:value-type="float" office:value="63.94">
            <text:p>63.94</text:p>
          </table:table-cell>
          <table:table-cell table:style-name="ce1" table:formula="of:=AVERAGE([.AE2:.AE51])" office:value-type="float" office:value="64.14">
            <text:p>64.14</text:p>
          </table:table-cell>
          <table:table-cell table:style-name="ce1" table:formula="of:=AVERAGE([.AF2:.AF51])" office:value-type="float" office:value="64.2">
            <text:p>64.2</text:p>
          </table:table-cell>
          <table:table-cell table:style-name="ce1" table:formula="of:=AVERAGE([.AG2:.AG51])" office:value-type="float" office:value="64.36">
            <text:p>64.36</text:p>
          </table:table-cell>
          <table:table-cell table:style-name="ce1" table:formula="of:=AVERAGE([.AH2:.AH51])" office:value-type="float" office:value="64.48">
            <text:p>64.48</text:p>
          </table:table-cell>
          <table:table-cell table:style-name="ce1" table:formula="of:=AVERAGE([.AI2:.AI51])" office:value-type="float" office:value="64.6">
            <text:p>64.6</text:p>
          </table:table-cell>
          <table:table-cell table:style-name="ce1" table:formula="of:=AVERAGE([.AJ2:.AJ51])" office:value-type="float" office:value="64.74">
            <text:p>64.74</text:p>
          </table:table-cell>
          <table:table-cell table:style-name="ce1" table:formula="of:=AVERAGE([.AK2:.AK51])" office:value-type="float" office:value="64.8">
            <text:p>64.8</text:p>
          </table:table-cell>
          <table:table-cell table:style-name="ce1" table:formula="of:=AVERAGE([.AL2:.AL51])" office:value-type="float" office:value="65.08">
            <text:p>65.08</text:p>
          </table:table-cell>
          <table:table-cell table:style-name="ce1" table:formula="of:=AVERAGE([.AM2:.AM51])" office:value-type="float" office:value="65.42">
            <text:p>65.42</text:p>
          </table:table-cell>
          <table:table-cell table:style-name="ce1" table:formula="of:=AVERAGE([.AN2:.AN51])" office:value-type="float" office:value="65.5">
            <text:p>65.5</text:p>
          </table:table-cell>
          <table:table-cell table:style-name="ce1" table:formula="of:=AVERAGE([.AO2:.AO51])" office:value-type="float" office:value="65.6">
            <text:p>65.6</text:p>
          </table:table-cell>
          <table:table-cell table:style-name="ce1" table:formula="of:=AVERAGE([.AP2:.AP51])" office:value-type="float" office:value="65.66">
            <text:p>65.66</text:p>
          </table:table-cell>
          <table:table-cell table:style-name="ce1" table:formula="of:=AVERAGE([.AQ2:.AQ51])" office:value-type="float" office:value="65.66">
            <text:p>65.66</text:p>
          </table:table-cell>
          <table:table-cell table:style-name="ce1" table:formula="of:=AVERAGE([.AR2:.AR51])" office:value-type="float" office:value="65.84">
            <text:p>65.84</text:p>
          </table:table-cell>
          <table:table-cell table:style-name="ce1" table:formula="of:=AVERAGE([.AS2:.AS51])" office:value-type="float" office:value="65.84">
            <text:p>65.84</text:p>
          </table:table-cell>
          <table:table-cell table:style-name="ce1" table:formula="of:=AVERAGE([.AT2:.AT51])" office:value-type="float" office:value="65.84">
            <text:p>65.84</text:p>
          </table:table-cell>
          <table:table-cell table:style-name="ce1" table:formula="of:=AVERAGE([.AU2:.AU51])" office:value-type="float" office:value="65.88">
            <text:p>65.88</text:p>
          </table:table-cell>
          <table:table-cell table:style-name="ce1" table:formula="of:=AVERAGE([.AV2:.AV51])" office:value-type="float" office:value="65.88">
            <text:p>65.88</text:p>
          </table:table-cell>
          <table:table-cell table:style-name="ce1" table:formula="of:=AVERAGE([.AW2:.AW51])" office:value-type="float" office:value="66.16">
            <text:p>66.16</text:p>
          </table:table-cell>
          <table:table-cell table:style-name="ce1" table:formula="of:=AVERAGE([.AX2:.AX51])" office:value-type="float" office:value="66.2">
            <text:p>66.2</text:p>
          </table:table-cell>
          <table:table-cell table:style-name="ce1" table:formula="of:=AVERAGE([.AY2:.AY51])" office:value-type="float" office:value="66.2">
            <text:p>66.2</text:p>
          </table:table-cell>
          <table:table-cell table:style-name="ce1" table:formula="of:=AVERAGE([.AZ2:.AZ51])" office:value-type="float" office:value="66.2">
            <text:p>66.2</text:p>
          </table:table-cell>
          <table:table-cell/>
          <table:table-cell table:style-name="ce1" office:value-type="string">
            <text:p>mean</text:p>
          </table:table-cell>
          <table:table-cell table:style-name="ce1" table:formula="of:=AVERAGE([.BC2:.BC51])" office:value-type="float" office:value="58.756">
            <text:p>58.756</text:p>
          </table:table-cell>
          <table:table-cell table:style-name="ce1" table:formula="of:=AVERAGE([.BD2:.BD51])" office:value-type="float" office:value="113.51304">
            <text:p>113.51304</text:p>
          </table:table-cell>
          <table:table-cell table:style-name="ce1" table:formula="of:=AVERAGE([.BE2:.BE51])" office:value-type="float" office:value="149.6326">
            <text:p>149.6326</text:p>
          </table:table-cell>
          <table:table-cell table:style-name="ce1" table:formula="of:=AVERAGE([.BF2:.BF51])" office:value-type="float" office:value="175.12028">
            <text:p>175.12028</text:p>
          </table:table-cell>
          <table:table-cell table:style-name="ce1" table:formula="of:=AVERAGE([.BG2:.BG51])" office:value-type="float" office:value="192.0726">
            <text:p>192.0726</text:p>
          </table:table-cell>
          <table:table-cell table:style-name="ce1" table:formula="of:=AVERAGE([.BH2:.BH51])" office:value-type="float" office:value="204.699755102041">
            <text:p>204.699755102</text:p>
          </table:table-cell>
          <table:table-cell table:style-name="ce1" table:formula="of:=AVERAGE([.BI2:.BI51])" office:value-type="float" office:value="211.668448979592">
            <text:p>211.6684489796</text:p>
          </table:table-cell>
          <table:table-cell table:style-name="ce1" table:formula="of:=AVERAGE([.BJ2:.BJ51])" office:value-type="float" office:value="216.754326530612">
            <text:p>216.7543265306</text:p>
          </table:table-cell>
          <table:table-cell table:style-name="ce1" table:formula="of:=AVERAGE([.BK2:.BK51])" office:value-type="float" office:value="217.713346938775">
            <text:p>217.7133469388</text:p>
          </table:table-cell>
          <table:table-cell table:style-name="ce1" table:formula="of:=AVERAGE([.BL2:.BL51])" office:value-type="float" office:value="215.229755102041">
            <text:p>215.229755102</text:p>
          </table:table-cell>
          <table:table-cell table:style-name="ce1" table:formula="of:=AVERAGE([.BM2:.BM51])" office:value-type="float" office:value="215.893208333333">
            <text:p>215.8932083333</text:p>
          </table:table-cell>
          <table:table-cell table:style-name="ce1" table:formula="of:=AVERAGE([.BN2:.BN51])" office:value-type="float" office:value="212.8935">
            <text:p>212.8935</text:p>
          </table:table-cell>
          <table:table-cell table:style-name="ce1" table:formula="of:=AVERAGE([.BO2:.BO51])" office:value-type="float" office:value="214.183319148936">
            <text:p>214.1833191489</text:p>
          </table:table-cell>
          <table:table-cell table:style-name="ce1" table:formula="of:=AVERAGE([.BP2:.BP51])" office:value-type="float" office:value="211.839695652174">
            <text:p>211.8396956522</text:p>
          </table:table-cell>
          <table:table-cell table:style-name="ce1" table:formula="of:=AVERAGE([.BQ2:.BQ51])" office:value-type="float" office:value="211.956608695652">
            <text:p>211.9566086957</text:p>
          </table:table-cell>
          <table:table-cell table:style-name="ce1" table:formula="of:=AVERAGE([.BR2:.BR51])" office:value-type="float" office:value="212.063217391304">
            <text:p>212.0632173913</text:p>
          </table:table-cell>
          <table:table-cell table:style-name="ce1" table:formula="of:=AVERAGE([.BS2:.BS51])" office:value-type="float" office:value="210.853090909091">
            <text:p>210.8530909091</text:p>
          </table:table-cell>
          <table:table-cell table:style-name="ce1" table:formula="of:=AVERAGE([.BT2:.BT51])" office:value-type="float" office:value="213.229681818182">
            <text:p>213.2296818182</text:p>
          </table:table-cell>
          <table:table-cell table:style-name="ce1" table:formula="of:=AVERAGE([.BU2:.BU51])" office:value-type="float" office:value="215.185681818182">
            <text:p>215.1856818182</text:p>
          </table:table-cell>
          <table:table-cell table:style-name="ce1" table:formula="of:=AVERAGE([.BV2:.BV51])" office:value-type="float" office:value="219.282454545455">
            <text:p>219.2824545455</text:p>
          </table:table-cell>
          <table:table-cell table:style-name="ce1" table:formula="of:=AVERAGE([.BW2:.BW51])" office:value-type="float" office:value="221.606909090909">
            <text:p>221.6069090909</text:p>
          </table:table-cell>
          <table:table-cell table:style-name="ce1" table:formula="of:=AVERAGE([.BX2:.BX51])" office:value-type="float" office:value="222.496181818182">
            <text:p>222.4961818182</text:p>
          </table:table-cell>
          <table:table-cell table:style-name="ce1" table:formula="of:=AVERAGE([.BY2:.BY51])" office:value-type="float" office:value="226.715318181818">
            <text:p>226.7153181818</text:p>
          </table:table-cell>
          <table:table-cell table:style-name="ce1" table:formula="of:=AVERAGE([.BZ2:.BZ51])" office:value-type="float" office:value="230.782681818182">
            <text:p>230.7826818182</text:p>
          </table:table-cell>
          <table:table-cell table:style-name="ce1" table:formula="of:=AVERAGE([.CA2:.CA51])" office:value-type="float" office:value="232.476909090909">
            <text:p>232.4769090909</text:p>
          </table:table-cell>
          <table:table-cell table:style-name="ce1" table:formula="of:=AVERAGE([.CB2:.CB51])" office:value-type="float" office:value="233.610863636364">
            <text:p>233.6108636364</text:p>
          </table:table-cell>
          <table:table-cell table:style-name="ce1" table:formula="of:=AVERAGE([.CC2:.CC51])" office:value-type="float" office:value="235.664046511628">
            <text:p>235.6640465116</text:p>
          </table:table-cell>
          <table:table-cell table:style-name="ce1" table:formula="of:=AVERAGE([.CD2:.CD51])" office:value-type="float" office:value="236.771238095238">
            <text:p>236.7712380952</text:p>
          </table:table-cell>
          <table:table-cell table:style-name="ce1" table:formula="of:=AVERAGE([.CE2:.CE51])" office:value-type="float" office:value="239.783380952381">
            <text:p>239.7833809524</text:p>
          </table:table-cell>
          <table:table-cell table:style-name="ce1" table:formula="of:=AVERAGE([.CF2:.CF51])" office:value-type="float" office:value="242.828571428571">
            <text:p>242.8285714286</text:p>
          </table:table-cell>
          <table:table-cell table:style-name="ce1" table:formula="of:=AVERAGE([.CG2:.CG51])" office:value-type="float" office:value="243.215476190476">
            <text:p>243.2154761905</text:p>
          </table:table-cell>
          <table:table-cell table:style-name="ce1" table:formula="of:=AVERAGE([.CH2:.CH51])" office:value-type="float" office:value="242.545428571429">
            <text:p>242.5454285714</text:p>
          </table:table-cell>
          <table:table-cell table:style-name="ce1" table:formula="of:=AVERAGE([.CI2:.CI51])" office:value-type="float" office:value="245.348761904762">
            <text:p>245.3487619048</text:p>
          </table:table-cell>
          <table:table-cell table:style-name="ce1" table:formula="of:=AVERAGE([.CJ2:.CJ51])" office:value-type="float" office:value="246.598809523809">
            <text:p>246.5988095238</text:p>
          </table:table-cell>
          <table:table-cell table:style-name="ce1" table:formula="of:=AVERAGE([.CK2:.CK51])" office:value-type="float" office:value="249.665904761905">
            <text:p>249.6659047619</text:p>
          </table:table-cell>
          <table:table-cell table:style-name="ce1" table:formula="of:=AVERAGE([.CL2:.CL51])" office:value-type="float" office:value="249.300761904762">
            <text:p>249.3007619048</text:p>
          </table:table-cell>
          <table:table-cell table:style-name="ce1" table:formula="of:=AVERAGE([.CM2:.CM51])" office:value-type="float" office:value="252.397380952381">
            <text:p>252.3973809524</text:p>
          </table:table-cell>
          <table:table-cell table:style-name="ce1" table:formula="of:=AVERAGE([.CN2:.CN51])" office:value-type="float" office:value="253.199904761905">
            <text:p>253.1999047619</text:p>
          </table:table-cell>
          <table:table-cell table:style-name="ce1" table:formula="of:=AVERAGE([.CO2:.CO51])" office:value-type="float" office:value="256.236571428571">
            <text:p>256.2365714286</text:p>
          </table:table-cell>
          <table:table-cell table:style-name="ce1" table:formula="of:=AVERAGE([.CP2:.CP51])" office:value-type="float" office:value="258.273428571429">
            <text:p>258.2734285714</text:p>
          </table:table-cell>
          <table:table-cell table:style-name="ce1" table:formula="of:=AVERAGE([.CQ2:.CQ51])" office:value-type="float" office:value="259.254571428571">
            <text:p>259.2545714286</text:p>
          </table:table-cell>
          <table:table-cell table:style-name="ce1" table:formula="of:=AVERAGE([.CR2:.CR51])" office:value-type="float" office:value="261.62319047619">
            <text:p>261.6231904762</text:p>
          </table:table-cell>
          <table:table-cell table:style-name="ce1" table:formula="of:=AVERAGE([.CS2:.CS51])" office:value-type="float" office:value="263.324761904762">
            <text:p>263.3247619048</text:p>
          </table:table-cell>
          <table:table-cell table:style-name="ce1" table:formula="of:=AVERAGE([.CT2:.CT51])" office:value-type="float" office:value="266.475619047619">
            <text:p>266.4756190476</text:p>
          </table:table-cell>
          <table:table-cell table:style-name="ce1" table:formula="of:=AVERAGE([.CU2:.CU51])" office:value-type="float" office:value="268.030571428572">
            <text:p>268.0305714286</text:p>
          </table:table-cell>
          <table:table-cell table:style-name="ce1" table:formula="of:=AVERAGE([.CV2:.CV51])" office:value-type="float" office:value="271.155761904762">
            <text:p>271.1557619048</text:p>
          </table:table-cell>
          <table:table-cell table:style-name="ce1" table:formula="of:=AVERAGE([.CW2:.CW51])" office:value-type="float" office:value="272.096714285714">
            <text:p>272.0967142857</text:p>
          </table:table-cell>
          <table:table-cell table:style-name="ce1" table:formula="of:=AVERAGE([.CX2:.CX51])" office:value-type="float" office:value="273.093571428572">
            <text:p>273.0935714286</text:p>
          </table:table-cell>
          <table:table-cell table:style-name="ce1" table:formula="of:=AVERAGE([.CY2:.CY51])" office:value-type="float" office:value="275.632666666667">
            <text:p>275.6326666667</text:p>
          </table:table-cell>
          <table:table-cell table:style-name="ce1" table:formula="of:=AVERAGE([.CZ2:.CZ51])" office:value-type="float" office:value="277.474238095238">
            <text:p>277.4742380952</text:p>
          </table:table-cell>
          <table:table-cell table:style-name="ce1" table:formula="of:=AVERAGE([.DA2:.DA51])" office:value-type="float" office:value="279.459761904762">
            <text:p>279.4597619048</text:p>
          </table:table-cell>
        </table:table-row>
        <table:table-row table:style-name="ro1">
          <table:table-cell table:style-name="ce1" office:value-type="string">
            <text:p>n</text:p>
          </table:table-cell>
          <table:table-cell table:style-name="ce1" table:formula="of:=COUNT([.B2:.B51])" office:value-type="float" office:value="50">
            <text:p>50</text:p>
          </table:table-cell>
          <table:table-cell table:style-name="ce1" table:formula="of:=COUNT([.C2:.C51])" office:value-type="float" office:value="50">
            <text:p>50</text:p>
          </table:table-cell>
          <table:table-cell table:style-name="ce1" table:formula="of:=COUNT([.D2:.D51])" office:value-type="float" office:value="50">
            <text:p>50</text:p>
          </table:table-cell>
          <table:table-cell table:style-name="ce1" table:formula="of:=COUNT([.E2:.E51])" office:value-type="float" office:value="50">
            <text:p>50</text:p>
          </table:table-cell>
          <table:table-cell table:style-name="ce1" table:formula="of:=COUNT([.F2:.F51])" office:value-type="float" office:value="50">
            <text:p>50</text:p>
          </table:table-cell>
          <table:table-cell table:style-name="ce1" table:formula="of:=COUNT([.G2:.G51])" office:value-type="float" office:value="50">
            <text:p>50</text:p>
          </table:table-cell>
          <table:table-cell table:style-name="ce1" table:formula="of:=COUNT([.H2:.H51])" office:value-type="float" office:value="50">
            <text:p>50</text:p>
          </table:table-cell>
          <table:table-cell table:style-name="ce1" table:formula="of:=COUNT([.I2:.I51])" office:value-type="float" office:value="50">
            <text:p>50</text:p>
          </table:table-cell>
          <table:table-cell table:style-name="ce1" table:formula="of:=COUNT([.J2:.J51])" office:value-type="float" office:value="50">
            <text:p>50</text:p>
          </table:table-cell>
          <table:table-cell table:style-name="ce1" table:formula="of:=COUNT([.K2:.K51])" office:value-type="float" office:value="50">
            <text:p>50</text:p>
          </table:table-cell>
          <table:table-cell table:style-name="ce1" table:formula="of:=COUNT([.L2:.L51])" office:value-type="float" office:value="50">
            <text:p>50</text:p>
          </table:table-cell>
          <table:table-cell table:style-name="ce1" table:formula="of:=COUNT([.M2:.M51])" office:value-type="float" office:value="50">
            <text:p>50</text:p>
          </table:table-cell>
          <table:table-cell table:style-name="ce1" table:formula="of:=COUNT([.N2:.N51])" office:value-type="float" office:value="50">
            <text:p>50</text:p>
          </table:table-cell>
          <table:table-cell table:style-name="ce1" table:formula="of:=COUNT([.O2:.O51])" office:value-type="float" office:value="50">
            <text:p>50</text:p>
          </table:table-cell>
          <table:table-cell table:style-name="ce1" table:formula="of:=COUNT([.P2:.P51])" office:value-type="float" office:value="50">
            <text:p>50</text:p>
          </table:table-cell>
          <table:table-cell table:style-name="ce1" table:formula="of:=COUNT([.Q2:.Q51])" office:value-type="float" office:value="50">
            <text:p>50</text:p>
          </table:table-cell>
          <table:table-cell table:style-name="ce1" table:formula="of:=COUNT([.R2:.R51])" office:value-type="float" office:value="50">
            <text:p>50</text:p>
          </table:table-cell>
          <table:table-cell table:style-name="ce1" table:formula="of:=COUNT([.S2:.S51])" office:value-type="float" office:value="50">
            <text:p>50</text:p>
          </table:table-cell>
          <table:table-cell table:style-name="ce1" table:formula="of:=COUNT([.T2:.T51])" office:value-type="float" office:value="50">
            <text:p>50</text:p>
          </table:table-cell>
          <table:table-cell table:style-name="ce1" table:formula="of:=COUNT([.U2:.U51])" office:value-type="float" office:value="50">
            <text:p>50</text:p>
          </table:table-cell>
          <table:table-cell table:style-name="ce1" table:formula="of:=COUNT([.V2:.V51])" office:value-type="float" office:value="50">
            <text:p>50</text:p>
          </table:table-cell>
          <table:table-cell table:style-name="ce1" table:formula="of:=COUNT([.W2:.W51])" office:value-type="float" office:value="50">
            <text:p>50</text:p>
          </table:table-cell>
          <table:table-cell table:style-name="ce1" table:formula="of:=COUNT([.X2:.X51])" office:value-type="float" office:value="50">
            <text:p>50</text:p>
          </table:table-cell>
          <table:table-cell table:style-name="ce1" table:formula="of:=COUNT([.Y2:.Y51])" office:value-type="float" office:value="50">
            <text:p>50</text:p>
          </table:table-cell>
          <table:table-cell table:style-name="ce1" table:formula="of:=COUNT([.Z2:.Z51])" office:value-type="float" office:value="50">
            <text:p>50</text:p>
          </table:table-cell>
          <table:table-cell table:style-name="ce1" table:formula="of:=COUNT([.AA2:.AA51])" office:value-type="float" office:value="50">
            <text:p>50</text:p>
          </table:table-cell>
          <table:table-cell table:style-name="ce1" table:formula="of:=COUNT([.AB2:.AB51])" office:value-type="float" office:value="50">
            <text:p>50</text:p>
          </table:table-cell>
          <table:table-cell table:style-name="ce1" table:formula="of:=COUNT([.AC2:.AC51])" office:value-type="float" office:value="50">
            <text:p>50</text:p>
          </table:table-cell>
          <table:table-cell table:style-name="ce1" table:formula="of:=COUNT([.AD2:.AD51])" office:value-type="float" office:value="50">
            <text:p>50</text:p>
          </table:table-cell>
          <table:table-cell table:style-name="ce1" table:formula="of:=COUNT([.AE2:.AE51])" office:value-type="float" office:value="50">
            <text:p>50</text:p>
          </table:table-cell>
          <table:table-cell table:style-name="ce1" table:formula="of:=COUNT([.AF2:.AF51])" office:value-type="float" office:value="50">
            <text:p>50</text:p>
          </table:table-cell>
          <table:table-cell table:style-name="ce1" table:formula="of:=COUNT([.AG2:.AG51])" office:value-type="float" office:value="50">
            <text:p>50</text:p>
          </table:table-cell>
          <table:table-cell table:style-name="ce1" table:formula="of:=COUNT([.AH2:.AH51])" office:value-type="float" office:value="50">
            <text:p>50</text:p>
          </table:table-cell>
          <table:table-cell table:style-name="ce1" table:formula="of:=COUNT([.AI2:.AI51])" office:value-type="float" office:value="50">
            <text:p>50</text:p>
          </table:table-cell>
          <table:table-cell table:style-name="ce1" table:formula="of:=COUNT([.AJ2:.AJ51])" office:value-type="float" office:value="50">
            <text:p>50</text:p>
          </table:table-cell>
          <table:table-cell table:style-name="ce1" table:formula="of:=COUNT([.AK2:.AK51])" office:value-type="float" office:value="50">
            <text:p>50</text:p>
          </table:table-cell>
          <table:table-cell table:style-name="ce1" table:formula="of:=COUNT([.AL2:.AL51])" office:value-type="float" office:value="50">
            <text:p>50</text:p>
          </table:table-cell>
          <table:table-cell table:style-name="ce1" table:formula="of:=COUNT([.AM2:.AM51])" office:value-type="float" office:value="50">
            <text:p>50</text:p>
          </table:table-cell>
          <table:table-cell table:style-name="ce1" table:formula="of:=COUNT([.AN2:.AN51])" office:value-type="float" office:value="50">
            <text:p>50</text:p>
          </table:table-cell>
          <table:table-cell table:style-name="ce1" table:formula="of:=COUNT([.AO2:.AO51])" office:value-type="float" office:value="50">
            <text:p>50</text:p>
          </table:table-cell>
          <table:table-cell table:style-name="ce1" table:formula="of:=COUNT([.AP2:.AP51])" office:value-type="float" office:value="50">
            <text:p>50</text:p>
          </table:table-cell>
          <table:table-cell table:style-name="ce1" table:formula="of:=COUNT([.AQ2:.AQ51])" office:value-type="float" office:value="50">
            <text:p>50</text:p>
          </table:table-cell>
          <table:table-cell table:style-name="ce1" table:formula="of:=COUNT([.AR2:.AR51])" office:value-type="float" office:value="50">
            <text:p>50</text:p>
          </table:table-cell>
          <table:table-cell table:style-name="ce1" table:formula="of:=COUNT([.AS2:.AS51])" office:value-type="float" office:value="50">
            <text:p>50</text:p>
          </table:table-cell>
          <table:table-cell table:style-name="ce1" table:formula="of:=COUNT([.AT2:.AT51])" office:value-type="float" office:value="50">
            <text:p>50</text:p>
          </table:table-cell>
          <table:table-cell table:style-name="ce1" table:formula="of:=COUNT([.AU2:.AU51])" office:value-type="float" office:value="50">
            <text:p>50</text:p>
          </table:table-cell>
          <table:table-cell table:style-name="ce1" table:formula="of:=COUNT([.AV2:.AV51])" office:value-type="float" office:value="50">
            <text:p>50</text:p>
          </table:table-cell>
          <table:table-cell table:style-name="ce1" table:formula="of:=COUNT([.AW2:.AW51])" office:value-type="float" office:value="50">
            <text:p>50</text:p>
          </table:table-cell>
          <table:table-cell table:style-name="ce1" table:formula="of:=COUNT([.AX2:.AX51])" office:value-type="float" office:value="50">
            <text:p>50</text:p>
          </table:table-cell>
          <table:table-cell table:style-name="ce1" table:formula="of:=COUNT([.AY2:.AY51])" office:value-type="float" office:value="50">
            <text:p>50</text:p>
          </table:table-cell>
          <table:table-cell table:style-name="ce1" table:formula="of:=COUNT([.AZ2:.AZ51])" office:value-type="float" office:value="50">
            <text:p>50</text:p>
          </table:table-cell>
          <table:table-cell/>
          <table:table-cell table:style-name="ce1" office:value-type="string">
            <text:p>n</text:p>
          </table:table-cell>
          <table:table-cell table:style-name="ce1" table:formula="of:=COUNT([.BC2:.BC51])" office:value-type="float" office:value="50">
            <text:p>50</text:p>
          </table:table-cell>
          <table:table-cell table:style-name="ce1" table:formula="of:=COUNT([.BD2:.BD51])" office:value-type="float" office:value="50">
            <text:p>50</text:p>
          </table:table-cell>
          <table:table-cell table:style-name="ce1" table:formula="of:=COUNT([.BE2:.BE51])" office:value-type="float" office:value="50">
            <text:p>50</text:p>
          </table:table-cell>
          <table:table-cell table:style-name="ce1" table:formula="of:=COUNT([.BF2:.BF51])" office:value-type="float" office:value="50">
            <text:p>50</text:p>
          </table:table-cell>
          <table:table-cell table:style-name="ce1" table:formula="of:=COUNT([.BG2:.BG51])" office:value-type="float" office:value="50">
            <text:p>50</text:p>
          </table:table-cell>
          <table:table-cell table:style-name="ce1" table:formula="of:=COUNT([.BH2:.BH51])" office:value-type="float" office:value="49">
            <text:p>49</text:p>
          </table:table-cell>
          <table:table-cell table:style-name="ce1" table:formula="of:=COUNT([.BI2:.BI51])" office:value-type="float" office:value="49">
            <text:p>49</text:p>
          </table:table-cell>
          <table:table-cell table:style-name="ce1" table:formula="of:=COUNT([.BJ2:.BJ51])" office:value-type="float" office:value="49">
            <text:p>49</text:p>
          </table:table-cell>
          <table:table-cell table:style-name="ce1" table:formula="of:=COUNT([.BK2:.BK51])" office:value-type="float" office:value="49">
            <text:p>49</text:p>
          </table:table-cell>
          <table:table-cell table:style-name="ce1" table:formula="of:=COUNT([.BL2:.BL51])" office:value-type="float" office:value="49">
            <text:p>49</text:p>
          </table:table-cell>
          <table:table-cell table:style-name="ce1" table:formula="of:=COUNT([.BM2:.BM51])" office:value-type="float" office:value="48">
            <text:p>48</text:p>
          </table:table-cell>
          <table:table-cell table:style-name="ce1" table:formula="of:=COUNT([.BN2:.BN51])" office:value-type="float" office:value="48">
            <text:p>48</text:p>
          </table:table-cell>
          <table:table-cell table:style-name="ce1" table:formula="of:=COUNT([.BO2:.BO51])" office:value-type="float" office:value="47">
            <text:p>47</text:p>
          </table:table-cell>
          <table:table-cell table:style-name="ce1" table:formula="of:=COUNT([.BP2:.BP51])" office:value-type="float" office:value="46">
            <text:p>46</text:p>
          </table:table-cell>
          <table:table-cell table:style-name="ce1" table:formula="of:=COUNT([.BQ2:.BQ51])" office:value-type="float" office:value="46">
            <text:p>46</text:p>
          </table:table-cell>
          <table:table-cell table:style-name="ce1" table:formula="of:=COUNT([.BR2:.BR51])" office:value-type="float" office:value="46">
            <text:p>46</text:p>
          </table:table-cell>
          <table:table-cell table:style-name="ce1" table:formula="of:=COUNT([.BS2:.BS51])" office:value-type="float" office:value="44">
            <text:p>44</text:p>
          </table:table-cell>
          <table:table-cell table:style-name="ce1" table:formula="of:=COUNT([.BT2:.BT51])" office:value-type="float" office:value="44">
            <text:p>44</text:p>
          </table:table-cell>
          <table:table-cell table:style-name="ce1" table:formula="of:=COUNT([.BU2:.BU51])" office:value-type="float" office:value="44">
            <text:p>44</text:p>
          </table:table-cell>
          <table:table-cell table:style-name="ce1" table:formula="of:=COUNT([.BV2:.BV51])" office:value-type="float" office:value="44">
            <text:p>44</text:p>
          </table:table-cell>
          <table:table-cell table:style-name="ce1" table:formula="of:=COUNT([.BW2:.BW51])" office:value-type="float" office:value="44">
            <text:p>44</text:p>
          </table:table-cell>
          <table:table-cell table:style-name="ce1" table:formula="of:=COUNT([.BX2:.BX51])" office:value-type="float" office:value="44">
            <text:p>44</text:p>
          </table:table-cell>
          <table:table-cell table:style-name="ce1" table:formula="of:=COUNT([.BY2:.BY51])" office:value-type="float" office:value="44">
            <text:p>44</text:p>
          </table:table-cell>
          <table:table-cell table:style-name="ce1" table:formula="of:=COUNT([.BZ2:.BZ51])" office:value-type="float" office:value="44">
            <text:p>44</text:p>
          </table:table-cell>
          <table:table-cell table:style-name="ce1" table:formula="of:=COUNT([.CA2:.CA51])" office:value-type="float" office:value="44">
            <text:p>44</text:p>
          </table:table-cell>
          <table:table-cell table:style-name="ce1" table:formula="of:=COUNT([.CB2:.CB51])" office:value-type="float" office:value="44">
            <text:p>44</text:p>
          </table:table-cell>
          <table:table-cell table:style-name="ce1" table:formula="of:=COUNT([.CC2:.CC51])" office:value-type="float" office:value="43">
            <text:p>43</text:p>
          </table:table-cell>
          <table:table-cell table:style-name="ce1" table:formula="of:=COUNT([.CD2:.CD51])" office:value-type="float" office:value="42">
            <text:p>42</text:p>
          </table:table-cell>
          <table:table-cell table:style-name="ce1" table:formula="of:=COUNT([.CE2:.CE51])" office:value-type="float" office:value="42">
            <text:p>42</text:p>
          </table:table-cell>
          <table:table-cell table:style-name="ce1" table:formula="of:=COUNT([.CF2:.CF51])" office:value-type="float" office:value="42">
            <text:p>42</text:p>
          </table:table-cell>
          <table:table-cell table:style-name="ce1" table:formula="of:=COUNT([.CG2:.CG51])" office:value-type="float" office:value="42">
            <text:p>42</text:p>
          </table:table-cell>
          <table:table-cell table:style-name="ce1" table:formula="of:=COUNT([.CH2:.CH51])" office:value-type="float" office:value="42">
            <text:p>42</text:p>
          </table:table-cell>
          <table:table-cell table:style-name="ce1" table:formula="of:=COUNT([.CI2:.CI51])" office:value-type="float" office:value="42">
            <text:p>42</text:p>
          </table:table-cell>
          <table:table-cell table:style-name="ce1" table:formula="of:=COUNT([.CJ2:.CJ51])" office:value-type="float" office:value="42">
            <text:p>42</text:p>
          </table:table-cell>
          <table:table-cell table:style-name="ce1" table:formula="of:=COUNT([.CK2:.CK51])" office:value-type="float" office:value="42">
            <text:p>42</text:p>
          </table:table-cell>
          <table:table-cell table:style-name="ce1" table:formula="of:=COUNT([.CL2:.CL51])" office:value-type="float" office:value="42">
            <text:p>42</text:p>
          </table:table-cell>
          <table:table-cell table:style-name="ce1" table:formula="of:=COUNT([.CM2:.CM51])" office:value-type="float" office:value="42">
            <text:p>42</text:p>
          </table:table-cell>
          <table:table-cell table:style-name="ce1" table:formula="of:=COUNT([.CN2:.CN51])" office:value-type="float" office:value="42">
            <text:p>42</text:p>
          </table:table-cell>
          <table:table-cell table:style-name="ce1" table:formula="of:=COUNT([.CO2:.CO51])" office:value-type="float" office:value="42">
            <text:p>42</text:p>
          </table:table-cell>
          <table:table-cell table:style-name="ce1" table:formula="of:=COUNT([.CP2:.CP51])" office:value-type="float" office:value="42">
            <text:p>42</text:p>
          </table:table-cell>
          <table:table-cell table:style-name="ce1" table:formula="of:=COUNT([.CQ2:.CQ51])" office:value-type="float" office:value="42">
            <text:p>42</text:p>
          </table:table-cell>
          <table:table-cell table:style-name="ce1" table:formula="of:=COUNT([.CR2:.CR51])" office:value-type="float" office:value="42">
            <text:p>42</text:p>
          </table:table-cell>
          <table:table-cell table:style-name="ce1" table:formula="of:=COUNT([.CS2:.CS51])" office:value-type="float" office:value="42">
            <text:p>42</text:p>
          </table:table-cell>
          <table:table-cell table:style-name="ce1" table:formula="of:=COUNT([.CT2:.CT51])" office:value-type="float" office:value="42">
            <text:p>42</text:p>
          </table:table-cell>
          <table:table-cell table:style-name="ce1" table:formula="of:=COUNT([.CU2:.CU51])" office:value-type="float" office:value="42">
            <text:p>42</text:p>
          </table:table-cell>
          <table:table-cell table:style-name="ce1" table:formula="of:=COUNT([.CV2:.CV51])" office:value-type="float" office:value="42">
            <text:p>42</text:p>
          </table:table-cell>
          <table:table-cell table:style-name="ce1" table:formula="of:=COUNT([.CW2:.CW51])" office:value-type="float" office:value="42">
            <text:p>42</text:p>
          </table:table-cell>
          <table:table-cell table:style-name="ce1" table:formula="of:=COUNT([.CX2:.CX51])" office:value-type="float" office:value="42">
            <text:p>42</text:p>
          </table:table-cell>
          <table:table-cell table:style-name="ce1" table:formula="of:=COUNT([.CY2:.CY51])" office:value-type="float" office:value="42">
            <text:p>42</text:p>
          </table:table-cell>
          <table:table-cell table:style-name="ce1" table:formula="of:=COUNT([.CZ2:.CZ51])" office:value-type="float" office:value="42">
            <text:p>42</text:p>
          </table:table-cell>
          <table:table-cell table:style-name="ce1" table:formula="of:=COUNT([.DA2:.DA51])" office:value-type="float" office:value="42">
            <text:p>42</text:p>
          </table:table-cell>
        </table:table-row>
        <table:table-row table:style-name="ro1">
          <table:table-cell table:style-name="ce1" office:value-type="string">
            <text:p>se</text:p>
          </table:table-cell>
          <table:table-cell table:style-name="ce1" table:formula="of:=STDEV([.B2:.B51])/SQRT(COUNT([.B2:.B51]))" office:value-type="float" office:value="1.4153214100965">
            <text:p>1.4153214101</text:p>
          </table:table-cell>
          <table:table-cell table:style-name="ce1" table:formula="of:=STDEV([.C2:.C51])/SQRT(COUNT([.C2:.C51]))" office:value-type="float" office:value="1.35917441928577">
            <text:p>1.3591744193</text:p>
          </table:table-cell>
          <table:table-cell table:style-name="ce1" table:formula="of:=STDEV([.D2:.D51])/SQRT(COUNT([.D2:.D51]))" office:value-type="float" office:value="1.65773634692564">
            <text:p>1.6577363469</text:p>
          </table:table-cell>
          <table:table-cell table:style-name="ce1" table:formula="of:=STDEV([.E2:.E51])/SQRT(COUNT([.E2:.E51]))" office:value-type="float" office:value="1.72406969886099">
            <text:p>1.7240696989</text:p>
          </table:table-cell>
          <table:table-cell table:style-name="ce1" table:formula="of:=STDEV([.F2:.F51])/SQRT(COUNT([.F2:.F51]))" office:value-type="float" office:value="1.78593370080568">
            <text:p>1.7859337008</text:p>
          </table:table-cell>
          <table:table-cell table:style-name="ce1" table:formula="of:=STDEV([.G2:.G51])/SQRT(COUNT([.G2:.G51]))" office:value-type="float" office:value="1.75503008870073">
            <text:p>1.7550300887</text:p>
          </table:table-cell>
          <table:table-cell table:style-name="ce1" table:formula="of:=STDEV([.H2:.H51])/SQRT(COUNT([.H2:.H51]))" office:value-type="float" office:value="1.75442530854559">
            <text:p>1.7544253085</text:p>
          </table:table-cell>
          <table:table-cell table:style-name="ce1" table:formula="of:=STDEV([.I2:.I51])/SQRT(COUNT([.I2:.I51]))" office:value-type="float" office:value="1.76506691785037">
            <text:p>1.7650669179</text:p>
          </table:table-cell>
          <table:table-cell table:style-name="ce1" table:formula="of:=STDEV([.J2:.J51])/SQRT(COUNT([.J2:.J51]))" office:value-type="float" office:value="1.83553362090412">
            <text:p>1.8355336209</text:p>
          </table:table-cell>
          <table:table-cell table:style-name="ce1" table:formula="of:=STDEV([.K2:.K51])/SQRT(COUNT([.K2:.K51]))" office:value-type="float" office:value="1.87128898061726">
            <text:p>1.8712889806</text:p>
          </table:table-cell>
          <table:table-cell table:style-name="ce1" table:formula="of:=STDEV([.L2:.L51])/SQRT(COUNT([.L2:.L51]))" office:value-type="float" office:value="1.93743149977658">
            <text:p>1.9374314998</text:p>
          </table:table-cell>
          <table:table-cell table:style-name="ce1" table:formula="of:=STDEV([.M2:.M51])/SQRT(COUNT([.M2:.M51]))" office:value-type="float" office:value="1.91510430258927">
            <text:p>1.9151043026</text:p>
          </table:table-cell>
          <table:table-cell table:style-name="ce1" table:formula="of:=STDEV([.N2:.N51])/SQRT(COUNT([.N2:.N51]))" office:value-type="float" office:value="1.9244166887233">
            <text:p>1.9244166887</text:p>
          </table:table-cell>
          <table:table-cell table:style-name="ce1" table:formula="of:=STDEV([.O2:.O51])/SQRT(COUNT([.O2:.O51]))" office:value-type="float" office:value="1.90621968025402">
            <text:p>1.9062196803</text:p>
          </table:table-cell>
          <table:table-cell table:style-name="ce1" table:formula="of:=STDEV([.P2:.P51])/SQRT(COUNT([.P2:.P51]))" office:value-type="float" office:value="1.95744314693158">
            <text:p>1.9574431469</text:p>
          </table:table-cell>
          <table:table-cell table:style-name="ce1" table:formula="of:=STDEV([.Q2:.Q51])/SQRT(COUNT([.Q2:.Q51]))" office:value-type="float" office:value="1.93907194296653">
            <text:p>1.939071943</text:p>
          </table:table-cell>
          <table:table-cell table:style-name="ce1" table:formula="of:=STDEV([.R2:.R51])/SQRT(COUNT([.R2:.R51]))" office:value-type="float" office:value="1.91517250248789">
            <text:p>1.9151725025</text:p>
          </table:table-cell>
          <table:table-cell table:style-name="ce1" table:formula="of:=STDEV([.S2:.S51])/SQRT(COUNT([.S2:.S51]))" office:value-type="float" office:value="1.91071094792766">
            <text:p>1.9107109479</text:p>
          </table:table-cell>
          <table:table-cell table:style-name="ce1" table:formula="of:=STDEV([.T2:.T51])/SQRT(COUNT([.T2:.T51]))" office:value-type="float" office:value="1.88121758226866">
            <text:p>1.8812175823</text:p>
          </table:table-cell>
          <table:table-cell table:style-name="ce1" table:formula="of:=STDEV([.U2:.U51])/SQRT(COUNT([.U2:.U51]))" office:value-type="float" office:value="1.87213509018937">
            <text:p>1.8721350902</text:p>
          </table:table-cell>
          <table:table-cell table:style-name="ce1" table:formula="of:=STDEV([.V2:.V51])/SQRT(COUNT([.V2:.V51]))" office:value-type="float" office:value="1.83846431034387">
            <text:p>1.8384643103</text:p>
          </table:table-cell>
          <table:table-cell table:style-name="ce1" table:formula="of:=STDEV([.W2:.W51])/SQRT(COUNT([.W2:.W51]))" office:value-type="float" office:value="1.84082723196915">
            <text:p>1.840827232</text:p>
          </table:table-cell>
          <table:table-cell table:style-name="ce1" table:formula="of:=STDEV([.X2:.X51])/SQRT(COUNT([.X2:.X51]))" office:value-type="float" office:value="1.83923009624646">
            <text:p>1.8392300962</text:p>
          </table:table-cell>
          <table:table-cell table:style-name="ce1" table:formula="of:=STDEV([.Y2:.Y51])/SQRT(COUNT([.Y2:.Y51]))" office:value-type="float" office:value="1.83786921877105">
            <text:p>1.8378692188</text:p>
          </table:table-cell>
          <table:table-cell table:style-name="ce1" table:formula="of:=STDEV([.Z2:.Z51])/SQRT(COUNT([.Z2:.Z51]))" office:value-type="float" office:value="1.84842127895396">
            <text:p>1.848421279</text:p>
          </table:table-cell>
          <table:table-cell table:style-name="ce1" table:formula="of:=STDEV([.AA2:.AA51])/SQRT(COUNT([.AA2:.AA51]))" office:value-type="float" office:value="1.86180732907899">
            <text:p>1.8618073291</text:p>
          </table:table-cell>
          <table:table-cell table:style-name="ce1" table:formula="of:=STDEV([.AB2:.AB51])/SQRT(COUNT([.AB2:.AB51]))" office:value-type="float" office:value="1.93141377847251">
            <text:p>1.9314137785</text:p>
          </table:table-cell>
          <table:table-cell table:style-name="ce1" table:formula="of:=STDEV([.AC2:.AC51])/SQRT(COUNT([.AC2:.AC51]))" office:value-type="float" office:value="1.92733505342565">
            <text:p>1.9273350534</text:p>
          </table:table-cell>
          <table:table-cell table:style-name="ce1" table:formula="of:=STDEV([.AD2:.AD51])/SQRT(COUNT([.AD2:.AD51]))" office:value-type="float" office:value="1.92733505342565">
            <text:p>1.9273350534</text:p>
          </table:table-cell>
          <table:table-cell table:style-name="ce1" table:formula="of:=STDEV([.AE2:.AE51])/SQRT(COUNT([.AE2:.AE51]))" office:value-type="float" office:value="1.90295366550561">
            <text:p>1.9029536655</text:p>
          </table:table-cell>
          <table:table-cell table:style-name="ce1" table:formula="of:=STDEV([.AF2:.AF51])/SQRT(COUNT([.AF2:.AF51]))" office:value-type="float" office:value="1.89801184917056">
            <text:p>1.8980118492</text:p>
          </table:table-cell>
          <table:table-cell table:style-name="ce1" table:formula="of:=STDEV([.AG2:.AG51])/SQRT(COUNT([.AG2:.AG51]))" office:value-type="float" office:value="1.88414653444612">
            <text:p>1.8841465344</text:p>
          </table:table-cell>
          <table:table-cell table:style-name="ce1" table:formula="of:=STDEV([.AH2:.AH51])/SQRT(COUNT([.AH2:.AH51]))" office:value-type="float" office:value="1.88944220253881">
            <text:p>1.8894422025</text:p>
          </table:table-cell>
          <table:table-cell table:style-name="ce1" table:formula="of:=STDEV([.AI2:.AI51])/SQRT(COUNT([.AI2:.AI51]))" office:value-type="float" office:value="1.88614713646846">
            <text:p>1.8861471365</text:p>
          </table:table-cell>
          <table:table-cell table:style-name="ce1" table:formula="of:=STDEV([.AJ2:.AJ51])/SQRT(COUNT([.AJ2:.AJ51]))" office:value-type="float" office:value="1.87916829192804">
            <text:p>1.8791682919</text:p>
          </table:table-cell>
          <table:table-cell table:style-name="ce1" table:formula="of:=STDEV([.AK2:.AK51])/SQRT(COUNT([.AK2:.AK51]))" office:value-type="float" office:value="1.87290018475113">
            <text:p>1.8729001848</text:p>
          </table:table-cell>
          <table:table-cell table:style-name="ce1" table:formula="of:=STDEV([.AL2:.AL51])/SQRT(COUNT([.AL2:.AL51]))" office:value-type="float" office:value="1.85138447919278">
            <text:p>1.8513844792</text:p>
          </table:table-cell>
          <table:table-cell table:style-name="ce1" table:formula="of:=STDEV([.AM2:.AM51])/SQRT(COUNT([.AM2:.AM51]))" office:value-type="float" office:value="1.81537425162675">
            <text:p>1.8153742516</text:p>
          </table:table-cell>
          <table:table-cell table:style-name="ce1" table:formula="of:=STDEV([.AN2:.AN51])/SQRT(COUNT([.AN2:.AN51]))" office:value-type="float" office:value="1.80232276436236">
            <text:p>1.8023227644</text:p>
          </table:table-cell>
          <table:table-cell table:style-name="ce1" table:formula="of:=STDEV([.AO2:.AO51])/SQRT(COUNT([.AO2:.AO51]))" office:value-type="float" office:value="1.80136003041693">
            <text:p>1.8013600304</text:p>
          </table:table-cell>
          <table:table-cell table:style-name="ce1" table:formula="of:=STDEV([.AP2:.AP51])/SQRT(COUNT([.AP2:.AP51]))" office:value-type="float" office:value="1.80195132326835">
            <text:p>1.8019513233</text:p>
          </table:table-cell>
          <table:table-cell table:style-name="ce1" table:formula="of:=STDEV([.AQ2:.AQ51])/SQRT(COUNT([.AQ2:.AQ51]))" office:value-type="float" office:value="1.80195132326835">
            <text:p>1.8019513233</text:p>
          </table:table-cell>
          <table:table-cell table:style-name="ce1" table:formula="of:=STDEV([.AR2:.AR51])/SQRT(COUNT([.AR2:.AR51]))" office:value-type="float" office:value="1.78711031145425">
            <text:p>1.7871103115</text:p>
          </table:table-cell>
          <table:table-cell table:style-name="ce1" table:formula="of:=STDEV([.AS2:.AS51])/SQRT(COUNT([.AS2:.AS51]))" office:value-type="float" office:value="1.78711031145425">
            <text:p>1.7871103115</text:p>
          </table:table-cell>
          <table:table-cell table:style-name="ce1" table:formula="of:=STDEV([.AT2:.AT51])/SQRT(COUNT([.AT2:.AT51]))" office:value-type="float" office:value="1.78711031145425">
            <text:p>1.7871103115</text:p>
          </table:table-cell>
          <table:table-cell table:style-name="ce1" table:formula="of:=STDEV([.AU2:.AU51])/SQRT(COUNT([.AU2:.AU51]))" office:value-type="float" office:value="1.78351636164205">
            <text:p>1.7835163616</text:p>
          </table:table-cell>
          <table:table-cell table:style-name="ce1" table:formula="of:=STDEV([.AV2:.AV51])/SQRT(COUNT([.AV2:.AV51]))" office:value-type="float" office:value="1.78351636164205">
            <text:p>1.7835163616</text:p>
          </table:table-cell>
          <table:table-cell table:style-name="ce1" table:formula="of:=STDEV([.AW2:.AW51])/SQRT(COUNT([.AW2:.AW51]))" office:value-type="float" office:value="1.75018599594676">
            <text:p>1.7501859959</text:p>
          </table:table-cell>
          <table:table-cell table:style-name="ce1" table:formula="of:=STDEV([.AX2:.AX51])/SQRT(COUNT([.AX2:.AX51]))" office:value-type="float" office:value="1.74309131916225">
            <text:p>1.7430913192</text:p>
          </table:table-cell>
          <table:table-cell table:style-name="ce1" table:formula="of:=STDEV([.AY2:.AY51])/SQRT(COUNT([.AY2:.AY51]))" office:value-type="float" office:value="1.74309131916225">
            <text:p>1.7430913192</text:p>
          </table:table-cell>
          <table:table-cell table:style-name="ce1" table:formula="of:=STDEV([.AZ2:.AZ51])/SQRT(COUNT([.AZ2:.AZ51]))" office:value-type="float" office:value="1.74309131916225">
            <text:p>1.7430913192</text:p>
          </table:table-cell>
          <table:table-cell/>
          <table:table-cell table:style-name="ce1" office:value-type="string">
            <text:p>se</text:p>
          </table:table-cell>
          <table:table-cell table:style-name="ce1" table:formula="of:=STDEV([.BC2:.BC51])/SQRT(COUNT([.BC2:.BC51]))" office:value-type="float" office:value="0.497054882199509">
            <text:p>0.4970548822</text:p>
          </table:table-cell>
          <table:table-cell table:style-name="ce1" table:formula="of:=STDEV([.BD2:.BD51])/SQRT(COUNT([.BD2:.BD51]))" office:value-type="float" office:value="1.39300179555388">
            <text:p>1.3930017956</text:p>
          </table:table-cell>
          <table:table-cell table:style-name="ce1" table:formula="of:=STDEV([.BE2:.BE51])/SQRT(COUNT([.BE2:.BE51]))" office:value-type="float" office:value="1.93889919641985">
            <text:p>1.9388991964</text:p>
          </table:table-cell>
          <table:table-cell table:style-name="ce1" table:formula="of:=STDEV([.BF2:.BF51])/SQRT(COUNT([.BF2:.BF51]))" office:value-type="float" office:value="2.58707345998903">
            <text:p>2.58707346</text:p>
          </table:table-cell>
          <table:table-cell table:style-name="ce1" table:formula="of:=STDEV([.BG2:.BG51])/SQRT(COUNT([.BG2:.BG51]))" office:value-type="float" office:value="3.56361584738803">
            <text:p>3.5636158474</text:p>
          </table:table-cell>
          <table:table-cell table:style-name="ce1" table:formula="of:=STDEV([.BH2:.BH51])/SQRT(COUNT([.BH2:.BH51]))" office:value-type="float" office:value="4.41940181550782">
            <text:p>4.4194018155</text:p>
          </table:table-cell>
          <table:table-cell table:style-name="ce1" table:formula="of:=STDEV([.BI2:.BI51])/SQRT(COUNT([.BI2:.BI51]))" office:value-type="float" office:value="5.41179898015278">
            <text:p>5.4117989802</text:p>
          </table:table-cell>
          <table:table-cell table:style-name="ce1" table:formula="of:=STDEV([.BJ2:.BJ51])/SQRT(COUNT([.BJ2:.BJ51]))" office:value-type="float" office:value="6.47797570431303">
            <text:p>6.4779757043</text:p>
          </table:table-cell>
          <table:table-cell table:style-name="ce1" table:formula="of:=STDEV([.BK2:.BK51])/SQRT(COUNT([.BK2:.BK51]))" office:value-type="float" office:value="7.16285787233546">
            <text:p>7.1628578723</text:p>
          </table:table-cell>
          <table:table-cell table:style-name="ce1" table:formula="of:=STDEV([.BL2:.BL51])/SQRT(COUNT([.BL2:.BL51]))" office:value-type="float" office:value="8.25778739176507">
            <text:p>8.2577873918</text:p>
          </table:table-cell>
          <table:table-cell table:style-name="ce1" table:formula="of:=STDEV([.BM2:.BM51])/SQRT(COUNT([.BM2:.BM51]))" office:value-type="float" office:value="9.50486405541092">
            <text:p>9.5048640554</text:p>
          </table:table-cell>
          <table:table-cell table:style-name="ce1" table:formula="of:=STDEV([.BN2:.BN51])/SQRT(COUNT([.BN2:.BN51]))" office:value-type="float" office:value="10.6908066427181">
            <text:p>10.6908066427</text:p>
          </table:table-cell>
          <table:table-cell table:style-name="ce1" table:formula="of:=STDEV([.BO2:.BO51])/SQRT(COUNT([.BO2:.BO51]))" office:value-type="float" office:value="11.3362217700398">
            <text:p>11.33622177</text:p>
          </table:table-cell>
          <table:table-cell table:style-name="ce1" table:formula="of:=STDEV([.BP2:.BP51])/SQRT(COUNT([.BP2:.BP51]))" office:value-type="float" office:value="12.0686673389817">
            <text:p>12.068667339</text:p>
          </table:table-cell>
          <table:table-cell table:style-name="ce1" table:formula="of:=STDEV([.BQ2:.BQ51])/SQRT(COUNT([.BQ2:.BQ51]))" office:value-type="float" office:value="12.3882937501528">
            <text:p>12.3882937502</text:p>
          </table:table-cell>
          <table:table-cell table:style-name="ce1" table:formula="of:=STDEV([.BR2:.BR51])/SQRT(COUNT([.BR2:.BR51]))" office:value-type="float" office:value="12.7547536625064">
            <text:p>12.7547536625</text:p>
          </table:table-cell>
          <table:table-cell table:style-name="ce1" table:formula="of:=STDEV([.BS2:.BS51])/SQRT(COUNT([.BS2:.BS51]))" office:value-type="float" office:value="13.9847901889058">
            <text:p>13.9847901889</text:p>
          </table:table-cell>
          <table:table-cell table:style-name="ce1" table:formula="of:=STDEV([.BT2:.BT51])/SQRT(COUNT([.BT2:.BT51]))" office:value-type="float" office:value="14.7604708394944">
            <text:p>14.7604708395</text:p>
          </table:table-cell>
          <table:table-cell table:style-name="ce1" table:formula="of:=STDEV([.BU2:.BU51])/SQRT(COUNT([.BU2:.BU51]))" office:value-type="float" office:value="15.0004877995304">
            <text:p>15.0004877995</text:p>
          </table:table-cell>
          <table:table-cell table:style-name="ce1" table:formula="of:=STDEV([.BV2:.BV51])/SQRT(COUNT([.BV2:.BV51]))" office:value-type="float" office:value="15.5199302107234">
            <text:p>15.5199302107</text:p>
          </table:table-cell>
          <table:table-cell table:style-name="ce1" table:formula="of:=STDEV([.BW2:.BW51])/SQRT(COUNT([.BW2:.BW51]))" office:value-type="float" office:value="15.4005069805424">
            <text:p>15.4005069805</text:p>
          </table:table-cell>
          <table:table-cell table:style-name="ce1" table:formula="of:=STDEV([.BX2:.BX51])/SQRT(COUNT([.BX2:.BX51]))" office:value-type="float" office:value="14.9989072240168">
            <text:p>14.998907224</text:p>
          </table:table-cell>
          <table:table-cell table:style-name="ce1" table:formula="of:=STDEV([.BY2:.BY51])/SQRT(COUNT([.BY2:.BY51]))" office:value-type="float" office:value="15.0071371891133">
            <text:p>15.0071371891</text:p>
          </table:table-cell>
          <table:table-cell table:style-name="ce1" table:formula="of:=STDEV([.BZ2:.BZ51])/SQRT(COUNT([.BZ2:.BZ51]))" office:value-type="float" office:value="15.058005415415">
            <text:p>15.0580054154</text:p>
          </table:table-cell>
          <table:table-cell table:style-name="ce1" table:formula="of:=STDEV([.CA2:.CA51])/SQRT(COUNT([.CA2:.CA51]))" office:value-type="float" office:value="14.6698020174904">
            <text:p>14.6698020175</text:p>
          </table:table-cell>
          <table:table-cell table:style-name="ce1" table:formula="of:=STDEV([.CB2:.CB51])/SQRT(COUNT([.CB2:.CB51]))" office:value-type="float" office:value="14.3550548379746">
            <text:p>14.355054838</text:p>
          </table:table-cell>
          <table:table-cell table:style-name="ce1" table:formula="of:=STDEV([.CC2:.CC51])/SQRT(COUNT([.CC2:.CC51]))" office:value-type="float" office:value="14.3444270780352">
            <text:p>14.344427078</text:p>
          </table:table-cell>
          <table:table-cell table:style-name="ce1" table:formula="of:=STDEV([.CD2:.CD51])/SQRT(COUNT([.CD2:.CD51]))" office:value-type="float" office:value="14.1189976523922">
            <text:p>14.1189976524</text:p>
          </table:table-cell>
          <table:table-cell table:style-name="ce1" table:formula="of:=STDEV([.CE2:.CE51])/SQRT(COUNT([.CE2:.CE51]))" office:value-type="float" office:value="14.0275663868905">
            <text:p>14.0275663869</text:p>
          </table:table-cell>
          <table:table-cell table:style-name="ce1" table:formula="of:=STDEV([.CF2:.CF51])/SQRT(COUNT([.CF2:.CF51]))" office:value-type="float" office:value="13.9588543387215">
            <text:p>13.9588543387</text:p>
          </table:table-cell>
          <table:table-cell table:style-name="ce1" table:formula="of:=STDEV([.CG2:.CG51])/SQRT(COUNT([.CG2:.CG51]))" office:value-type="float" office:value="13.4876879788708">
            <text:p>13.4876879789</text:p>
          </table:table-cell>
          <table:table-cell table:style-name="ce1" table:formula="of:=STDEV([.CH2:.CH51])/SQRT(COUNT([.CH2:.CH51]))" office:value-type="float" office:value="13.0928303213043">
            <text:p>13.0928303213</text:p>
          </table:table-cell>
          <table:table-cell table:style-name="ce1" table:formula="of:=STDEV([.CI2:.CI51])/SQRT(COUNT([.CI2:.CI51]))" office:value-type="float" office:value="13.1240392067695">
            <text:p>13.1240392068</text:p>
          </table:table-cell>
          <table:table-cell table:style-name="ce1" table:formula="of:=STDEV([.CJ2:.CJ51])/SQRT(COUNT([.CJ2:.CJ51]))" office:value-type="float" office:value="12.8761798682791">
            <text:p>12.8761798683</text:p>
          </table:table-cell>
          <table:table-cell table:style-name="ce1" table:formula="of:=STDEV([.CK2:.CK51])/SQRT(COUNT([.CK2:.CK51]))" office:value-type="float" office:value="13.1214581650092">
            <text:p>13.121458165</text:p>
          </table:table-cell>
          <table:table-cell table:style-name="ce1" table:formula="of:=STDEV([.CL2:.CL51])/SQRT(COUNT([.CL2:.CL51]))" office:value-type="float" office:value="12.9152467984569">
            <text:p>12.9152467985</text:p>
          </table:table-cell>
          <table:table-cell table:style-name="ce1" table:formula="of:=STDEV([.CM2:.CM51])/SQRT(COUNT([.CM2:.CM51]))" office:value-type="float" office:value="12.6990380149968">
            <text:p>12.699038015</text:p>
          </table:table-cell>
          <table:table-cell table:style-name="ce1" table:formula="of:=STDEV([.CN2:.CN51])/SQRT(COUNT([.CN2:.CN51]))" office:value-type="float" office:value="12.5026004568364">
            <text:p>12.5026004568</text:p>
          </table:table-cell>
          <table:table-cell table:style-name="ce1" table:formula="of:=STDEV([.CO2:.CO51])/SQRT(COUNT([.CO2:.CO51]))" office:value-type="float" office:value="12.7034887547696">
            <text:p>12.7034887548</text:p>
          </table:table-cell>
          <table:table-cell table:style-name="ce1" table:formula="of:=STDEV([.CP2:.CP51])/SQRT(COUNT([.CP2:.CP51]))" office:value-type="float" office:value="12.6439767840874">
            <text:p>12.6439767841</text:p>
          </table:table-cell>
          <table:table-cell table:style-name="ce1" table:formula="of:=STDEV([.CQ2:.CQ51])/SQRT(COUNT([.CQ2:.CQ51]))" office:value-type="float" office:value="12.7893375466323">
            <text:p>12.7893375466</text:p>
          </table:table-cell>
          <table:table-cell table:style-name="ce1" table:formula="of:=STDEV([.CR2:.CR51])/SQRT(COUNT([.CR2:.CR51]))" office:value-type="float" office:value="13.0808719562637">
            <text:p>13.0808719563</text:p>
          </table:table-cell>
          <table:table-cell table:style-name="ce1" table:formula="of:=STDEV([.CS2:.CS51])/SQRT(COUNT([.CS2:.CS51]))" office:value-type="float" office:value="13.2492093671509">
            <text:p>13.2492093672</text:p>
          </table:table-cell>
          <table:table-cell table:style-name="ce1" table:formula="of:=STDEV([.CT2:.CT51])/SQRT(COUNT([.CT2:.CT51]))" office:value-type="float" office:value="13.5989100207538">
            <text:p>13.5989100208</text:p>
          </table:table-cell>
          <table:table-cell table:style-name="ce1" table:formula="of:=STDEV([.CU2:.CU51])/SQRT(COUNT([.CU2:.CU51]))" office:value-type="float" office:value="13.6241900137139">
            <text:p>13.6241900137</text:p>
          </table:table-cell>
          <table:table-cell table:style-name="ce1" table:formula="of:=STDEV([.CV2:.CV51])/SQRT(COUNT([.CV2:.CV51]))" office:value-type="float" office:value="14.0751247575069">
            <text:p>14.0751247575</text:p>
          </table:table-cell>
          <table:table-cell table:style-name="ce1" table:formula="of:=STDEV([.CW2:.CW51])/SQRT(COUNT([.CW2:.CW51]))" office:value-type="float" office:value="14.2397849381216">
            <text:p>14.2397849381</text:p>
          </table:table-cell>
          <table:table-cell table:style-name="ce1" table:formula="of:=STDEV([.CX2:.CX51])/SQRT(COUNT([.CX2:.CX51]))" office:value-type="float" office:value="14.1840931334629">
            <text:p>14.1840931335</text:p>
          </table:table-cell>
          <table:table-cell table:style-name="ce1" table:formula="of:=STDEV([.CY2:.CY51])/SQRT(COUNT([.CY2:.CY51]))" office:value-type="float" office:value="14.0232387875872">
            <text:p>14.0232387876</text:p>
          </table:table-cell>
          <table:table-cell table:style-name="ce1" table:formula="of:=STDEV([.CZ2:.CZ51])/SQRT(COUNT([.CZ2:.CZ51]))" office:value-type="float" office:value="14.0302085938025">
            <text:p>14.0302085938</text:p>
          </table:table-cell>
          <table:table-cell table:style-name="ce1" table:formula="of:=STDEV([.DA2:.DA51])/SQRT(COUNT([.DA2:.DA51]))" office:value-type="float" office:value="14.0003117204723">
            <text:p>14.0003117205</text:p>
          </table:table-cell>
        </table:table-row>
        <table:table-row table:style-name="ro1">
          <table:table-cell table:number-columns-repeated="105"/>
        </table:table-row>
        <table:table-row table:style-name="ro1"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un 1</text:p>
          </table:table-cell>
          <table:table-cell office:value-type="float" office:value="24">
            <text:p>24</text:p>
          </table:table-cell>
          <table:table-cell table:number-columns-repeated="3" office:value-type="float" office:value="43">
            <text:p>43</text:p>
          </table:table-cell>
          <table:table-cell table:number-columns-repeated="2"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number-columns-repeated="4" office:value-type="float" office:value="61">
            <text:p>61</text:p>
          </table:table-cell>
          <table:table-cell table:number-columns-repeated="6" office:value-type="float" office:value="64">
            <text:p>64</text:p>
          </table:table-cell>
          <table:table-cell table:number-columns-repeated="5" office:value-type="float" office:value="65">
            <text:p>65</text:p>
          </table:table-cell>
          <table:table-cell table:number-columns-repeated="12" office:value-type="float" office:value="68">
            <text:p>68</text:p>
          </table:table-cell>
          <table:table-cell table:number-columns-repeated="16" office:value-type="float" office:value="70">
            <text:p>70</text:p>
          </table:table-cell>
          <table:table-cell/>
          <table:table-cell office:value-type="string">
            <text:p>Run 1</text:p>
          </table:table-cell>
          <table:table-cell office:value-type="float" office:value="6.832">
            <text:p>6.832</text:p>
          </table:table-cell>
          <table:table-cell office:value-type="float" office:value="6.912">
            <text:p>6.912</text:p>
          </table:table-cell>
          <table:table-cell office:value-type="float" office:value="7.472">
            <text:p>7.472</text:p>
          </table:table-cell>
          <table:table-cell office:value-type="float" office:value="8.252">
            <text:p>8.252</text:p>
          </table:table-cell>
          <table:table-cell office:value-type="float" office:value="9.698">
            <text:p>9.698</text:p>
          </table:table-cell>
          <table:table-cell office:value-type="float" office:value="10.796">
            <text:p>10.796</text:p>
          </table:table-cell>
          <table:table-cell office:value-type="float" office:value="12.966">
            <text:p>12.966</text:p>
          </table:table-cell>
          <table:table-cell office:value-type="float" office:value="15.536">
            <text:p>15.536</text:p>
          </table:table-cell>
          <table:table-cell office:value-type="float" office:value="19.04">
            <text:p>19.04</text:p>
          </table:table-cell>
          <table:table-cell office:value-type="float" office:value="22.702">
            <text:p>22.702</text:p>
          </table:table-cell>
          <table:table-cell office:value-type="float" office:value="26.224">
            <text:p>26.224</text:p>
          </table:table-cell>
          <table:table-cell office:value-type="float" office:value="29.976">
            <text:p>29.976</text:p>
          </table:table-cell>
          <table:table-cell office:value-type="float" office:value="34.116">
            <text:p>34.116</text:p>
          </table:table-cell>
          <table:table-cell office:value-type="float" office:value="38.18">
            <text:p>38.18</text:p>
          </table:table-cell>
          <table:table-cell office:value-type="float" office:value="41.022">
            <text:p>41.022</text:p>
          </table:table-cell>
          <table:table-cell office:value-type="float" office:value="43.802">
            <text:p>43.802</text:p>
          </table:table-cell>
          <table:table-cell office:value-type="float" office:value="44.214">
            <text:p>44.214</text:p>
          </table:table-cell>
          <table:table-cell office:value-type="float" office:value="45.788">
            <text:p>45.788</text:p>
          </table:table-cell>
          <table:table-cell office:value-type="float" office:value="51.768">
            <text:p>51.768</text:p>
          </table:table-cell>
          <table:table-cell office:value-type="float" office:value="55.868">
            <text:p>55.868</text:p>
          </table:table-cell>
          <table:table-cell office:value-type="float" office:value="60.476">
            <text:p>60.476</text:p>
          </table:table-cell>
          <table:table-cell office:value-type="float" office:value="61.34">
            <text:p>61.34</text:p>
          </table:table-cell>
          <table:table-cell office:value-type="float" office:value="65.286">
            <text:p>65.286</text:p>
          </table:table-cell>
          <table:table-cell office:value-type="float" office:value="66.566">
            <text:p>66.566</text:p>
          </table:table-cell>
          <table:table-cell office:value-type="float" office:value="68.174">
            <text:p>68.174</text:p>
          </table:table-cell>
          <table:table-cell office:value-type="float" office:value="70.678">
            <text:p>70.678</text:p>
          </table:table-cell>
          <table:table-cell office:value-type="float" office:value="69.986">
            <text:p>69.986</text:p>
          </table:table-cell>
          <table:table-cell office:value-type="float" office:value="71.546">
            <text:p>71.546</text:p>
          </table:table-cell>
          <table:table-cell office:value-type="float" office:value="73.692">
            <text:p>73.692</text:p>
          </table:table-cell>
          <table:table-cell office:value-type="float" office:value="75.54">
            <text:p>75.54</text:p>
          </table:table-cell>
          <table:table-cell office:value-type="float" office:value="78.942">
            <text:p>78.942</text:p>
          </table:table-cell>
          <table:table-cell office:value-type="float" office:value="79.882">
            <text:p>79.882</text:p>
          </table:table-cell>
          <table:table-cell office:value-type="float" office:value="81.14">
            <text:p>81.14</text:p>
          </table:table-cell>
          <table:table-cell office:value-type="float" office:value="84.402">
            <text:p>84.402</text:p>
          </table:table-cell>
          <table:table-cell office:value-type="float" office:value="84.346">
            <text:p>84.346</text:p>
          </table:table-cell>
          <table:table-cell office:value-type="float" office:value="84.416">
            <text:p>84.416</text:p>
          </table:table-cell>
          <table:table-cell office:value-type="float" office:value="85.544">
            <text:p>85.544</text:p>
          </table:table-cell>
          <table:table-cell office:value-type="float" office:value="88.784">
            <text:p>88.784</text:p>
          </table:table-cell>
          <table:table-cell office:value-type="float" office:value="88.652">
            <text:p>88.652</text:p>
          </table:table-cell>
          <table:table-cell office:value-type="float" office:value="89.414">
            <text:p>89.414</text:p>
          </table:table-cell>
          <table:table-cell office:value-type="float" office:value="91.812">
            <text:p>91.812</text:p>
          </table:table-cell>
          <table:table-cell office:value-type="float" office:value="92.582">
            <text:p>92.582</text:p>
          </table:table-cell>
          <table:table-cell office:value-type="float" office:value="101.772">
            <text:p>101.772</text:p>
          </table:table-cell>
          <table:table-cell office:value-type="float" office:value="99">
            <text:p>99</text:p>
          </table:table-cell>
          <table:table-cell office:value-type="float" office:value="99.578">
            <text:p>99.578</text:p>
          </table:table-cell>
          <table:table-cell office:value-type="float" office:value="101.668">
            <text:p>101.668</text:p>
          </table:table-cell>
          <table:table-cell office:value-type="float" office:value="103.832">
            <text:p>103.832</text:p>
          </table:table-cell>
          <table:table-cell office:value-type="float" office:value="105.694">
            <text:p>105.694</text:p>
          </table:table-cell>
          <table:table-cell office:value-type="float" office:value="107.998">
            <text:p>107.998</text:p>
          </table:table-cell>
          <table:table-cell office:value-type="float" office:value="111.672">
            <text:p>111.672</text:p>
          </table:table-cell>
          <table:table-cell office:value-type="float" office:value="110.928">
            <text:p>110.928</text:p>
          </table:table-cell>
        </table:table-row>
        <table:table-row table:style-name="ro1">
          <table:table-cell office:value-type="string">
            <text:p>Run 2</text:p>
          </table:table-cell>
          <table:table-cell office:value-type="float" office:value="37">
            <text:p>37</text:p>
          </table:table-cell>
          <table:table-cell table:number-columns-repeated="3"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3" office:value-type="float" office:value="60">
            <text:p>60</text:p>
          </table:table-cell>
          <table:table-cell table:number-columns-repeated="7" office:value-type="float" office:value="69">
            <text:p>69</text:p>
          </table:table-cell>
          <table:table-cell table:number-columns-repeated="17" office:value-type="float" office:value="71">
            <text:p>71</text:p>
          </table:table-cell>
          <table:table-cell table:number-columns-repeated="18" office:value-type="float" office:value="72">
            <text:p>72</text:p>
          </table:table-cell>
          <table:table-cell/>
          <table:table-cell office:value-type="string">
            <text:p>Run 2</text:p>
          </table:table-cell>
          <table:table-cell office:value-type="float" office:value="6.718">
            <text:p>6.718</text:p>
          </table:table-cell>
          <table:table-cell office:value-type="float" office:value="7.016">
            <text:p>7.016</text:p>
          </table:table-cell>
          <table:table-cell office:value-type="float" office:value="7.628">
            <text:p>7.628</text:p>
          </table:table-cell>
          <table:table-cell office:value-type="float" office:value="8.362">
            <text:p>8.362</text:p>
          </table:table-cell>
          <table:table-cell office:value-type="float" office:value="9.238">
            <text:p>9.238</text:p>
          </table:table-cell>
          <table:table-cell office:value-type="float" office:value="10.352">
            <text:p>10.352</text:p>
          </table:table-cell>
          <table:table-cell office:value-type="float" office:value="12.532">
            <text:p>12.532</text:p>
          </table:table-cell>
          <table:table-cell office:value-type="float" office:value="15.198">
            <text:p>15.198</text:p>
          </table:table-cell>
          <table:table-cell office:value-type="float" office:value="18.54">
            <text:p>18.54</text:p>
          </table:table-cell>
          <table:table-cell office:value-type="float" office:value="22.238">
            <text:p>22.238</text:p>
          </table:table-cell>
          <table:table-cell office:value-type="float" office:value="26.252">
            <text:p>26.252</text:p>
          </table:table-cell>
          <table:table-cell office:value-type="float" office:value="29.328">
            <text:p>29.328</text:p>
          </table:table-cell>
          <table:table-cell office:value-type="float" office:value="33.486">
            <text:p>33.486</text:p>
          </table:table-cell>
          <table:table-cell office:value-type="float" office:value="38.514">
            <text:p>38.514</text:p>
          </table:table-cell>
          <table:table-cell office:value-type="float" office:value="42.49">
            <text:p>42.49</text:p>
          </table:table-cell>
          <table:table-cell office:value-type="float" office:value="45.168">
            <text:p>45.168</text:p>
          </table:table-cell>
          <table:table-cell office:value-type="float" office:value="47.728">
            <text:p>47.728</text:p>
          </table:table-cell>
          <table:table-cell office:value-type="float" office:value="55.196">
            <text:p>55.196</text:p>
          </table:table-cell>
          <table:table-cell office:value-type="float" office:value="57.252">
            <text:p>57.252</text:p>
          </table:table-cell>
          <table:table-cell office:value-type="float" office:value="59.332">
            <text:p>59.332</text:p>
          </table:table-cell>
          <table:table-cell office:value-type="float" office:value="57.872">
            <text:p>57.872</text:p>
          </table:table-cell>
          <table:table-cell office:value-type="float" office:value="58.424">
            <text:p>58.424</text:p>
          </table:table-cell>
          <table:table-cell office:value-type="float" office:value="61.348">
            <text:p>61.348</text:p>
          </table:table-cell>
          <table:table-cell office:value-type="float" office:value="64.458">
            <text:p>64.458</text:p>
          </table:table-cell>
          <table:table-cell office:value-type="float" office:value="64.99">
            <text:p>64.99</text:p>
          </table:table-cell>
          <table:table-cell office:value-type="float" office:value="65.192">
            <text:p>65.192</text:p>
          </table:table-cell>
          <table:table-cell office:value-type="float" office:value="67.408">
            <text:p>67.408</text:p>
          </table:table-cell>
          <table:table-cell office:value-type="float" office:value="72.396">
            <text:p>72.396</text:p>
          </table:table-cell>
          <table:table-cell office:value-type="float" office:value="75.4">
            <text:p>75.4</text:p>
          </table:table-cell>
          <table:table-cell office:value-type="float" office:value="76.69">
            <text:p>76.69</text:p>
          </table:table-cell>
          <table:table-cell office:value-type="float" office:value="79.66">
            <text:p>79.66</text:p>
          </table:table-cell>
          <table:table-cell office:value-type="float" office:value="84.608">
            <text:p>84.608</text:p>
          </table:table-cell>
          <table:table-cell office:value-type="float" office:value="85.418">
            <text:p>85.418</text:p>
          </table:table-cell>
          <table:table-cell office:value-type="float" office:value="86.968">
            <text:p>86.968</text:p>
          </table:table-cell>
          <table:table-cell office:value-type="float" office:value="93.168">
            <text:p>93.168</text:p>
          </table:table-cell>
          <table:table-cell office:value-type="float" office:value="94.474">
            <text:p>94.474</text:p>
          </table:table-cell>
          <table:table-cell office:value-type="float" office:value="93.628">
            <text:p>93.628</text:p>
          </table:table-cell>
          <table:table-cell office:value-type="float" office:value="93.244">
            <text:p>93.244</text:p>
          </table:table-cell>
          <table:table-cell office:value-type="float" office:value="94.542">
            <text:p>94.542</text:p>
          </table:table-cell>
          <table:table-cell office:value-type="float" office:value="96.486">
            <text:p>96.486</text:p>
          </table:table-cell>
          <table:table-cell office:value-type="float" office:value="100.238">
            <text:p>100.238</text:p>
          </table:table-cell>
          <table:table-cell office:value-type="float" office:value="101.414">
            <text:p>101.414</text:p>
          </table:table-cell>
          <table:table-cell office:value-type="float" office:value="106.03">
            <text:p>106.03</text:p>
          </table:table-cell>
          <table:table-cell office:value-type="float" office:value="110.488">
            <text:p>110.488</text:p>
          </table:table-cell>
          <table:table-cell office:value-type="float" office:value="109.582">
            <text:p>109.582</text:p>
          </table:table-cell>
          <table:table-cell office:value-type="float" office:value="107.638">
            <text:p>107.638</text:p>
          </table:table-cell>
          <table:table-cell office:value-type="float" office:value="110.744">
            <text:p>110.744</text:p>
          </table:table-cell>
          <table:table-cell office:value-type="float" office:value="113.124">
            <text:p>113.124</text:p>
          </table:table-cell>
          <table:table-cell office:value-type="float" office:value="117.3">
            <text:p>117.3</text:p>
          </table:table-cell>
          <table:table-cell office:value-type="float" office:value="118.45">
            <text:p>118.45</text:p>
          </table:table-cell>
          <table:table-cell office:value-type="float" office:value="119.33">
            <text:p>119.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5" office:value-type="float" office:value="55">
            <text:p>55</text:p>
          </table:table-cell>
          <table:table-cell table:number-columns-repeated="3" office:value-type="float" office:value="58">
            <text:p>58</text:p>
          </table:table-cell>
          <table:table-cell table:number-columns-repeated="2" office:value-type="float" office:value="60">
            <text:p>60</text:p>
          </table:table-cell>
          <table:table-cell table:number-columns-repeated="40" office:value-type="float" office:value="69">
            <text:p>69</text:p>
          </table:table-cell>
          <table:table-cell/>
          <table:table-cell office:value-type="float" office:value="3">
            <text:p>3</text:p>
          </table:table-cell>
          <table:table-cell office:value-type="float" office:value="6.888">
            <text:p>6.888</text:p>
          </table:table-cell>
          <table:table-cell office:value-type="float" office:value="7.118">
            <text:p>7.118</text:p>
          </table:table-cell>
          <table:table-cell office:value-type="float" office:value="7.52">
            <text:p>7.52</text:p>
          </table:table-cell>
          <table:table-cell office:value-type="float" office:value="8.258">
            <text:p>8.258</text:p>
          </table:table-cell>
          <table:table-cell office:value-type="float" office:value="9.808">
            <text:p>9.808</text:p>
          </table:table-cell>
          <table:table-cell office:value-type="float" office:value="11.364">
            <text:p>11.364</text:p>
          </table:table-cell>
          <table:table-cell office:value-type="float" office:value="13.514">
            <text:p>13.514</text:p>
          </table:table-cell>
          <table:table-cell office:value-type="float" office:value="15.902">
            <text:p>15.902</text:p>
          </table:table-cell>
          <table:table-cell office:value-type="float" office:value="19.658">
            <text:p>19.658</text:p>
          </table:table-cell>
          <table:table-cell office:value-type="float" office:value="22.668">
            <text:p>22.668</text:p>
          </table:table-cell>
          <table:table-cell office:value-type="float" office:value="25.286">
            <text:p>25.286</text:p>
          </table:table-cell>
          <table:table-cell office:value-type="float" office:value="29.282">
            <text:p>29.282</text:p>
          </table:table-cell>
          <table:table-cell office:value-type="float" office:value="32.798">
            <text:p>32.798</text:p>
          </table:table-cell>
          <table:table-cell office:value-type="float" office:value="35.298">
            <text:p>35.298</text:p>
          </table:table-cell>
          <table:table-cell office:value-type="float" office:value="38.338">
            <text:p>38.338</text:p>
          </table:table-cell>
          <table:table-cell office:value-type="float" office:value="41.292">
            <text:p>41.292</text:p>
          </table:table-cell>
          <table:table-cell office:value-type="float" office:value="43.564">
            <text:p>43.564</text:p>
          </table:table-cell>
          <table:table-cell office:value-type="float" office:value="46.302">
            <text:p>46.302</text:p>
          </table:table-cell>
          <table:table-cell office:value-type="float" office:value="47.676">
            <text:p>47.676</text:p>
          </table:table-cell>
          <table:table-cell office:value-type="float" office:value="49.704">
            <text:p>49.704</text:p>
          </table:table-cell>
          <table:table-cell office:value-type="float" office:value="53.238">
            <text:p>53.238</text:p>
          </table:table-cell>
          <table:table-cell office:value-type="float" office:value="55.842">
            <text:p>55.842</text:p>
          </table:table-cell>
          <table:table-cell office:value-type="float" office:value="57.882">
            <text:p>57.882</text:p>
          </table:table-cell>
          <table:table-cell office:value-type="float" office:value="60.842">
            <text:p>60.842</text:p>
          </table:table-cell>
          <table:table-cell office:value-type="float" office:value="62.414">
            <text:p>62.414</text:p>
          </table:table-cell>
          <table:table-cell office:value-type="float" office:value="62.858">
            <text:p>62.858</text:p>
          </table:table-cell>
          <table:table-cell office:value-type="float" office:value="66.16">
            <text:p>66.16</text:p>
          </table:table-cell>
          <table:table-cell office:value-type="float" office:value="68.174">
            <text:p>68.174</text:p>
          </table:table-cell>
          <table:table-cell office:value-type="float" office:value="67.082">
            <text:p>67.082</text:p>
          </table:table-cell>
          <table:table-cell office:value-type="float" office:value="71.488">
            <text:p>71.488</text:p>
          </table:table-cell>
          <table:table-cell office:value-type="float" office:value="74.204">
            <text:p>74.204</text:p>
          </table:table-cell>
          <table:table-cell office:value-type="float" office:value="73.06">
            <text:p>73.06</text:p>
          </table:table-cell>
          <table:table-cell office:value-type="float" office:value="74.772">
            <text:p>74.772</text:p>
          </table:table-cell>
          <table:table-cell office:value-type="float" office:value="76.418">
            <text:p>76.418</text:p>
          </table:table-cell>
          <table:table-cell office:value-type="float" office:value="74.872">
            <text:p>74.872</text:p>
          </table:table-cell>
          <table:table-cell office:value-type="float" office:value="81.492">
            <text:p>81.492</text:p>
          </table:table-cell>
          <table:table-cell office:value-type="float" office:value="80.51">
            <text:p>80.51</text:p>
          </table:table-cell>
          <table:table-cell office:value-type="float" office:value="85.772">
            <text:p>85.772</text:p>
          </table:table-cell>
          <table:table-cell office:value-type="float" office:value="84.898">
            <text:p>84.898</text:p>
          </table:table-cell>
          <table:table-cell office:value-type="float" office:value="85.214">
            <text:p>85.214</text:p>
          </table:table-cell>
          <table:table-cell office:value-type="float" office:value="88.61">
            <text:p>88.61</text:p>
          </table:table-cell>
          <table:table-cell office:value-type="float" office:value="96.718">
            <text:p>96.718</text:p>
          </table:table-cell>
          <table:table-cell office:value-type="float" office:value="96.132">
            <text:p>96.132</text:p>
          </table:table-cell>
          <table:table-cell office:value-type="float" office:value="96.528">
            <text:p>96.528</text:p>
          </table:table-cell>
          <table:table-cell office:value-type="float" office:value="94.214">
            <text:p>94.214</text:p>
          </table:table-cell>
          <table:table-cell office:value-type="float" office:value="94.534">
            <text:p>94.534</text:p>
          </table:table-cell>
          <table:table-cell office:value-type="float" office:value="96.364">
            <text:p>96.364</text:p>
          </table:table-cell>
          <table:table-cell office:value-type="float" office:value="96.926">
            <text:p>96.926</text:p>
          </table:table-cell>
          <table:table-cell office:value-type="float" office:value="100.538">
            <text:p>100.538</text:p>
          </table:table-cell>
          <table:table-cell office:value-type="float" office:value="106.664">
            <text:p>106.664</text:p>
          </table:table-cell>
          <table:table-cell office:value-type="float" office:value="108.338">
            <text:p>108.3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number-columns-repeated="2" office:value-type="float" office:value="52">
            <text:p>52</text:p>
          </table:table-cell>
          <table:table-cell table:number-columns-repeated="12" office:value-type="float" office:value="57">
            <text:p>57</text:p>
          </table:table-cell>
          <table:table-cell office:value-type="float" office:value="62">
            <text:p>62</text:p>
          </table:table-cell>
          <table:table-cell table:number-columns-repeated="31" office:value-type="float" office:value="69">
            <text:p>69</text:p>
          </table:table-cell>
          <table:table-cell/>
          <table:table-cell office:value-type="float" office:value="4">
            <text:p>4</text:p>
          </table:table-cell>
          <table:table-cell office:value-type="float" office:value="6.96">
            <text:p>6.96</text:p>
          </table:table-cell>
          <table:table-cell office:value-type="float" office:value="6.776">
            <text:p>6.776</text:p>
          </table:table-cell>
          <table:table-cell office:value-type="float" office:value="7.654">
            <text:p>7.654</text:p>
          </table:table-cell>
          <table:table-cell office:value-type="float" office:value="8.81">
            <text:p>8.81</text:p>
          </table:table-cell>
          <table:table-cell office:value-type="float" office:value="10.07">
            <text:p>10.07</text:p>
          </table:table-cell>
          <table:table-cell office:value-type="float" office:value="11.75">
            <text:p>11.75</text:p>
          </table:table-cell>
          <table:table-cell office:value-type="float" office:value="13.948">
            <text:p>13.948</text:p>
          </table:table-cell>
          <table:table-cell office:value-type="float" office:value="16.506">
            <text:p>16.506</text:p>
          </table:table-cell>
          <table:table-cell office:value-type="float" office:value="19.258">
            <text:p>19.258</text:p>
          </table:table-cell>
          <table:table-cell office:value-type="float" office:value="22.512">
            <text:p>22.512</text:p>
          </table:table-cell>
          <table:table-cell office:value-type="float" office:value="24.72">
            <text:p>24.72</text:p>
          </table:table-cell>
          <table:table-cell office:value-type="float" office:value="29.114">
            <text:p>29.114</text:p>
          </table:table-cell>
          <table:table-cell office:value-type="float" office:value="31.61">
            <text:p>31.61</text:p>
          </table:table-cell>
          <table:table-cell office:value-type="float" office:value="33.246">
            <text:p>33.246</text:p>
          </table:table-cell>
          <table:table-cell office:value-type="float" office:value="34.99">
            <text:p>34.99</text:p>
          </table:table-cell>
          <table:table-cell office:value-type="float" office:value="37.724">
            <text:p>37.724</text:p>
          </table:table-cell>
          <table:table-cell office:value-type="float" office:value="37.674">
            <text:p>37.674</text:p>
          </table:table-cell>
          <table:table-cell office:value-type="float" office:value="38.386">
            <text:p>38.386</text:p>
          </table:table-cell>
          <table:table-cell office:value-type="float" office:value="39.464">
            <text:p>39.464</text:p>
          </table:table-cell>
          <table:table-cell office:value-type="float" office:value="41.898">
            <text:p>41.898</text:p>
          </table:table-cell>
          <table:table-cell office:value-type="float" office:value="44.942">
            <text:p>44.942</text:p>
          </table:table-cell>
          <table:table-cell office:value-type="float" office:value="47.11">
            <text:p>47.11</text:p>
          </table:table-cell>
          <table:table-cell office:value-type="float" office:value="46.738">
            <text:p>46.738</text:p>
          </table:table-cell>
          <table:table-cell office:value-type="float" office:value="50.842">
            <text:p>50.842</text:p>
          </table:table-cell>
          <table:table-cell office:value-type="float" office:value="53.756">
            <text:p>53.756</text:p>
          </table:table-cell>
          <table:table-cell office:value-type="float" office:value="54.24">
            <text:p>54.24</text:p>
          </table:table-cell>
          <table:table-cell office:value-type="float" office:value="55.736">
            <text:p>55.736</text:p>
          </table:table-cell>
          <table:table-cell office:value-type="float" office:value="56.26">
            <text:p>56.26</text:p>
          </table:table-cell>
          <table:table-cell office:value-type="float" office:value="54.132">
            <text:p>54.132</text:p>
          </table:table-cell>
          <table:table-cell office:value-type="float" office:value="58.75">
            <text:p>58.75</text:p>
          </table:table-cell>
          <table:table-cell office:value-type="float" office:value="63.038">
            <text:p>63.038</text:p>
          </table:table-cell>
          <table:table-cell office:value-type="float" office:value="64.4">
            <text:p>64.4</text:p>
          </table:table-cell>
          <table:table-cell office:value-type="float" office:value="64.53">
            <text:p>64.53</text:p>
          </table:table-cell>
          <table:table-cell office:value-type="float" office:value="69.11">
            <text:p>69.11</text:p>
          </table:table-cell>
          <table:table-cell office:value-type="float" office:value="68.728">
            <text:p>68.728</text:p>
          </table:table-cell>
          <table:table-cell office:value-type="float" office:value="75.592">
            <text:p>75.592</text:p>
          </table:table-cell>
          <table:table-cell office:value-type="float" office:value="73.944">
            <text:p>73.944</text:p>
          </table:table-cell>
          <table:table-cell office:value-type="float" office:value="78.226">
            <text:p>78.226</text:p>
          </table:table-cell>
          <table:table-cell office:value-type="float" office:value="77.39">
            <text:p>77.39</text:p>
          </table:table-cell>
          <table:table-cell office:value-type="float" office:value="79.944">
            <text:p>79.944</text:p>
          </table:table-cell>
          <table:table-cell office:value-type="float" office:value="81.768">
            <text:p>81.768</text:p>
          </table:table-cell>
          <table:table-cell office:value-type="float" office:value="82.714">
            <text:p>82.714</text:p>
          </table:table-cell>
          <table:table-cell office:value-type="float" office:value="82.864">
            <text:p>82.864</text:p>
          </table:table-cell>
          <table:table-cell office:value-type="float" office:value="82.236">
            <text:p>82.236</text:p>
          </table:table-cell>
          <table:table-cell office:value-type="float" office:value="87.65">
            <text:p>87.65</text:p>
          </table:table-cell>
          <table:table-cell office:value-type="float" office:value="91.474">
            <text:p>91.474</text:p>
          </table:table-cell>
          <table:table-cell office:value-type="float" office:value="91.072">
            <text:p>91.072</text:p>
          </table:table-cell>
          <table:table-cell office:value-type="float" office:value="89.538">
            <text:p>89.538</text:p>
          </table:table-cell>
          <table:table-cell office:value-type="float" office:value="91.872">
            <text:p>91.872</text:p>
          </table:table-cell>
          <table:table-cell office:value-type="float" office:value="92.914">
            <text:p>92.914</text:p>
          </table:table-cell>
          <table:table-cell office:value-type="float" office:value="91.792">
            <text:p>91.7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44" office:value-type="float" office:value="89">
            <text:p>89</text:p>
          </table:table-cell>
          <table:table-cell/>
          <table:table-cell office:value-type="float" office:value="5">
            <text:p>5</text:p>
          </table:table-cell>
          <table:table-cell office:value-type="float" office:value="6.806">
            <text:p>6.806</text:p>
          </table:table-cell>
          <table:table-cell office:value-type="float" office:value="6.816">
            <text:p>6.816</text:p>
          </table:table-cell>
          <table:table-cell office:value-type="float" office:value="7.316">
            <text:p>7.316</text:p>
          </table:table-cell>
          <table:table-cell office:value-type="float" office:value="8.08">
            <text:p>8.08</text:p>
          </table:table-cell>
          <table:table-cell office:value-type="float" office:value="8.672">
            <text:p>8.672</text:p>
          </table:table-cell>
          <table:table-cell office:value-type="float" office:value="9.472">
            <text:p>9.472</text:p>
          </table:table-cell>
          <table:table-cell office:value-type="float" office:value="11.034">
            <text:p>11.034</text:p>
          </table:table-cell>
          <table:table-cell office:value-type="float" office:value="12.938">
            <text:p>12.938</text:p>
          </table:table-cell>
          <table:table-cell table:number-columns-repeated="4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5" office:value-type="float" office:value="51">
            <text:p>51</text:p>
          </table:table-cell>
          <table:table-cell office:value-type="float" office:value="56">
            <text:p>56</text:p>
          </table:table-cell>
          <table:table-cell table:number-columns-repeated="7" office:value-type="float" office:value="60">
            <text:p>60</text:p>
          </table:table-cell>
          <table:table-cell table:number-columns-repeated="6" office:value-type="float" office:value="68">
            <text:p>68</text:p>
          </table:table-cell>
          <table:table-cell table:number-columns-repeated="17" office:value-type="float" office:value="69">
            <text:p>69</text:p>
          </table:table-cell>
          <table:table-cell table:number-columns-repeated="14" office:value-type="float" office:value="70">
            <text:p>70</text:p>
          </table:table-cell>
          <table:table-cell/>
          <table:table-cell office:value-type="float" office:value="6">
            <text:p>6</text:p>
          </table:table-cell>
          <table:table-cell office:value-type="float" office:value="6.87">
            <text:p>6.87</text:p>
          </table:table-cell>
          <table:table-cell office:value-type="float" office:value="6.908">
            <text:p>6.908</text:p>
          </table:table-cell>
          <table:table-cell office:value-type="float" office:value="7.24">
            <text:p>7.24</text:p>
          </table:table-cell>
          <table:table-cell office:value-type="float" office:value="7.796">
            <text:p>7.796</text:p>
          </table:table-cell>
          <table:table-cell office:value-type="float" office:value="8.516">
            <text:p>8.516</text:p>
          </table:table-cell>
          <table:table-cell office:value-type="float" office:value="9.452">
            <text:p>9.452</text:p>
          </table:table-cell>
          <table:table-cell office:value-type="float" office:value="11.542">
            <text:p>11.542</text:p>
          </table:table-cell>
          <table:table-cell office:value-type="float" office:value="13.166">
            <text:p>13.166</text:p>
          </table:table-cell>
          <table:table-cell office:value-type="float" office:value="16.184">
            <text:p>16.184</text:p>
          </table:table-cell>
          <table:table-cell office:value-type="float" office:value="18.532">
            <text:p>18.532</text:p>
          </table:table-cell>
          <table:table-cell office:value-type="float" office:value="22.092">
            <text:p>22.092</text:p>
          </table:table-cell>
          <table:table-cell office:value-type="float" office:value="24.668">
            <text:p>24.668</text:p>
          </table:table-cell>
          <table:table-cell office:value-type="float" office:value="30.66">
            <text:p>30.66</text:p>
          </table:table-cell>
          <table:table-cell office:value-type="float" office:value="34.736">
            <text:p>34.736</text:p>
          </table:table-cell>
          <table:table-cell office:value-type="float" office:value="38.254">
            <text:p>38.254</text:p>
          </table:table-cell>
          <table:table-cell office:value-type="float" office:value="41.794">
            <text:p>41.794</text:p>
          </table:table-cell>
          <table:table-cell office:value-type="float" office:value="46.076">
            <text:p>46.076</text:p>
          </table:table-cell>
          <table:table-cell office:value-type="float" office:value="51.554">
            <text:p>51.554</text:p>
          </table:table-cell>
          <table:table-cell office:value-type="float" office:value="54.124">
            <text:p>54.124</text:p>
          </table:table-cell>
          <table:table-cell office:value-type="float" office:value="55.318">
            <text:p>55.318</text:p>
          </table:table-cell>
          <table:table-cell office:value-type="float" office:value="59.436">
            <text:p>59.436</text:p>
          </table:table-cell>
          <table:table-cell office:value-type="float" office:value="61.438">
            <text:p>61.438</text:p>
          </table:table-cell>
          <table:table-cell office:value-type="float" office:value="65.382">
            <text:p>65.382</text:p>
          </table:table-cell>
          <table:table-cell office:value-type="float" office:value="69.782">
            <text:p>69.782</text:p>
          </table:table-cell>
          <table:table-cell office:value-type="float" office:value="72.558">
            <text:p>72.558</text:p>
          </table:table-cell>
          <table:table-cell office:value-type="float" office:value="73.898">
            <text:p>73.898</text:p>
          </table:table-cell>
          <table:table-cell office:value-type="float" office:value="76.558">
            <text:p>76.558</text:p>
          </table:table-cell>
          <table:table-cell office:value-type="float" office:value="80.928">
            <text:p>80.928</text:p>
          </table:table-cell>
          <table:table-cell office:value-type="float" office:value="83.134">
            <text:p>83.134</text:p>
          </table:table-cell>
          <table:table-cell office:value-type="float" office:value="86.03">
            <text:p>86.03</text:p>
          </table:table-cell>
          <table:table-cell office:value-type="float" office:value="87.904">
            <text:p>87.904</text:p>
          </table:table-cell>
          <table:table-cell office:value-type="float" office:value="92.452">
            <text:p>92.452</text:p>
          </table:table-cell>
          <table:table-cell office:value-type="float" office:value="92.064">
            <text:p>92.064</text:p>
          </table:table-cell>
          <table:table-cell office:value-type="float" office:value="90.978">
            <text:p>90.978</text:p>
          </table:table-cell>
          <table:table-cell office:value-type="float" office:value="88.944">
            <text:p>88.944</text:p>
          </table:table-cell>
          <table:table-cell office:value-type="float" office:value="93.036">
            <text:p>93.036</text:p>
          </table:table-cell>
          <table:table-cell office:value-type="float" office:value="94.45">
            <text:p>94.45</text:p>
          </table:table-cell>
          <table:table-cell office:value-type="float" office:value="91.504">
            <text:p>91.504</text:p>
          </table:table-cell>
          <table:table-cell office:value-type="float" office:value="98.64">
            <text:p>98.64</text:p>
          </table:table-cell>
          <table:table-cell office:value-type="float" office:value="100.13">
            <text:p>100.13</text:p>
          </table:table-cell>
          <table:table-cell office:value-type="float" office:value="99.47">
            <text:p>99.47</text:p>
          </table:table-cell>
          <table:table-cell office:value-type="float" office:value="99.196">
            <text:p>99.196</text:p>
          </table:table-cell>
          <table:table-cell office:value-type="float" office:value="101.3">
            <text:p>101.3</text:p>
          </table:table-cell>
          <table:table-cell office:value-type="float" office:value="104.002">
            <text:p>104.002</text:p>
          </table:table-cell>
          <table:table-cell office:value-type="float" office:value="106.47">
            <text:p>106.47</text:p>
          </table:table-cell>
          <table:table-cell office:value-type="float" office:value="113.372">
            <text:p>113.372</text:p>
          </table:table-cell>
          <table:table-cell office:value-type="float" office:value="115.9">
            <text:p>115.9</text:p>
          </table:table-cell>
          <table:table-cell office:value-type="float" office:value="115.074">
            <text:p>115.074</text:p>
          </table:table-cell>
          <table:table-cell office:value-type="float" office:value="117.896">
            <text:p>117.896</text:p>
          </table:table-cell>
          <table:table-cell office:value-type="float" office:value="118.34">
            <text:p>118.34</text:p>
          </table:table-cell>
          <table:table-cell office:value-type="float" office:value="112.974">
            <text:p>112.97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number-columns-repeated="2" office:value-type="float" office:value="50">
            <text:p>50</text:p>
          </table:table-cell>
          <table:table-cell table:number-columns-repeated="13" office:value-type="float" office:value="88">
            <text:p>88</text:p>
          </table:table-cell>
          <table:table-cell table:number-columns-repeated="32" office:value-type="float" office:value="89">
            <text:p>89</text:p>
          </table:table-cell>
          <table:table-cell/>
          <table:table-cell office:value-type="float" office:value="7">
            <text:p>7</text:p>
          </table:table-cell>
          <table:table-cell office:value-type="float" office:value="7.042">
            <text:p>7.042</text:p>
          </table:table-cell>
          <table:table-cell office:value-type="float" office:value="7.162">
            <text:p>7.162</text:p>
          </table:table-cell>
          <table:table-cell office:value-type="float" office:value="8.124">
            <text:p>8.124</text:p>
          </table:table-cell>
          <table:table-cell office:value-type="float" office:value="8.846">
            <text:p>8.846</text:p>
          </table:table-cell>
          <table:table-cell office:value-type="float" office:value="9.94">
            <text:p>9.94</text:p>
          </table:table-cell>
          <table:table-cell office:value-type="float" office:value="11.51">
            <text:p>11.51</text:p>
          </table:table-cell>
          <table:table-cell office:value-type="float" office:value="12.978">
            <text:p>12.978</text:p>
          </table:table-cell>
          <table:table-cell office:value-type="float" office:value="14.478">
            <text:p>14.478</text:p>
          </table:table-cell>
          <table:table-cell office:value-type="float" office:value="15.598">
            <text:p>15.598</text:p>
          </table:table-cell>
          <table:table-cell office:value-type="float" office:value="17.762">
            <text:p>17.762</text:p>
          </table:table-cell>
          <table:table-cell office:value-type="float" office:value="20.234">
            <text:p>20.234</text:p>
          </table:table-cell>
          <table:table-cell office:value-type="float" office:value="22.884">
            <text:p>22.884</text:p>
          </table:table-cell>
          <table:table-cell office:value-type="float" office:value="26.156">
            <text:p>26.156</text:p>
          </table:table-cell>
          <table:table-cell office:value-type="float" office:value="29.472">
            <text:p>29.472</text:p>
          </table:table-cell>
          <table:table-cell office:value-type="float" office:value="34.092">
            <text:p>34.092</text:p>
          </table:table-cell>
          <table:table-cell office:value-type="float" office:value="38.572">
            <text:p>38.572</text:p>
          </table:table-cell>
          <table:table-cell office:value-type="float" office:value="42.756">
            <text:p>42.756</text:p>
          </table:table-cell>
          <table:table-cell office:value-type="float" office:value="47.942">
            <text:p>47.942</text:p>
          </table:table-cell>
          <table:table-cell office:value-type="float" office:value="50.552">
            <text:p>50.552</text:p>
          </table:table-cell>
          <table:table-cell office:value-type="float" office:value="53.408">
            <text:p>53.408</text:p>
          </table:table-cell>
          <table:table-cell table:number-columns-repeated="31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3">
            <text:p>33</text:p>
          </table:table-cell>
          <table:table-cell table:number-columns-repeated="4"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number-columns-repeated="2" office:value-type="float" office:value="68">
            <text:p>68</text:p>
          </table:table-cell>
          <table:table-cell table:number-columns-repeated="9" office:value-type="float" office:value="70">
            <text:p>70</text:p>
          </table:table-cell>
          <table:table-cell table:number-columns-repeated="32" office:value-type="float" office:value="73">
            <text:p>73</text:p>
          </table:table-cell>
          <table:table-cell/>
          <table:table-cell office:value-type="float" office:value="8">
            <text:p>8</text:p>
          </table:table-cell>
          <table:table-cell office:value-type="float" office:value="6.622">
            <text:p>6.622</text:p>
          </table:table-cell>
          <table:table-cell office:value-type="float" office:value="6.774">
            <text:p>6.774</text:p>
          </table:table-cell>
          <table:table-cell office:value-type="float" office:value="7.078">
            <text:p>7.078</text:p>
          </table:table-cell>
          <table:table-cell office:value-type="float" office:value="7.63">
            <text:p>7.63</text:p>
          </table:table-cell>
          <table:table-cell office:value-type="float" office:value="8.948">
            <text:p>8.948</text:p>
          </table:table-cell>
          <table:table-cell office:value-type="float" office:value="10.644">
            <text:p>10.644</text:p>
          </table:table-cell>
          <table:table-cell office:value-type="float" office:value="12.688">
            <text:p>12.688</text:p>
          </table:table-cell>
          <table:table-cell office:value-type="float" office:value="14.29">
            <text:p>14.29</text:p>
          </table:table-cell>
          <table:table-cell office:value-type="float" office:value="16.346">
            <text:p>16.346</text:p>
          </table:table-cell>
          <table:table-cell office:value-type="float" office:value="19.536">
            <text:p>19.536</text:p>
          </table:table-cell>
          <table:table-cell office:value-type="float" office:value="22.712">
            <text:p>22.712</text:p>
          </table:table-cell>
          <table:table-cell office:value-type="float" office:value="25.788">
            <text:p>25.788</text:p>
          </table:table-cell>
          <table:table-cell office:value-type="float" office:value="28.724">
            <text:p>28.724</text:p>
          </table:table-cell>
          <table:table-cell office:value-type="float" office:value="33.612">
            <text:p>33.612</text:p>
          </table:table-cell>
          <table:table-cell office:value-type="float" office:value="37.818">
            <text:p>37.818</text:p>
          </table:table-cell>
          <table:table-cell office:value-type="float" office:value="41.496">
            <text:p>41.496</text:p>
          </table:table-cell>
          <table:table-cell office:value-type="float" office:value="45.942">
            <text:p>45.942</text:p>
          </table:table-cell>
          <table:table-cell office:value-type="float" office:value="48.236">
            <text:p>48.236</text:p>
          </table:table-cell>
          <table:table-cell office:value-type="float" office:value="49.892">
            <text:p>49.892</text:p>
          </table:table-cell>
          <table:table-cell office:value-type="float" office:value="50.81">
            <text:p>50.81</text:p>
          </table:table-cell>
          <table:table-cell office:value-type="float" office:value="53.884">
            <text:p>53.884</text:p>
          </table:table-cell>
          <table:table-cell office:value-type="float" office:value="55.45">
            <text:p>55.45</text:p>
          </table:table-cell>
          <table:table-cell office:value-type="float" office:value="55.492">
            <text:p>55.492</text:p>
          </table:table-cell>
          <table:table-cell office:value-type="float" office:value="59.186">
            <text:p>59.186</text:p>
          </table:table-cell>
          <table:table-cell office:value-type="float" office:value="58.092">
            <text:p>58.092</text:p>
          </table:table-cell>
          <table:table-cell office:value-type="float" office:value="60.522">
            <text:p>60.522</text:p>
          </table:table-cell>
          <table:table-cell office:value-type="float" office:value="61.37">
            <text:p>61.37</text:p>
          </table:table-cell>
          <table:table-cell office:value-type="float" office:value="64.35">
            <text:p>64.35</text:p>
          </table:table-cell>
          <table:table-cell office:value-type="float" office:value="64.878">
            <text:p>64.878</text:p>
          </table:table-cell>
          <table:table-cell office:value-type="float" office:value="64.042">
            <text:p>64.042</text:p>
          </table:table-cell>
          <table:table-cell office:value-type="float" office:value="65.242">
            <text:p>65.242</text:p>
          </table:table-cell>
          <table:table-cell office:value-type="float" office:value="62.918">
            <text:p>62.918</text:p>
          </table:table-cell>
          <table:table-cell office:value-type="float" office:value="65.412">
            <text:p>65.412</text:p>
          </table:table-cell>
          <table:table-cell office:value-type="float" office:value="69.472">
            <text:p>69.472</text:p>
          </table:table-cell>
          <table:table-cell office:value-type="float" office:value="72.42">
            <text:p>72.42</text:p>
          </table:table-cell>
          <table:table-cell office:value-type="float" office:value="71.6">
            <text:p>71.6</text:p>
          </table:table-cell>
          <table:table-cell office:value-type="float" office:value="74.664">
            <text:p>74.664</text:p>
          </table:table-cell>
          <table:table-cell office:value-type="float" office:value="73.274">
            <text:p>73.274</text:p>
          </table:table-cell>
          <table:table-cell office:value-type="float" office:value="71.456">
            <text:p>71.456</text:p>
          </table:table-cell>
          <table:table-cell office:value-type="float" office:value="72.476">
            <text:p>72.476</text:p>
          </table:table-cell>
          <table:table-cell office:value-type="float" office:value="73.748">
            <text:p>73.748</text:p>
          </table:table-cell>
          <table:table-cell office:value-type="float" office:value="71.394">
            <text:p>71.394</text:p>
          </table:table-cell>
          <table:table-cell office:value-type="float" office:value="73.744">
            <text:p>73.744</text:p>
          </table:table-cell>
          <table:table-cell office:value-type="float" office:value="75.218">
            <text:p>75.218</text:p>
          </table:table-cell>
          <table:table-cell office:value-type="float" office:value="78.058">
            <text:p>78.058</text:p>
          </table:table-cell>
          <table:table-cell office:value-type="float" office:value="81.232">
            <text:p>81.232</text:p>
          </table:table-cell>
          <table:table-cell office:value-type="float" office:value="76.452">
            <text:p>76.452</text:p>
          </table:table-cell>
          <table:table-cell office:value-type="float" office:value="77.854">
            <text:p>77.854</text:p>
          </table:table-cell>
          <table:table-cell office:value-type="float" office:value="77.426">
            <text:p>77.426</text:p>
          </table:table-cell>
          <table:table-cell office:value-type="float" office:value="77.326">
            <text:p>77.326</text:p>
          </table:table-cell>
          <table:table-cell office:value-type="float" office:value="77.74">
            <text:p>77.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3" office:value-type="float" office:value="43">
            <text:p>43</text:p>
          </table:table-cell>
          <table:table-cell office:value-type="float" office:value="50">
            <text:p>50</text:p>
          </table:table-cell>
          <table:table-cell table:number-columns-repeated="4" office:value-type="float" office:value="55">
            <text:p>55</text:p>
          </table:table-cell>
          <table:table-cell table:number-columns-repeated="3" office:value-type="float" office:value="56">
            <text:p>56</text:p>
          </table:table-cell>
          <table:table-cell office:value-type="float" office:value="59">
            <text:p>59</text:p>
          </table:table-cell>
          <table:table-cell table:number-columns-repeated="4" office:value-type="float" office:value="67">
            <text:p>67</text:p>
          </table:table-cell>
          <table:table-cell table:number-columns-repeated="4" office:value-type="float" office:value="68">
            <text:p>68</text:p>
          </table:table-cell>
          <table:table-cell table:number-columns-repeated="30" office:value-type="float" office:value="75">
            <text:p>75</text:p>
          </table:table-cell>
          <table:table-cell/>
          <table:table-cell office:value-type="float" office:value="9">
            <text:p>9</text:p>
          </table:table-cell>
          <table:table-cell office:value-type="float" office:value="6.54">
            <text:p>6.54</text:p>
          </table:table-cell>
          <table:table-cell office:value-type="float" office:value="6.754">
            <text:p>6.754</text:p>
          </table:table-cell>
          <table:table-cell office:value-type="float" office:value="7.05">
            <text:p>7.05</text:p>
          </table:table-cell>
          <table:table-cell office:value-type="float" office:value="7.974">
            <text:p>7.974</text:p>
          </table:table-cell>
          <table:table-cell office:value-type="float" office:value="8.372">
            <text:p>8.372</text:p>
          </table:table-cell>
          <table:table-cell office:value-type="float" office:value="8.848">
            <text:p>8.848</text:p>
          </table:table-cell>
          <table:table-cell office:value-type="float" office:value="10.066">
            <text:p>10.066</text:p>
          </table:table-cell>
          <table:table-cell office:value-type="float" office:value="11.584">
            <text:p>11.584</text:p>
          </table:table-cell>
          <table:table-cell office:value-type="float" office:value="13.852">
            <text:p>13.852</text:p>
          </table:table-cell>
          <table:table-cell office:value-type="float" office:value="16.584">
            <text:p>16.584</text:p>
          </table:table-cell>
          <table:table-cell office:value-type="float" office:value="19.218">
            <text:p>19.218</text:p>
          </table:table-cell>
          <table:table-cell office:value-type="float" office:value="21.586">
            <text:p>21.586</text:p>
          </table:table-cell>
          <table:table-cell office:value-type="float" office:value="23.71">
            <text:p>23.71</text:p>
          </table:table-cell>
          <table:table-cell office:value-type="float" office:value="26.274">
            <text:p>26.274</text:p>
          </table:table-cell>
          <table:table-cell office:value-type="float" office:value="29.524">
            <text:p>29.524</text:p>
          </table:table-cell>
          <table:table-cell office:value-type="float" office:value="32.628">
            <text:p>32.628</text:p>
          </table:table-cell>
          <table:table-cell office:value-type="float" office:value="33.728">
            <text:p>33.728</text:p>
          </table:table-cell>
          <table:table-cell office:value-type="float" office:value="36.33">
            <text:p>36.33</text:p>
          </table:table-cell>
          <table:table-cell office:value-type="float" office:value="39.33">
            <text:p>39.33</text:p>
          </table:table-cell>
          <table:table-cell office:value-type="float" office:value="41.666">
            <text:p>41.666</text:p>
          </table:table-cell>
          <table:table-cell office:value-type="float" office:value="44.284">
            <text:p>44.284</text:p>
          </table:table-cell>
          <table:table-cell office:value-type="float" office:value="49.06">
            <text:p>49.06</text:p>
          </table:table-cell>
          <table:table-cell office:value-type="float" office:value="49.924">
            <text:p>49.924</text:p>
          </table:table-cell>
          <table:table-cell office:value-type="float" office:value="51.91">
            <text:p>51.91</text:p>
          </table:table-cell>
          <table:table-cell office:value-type="float" office:value="52.69">
            <text:p>52.69</text:p>
          </table:table-cell>
          <table:table-cell office:value-type="float" office:value="55.172">
            <text:p>55.172</text:p>
          </table:table-cell>
          <table:table-cell office:value-type="float" office:value="55.794">
            <text:p>55.794</text:p>
          </table:table-cell>
          <table:table-cell office:value-type="float" office:value="57.644">
            <text:p>57.644</text:p>
          </table:table-cell>
          <table:table-cell office:value-type="float" office:value="62.626">
            <text:p>62.626</text:p>
          </table:table-cell>
          <table:table-cell office:value-type="float" office:value="65.372">
            <text:p>65.372</text:p>
          </table:table-cell>
          <table:table-cell office:value-type="float" office:value="68.464">
            <text:p>68.464</text:p>
          </table:table-cell>
          <table:table-cell office:value-type="float" office:value="73.732">
            <text:p>73.732</text:p>
          </table:table-cell>
          <table:table-cell office:value-type="float" office:value="73.644">
            <text:p>73.644</text:p>
          </table:table-cell>
          <table:table-cell office:value-type="float" office:value="76.562">
            <text:p>76.562</text:p>
          </table:table-cell>
          <table:table-cell office:value-type="float" office:value="76.414">
            <text:p>76.414</text:p>
          </table:table-cell>
          <table:table-cell office:value-type="float" office:value="78.98">
            <text:p>78.98</text:p>
          </table:table-cell>
          <table:table-cell office:value-type="float" office:value="81.864">
            <text:p>81.864</text:p>
          </table:table-cell>
          <table:table-cell office:value-type="float" office:value="82.582">
            <text:p>82.582</text:p>
          </table:table-cell>
          <table:table-cell office:value-type="float" office:value="82.43">
            <text:p>82.43</text:p>
          </table:table-cell>
          <table:table-cell office:value-type="float" office:value="85.42">
            <text:p>85.42</text:p>
          </table:table-cell>
          <table:table-cell office:value-type="float" office:value="84.24">
            <text:p>84.24</text:p>
          </table:table-cell>
          <table:table-cell office:value-type="float" office:value="82.696">
            <text:p>82.696</text:p>
          </table:table-cell>
          <table:table-cell office:value-type="float" office:value="82.968">
            <text:p>82.968</text:p>
          </table:table-cell>
          <table:table-cell office:value-type="float" office:value="81.968">
            <text:p>81.968</text:p>
          </table:table-cell>
          <table:table-cell office:value-type="float" office:value="85.978">
            <text:p>85.978</text:p>
          </table:table-cell>
          <table:table-cell office:value-type="float" office:value="84.85">
            <text:p>84.85</text:p>
          </table:table-cell>
          <table:table-cell office:value-type="float" office:value="85.342">
            <text:p>85.342</text:p>
          </table:table-cell>
          <table:table-cell office:value-type="float" office:value="84.586">
            <text:p>84.586</text:p>
          </table:table-cell>
          <table:table-cell office:value-type="float" office:value="83.892">
            <text:p>83.892</text:p>
          </table:table-cell>
          <table:table-cell office:value-type="float" office:value="84.75">
            <text:p>84.75</text:p>
          </table:table-cell>
          <table:table-cell office:value-type="float" office:value="84.496">
            <text:p>84.4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2" office:value-type="float" office:value="44">
            <text:p>44</text:p>
          </table:table-cell>
          <table:table-cell office:value-type="float" office:value="52">
            <text:p>52</text:p>
          </table:table-cell>
          <table:table-cell table:number-columns-repeated="2" office:value-type="float" office:value="56">
            <text:p>56</text:p>
          </table:table-cell>
          <table:table-cell table:number-columns-repeated="32" office:value-type="float" office:value="67">
            <text:p>67</text:p>
          </table:table-cell>
          <table:table-cell table:number-columns-repeated="13" office:value-type="float" office:value="68">
            <text:p>68</text:p>
          </table:table-cell>
          <table:table-cell/>
          <table:table-cell office:value-type="float" office:value="10">
            <text:p>10</text:p>
          </table:table-cell>
          <table:table-cell office:value-type="float" office:value="6.544">
            <text:p>6.544</text:p>
          </table:table-cell>
          <table:table-cell office:value-type="float" office:value="6.724">
            <text:p>6.724</text:p>
          </table:table-cell>
          <table:table-cell office:value-type="float" office:value="7.418">
            <text:p>7.418</text:p>
          </table:table-cell>
          <table:table-cell office:value-type="float" office:value="8.132">
            <text:p>8.132</text:p>
          </table:table-cell>
          <table:table-cell office:value-type="float" office:value="9.478">
            <text:p>9.478</text:p>
          </table:table-cell>
          <table:table-cell office:value-type="float" office:value="11.23">
            <text:p>11.23</text:p>
          </table:table-cell>
          <table:table-cell office:value-type="float" office:value="12.872">
            <text:p>12.872</text:p>
          </table:table-cell>
          <table:table-cell office:value-type="float" office:value="15.336">
            <text:p>15.336</text:p>
          </table:table-cell>
          <table:table-cell office:value-type="float" office:value="17.55">
            <text:p>17.55</text:p>
          </table:table-cell>
          <table:table-cell office:value-type="float" office:value="20.334">
            <text:p>20.334</text:p>
          </table:table-cell>
          <table:table-cell office:value-type="float" office:value="22.932">
            <text:p>22.932</text:p>
          </table:table-cell>
          <table:table-cell office:value-type="float" office:value="26.082">
            <text:p>26.082</text:p>
          </table:table-cell>
          <table:table-cell office:value-type="float" office:value="31.052">
            <text:p>31.052</text:p>
          </table:table-cell>
          <table:table-cell office:value-type="float" office:value="34.172">
            <text:p>34.172</text:p>
          </table:table-cell>
          <table:table-cell office:value-type="float" office:value="37.528">
            <text:p>37.528</text:p>
          </table:table-cell>
          <table:table-cell office:value-type="float" office:value="40.972">
            <text:p>40.972</text:p>
          </table:table-cell>
          <table:table-cell office:value-type="float" office:value="44.254">
            <text:p>44.254</text:p>
          </table:table-cell>
          <table:table-cell office:value-type="float" office:value="44.474">
            <text:p>44.474</text:p>
          </table:table-cell>
          <table:table-cell office:value-type="float" office:value="44.81">
            <text:p>44.81</text:p>
          </table:table-cell>
          <table:table-cell office:value-type="float" office:value="49.21">
            <text:p>49.21</text:p>
          </table:table-cell>
          <table:table-cell office:value-type="float" office:value="50.198">
            <text:p>50.198</text:p>
          </table:table-cell>
          <table:table-cell office:value-type="float" office:value="50.392">
            <text:p>50.392</text:p>
          </table:table-cell>
          <table:table-cell office:value-type="float" office:value="53.98">
            <text:p>53.98</text:p>
          </table:table-cell>
          <table:table-cell office:value-type="float" office:value="53.72">
            <text:p>53.72</text:p>
          </table:table-cell>
          <table:table-cell office:value-type="float" office:value="57.806">
            <text:p>57.806</text:p>
          </table:table-cell>
          <table:table-cell office:value-type="float" office:value="61.176">
            <text:p>61.176</text:p>
          </table:table-cell>
          <table:table-cell office:value-type="float" office:value="61.096">
            <text:p>61.096</text:p>
          </table:table-cell>
          <table:table-cell office:value-type="float" office:value="61.694">
            <text:p>61.694</text:p>
          </table:table-cell>
          <table:table-cell office:value-type="float" office:value="63.446">
            <text:p>63.446</text:p>
          </table:table-cell>
          <table:table-cell office:value-type="float" office:value="66.068">
            <text:p>66.068</text:p>
          </table:table-cell>
          <table:table-cell office:value-type="float" office:value="67.686">
            <text:p>67.686</text:p>
          </table:table-cell>
          <table:table-cell office:value-type="float" office:value="72.294">
            <text:p>72.294</text:p>
          </table:table-cell>
          <table:table-cell office:value-type="float" office:value="73.284">
            <text:p>73.284</text:p>
          </table:table-cell>
          <table:table-cell office:value-type="float" office:value="71.198">
            <text:p>71.198</text:p>
          </table:table-cell>
          <table:table-cell office:value-type="float" office:value="74.606">
            <text:p>74.606</text:p>
          </table:table-cell>
          <table:table-cell office:value-type="float" office:value="73.69">
            <text:p>73.69</text:p>
          </table:table-cell>
          <table:table-cell office:value-type="float" office:value="74.754">
            <text:p>74.754</text:p>
          </table:table-cell>
          <table:table-cell office:value-type="float" office:value="75.452">
            <text:p>75.452</text:p>
          </table:table-cell>
          <table:table-cell office:value-type="float" office:value="80.096">
            <text:p>80.096</text:p>
          </table:table-cell>
          <table:table-cell office:value-type="float" office:value="78.194">
            <text:p>78.194</text:p>
          </table:table-cell>
          <table:table-cell office:value-type="float" office:value="77.214">
            <text:p>77.214</text:p>
          </table:table-cell>
          <table:table-cell office:value-type="float" office:value="77.614">
            <text:p>77.614</text:p>
          </table:table-cell>
          <table:table-cell office:value-type="float" office:value="81.672">
            <text:p>81.672</text:p>
          </table:table-cell>
          <table:table-cell office:value-type="float" office:value="87.838">
            <text:p>87.838</text:p>
          </table:table-cell>
          <table:table-cell office:value-type="float" office:value="83.416">
            <text:p>83.416</text:p>
          </table:table-cell>
          <table:table-cell office:value-type="float" office:value="85.334">
            <text:p>85.334</text:p>
          </table:table-cell>
          <table:table-cell office:value-type="float" office:value="86.76">
            <text:p>86.76</text:p>
          </table:table-cell>
          <table:table-cell office:value-type="float" office:value="88.54">
            <text:p>88.54</text:p>
          </table:table-cell>
          <table:table-cell office:value-type="float" office:value="86.634">
            <text:p>86.634</text:p>
          </table:table-cell>
          <table:table-cell office:value-type="float" office:value="88.894">
            <text:p>88.894</text:p>
          </table:table-cell>
          <table:table-cell office:value-type="float" office:value="90.822">
            <text:p>90.82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2"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table:number-columns-repeated="10" office:value-type="float" office:value="71">
            <text:p>71</text:p>
          </table:table-cell>
          <table:table-cell table:number-columns-repeated="12" office:value-type="float" office:value="88">
            <text:p>88</text:p>
          </table:table-cell>
          <table:table-cell table:number-columns-repeated="24" office:value-type="float" office:value="89">
            <text:p>89</text:p>
          </table:table-cell>
          <table:table-cell/>
          <table:table-cell office:value-type="float" office:value="11">
            <text:p>11</text:p>
          </table:table-cell>
          <table:table-cell office:value-type="float" office:value="6.424">
            <text:p>6.424</text:p>
          </table:table-cell>
          <table:table-cell office:value-type="float" office:value="6.442">
            <text:p>6.442</text:p>
          </table:table-cell>
          <table:table-cell office:value-type="float" office:value="6.988">
            <text:p>6.988</text:p>
          </table:table-cell>
          <table:table-cell office:value-type="float" office:value="7.598">
            <text:p>7.598</text:p>
          </table:table-cell>
          <table:table-cell office:value-type="float" office:value="8.51">
            <text:p>8.51</text:p>
          </table:table-cell>
          <table:table-cell office:value-type="float" office:value="9.7">
            <text:p>9.7</text:p>
          </table:table-cell>
          <table:table-cell office:value-type="float" office:value="11.712">
            <text:p>11.712</text:p>
          </table:table-cell>
          <table:table-cell office:value-type="float" office:value="14.138">
            <text:p>14.138</text:p>
          </table:table-cell>
          <table:table-cell office:value-type="float" office:value="16.204">
            <text:p>16.204</text:p>
          </table:table-cell>
          <table:table-cell office:value-type="float" office:value="18.636">
            <text:p>18.636</text:p>
          </table:table-cell>
          <table:table-cell office:value-type="float" office:value="21.166">
            <text:p>21.166</text:p>
          </table:table-cell>
          <table:table-cell office:value-type="float" office:value="24.014">
            <text:p>24.014</text:p>
          </table:table-cell>
          <table:table-cell office:value-type="float" office:value="27.034">
            <text:p>27.034</text:p>
          </table:table-cell>
          <table:table-cell office:value-type="float" office:value="29.332">
            <text:p>29.332</text:p>
          </table:table-cell>
          <table:table-cell office:value-type="float" office:value="32.592">
            <text:p>32.592</text:p>
          </table:table-cell>
          <table:table-cell office:value-type="float" office:value="36.908">
            <text:p>36.908</text:p>
          </table:table-cell>
          <table:table-cell office:value-type="float" office:value="39.544">
            <text:p>39.544</text:p>
          </table:table-cell>
          <table:table-cell office:value-type="float" office:value="41.756">
            <text:p>41.756</text:p>
          </table:table-cell>
          <table:table-cell office:value-type="float" office:value="43.76">
            <text:p>43.76</text:p>
          </table:table-cell>
          <table:table-cell office:value-type="float" office:value="44.978">
            <text:p>44.978</text:p>
          </table:table-cell>
          <table:table-cell office:value-type="float" office:value="47.882">
            <text:p>47.882</text:p>
          </table:table-cell>
          <table:table-cell office:value-type="float" office:value="52.632">
            <text:p>52.632</text:p>
          </table:table-cell>
          <table:table-cell office:value-type="float" office:value="55.318">
            <text:p>55.318</text:p>
          </table:table-cell>
          <table:table-cell office:value-type="float" office:value="55.25">
            <text:p>55.25</text:p>
          </table:table-cell>
          <table:table-cell office:value-type="float" office:value="54.552">
            <text:p>54.552</text:p>
          </table:table-cell>
          <table:table-cell office:value-type="float" office:value="54.704">
            <text:p>54.704</text:p>
          </table:table-cell>
          <table:table-cell office:value-type="float" office:value="55.738">
            <text:p>55.738</text:p>
          </table:table-cell>
          <table:table-cell office:value-type="float" office:value="54.58">
            <text:p>54.58</text:p>
          </table:table-cell>
          <table:table-cell table:number-columns-repeated="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table:number-columns-repeated="6" office:value-type="float" office:value="59">
            <text:p>59</text:p>
          </table:table-cell>
          <table:table-cell table:number-columns-repeated="3" office:value-type="float" office:value="61">
            <text:p>61</text:p>
          </table:table-cell>
          <table:table-cell table:number-columns-repeated="15" office:value-type="float" office:value="68">
            <text:p>68</text:p>
          </table:table-cell>
          <table:table-cell table:number-columns-repeated="22" office:value-type="float" office:value="78">
            <text:p>78</text:p>
          </table:table-cell>
          <table:table-cell/>
          <table:table-cell office:value-type="float" office:value="12">
            <text:p>12</text:p>
          </table:table-cell>
          <table:table-cell office:value-type="float" office:value="6.994">
            <text:p>6.994</text:p>
          </table:table-cell>
          <table:table-cell office:value-type="float" office:value="7.028">
            <text:p>7.028</text:p>
          </table:table-cell>
          <table:table-cell office:value-type="float" office:value="7.558">
            <text:p>7.558</text:p>
          </table:table-cell>
          <table:table-cell office:value-type="float" office:value="8.972">
            <text:p>8.972</text:p>
          </table:table-cell>
          <table:table-cell office:value-type="float" office:value="10.286">
            <text:p>10.286</text:p>
          </table:table-cell>
          <table:table-cell office:value-type="float" office:value="12.026">
            <text:p>12.026</text:p>
          </table:table-cell>
          <table:table-cell office:value-type="float" office:value="13.916">
            <text:p>13.916</text:p>
          </table:table-cell>
          <table:table-cell office:value-type="float" office:value="16.35">
            <text:p>16.35</text:p>
          </table:table-cell>
          <table:table-cell office:value-type="float" office:value="18.166">
            <text:p>18.166</text:p>
          </table:table-cell>
          <table:table-cell office:value-type="float" office:value="19.738">
            <text:p>19.738</text:p>
          </table:table-cell>
          <table:table-cell office:value-type="float" office:value="22.636">
            <text:p>22.636</text:p>
          </table:table-cell>
          <table:table-cell office:value-type="float" office:value="25.892">
            <text:p>25.892</text:p>
          </table:table-cell>
          <table:table-cell office:value-type="float" office:value="28.878">
            <text:p>28.878</text:p>
          </table:table-cell>
          <table:table-cell office:value-type="float" office:value="29.696">
            <text:p>29.696</text:p>
          </table:table-cell>
          <table:table-cell office:value-type="float" office:value="31.668">
            <text:p>31.668</text:p>
          </table:table-cell>
          <table:table-cell office:value-type="float" office:value="32.762">
            <text:p>32.762</text:p>
          </table:table-cell>
          <table:table-cell office:value-type="float" office:value="33.754">
            <text:p>33.754</text:p>
          </table:table-cell>
          <table:table-cell office:value-type="float" office:value="34.726">
            <text:p>34.726</text:p>
          </table:table-cell>
          <table:table-cell office:value-type="float" office:value="37.47">
            <text:p>37.47</text:p>
          </table:table-cell>
          <table:table-cell office:value-type="float" office:value="40.568">
            <text:p>40.568</text:p>
          </table:table-cell>
          <table:table-cell office:value-type="float" office:value="41.474">
            <text:p>41.474</text:p>
          </table:table-cell>
          <table:table-cell office:value-type="float" office:value="41.734">
            <text:p>41.734</text:p>
          </table:table-cell>
          <table:table-cell office:value-type="float" office:value="42.534">
            <text:p>42.534</text:p>
          </table:table-cell>
          <table:table-cell office:value-type="float" office:value="41.422">
            <text:p>41.422</text:p>
          </table:table-cell>
          <table:table-cell office:value-type="float" office:value="42.822">
            <text:p>42.822</text:p>
          </table:table-cell>
          <table:table-cell office:value-type="float" office:value="46.366">
            <text:p>46.366</text:p>
          </table:table-cell>
          <table:table-cell office:value-type="float" office:value="47.492">
            <text:p>47.492</text:p>
          </table:table-cell>
          <table:table-cell office:value-type="float" office:value="47.728">
            <text:p>47.728</text:p>
          </table:table-cell>
          <table:table-cell office:value-type="float" office:value="49.774">
            <text:p>49.774</text:p>
          </table:table-cell>
          <table:table-cell office:value-type="float" office:value="51.854">
            <text:p>51.854</text:p>
          </table:table-cell>
          <table:table-cell office:value-type="float" office:value="54.778">
            <text:p>54.778</text:p>
          </table:table-cell>
          <table:table-cell office:value-type="float" office:value="55.772">
            <text:p>55.772</text:p>
          </table:table-cell>
          <table:table-cell office:value-type="float" office:value="59.148">
            <text:p>59.148</text:p>
          </table:table-cell>
          <table:table-cell office:value-type="float" office:value="59.442">
            <text:p>59.442</text:p>
          </table:table-cell>
          <table:table-cell office:value-type="float" office:value="59.954">
            <text:p>59.954</text:p>
          </table:table-cell>
          <table:table-cell office:value-type="float" office:value="61.2">
            <text:p>61.2</text:p>
          </table:table-cell>
          <table:table-cell office:value-type="float" office:value="63.956">
            <text:p>63.956</text:p>
          </table:table-cell>
          <table:table-cell office:value-type="float" office:value="67.086">
            <text:p>67.086</text:p>
          </table:table-cell>
          <table:table-cell office:value-type="float" office:value="71.554">
            <text:p>71.554</text:p>
          </table:table-cell>
          <table:table-cell office:value-type="float" office:value="75.524">
            <text:p>75.524</text:p>
          </table:table-cell>
          <table:table-cell office:value-type="float" office:value="80.996">
            <text:p>80.996</text:p>
          </table:table-cell>
          <table:table-cell office:value-type="float" office:value="86.24">
            <text:p>86.24</text:p>
          </table:table-cell>
          <table:table-cell office:value-type="float" office:value="88.526">
            <text:p>88.526</text:p>
          </table:table-cell>
          <table:table-cell office:value-type="float" office:value="90.888">
            <text:p>90.888</text:p>
          </table:table-cell>
          <table:table-cell office:value-type="float" office:value="92.952">
            <text:p>92.952</text:p>
          </table:table-cell>
          <table:table-cell office:value-type="float" office:value="95.506">
            <text:p>95.506</text:p>
          </table:table-cell>
          <table:table-cell office:value-type="float" office:value="96.75">
            <text:p>96.75</text:p>
          </table:table-cell>
          <table:table-cell office:value-type="float" office:value="98.288">
            <text:p>98.288</text:p>
          </table:table-cell>
          <table:table-cell office:value-type="float" office:value="100.352">
            <text:p>100.352</text:p>
          </table:table-cell>
          <table:table-cell office:value-type="float" office:value="101.034">
            <text:p>101.034</text:p>
          </table:table-cell>
          <table:table-cell office:value-type="float" office:value="99.99">
            <text:p>99.9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table:number-columns-repeated="48" office:value-type="float" office:value="89">
            <text:p>89</text:p>
          </table:table-cell>
          <table:table-cell/>
          <table:table-cell office:value-type="float" office:value="13">
            <text:p>13</text:p>
          </table:table-cell>
          <table:table-cell office:value-type="float" office:value="7.022">
            <text:p>7.022</text:p>
          </table:table-cell>
          <table:table-cell office:value-type="float" office:value="7.116">
            <text:p>7.116</text:p>
          </table:table-cell>
          <table:table-cell office:value-type="float" office:value="8.21">
            <text:p>8.21</text:p>
          </table:table-cell>
          <table:table-cell office:value-type="float" office:value="9.28">
            <text:p>9.28</text:p>
          </table:table-cell>
          <table:table-cell table:number-columns-repeated="4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table:number-columns-repeated="2" office:value-type="float" office:value="51">
            <text:p>51</text:p>
          </table:table-cell>
          <table:table-cell office:value-type="float" office:value="53">
            <text:p>53</text:p>
          </table:table-cell>
          <table:table-cell table:number-columns-repeated="7" office:value-type="float" office:value="55">
            <text:p>55</text:p>
          </table:table-cell>
          <table:table-cell table:number-columns-repeated="21" office:value-type="float" office:value="62">
            <text:p>62</text:p>
          </table:table-cell>
          <table:table-cell table:number-columns-repeated="19" office:value-type="float" office:value="67">
            <text:p>67</text:p>
          </table:table-cell>
          <table:table-cell/>
          <table:table-cell office:value-type="float" office:value="14">
            <text:p>14</text:p>
          </table:table-cell>
          <table:table-cell office:value-type="float" office:value="6.716">
            <text:p>6.716</text:p>
          </table:table-cell>
          <table:table-cell office:value-type="float" office:value="7.03">
            <text:p>7.03</text:p>
          </table:table-cell>
          <table:table-cell office:value-type="float" office:value="7.42">
            <text:p>7.42</text:p>
          </table:table-cell>
          <table:table-cell office:value-type="float" office:value="8.23">
            <text:p>8.23</text:p>
          </table:table-cell>
          <table:table-cell office:value-type="float" office:value="9.864">
            <text:p>9.864</text:p>
          </table:table-cell>
          <table:table-cell office:value-type="float" office:value="11.54">
            <text:p>11.54</text:p>
          </table:table-cell>
          <table:table-cell office:value-type="float" office:value="13.546">
            <text:p>13.546</text:p>
          </table:table-cell>
          <table:table-cell office:value-type="float" office:value="15.748">
            <text:p>15.748</text:p>
          </table:table-cell>
          <table:table-cell office:value-type="float" office:value="17.802">
            <text:p>17.802</text:p>
          </table:table-cell>
          <table:table-cell office:value-type="float" office:value="20.656">
            <text:p>20.656</text:p>
          </table:table-cell>
          <table:table-cell office:value-type="float" office:value="23.764">
            <text:p>23.764</text:p>
          </table:table-cell>
          <table:table-cell office:value-type="float" office:value="25.338">
            <text:p>25.338</text:p>
          </table:table-cell>
          <table:table-cell office:value-type="float" office:value="28.704">
            <text:p>28.704</text:p>
          </table:table-cell>
          <table:table-cell office:value-type="float" office:value="31.846">
            <text:p>31.846</text:p>
          </table:table-cell>
          <table:table-cell office:value-type="float" office:value="34.186">
            <text:p>34.186</text:p>
          </table:table-cell>
          <table:table-cell office:value-type="float" office:value="36.626">
            <text:p>36.626</text:p>
          </table:table-cell>
          <table:table-cell office:value-type="float" office:value="39.328">
            <text:p>39.328</text:p>
          </table:table-cell>
          <table:table-cell office:value-type="float" office:value="42.13">
            <text:p>42.13</text:p>
          </table:table-cell>
          <table:table-cell office:value-type="float" office:value="46.512">
            <text:p>46.512</text:p>
          </table:table-cell>
          <table:table-cell office:value-type="float" office:value="52.298">
            <text:p>52.298</text:p>
          </table:table-cell>
          <table:table-cell office:value-type="float" office:value="54.442">
            <text:p>54.442</text:p>
          </table:table-cell>
          <table:table-cell office:value-type="float" office:value="58.008">
            <text:p>58.008</text:p>
          </table:table-cell>
          <table:table-cell office:value-type="float" office:value="61.758">
            <text:p>61.758</text:p>
          </table:table-cell>
          <table:table-cell office:value-type="float" office:value="62.51">
            <text:p>62.51</text:p>
          </table:table-cell>
          <table:table-cell office:value-type="float" office:value="67.52">
            <text:p>67.52</text:p>
          </table:table-cell>
          <table:table-cell office:value-type="float" office:value="71.43">
            <text:p>71.43</text:p>
          </table:table-cell>
          <table:table-cell office:value-type="float" office:value="73.83">
            <text:p>73.83</text:p>
          </table:table-cell>
          <table:table-cell office:value-type="float" office:value="75.832">
            <text:p>75.832</text:p>
          </table:table-cell>
          <table:table-cell office:value-type="float" office:value="81.07">
            <text:p>81.07</text:p>
          </table:table-cell>
          <table:table-cell office:value-type="float" office:value="82.416">
            <text:p>82.416</text:p>
          </table:table-cell>
          <table:table-cell office:value-type="float" office:value="84.142">
            <text:p>84.142</text:p>
          </table:table-cell>
          <table:table-cell office:value-type="float" office:value="84.712">
            <text:p>84.712</text:p>
          </table:table-cell>
          <table:table-cell office:value-type="float" office:value="87.6">
            <text:p>87.6</text:p>
          </table:table-cell>
          <table:table-cell office:value-type="float" office:value="85.542">
            <text:p>85.542</text:p>
          </table:table-cell>
          <table:table-cell office:value-type="float" office:value="85.038">
            <text:p>85.038</text:p>
          </table:table-cell>
          <table:table-cell office:value-type="float" office:value="86.492">
            <text:p>86.492</text:p>
          </table:table-cell>
          <table:table-cell office:value-type="float" office:value="85.79">
            <text:p>85.79</text:p>
          </table:table-cell>
          <table:table-cell office:value-type="float" office:value="88.798">
            <text:p>88.798</text:p>
          </table:table-cell>
          <table:table-cell office:value-type="float" office:value="94">
            <text:p>94</text:p>
          </table:table-cell>
          <table:table-cell office:value-type="float" office:value="95.272">
            <text:p>95.272</text:p>
          </table:table-cell>
          <table:table-cell office:value-type="float" office:value="98.08">
            <text:p>98.08</text:p>
          </table:table-cell>
          <table:table-cell office:value-type="float" office:value="97.926">
            <text:p>97.926</text:p>
          </table:table-cell>
          <table:table-cell office:value-type="float" office:value="99.634">
            <text:p>99.634</text:p>
          </table:table-cell>
          <table:table-cell office:value-type="float" office:value="101.564">
            <text:p>101.564</text:p>
          </table:table-cell>
          <table:table-cell office:value-type="float" office:value="99.83">
            <text:p>99.83</text:p>
          </table:table-cell>
          <table:table-cell office:value-type="float" office:value="103.564">
            <text:p>103.564</text:p>
          </table:table-cell>
          <table:table-cell office:value-type="float" office:value="103">
            <text:p>103</text:p>
          </table:table-cell>
          <table:table-cell office:value-type="float" office:value="106.902">
            <text:p>106.902</text:p>
          </table:table-cell>
          <table:table-cell office:value-type="float" office:value="113.99">
            <text:p>113.99</text:p>
          </table:table-cell>
          <table:table-cell office:value-type="float" office:value="112.634">
            <text:p>112.634</text:p>
          </table:table-cell>
          <table:table-cell office:value-type="float" office:value="116.358">
            <text:p>116.35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7" office:value-type="float" office:value="69">
            <text:p>69</text:p>
          </table:table-cell>
          <table:table-cell table:number-columns-repeated="7" office:value-type="float" office:value="71">
            <text:p>71</text:p>
          </table:table-cell>
          <table:table-cell table:number-columns-repeated="5" office:value-type="float" office:value="73">
            <text:p>73</text:p>
          </table:table-cell>
          <table:table-cell table:number-columns-repeated="3" office:value-type="float" office:value="75">
            <text:p>75</text:p>
          </table:table-cell>
          <table:table-cell table:number-columns-repeated="5" office:value-type="float" office:value="76">
            <text:p>76</text:p>
          </table:table-cell>
          <table:table-cell table:number-columns-repeated="16" office:value-type="float" office:value="77">
            <text:p>77</text:p>
          </table:table-cell>
          <table:table-cell/>
          <table:table-cell office:value-type="float" office:value="15">
            <text:p>15</text:p>
          </table:table-cell>
          <table:table-cell office:value-type="float" office:value="6.714">
            <text:p>6.714</text:p>
          </table:table-cell>
          <table:table-cell office:value-type="float" office:value="6.706">
            <text:p>6.706</text:p>
          </table:table-cell>
          <table:table-cell office:value-type="float" office:value="7.32">
            <text:p>7.32</text:p>
          </table:table-cell>
          <table:table-cell office:value-type="float" office:value="8.66">
            <text:p>8.66</text:p>
          </table:table-cell>
          <table:table-cell office:value-type="float" office:value="11.36">
            <text:p>11.36</text:p>
          </table:table-cell>
          <table:table-cell office:value-type="float" office:value="13.892">
            <text:p>13.892</text:p>
          </table:table-cell>
          <table:table-cell office:value-type="float" office:value="16.568">
            <text:p>16.568</text:p>
          </table:table-cell>
          <table:table-cell office:value-type="float" office:value="19.338">
            <text:p>19.338</text:p>
          </table:table-cell>
          <table:table-cell office:value-type="float" office:value="23.088">
            <text:p>23.088</text:p>
          </table:table-cell>
          <table:table-cell office:value-type="float" office:value="26.52">
            <text:p>26.52</text:p>
          </table:table-cell>
          <table:table-cell office:value-type="float" office:value="30.374">
            <text:p>30.374</text:p>
          </table:table-cell>
          <table:table-cell office:value-type="float" office:value="34.31">
            <text:p>34.31</text:p>
          </table:table-cell>
          <table:table-cell office:value-type="float" office:value="37.112">
            <text:p>37.112</text:p>
          </table:table-cell>
          <table:table-cell office:value-type="float" office:value="39.63">
            <text:p>39.63</text:p>
          </table:table-cell>
          <table:table-cell office:value-type="float" office:value="44.098">
            <text:p>44.098</text:p>
          </table:table-cell>
          <table:table-cell office:value-type="float" office:value="44.02">
            <text:p>44.02</text:p>
          </table:table-cell>
          <table:table-cell office:value-type="float" office:value="46.892">
            <text:p>46.892</text:p>
          </table:table-cell>
          <table:table-cell office:value-type="float" office:value="51.244">
            <text:p>51.244</text:p>
          </table:table-cell>
          <table:table-cell office:value-type="float" office:value="55.048">
            <text:p>55.048</text:p>
          </table:table-cell>
          <table:table-cell office:value-type="float" office:value="57.852">
            <text:p>57.852</text:p>
          </table:table-cell>
          <table:table-cell office:value-type="float" office:value="59.46">
            <text:p>59.46</text:p>
          </table:table-cell>
          <table:table-cell office:value-type="float" office:value="59.584">
            <text:p>59.584</text:p>
          </table:table-cell>
          <table:table-cell office:value-type="float" office:value="59.55">
            <text:p>59.55</text:p>
          </table:table-cell>
          <table:table-cell office:value-type="float" office:value="61.994">
            <text:p>61.994</text:p>
          </table:table-cell>
          <table:table-cell office:value-type="float" office:value="64.584">
            <text:p>64.584</text:p>
          </table:table-cell>
          <table:table-cell office:value-type="float" office:value="70.472">
            <text:p>70.472</text:p>
          </table:table-cell>
          <table:table-cell office:value-type="float" office:value="72.158">
            <text:p>72.158</text:p>
          </table:table-cell>
          <table:table-cell office:value-type="float" office:value="74.626">
            <text:p>74.626</text:p>
          </table:table-cell>
          <table:table-cell office:value-type="float" office:value="76.244">
            <text:p>76.244</text:p>
          </table:table-cell>
          <table:table-cell office:value-type="float" office:value="78.928">
            <text:p>78.928</text:p>
          </table:table-cell>
          <table:table-cell office:value-type="float" office:value="80.27">
            <text:p>80.27</text:p>
          </table:table-cell>
          <table:table-cell office:value-type="float" office:value="81.11">
            <text:p>81.11</text:p>
          </table:table-cell>
          <table:table-cell office:value-type="float" office:value="82.276">
            <text:p>82.276</text:p>
          </table:table-cell>
          <table:table-cell office:value-type="float" office:value="86.604">
            <text:p>86.604</text:p>
          </table:table-cell>
          <table:table-cell office:value-type="float" office:value="87.882">
            <text:p>87.882</text:p>
          </table:table-cell>
          <table:table-cell office:value-type="float" office:value="91.956">
            <text:p>91.956</text:p>
          </table:table-cell>
          <table:table-cell office:value-type="float" office:value="96.888">
            <text:p>96.888</text:p>
          </table:table-cell>
          <table:table-cell office:value-type="float" office:value="95.528">
            <text:p>95.528</text:p>
          </table:table-cell>
          <table:table-cell office:value-type="float" office:value="96.4">
            <text:p>96.4</text:p>
          </table:table-cell>
          <table:table-cell office:value-type="float" office:value="94.142">
            <text:p>94.142</text:p>
          </table:table-cell>
          <table:table-cell office:value-type="float" office:value="92.358">
            <text:p>92.358</text:p>
          </table:table-cell>
          <table:table-cell office:value-type="float" office:value="98.118">
            <text:p>98.118</text:p>
          </table:table-cell>
          <table:table-cell office:value-type="float" office:value="93.594">
            <text:p>93.594</text:p>
          </table:table-cell>
          <table:table-cell office:value-type="float" office:value="96.488">
            <text:p>96.488</text:p>
          </table:table-cell>
          <table:table-cell office:value-type="float" office:value="95.886">
            <text:p>95.886</text:p>
          </table:table-cell>
          <table:table-cell office:value-type="float" office:value="97.796">
            <text:p>97.796</text:p>
          </table:table-cell>
          <table:table-cell office:value-type="float" office:value="97.254">
            <text:p>97.254</text:p>
          </table:table-cell>
          <table:table-cell office:value-type="float" office:value="100.978">
            <text:p>100.978</text:p>
          </table:table-cell>
          <table:table-cell office:value-type="float" office:value="103.114">
            <text:p>103.114</text:p>
          </table:table-cell>
          <table:table-cell office:value-type="float" office:value="104.806">
            <text:p>104.806</text:p>
          </table:table-cell>
          <table:table-cell office:value-type="float" office:value="105.902">
            <text:p>105.9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6" office:value-type="float" office:value="40">
            <text:p>40</text:p>
          </table:table-cell>
          <table:table-cell table:number-columns-repeated="3"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10" office:value-type="float" office:value="52">
            <text:p>52</text:p>
          </table:table-cell>
          <table:table-cell table:number-columns-repeated="4" office:value-type="float" office:value="53">
            <text:p>53</text:p>
          </table:table-cell>
          <table:table-cell table:number-columns-repeated="4" office:value-type="float" office:value="70">
            <text:p>70</text:p>
          </table:table-cell>
          <table:table-cell table:number-columns-repeated="4" office:value-type="float" office:value="76">
            <text:p>76</text:p>
          </table:table-cell>
          <table:table-cell table:number-columns-repeated="15" office:value-type="float" office:value="89">
            <text:p>89</text:p>
          </table:table-cell>
          <table:table-cell/>
          <table:table-cell office:value-type="float" office:value="16">
            <text:p>16</text:p>
          </table:table-cell>
          <table:table-cell office:value-type="float" office:value="6.75">
            <text:p>6.75</text:p>
          </table:table-cell>
          <table:table-cell office:value-type="float" office:value="6.618">
            <text:p>6.618</text:p>
          </table:table-cell>
          <table:table-cell office:value-type="float" office:value="6.886">
            <text:p>6.886</text:p>
          </table:table-cell>
          <table:table-cell office:value-type="float" office:value="7.912">
            <text:p>7.912</text:p>
          </table:table-cell>
          <table:table-cell office:value-type="float" office:value="9.044">
            <text:p>9.044</text:p>
          </table:table-cell>
          <table:table-cell office:value-type="float" office:value="10.418">
            <text:p>10.418</text:p>
          </table:table-cell>
          <table:table-cell office:value-type="float" office:value="12.134">
            <text:p>12.134</text:p>
          </table:table-cell>
          <table:table-cell office:value-type="float" office:value="14.414">
            <text:p>14.414</text:p>
          </table:table-cell>
          <table:table-cell office:value-type="float" office:value="16.174">
            <text:p>16.174</text:p>
          </table:table-cell>
          <table:table-cell office:value-type="float" office:value="18.918">
            <text:p>18.918</text:p>
          </table:table-cell>
          <table:table-cell office:value-type="float" office:value="21.988">
            <text:p>21.988</text:p>
          </table:table-cell>
          <table:table-cell office:value-type="float" office:value="23.486">
            <text:p>23.486</text:p>
          </table:table-cell>
          <table:table-cell office:value-type="float" office:value="25.244">
            <text:p>25.244</text:p>
          </table:table-cell>
          <table:table-cell office:value-type="float" office:value="28">
            <text:p>28</text:p>
          </table:table-cell>
          <table:table-cell office:value-type="float" office:value="31.96">
            <text:p>31.96</text:p>
          </table:table-cell>
          <table:table-cell office:value-type="float" office:value="35.778">
            <text:p>35.778</text:p>
          </table:table-cell>
          <table:table-cell office:value-type="float" office:value="38.782">
            <text:p>38.782</text:p>
          </table:table-cell>
          <table:table-cell office:value-type="float" office:value="41.026">
            <text:p>41.026</text:p>
          </table:table-cell>
          <table:table-cell office:value-type="float" office:value="40.788">
            <text:p>40.788</text:p>
          </table:table-cell>
          <table:table-cell office:value-type="float" office:value="43.526">
            <text:p>43.526</text:p>
          </table:table-cell>
          <table:table-cell office:value-type="float" office:value="47.02">
            <text:p>47.02</text:p>
          </table:table-cell>
          <table:table-cell office:value-type="float" office:value="48.278">
            <text:p>48.278</text:p>
          </table:table-cell>
          <table:table-cell office:value-type="float" office:value="50.458">
            <text:p>50.458</text:p>
          </table:table-cell>
          <table:table-cell office:value-type="float" office:value="54.572">
            <text:p>54.572</text:p>
          </table:table-cell>
          <table:table-cell office:value-type="float" office:value="58.528">
            <text:p>58.528</text:p>
          </table:table-cell>
          <table:table-cell office:value-type="float" office:value="59.094">
            <text:p>59.094</text:p>
          </table:table-cell>
          <table:table-cell office:value-type="float" office:value="58.252">
            <text:p>58.252</text:p>
          </table:table-cell>
          <table:table-cell office:value-type="float" office:value="59.562">
            <text:p>59.562</text:p>
          </table:table-cell>
          <table:table-cell office:value-type="float" office:value="63.788">
            <text:p>63.788</text:p>
          </table:table-cell>
          <table:table-cell office:value-type="float" office:value="62.66">
            <text:p>62.66</text:p>
          </table:table-cell>
          <table:table-cell office:value-type="float" office:value="66.59">
            <text:p>66.59</text:p>
          </table:table-cell>
          <table:table-cell office:value-type="float" office:value="69.344">
            <text:p>69.344</text:p>
          </table:table-cell>
          <table:table-cell office:value-type="float" office:value="74.572">
            <text:p>74.572</text:p>
          </table:table-cell>
          <table:table-cell office:value-type="float" office:value="77.396">
            <text:p>77.396</text:p>
          </table:table-cell>
          <table:table-cell office:value-type="float" office:value="82.736">
            <text:p>82.736</text:p>
          </table:table-cell>
          <table:table-cell office:value-type="float" office:value="86.746">
            <text:p>86.746</text:p>
          </table:table-cell>
          <table:table-cell office:value-type="float" office:value="85.692">
            <text:p>85.692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number-columns-repeated="3" office:value-type="float" office:value="71">
            <text:p>71</text:p>
          </table:table-cell>
          <table:table-cell table:number-columns-repeated="7" office:value-type="float" office:value="76">
            <text:p>76</text:p>
          </table:table-cell>
          <table:table-cell table:number-columns-repeated="5" office:value-type="float" office:value="79">
            <text:p>79</text:p>
          </table:table-cell>
          <table:table-cell table:number-columns-repeated="33" office:value-type="float" office:value="89">
            <text:p>89</text:p>
          </table:table-cell>
          <table:table-cell/>
          <table:table-cell office:value-type="float" office:value="17">
            <text:p>17</text:p>
          </table:table-cell>
          <table:table-cell office:value-type="float" office:value="6.72">
            <text:p>6.72</text:p>
          </table:table-cell>
          <table:table-cell office:value-type="float" office:value="6.88">
            <text:p>6.88</text:p>
          </table:table-cell>
          <table:table-cell office:value-type="float" office:value="7.202">
            <text:p>7.202</text:p>
          </table:table-cell>
          <table:table-cell office:value-type="float" office:value="7.716">
            <text:p>7.716</text:p>
          </table:table-cell>
          <table:table-cell office:value-type="float" office:value="8.37">
            <text:p>8.37</text:p>
          </table:table-cell>
          <table:table-cell office:value-type="float" office:value="9.44">
            <text:p>9.44</text:p>
          </table:table-cell>
          <table:table-cell office:value-type="float" office:value="11.092">
            <text:p>11.092</text:p>
          </table:table-cell>
          <table:table-cell office:value-type="float" office:value="13.204">
            <text:p>13.204</text:p>
          </table:table-cell>
          <table:table-cell office:value-type="float" office:value="15.52">
            <text:p>15.52</text:p>
          </table:table-cell>
          <table:table-cell office:value-type="float" office:value="18.634">
            <text:p>18.634</text:p>
          </table:table-cell>
          <table:table-cell office:value-type="float" office:value="21.766">
            <text:p>21.766</text:p>
          </table:table-cell>
          <table:table-cell office:value-type="float" office:value="25.196">
            <text:p>25.196</text:p>
          </table:table-cell>
          <table:table-cell office:value-type="float" office:value="28.322">
            <text:p>28.322</text:p>
          </table:table-cell>
          <table:table-cell office:value-type="float" office:value="31.956">
            <text:p>31.956</text:p>
          </table:table-cell>
          <table:table-cell office:value-type="float" office:value="36.27">
            <text:p>36.27</text:p>
          </table:table-cell>
          <table:table-cell office:value-type="float" office:value="40.336">
            <text:p>40.336</text:p>
          </table:table-cell>
          <table:table-cell office:value-type="float" office:value="46.018">
            <text:p>46.018</text:p>
          </table:table-cell>
          <table:table-cell office:value-type="float" office:value="49.554">
            <text:p>49.554</text:p>
          </table:table-cell>
          <table:table-cell office:value-type="float" office:value="52.548">
            <text:p>52.548</text:p>
          </table:table-cell>
          <table:table-cell table:number-columns-repeated="3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4"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table:number-columns-repeated="4" office:value-type="float" office:value="61">
            <text:p>61</text:p>
          </table:table-cell>
          <table:table-cell table:number-columns-repeated="7" office:value-type="float" office:value="62">
            <text:p>62</text:p>
          </table:table-cell>
          <table:table-cell table:number-columns-repeated="12"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  <table:table-cell table:number-columns-repeated="19" office:value-type="float" office:value="75">
            <text:p>75</text:p>
          </table:table-cell>
          <table:table-cell/>
          <table:table-cell office:value-type="float" office:value="18">
            <text:p>18</text:p>
          </table:table-cell>
          <table:table-cell office:value-type="float" office:value="6.674">
            <text:p>6.674</text:p>
          </table:table-cell>
          <table:table-cell office:value-type="float" office:value="6.852">
            <text:p>6.852</text:p>
          </table:table-cell>
          <table:table-cell office:value-type="float" office:value="7.178">
            <text:p>7.178</text:p>
          </table:table-cell>
          <table:table-cell office:value-type="float" office:value="8.114">
            <text:p>8.114</text:p>
          </table:table-cell>
          <table:table-cell office:value-type="float" office:value="8.44">
            <text:p>8.44</text:p>
          </table:table-cell>
          <table:table-cell office:value-type="float" office:value="9.604">
            <text:p>9.604</text:p>
          </table:table-cell>
          <table:table-cell office:value-type="float" office:value="10.924">
            <text:p>10.924</text:p>
          </table:table-cell>
          <table:table-cell office:value-type="float" office:value="12.76">
            <text:p>12.76</text:p>
          </table:table-cell>
          <table:table-cell office:value-type="float" office:value="15.528">
            <text:p>15.528</text:p>
          </table:table-cell>
          <table:table-cell office:value-type="float" office:value="18.198">
            <text:p>18.198</text:p>
          </table:table-cell>
          <table:table-cell office:value-type="float" office:value="21.944">
            <text:p>21.944</text:p>
          </table:table-cell>
          <table:table-cell office:value-type="float" office:value="25.814">
            <text:p>25.814</text:p>
          </table:table-cell>
          <table:table-cell office:value-type="float" office:value="30.652">
            <text:p>30.652</text:p>
          </table:table-cell>
          <table:table-cell office:value-type="float" office:value="33.802">
            <text:p>33.802</text:p>
          </table:table-cell>
          <table:table-cell office:value-type="float" office:value="39.28">
            <text:p>39.28</text:p>
          </table:table-cell>
          <table:table-cell office:value-type="float" office:value="43.516">
            <text:p>43.516</text:p>
          </table:table-cell>
          <table:table-cell office:value-type="float" office:value="48.152">
            <text:p>48.152</text:p>
          </table:table-cell>
          <table:table-cell office:value-type="float" office:value="51.318">
            <text:p>51.318</text:p>
          </table:table-cell>
          <table:table-cell office:value-type="float" office:value="52.948">
            <text:p>52.948</text:p>
          </table:table-cell>
          <table:table-cell office:value-type="float" office:value="54.876">
            <text:p>54.876</text:p>
          </table:table-cell>
          <table:table-cell office:value-type="float" office:value="60.266">
            <text:p>60.266</text:p>
          </table:table-cell>
          <table:table-cell office:value-type="float" office:value="62.174">
            <text:p>62.174</text:p>
          </table:table-cell>
          <table:table-cell office:value-type="float" office:value="64.558">
            <text:p>64.558</text:p>
          </table:table-cell>
          <table:table-cell office:value-type="float" office:value="68.388">
            <text:p>68.388</text:p>
          </table:table-cell>
          <table:table-cell office:value-type="float" office:value="70.404">
            <text:p>70.404</text:p>
          </table:table-cell>
          <table:table-cell office:value-type="float" office:value="70.1">
            <text:p>70.1</text:p>
          </table:table-cell>
          <table:table-cell office:value-type="float" office:value="73.108">
            <text:p>73.108</text:p>
          </table:table-cell>
          <table:table-cell office:value-type="float" office:value="74.24">
            <text:p>74.24</text:p>
          </table:table-cell>
          <table:table-cell office:value-type="float" office:value="73.596">
            <text:p>73.596</text:p>
          </table:table-cell>
          <table:table-cell office:value-type="float" office:value="75.55">
            <text:p>75.55</text:p>
          </table:table-cell>
          <table:table-cell office:value-type="float" office:value="78.016">
            <text:p>78.016</text:p>
          </table:table-cell>
          <table:table-cell office:value-type="float" office:value="80.86">
            <text:p>80.86</text:p>
          </table:table-cell>
          <table:table-cell office:value-type="float" office:value="83.232">
            <text:p>83.232</text:p>
          </table:table-cell>
          <table:table-cell office:value-type="float" office:value="83.314">
            <text:p>83.314</text:p>
          </table:table-cell>
          <table:table-cell office:value-type="float" office:value="86.2">
            <text:p>86.2</text:p>
          </table:table-cell>
          <table:table-cell office:value-type="float" office:value="89.758">
            <text:p>89.758</text:p>
          </table:table-cell>
          <table:table-cell office:value-type="float" office:value="90.056">
            <text:p>90.056</text:p>
          </table:table-cell>
          <table:table-cell office:value-type="float" office:value="89.11">
            <text:p>89.11</text:p>
          </table:table-cell>
          <table:table-cell office:value-type="float" office:value="89.132">
            <text:p>89.132</text:p>
          </table:table-cell>
          <table:table-cell office:value-type="float" office:value="88.238">
            <text:p>88.238</text:p>
          </table:table-cell>
          <table:table-cell office:value-type="float" office:value="93.054">
            <text:p>93.054</text:p>
          </table:table-cell>
          <table:table-cell office:value-type="float" office:value="92.516">
            <text:p>92.516</text:p>
          </table:table-cell>
          <table:table-cell office:value-type="float" office:value="94.75">
            <text:p>94.75</text:p>
          </table:table-cell>
          <table:table-cell office:value-type="float" office:value="99.364">
            <text:p>99.364</text:p>
          </table:table-cell>
          <table:table-cell office:value-type="float" office:value="102.474">
            <text:p>102.474</text:p>
          </table:table-cell>
          <table:table-cell office:value-type="float" office:value="105.86">
            <text:p>105.86</text:p>
          </table:table-cell>
          <table:table-cell office:value-type="float" office:value="108.34">
            <text:p>108.34</text:p>
          </table:table-cell>
          <table:table-cell office:value-type="float" office:value="112.052">
            <text:p>112.052</text:p>
          </table:table-cell>
          <table:table-cell office:value-type="float" office:value="111.54">
            <text:p>111.54</text:p>
          </table:table-cell>
          <table:table-cell office:value-type="float" office:value="111.57">
            <text:p>111.57</text:p>
          </table:table-cell>
          <table:table-cell office:value-type="float" office:value="114.108">
            <text:p>114.10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4"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10" office:value-type="float" office:value="88">
            <text:p>88</text:p>
          </table:table-cell>
          <table:table-cell table:number-columns-repeated="30" office:value-type="float" office:value="89">
            <text:p>89</text:p>
          </table:table-cell>
          <table:table-cell/>
          <table:table-cell office:value-type="float" office:value="19">
            <text:p>19</text:p>
          </table:table-cell>
          <table:table-cell office:value-type="float" office:value="6.766">
            <text:p>6.766</text:p>
          </table:table-cell>
          <table:table-cell office:value-type="float" office:value="6.96">
            <text:p>6.96</text:p>
          </table:table-cell>
          <table:table-cell office:value-type="float" office:value="7.756">
            <text:p>7.756</text:p>
          </table:table-cell>
          <table:table-cell office:value-type="float" office:value="9.036">
            <text:p>9.036</text:p>
          </table:table-cell>
          <table:table-cell office:value-type="float" office:value="10.398">
            <text:p>10.398</text:p>
          </table:table-cell>
          <table:table-cell office:value-type="float" office:value="12.678">
            <text:p>12.678</text:p>
          </table:table-cell>
          <table:table-cell office:value-type="float" office:value="15.062">
            <text:p>15.062</text:p>
          </table:table-cell>
          <table:table-cell office:value-type="float" office:value="18.402">
            <text:p>18.402</text:p>
          </table:table-cell>
          <table:table-cell office:value-type="float" office:value="21.062">
            <text:p>21.062</text:p>
          </table:table-cell>
          <table:table-cell office:value-type="float" office:value="25.564">
            <text:p>25.564</text:p>
          </table:table-cell>
          <table:table-cell office:value-type="float" office:value="28.956">
            <text:p>28.956</text:p>
          </table:table-cell>
          <table:table-cell office:value-type="float" office:value="31.686">
            <text:p>31.686</text:p>
          </table:table-cell>
          <table:table-cell office:value-type="float" office:value="35.82">
            <text:p>35.82</text:p>
          </table:table-cell>
          <table:table-cell office:value-type="float" office:value="39.298">
            <text:p>39.298</text:p>
          </table:table-cell>
          <table:table-cell office:value-type="float" office:value="42.846">
            <text:p>42.846</text:p>
          </table:table-cell>
          <table:table-cell office:value-type="float" office:value="45.654">
            <text:p>45.654</text:p>
          </table:table-cell>
          <table:table-cell office:value-type="float" office:value="47.998">
            <text:p>47.998</text:p>
          </table:table-cell>
          <table:table-cell office:value-type="float" office:value="48.152">
            <text:p>48.152</text:p>
          </table:table-cell>
          <table:table-cell office:value-type="float" office:value="50.292">
            <text:p>50.292</text:p>
          </table:table-cell>
          <table:table-cell office:value-type="float" office:value="51.028">
            <text:p>51.028</text:p>
          </table:table-cell>
          <table:table-cell office:value-type="float" office:value="50.862">
            <text:p>50.862</text:p>
          </table:table-cell>
          <table:table-cell office:value-type="float" office:value="51.828">
            <text:p>51.828</text:p>
          </table:table-cell>
          <table:table-cell table:number-columns-repeated="2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number-columns-repeated="4" office:value-type="float" office:value="62">
            <text:p>62</text:p>
          </table:table-cell>
          <table:table-cell table:number-columns-repeated="5" office:value-type="float" office:value="88">
            <text:p>88</text:p>
          </table:table-cell>
          <table:table-cell table:number-columns-repeated="38" office:value-type="float" office:value="89">
            <text:p>89</text:p>
          </table:table-cell>
          <table:table-cell/>
          <table:table-cell office:value-type="float" office:value="20">
            <text:p>20</text:p>
          </table:table-cell>
          <table:table-cell office:value-type="float" office:value="6.862">
            <text:p>6.862</text:p>
          </table:table-cell>
          <table:table-cell office:value-type="float" office:value="7.114">
            <text:p>7.114</text:p>
          </table:table-cell>
          <table:table-cell office:value-type="float" office:value="7.8">
            <text:p>7.8</text:p>
          </table:table-cell>
          <table:table-cell office:value-type="float" office:value="8.466">
            <text:p>8.466</text:p>
          </table:table-cell>
          <table:table-cell office:value-type="float" office:value="9.11">
            <text:p>9.11</text:p>
          </table:table-cell>
          <table:table-cell office:value-type="float" office:value="10.946">
            <text:p>10.946</text:p>
          </table:table-cell>
          <table:table-cell office:value-type="float" office:value="12.59">
            <text:p>12.59</text:p>
          </table:table-cell>
          <table:table-cell office:value-type="float" office:value="15.374">
            <text:p>15.374</text:p>
          </table:table-cell>
          <table:table-cell office:value-type="float" office:value="18.606">
            <text:p>18.606</text:p>
          </table:table-cell>
          <table:table-cell office:value-type="float" office:value="20.718">
            <text:p>20.718</text:p>
          </table:table-cell>
          <table:table-cell office:value-type="float" office:value="24.502">
            <text:p>24.502</text:p>
          </table:table-cell>
          <table:table-cell office:value-type="float" office:value="27.492">
            <text:p>27.492</text:p>
          </table:table-cell>
          <table:table-cell office:value-type="float" office:value="31.12">
            <text:p>31.12</text:p>
          </table:table-cell>
          <table:table-cell office:value-type="float" office:value="33.126">
            <text:p>33.126</text:p>
          </table:table-cell>
          <table:table-cell table:number-columns-repeated="3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number-columns-repeated="4" office:value-type="float" office:value="53">
            <text:p>53</text:p>
          </table:table-cell>
          <table:table-cell table:number-columns-repeated="14" office:value-type="float" office:value="66">
            <text:p>66</text:p>
          </table:table-cell>
          <table:table-cell table:number-columns-repeated="12" office:value-type="float" office:value="73">
            <text:p>73</text:p>
          </table:table-cell>
          <table:table-cell table:number-columns-repeated="16" office:value-type="float" office:value="89">
            <text:p>89</text:p>
          </table:table-cell>
          <table:table-cell/>
          <table:table-cell office:value-type="float" office:value="21">
            <text:p>21</text:p>
          </table:table-cell>
          <table:table-cell office:value-type="float" office:value="6.886">
            <text:p>6.886</text:p>
          </table:table-cell>
          <table:table-cell office:value-type="float" office:value="7.01">
            <text:p>7.01</text:p>
          </table:table-cell>
          <table:table-cell office:value-type="float" office:value="7.65">
            <text:p>7.65</text:p>
          </table:table-cell>
          <table:table-cell office:value-type="float" office:value="8.87">
            <text:p>8.87</text:p>
          </table:table-cell>
          <table:table-cell office:value-type="float" office:value="9.946">
            <text:p>9.946</text:p>
          </table:table-cell>
          <table:table-cell office:value-type="float" office:value="10.654">
            <text:p>10.654</text:p>
          </table:table-cell>
          <table:table-cell office:value-type="float" office:value="12.084">
            <text:p>12.084</text:p>
          </table:table-cell>
          <table:table-cell office:value-type="float" office:value="14.702">
            <text:p>14.702</text:p>
          </table:table-cell>
          <table:table-cell office:value-type="float" office:value="17.142">
            <text:p>17.142</text:p>
          </table:table-cell>
          <table:table-cell office:value-type="float" office:value="20.15">
            <text:p>20.15</text:p>
          </table:table-cell>
          <table:table-cell office:value-type="float" office:value="22.25">
            <text:p>22.25</text:p>
          </table:table-cell>
          <table:table-cell office:value-type="float" office:value="26.138">
            <text:p>26.138</text:p>
          </table:table-cell>
          <table:table-cell office:value-type="float" office:value="28.386">
            <text:p>28.386</text:p>
          </table:table-cell>
          <table:table-cell office:value-type="float" office:value="31.004">
            <text:p>31.004</text:p>
          </table:table-cell>
          <table:table-cell office:value-type="float" office:value="33.706">
            <text:p>33.706</text:p>
          </table:table-cell>
          <table:table-cell office:value-type="float" office:value="35.998">
            <text:p>35.998</text:p>
          </table:table-cell>
          <table:table-cell office:value-type="float" office:value="38.074">
            <text:p>38.074</text:p>
          </table:table-cell>
          <table:table-cell office:value-type="float" office:value="41.562">
            <text:p>41.562</text:p>
          </table:table-cell>
          <table:table-cell office:value-type="float" office:value="45.662">
            <text:p>45.662</text:p>
          </table:table-cell>
          <table:table-cell office:value-type="float" office:value="48.454">
            <text:p>48.454</text:p>
          </table:table-cell>
          <table:table-cell office:value-type="float" office:value="51.172">
            <text:p>51.172</text:p>
          </table:table-cell>
          <table:table-cell office:value-type="float" office:value="52.258">
            <text:p>52.258</text:p>
          </table:table-cell>
          <table:table-cell office:value-type="float" office:value="53.91">
            <text:p>53.91</text:p>
          </table:table-cell>
          <table:table-cell office:value-type="float" office:value="56.138">
            <text:p>56.138</text:p>
          </table:table-cell>
          <table:table-cell office:value-type="float" office:value="57.896">
            <text:p>57.896</text:p>
          </table:table-cell>
          <table:table-cell office:value-type="float" office:value="58.852">
            <text:p>58.852</text:p>
          </table:table-cell>
          <table:table-cell office:value-type="float" office:value="58.082">
            <text:p>58.082</text:p>
          </table:table-cell>
          <table:table-cell office:value-type="float" office:value="56.552">
            <text:p>56.552</text:p>
          </table:table-cell>
          <table:table-cell office:value-type="float" office:value="55.802">
            <text:p>55.802</text:p>
          </table:table-cell>
          <table:table-cell office:value-type="float" office:value="57.776">
            <text:p>57.776</text:p>
          </table:table-cell>
          <table:table-cell office:value-type="float" office:value="59.014">
            <text:p>59.014</text:p>
          </table:table-cell>
          <table:table-cell office:value-type="float" office:value="60.916">
            <text:p>60.916</text:p>
          </table:table-cell>
          <table:table-cell office:value-type="float" office:value="63.49">
            <text:p>63.49</text:p>
          </table:table-cell>
          <table:table-cell office:value-type="float" office:value="62.432">
            <text:p>62.432</text:p>
          </table:table-cell>
          <table:table-cell office:value-type="float" office:value="62.848">
            <text:p>62.848</text:p>
          </table:table-cell>
          <table:table-cell office:value-type="float" office:value="63.212">
            <text:p>63.212</text:p>
          </table:table-cell>
          <table:table-cell table:number-columns-repeated="1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table:number-columns-repeated="4" office:value-type="float" office:value="56">
            <text:p>56</text:p>
          </table:table-cell>
          <table:table-cell table:number-columns-repeated="4" office:value-type="float" office:value="68">
            <text:p>68</text:p>
          </table:table-cell>
          <table:table-cell table:number-columns-repeated="36" office:value-type="float" office:value="72">
            <text:p>72</text:p>
          </table:table-cell>
          <table:table-cell table:number-columns-repeated="4" office:value-type="float" office:value="89">
            <text:p>89</text:p>
          </table:table-cell>
          <table:table-cell/>
          <table:table-cell office:value-type="float" office:value="22">
            <text:p>22</text:p>
          </table:table-cell>
          <table:table-cell office:value-type="float" office:value="7.022">
            <text:p>7.022</text:p>
          </table:table-cell>
          <table:table-cell office:value-type="float" office:value="6.974">
            <text:p>6.974</text:p>
          </table:table-cell>
          <table:table-cell office:value-type="float" office:value="7.434">
            <text:p>7.434</text:p>
          </table:table-cell>
          <table:table-cell office:value-type="float" office:value="7.966">
            <text:p>7.966</text:p>
          </table:table-cell>
          <table:table-cell office:value-type="float" office:value="8.62">
            <text:p>8.62</text:p>
          </table:table-cell>
          <table:table-cell office:value-type="float" office:value="9.482">
            <text:p>9.482</text:p>
          </table:table-cell>
          <table:table-cell office:value-type="float" office:value="10.588">
            <text:p>10.588</text:p>
          </table:table-cell>
          <table:table-cell office:value-type="float" office:value="12.214">
            <text:p>12.214</text:p>
          </table:table-cell>
          <table:table-cell office:value-type="float" office:value="14.196">
            <text:p>14.196</text:p>
          </table:table-cell>
          <table:table-cell office:value-type="float" office:value="16.654">
            <text:p>16.654</text:p>
          </table:table-cell>
          <table:table-cell office:value-type="float" office:value="18.56">
            <text:p>18.56</text:p>
          </table:table-cell>
          <table:table-cell office:value-type="float" office:value="19.966">
            <text:p>19.966</text:p>
          </table:table-cell>
          <table:table-cell office:value-type="float" office:value="22.552">
            <text:p>22.552</text:p>
          </table:table-cell>
          <table:table-cell office:value-type="float" office:value="25.178">
            <text:p>25.178</text:p>
          </table:table-cell>
          <table:table-cell office:value-type="float" office:value="27.17">
            <text:p>27.17</text:p>
          </table:table-cell>
          <table:table-cell office:value-type="float" office:value="29.056">
            <text:p>29.056</text:p>
          </table:table-cell>
          <table:table-cell office:value-type="float" office:value="30.654">
            <text:p>30.654</text:p>
          </table:table-cell>
          <table:table-cell office:value-type="float" office:value="32.35">
            <text:p>32.35</text:p>
          </table:table-cell>
          <table:table-cell office:value-type="float" office:value="34.956">
            <text:p>34.956</text:p>
          </table:table-cell>
          <table:table-cell office:value-type="float" office:value="35.31">
            <text:p>35.31</text:p>
          </table:table-cell>
          <table:table-cell office:value-type="float" office:value="35.552">
            <text:p>35.552</text:p>
          </table:table-cell>
          <table:table-cell office:value-type="float" office:value="36.774">
            <text:p>36.774</text:p>
          </table:table-cell>
          <table:table-cell office:value-type="float" office:value="39.62">
            <text:p>39.62</text:p>
          </table:table-cell>
          <table:table-cell office:value-type="float" office:value="38.6">
            <text:p>38.6</text:p>
          </table:table-cell>
          <table:table-cell office:value-type="float" office:value="39.184">
            <text:p>39.184</text:p>
          </table:table-cell>
          <table:table-cell office:value-type="float" office:value="40.278">
            <text:p>40.278</text:p>
          </table:table-cell>
          <table:table-cell office:value-type="float" office:value="40.774">
            <text:p>40.774</text:p>
          </table:table-cell>
          <table:table-cell office:value-type="float" office:value="42.004">
            <text:p>42.004</text:p>
          </table:table-cell>
          <table:table-cell office:value-type="float" office:value="43.116">
            <text:p>43.116</text:p>
          </table:table-cell>
          <table:table-cell office:value-type="float" office:value="46.004">
            <text:p>46.004</text:p>
          </table:table-cell>
          <table:table-cell office:value-type="float" office:value="47.376">
            <text:p>47.376</text:p>
          </table:table-cell>
          <table:table-cell office:value-type="float" office:value="48.12">
            <text:p>48.12</text:p>
          </table:table-cell>
          <table:table-cell office:value-type="float" office:value="49.284">
            <text:p>49.284</text:p>
          </table:table-cell>
          <table:table-cell office:value-type="float" office:value="51.224">
            <text:p>51.224</text:p>
          </table:table-cell>
          <table:table-cell office:value-type="float" office:value="52.05">
            <text:p>52.05</text:p>
          </table:table-cell>
          <table:table-cell office:value-type="float" office:value="50.022">
            <text:p>50.022</text:p>
          </table:table-cell>
          <table:table-cell office:value-type="float" office:value="53.788">
            <text:p>53.788</text:p>
          </table:table-cell>
          <table:table-cell office:value-type="float" office:value="56.956">
            <text:p>56.956</text:p>
          </table:table-cell>
          <table:table-cell office:value-type="float" office:value="59.052">
            <text:p>59.052</text:p>
          </table:table-cell>
          <table:table-cell office:value-type="float" office:value="60.676">
            <text:p>60.676</text:p>
          </table:table-cell>
          <table:table-cell office:value-type="float" office:value="59.36">
            <text:p>59.36</text:p>
          </table:table-cell>
          <table:table-cell office:value-type="float" office:value="60.71">
            <text:p>60.71</text:p>
          </table:table-cell>
          <table:table-cell office:value-type="float" office:value="60.74">
            <text:p>60.74</text:p>
          </table:table-cell>
          <table:table-cell office:value-type="float" office:value="59.984">
            <text:p>59.984</text:p>
          </table:table-cell>
          <table:table-cell office:value-type="float" office:value="59.906">
            <text:p>59.906</text:p>
          </table:table-cell>
          <table:table-cell office:value-type="float" office:value="59.11">
            <text:p>59.11</text:p>
          </table:table-cell>
          <table:table-cell office:value-type="float" office:value="58.798">
            <text:p>58.798</text:p>
          </table:table-cell>
          <table:table-cell office:value-type="float" office:value="63.206">
            <text:p>63.206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number-columns-repeated="4"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table:number-columns-repeated="15" office:value-type="float" office:value="62">
            <text:p>62</text:p>
          </table:table-cell>
          <table:table-cell table:number-columns-repeated="10" office:value-type="float" office:value="63">
            <text:p>63</text:p>
          </table:table-cell>
          <table:table-cell table:number-columns-repeated="7" office:value-type="float" office:value="68">
            <text:p>68</text:p>
          </table:table-cell>
          <table:table-cell table:number-columns-repeated="11" office:value-type="float" office:value="76">
            <text:p>76</text:p>
          </table:table-cell>
          <table:table-cell/>
          <table:table-cell office:value-type="float" office:value="23">
            <text:p>23</text:p>
          </table:table-cell>
          <table:table-cell office:value-type="float" office:value="6.862">
            <text:p>6.862</text:p>
          </table:table-cell>
          <table:table-cell office:value-type="float" office:value="6.996">
            <text:p>6.996</text:p>
          </table:table-cell>
          <table:table-cell office:value-type="float" office:value="7.668">
            <text:p>7.668</text:p>
          </table:table-cell>
          <table:table-cell office:value-type="float" office:value="8.208">
            <text:p>8.208</text:p>
          </table:table-cell>
          <table:table-cell office:value-type="float" office:value="8.99">
            <text:p>8.99</text:p>
          </table:table-cell>
          <table:table-cell office:value-type="float" office:value="9.716">
            <text:p>9.716</text:p>
          </table:table-cell>
          <table:table-cell office:value-type="float" office:value="10.988">
            <text:p>10.988</text:p>
          </table:table-cell>
          <table:table-cell office:value-type="float" office:value="12.32">
            <text:p>12.32</text:p>
          </table:table-cell>
          <table:table-cell office:value-type="float" office:value="15.146">
            <text:p>15.146</text:p>
          </table:table-cell>
          <table:table-cell office:value-type="float" office:value="18.546">
            <text:p>18.546</text:p>
          </table:table-cell>
          <table:table-cell office:value-type="float" office:value="20.27">
            <text:p>20.27</text:p>
          </table:table-cell>
          <table:table-cell office:value-type="float" office:value="23.434">
            <text:p>23.434</text:p>
          </table:table-cell>
          <table:table-cell office:value-type="float" office:value="27.564">
            <text:p>27.564</text:p>
          </table:table-cell>
          <table:table-cell office:value-type="float" office:value="29.538">
            <text:p>29.538</text:p>
          </table:table-cell>
          <table:table-cell office:value-type="float" office:value="33.522">
            <text:p>33.522</text:p>
          </table:table-cell>
          <table:table-cell office:value-type="float" office:value="36.42">
            <text:p>36.42</text:p>
          </table:table-cell>
          <table:table-cell office:value-type="float" office:value="39.014">
            <text:p>39.014</text:p>
          </table:table-cell>
          <table:table-cell office:value-type="float" office:value="40.7">
            <text:p>40.7</text:p>
          </table:table-cell>
          <table:table-cell office:value-type="float" office:value="44.034">
            <text:p>44.034</text:p>
          </table:table-cell>
          <table:table-cell office:value-type="float" office:value="47.022">
            <text:p>47.022</text:p>
          </table:table-cell>
          <table:table-cell office:value-type="float" office:value="48.614">
            <text:p>48.614</text:p>
          </table:table-cell>
          <table:table-cell office:value-type="float" office:value="49.3">
            <text:p>49.3</text:p>
          </table:table-cell>
          <table:table-cell office:value-type="float" office:value="51.226">
            <text:p>51.226</text:p>
          </table:table-cell>
          <table:table-cell office:value-type="float" office:value="53.632">
            <text:p>53.632</text:p>
          </table:table-cell>
          <table:table-cell office:value-type="float" office:value="58.858">
            <text:p>58.858</text:p>
          </table:table-cell>
          <table:table-cell office:value-type="float" office:value="60.41">
            <text:p>60.41</text:p>
          </table:table-cell>
          <table:table-cell office:value-type="float" office:value="63.52">
            <text:p>63.52</text:p>
          </table:table-cell>
          <table:table-cell office:value-type="float" office:value="63.872">
            <text:p>63.872</text:p>
          </table:table-cell>
          <table:table-cell office:value-type="float" office:value="65.442">
            <text:p>65.442</text:p>
          </table:table-cell>
          <table:table-cell office:value-type="float" office:value="69.584">
            <text:p>69.584</text:p>
          </table:table-cell>
          <table:table-cell office:value-type="float" office:value="70.728">
            <text:p>70.728</text:p>
          </table:table-cell>
          <table:table-cell office:value-type="float" office:value="75.328">
            <text:p>75.328</text:p>
          </table:table-cell>
          <table:table-cell office:value-type="float" office:value="74.924">
            <text:p>74.924</text:p>
          </table:table-cell>
          <table:table-cell office:value-type="float" office:value="80.896">
            <text:p>80.896</text:p>
          </table:table-cell>
          <table:table-cell office:value-type="float" office:value="84.238">
            <text:p>84.238</text:p>
          </table:table-cell>
          <table:table-cell office:value-type="float" office:value="89.966">
            <text:p>89.966</text:p>
          </table:table-cell>
          <table:table-cell office:value-type="float" office:value="96.582">
            <text:p>96.582</text:p>
          </table:table-cell>
          <table:table-cell office:value-type="float" office:value="100.684">
            <text:p>100.684</text:p>
          </table:table-cell>
          <table:table-cell office:value-type="float" office:value="100.602">
            <text:p>100.602</text:p>
          </table:table-cell>
          <table:table-cell office:value-type="float" office:value="103.254">
            <text:p>103.254</text:p>
          </table:table-cell>
          <table:table-cell office:value-type="float" office:value="101.586">
            <text:p>101.586</text:p>
          </table:table-cell>
          <table:table-cell office:value-type="float" office:value="105.024">
            <text:p>105.024</text:p>
          </table:table-cell>
          <table:table-cell office:value-type="float" office:value="109.248">
            <text:p>109.248</text:p>
          </table:table-cell>
          <table:table-cell office:value-type="float" office:value="113.514">
            <text:p>113.514</text:p>
          </table:table-cell>
          <table:table-cell office:value-type="float" office:value="112.67">
            <text:p>112.67</text:p>
          </table:table-cell>
          <table:table-cell office:value-type="float" office:value="114.81">
            <text:p>114.81</text:p>
          </table:table-cell>
          <table:table-cell office:value-type="float" office:value="115.982">
            <text:p>115.982</text:p>
          </table:table-cell>
          <table:table-cell office:value-type="float" office:value="113.754">
            <text:p>113.754</text:p>
          </table:table-cell>
          <table:table-cell office:value-type="float" office:value="115.148">
            <text:p>115.148</text:p>
          </table:table-cell>
          <table:table-cell office:value-type="float" office:value="118.432">
            <text:p>118.432</text:p>
          </table:table-cell>
          <table:table-cell office:value-type="float" office:value="116.672">
            <text:p>116.67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3">
            <text:p>43</text:p>
          </table:table-cell>
          <table:table-cell table:number-columns-repeated="2" office:value-type="float" office:value="46">
            <text:p>46</text:p>
          </table:table-cell>
          <table:table-cell table:number-columns-repeated="5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7" office:value-type="float" office:value="64">
            <text:p>64</text:p>
          </table:table-cell>
          <table:table-cell table:number-columns-repeated="17" office:value-type="float" office:value="66">
            <text:p>66</text:p>
          </table:table-cell>
          <table:table-cell table:number-columns-repeated="16" office:value-type="float" office:value="67">
            <text:p>67</text:p>
          </table:table-cell>
          <table:table-cell/>
          <table:table-cell office:value-type="float" office:value="24">
            <text:p>24</text:p>
          </table:table-cell>
          <table:table-cell office:value-type="float" office:value="6.696">
            <text:p>6.696</text:p>
          </table:table-cell>
          <table:table-cell office:value-type="float" office:value="6.866">
            <text:p>6.866</text:p>
          </table:table-cell>
          <table:table-cell office:value-type="float" office:value="7.652">
            <text:p>7.652</text:p>
          </table:table-cell>
          <table:table-cell office:value-type="float" office:value="8.572">
            <text:p>8.572</text:p>
          </table:table-cell>
          <table:table-cell office:value-type="float" office:value="9.844">
            <text:p>9.844</text:p>
          </table:table-cell>
          <table:table-cell office:value-type="float" office:value="11.622">
            <text:p>11.622</text:p>
          </table:table-cell>
          <table:table-cell office:value-type="float" office:value="13.16">
            <text:p>13.16</text:p>
          </table:table-cell>
          <table:table-cell office:value-type="float" office:value="15.456">
            <text:p>15.456</text:p>
          </table:table-cell>
          <table:table-cell office:value-type="float" office:value="17.626">
            <text:p>17.626</text:p>
          </table:table-cell>
          <table:table-cell office:value-type="float" office:value="19.854">
            <text:p>19.854</text:p>
          </table:table-cell>
          <table:table-cell office:value-type="float" office:value="22.082">
            <text:p>22.082</text:p>
          </table:table-cell>
          <table:table-cell office:value-type="float" office:value="25.614">
            <text:p>25.614</text:p>
          </table:table-cell>
          <table:table-cell office:value-type="float" office:value="27.93">
            <text:p>27.93</text:p>
          </table:table-cell>
          <table:table-cell office:value-type="float" office:value="31.164">
            <text:p>31.164</text:p>
          </table:table-cell>
          <table:table-cell office:value-type="float" office:value="34.474">
            <text:p>34.474</text:p>
          </table:table-cell>
          <table:table-cell office:value-type="float" office:value="37.264">
            <text:p>37.264</text:p>
          </table:table-cell>
          <table:table-cell office:value-type="float" office:value="41.018">
            <text:p>41.018</text:p>
          </table:table-cell>
          <table:table-cell office:value-type="float" office:value="44.28">
            <text:p>44.28</text:p>
          </table:table-cell>
          <table:table-cell office:value-type="float" office:value="45.366">
            <text:p>45.366</text:p>
          </table:table-cell>
          <table:table-cell office:value-type="float" office:value="46.104">
            <text:p>46.104</text:p>
          </table:table-cell>
          <table:table-cell office:value-type="float" office:value="50.08">
            <text:p>50.08</text:p>
          </table:table-cell>
          <table:table-cell office:value-type="float" office:value="52.888">
            <text:p>52.888</text:p>
          </table:table-cell>
          <table:table-cell office:value-type="float" office:value="57.856">
            <text:p>57.856</text:p>
          </table:table-cell>
          <table:table-cell office:value-type="float" office:value="61.322">
            <text:p>61.322</text:p>
          </table:table-cell>
          <table:table-cell office:value-type="float" office:value="62.026">
            <text:p>62.026</text:p>
          </table:table-cell>
          <table:table-cell office:value-type="float" office:value="64.996">
            <text:p>64.996</text:p>
          </table:table-cell>
          <table:table-cell office:value-type="float" office:value="70.474">
            <text:p>70.474</text:p>
          </table:table-cell>
          <table:table-cell office:value-type="float" office:value="74.25">
            <text:p>74.25</text:p>
          </table:table-cell>
          <table:table-cell office:value-type="float" office:value="80.934">
            <text:p>80.934</text:p>
          </table:table-cell>
          <table:table-cell office:value-type="float" office:value="82.89">
            <text:p>82.89</text:p>
          </table:table-cell>
          <table:table-cell office:value-type="float" office:value="86.412">
            <text:p>86.412</text:p>
          </table:table-cell>
          <table:table-cell office:value-type="float" office:value="90.936">
            <text:p>90.936</text:p>
          </table:table-cell>
          <table:table-cell office:value-type="float" office:value="91.24">
            <text:p>91.24</text:p>
          </table:table-cell>
          <table:table-cell office:value-type="float" office:value="96.346">
            <text:p>96.346</text:p>
          </table:table-cell>
          <table:table-cell office:value-type="float" office:value="101.794">
            <text:p>101.794</text:p>
          </table:table-cell>
          <table:table-cell office:value-type="float" office:value="101.518">
            <text:p>101.518</text:p>
          </table:table-cell>
          <table:table-cell office:value-type="float" office:value="103.52">
            <text:p>103.52</text:p>
          </table:table-cell>
          <table:table-cell office:value-type="float" office:value="105.19">
            <text:p>105.19</text:p>
          </table:table-cell>
          <table:table-cell office:value-type="float" office:value="107.12">
            <text:p>107.12</text:p>
          </table:table-cell>
          <table:table-cell office:value-type="float" office:value="111.668">
            <text:p>111.668</text:p>
          </table:table-cell>
          <table:table-cell office:value-type="float" office:value="114.346">
            <text:p>114.346</text:p>
          </table:table-cell>
          <table:table-cell office:value-type="float" office:value="113.676">
            <text:p>113.676</text:p>
          </table:table-cell>
          <table:table-cell office:value-type="float" office:value="117.724">
            <text:p>117.724</text:p>
          </table:table-cell>
          <table:table-cell office:value-type="float" office:value="118.102">
            <text:p>118.102</text:p>
          </table:table-cell>
          <table:table-cell office:value-type="float" office:value="119.128">
            <text:p>119.128</text:p>
          </table:table-cell>
          <table:table-cell office:value-type="float" office:value="116.636">
            <text:p>116.636</text:p>
          </table:table-cell>
          <table:table-cell office:value-type="float" office:value="118.956">
            <text:p>118.956</text:p>
          </table:table-cell>
          <table:table-cell office:value-type="float" office:value="125.914">
            <text:p>125.914</text:p>
          </table:table-cell>
          <table:table-cell office:value-type="float" office:value="124.778">
            <text:p>124.778</text:p>
          </table:table-cell>
          <table:table-cell office:value-type="float" office:value="127.256">
            <text:p>127.256</text:p>
          </table:table-cell>
          <table:table-cell office:value-type="float" office:value="130.362">
            <text:p>130.36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50">
            <text:p>50</text:p>
          </table:table-cell>
          <table:table-cell table:number-columns-repeated="3" office:value-type="float" office:value="62">
            <text:p>62</text:p>
          </table:table-cell>
          <table:table-cell office:value-type="float" office:value="66">
            <text:p>66</text:p>
          </table:table-cell>
          <table:table-cell table:number-columns-repeated="36" office:value-type="float" office:value="70">
            <text:p>70</text:p>
          </table:table-cell>
          <table:table-cell table:number-columns-repeated="5" office:value-type="float" office:value="71">
            <text:p>71</text:p>
          </table:table-cell>
          <table:table-cell/>
          <table:table-cell office:value-type="float" office:value="25">
            <text:p>25</text:p>
          </table:table-cell>
          <table:table-cell office:value-type="float" office:value="6.886">
            <text:p>6.886</text:p>
          </table:table-cell>
          <table:table-cell office:value-type="float" office:value="7.104">
            <text:p>7.104</text:p>
          </table:table-cell>
          <table:table-cell office:value-type="float" office:value="7.732">
            <text:p>7.732</text:p>
          </table:table-cell>
          <table:table-cell office:value-type="float" office:value="8.972">
            <text:p>8.972</text:p>
          </table:table-cell>
          <table:table-cell office:value-type="float" office:value="10.39">
            <text:p>10.39</text:p>
          </table:table-cell>
          <table:table-cell office:value-type="float" office:value="11.696">
            <text:p>11.696</text:p>
          </table:table-cell>
          <table:table-cell office:value-type="float" office:value="13.904">
            <text:p>13.904</text:p>
          </table:table-cell>
          <table:table-cell office:value-type="float" office:value="16.71">
            <text:p>16.71</text:p>
          </table:table-cell>
          <table:table-cell office:value-type="float" office:value="19.75">
            <text:p>19.75</text:p>
          </table:table-cell>
          <table:table-cell office:value-type="float" office:value="23.124">
            <text:p>23.124</text:p>
          </table:table-cell>
          <table:table-cell office:value-type="float" office:value="25.396">
            <text:p>25.396</text:p>
          </table:table-cell>
          <table:table-cell office:value-type="float" office:value="29.804">
            <text:p>29.804</text:p>
          </table:table-cell>
          <table:table-cell office:value-type="float" office:value="32.978">
            <text:p>32.978</text:p>
          </table:table-cell>
          <table:table-cell office:value-type="float" office:value="36.092">
            <text:p>36.092</text:p>
          </table:table-cell>
          <table:table-cell office:value-type="float" office:value="41.464">
            <text:p>41.464</text:p>
          </table:table-cell>
          <table:table-cell office:value-type="float" office:value="44.4">
            <text:p>44.4</text:p>
          </table:table-cell>
          <table:table-cell office:value-type="float" office:value="48.47">
            <text:p>48.47</text:p>
          </table:table-cell>
          <table:table-cell office:value-type="float" office:value="52.67">
            <text:p>52.67</text:p>
          </table:table-cell>
          <table:table-cell office:value-type="float" office:value="55.306">
            <text:p>55.306</text:p>
          </table:table-cell>
          <table:table-cell office:value-type="float" office:value="57.108">
            <text:p>57.108</text:p>
          </table:table-cell>
          <table:table-cell office:value-type="float" office:value="57.27">
            <text:p>57.27</text:p>
          </table:table-cell>
          <table:table-cell office:value-type="float" office:value="56.744">
            <text:p>56.744</text:p>
          </table:table-cell>
          <table:table-cell office:value-type="float" office:value="61.494">
            <text:p>61.494</text:p>
          </table:table-cell>
          <table:table-cell office:value-type="float" office:value="66.498">
            <text:p>66.498</text:p>
          </table:table-cell>
          <table:table-cell office:value-type="float" office:value="66.828">
            <text:p>66.828</text:p>
          </table:table-cell>
          <table:table-cell office:value-type="float" office:value="67.866">
            <text:p>67.866</text:p>
          </table:table-cell>
          <table:table-cell office:value-type="float" office:value="68.608">
            <text:p>68.608</text:p>
          </table:table-cell>
          <table:table-cell office:value-type="float" office:value="70.46">
            <text:p>70.46</text:p>
          </table:table-cell>
          <table:table-cell office:value-type="float" office:value="74.24">
            <text:p>74.24</text:p>
          </table:table-cell>
          <table:table-cell office:value-type="float" office:value="74.416">
            <text:p>74.416</text:p>
          </table:table-cell>
          <table:table-cell office:value-type="float" office:value="76.718">
            <text:p>76.718</text:p>
          </table:table-cell>
          <table:table-cell office:value-type="float" office:value="75.934">
            <text:p>75.934</text:p>
          </table:table-cell>
          <table:table-cell office:value-type="float" office:value="76.592">
            <text:p>76.592</text:p>
          </table:table-cell>
          <table:table-cell office:value-type="float" office:value="78.776">
            <text:p>78.776</text:p>
          </table:table-cell>
          <table:table-cell office:value-type="float" office:value="77.224">
            <text:p>77.224</text:p>
          </table:table-cell>
          <table:table-cell office:value-type="float" office:value="79.886">
            <text:p>79.886</text:p>
          </table:table-cell>
          <table:table-cell office:value-type="float" office:value="83.06">
            <text:p>83.06</text:p>
          </table:table-cell>
          <table:table-cell office:value-type="float" office:value="81.794">
            <text:p>81.794</text:p>
          </table:table-cell>
          <table:table-cell office:value-type="float" office:value="82.32">
            <text:p>82.32</text:p>
          </table:table-cell>
          <table:table-cell office:value-type="float" office:value="87.082">
            <text:p>87.082</text:p>
          </table:table-cell>
          <table:table-cell office:value-type="float" office:value="92.554">
            <text:p>92.554</text:p>
          </table:table-cell>
          <table:table-cell office:value-type="float" office:value="91.004">
            <text:p>91.004</text:p>
          </table:table-cell>
          <table:table-cell office:value-type="float" office:value="94.724">
            <text:p>94.724</text:p>
          </table:table-cell>
          <table:table-cell office:value-type="float" office:value="93.302">
            <text:p>93.302</text:p>
          </table:table-cell>
          <table:table-cell office:value-type="float" office:value="91.954">
            <text:p>91.954</text:p>
          </table:table-cell>
          <table:table-cell office:value-type="float" office:value="94.632">
            <text:p>94.632</text:p>
          </table:table-cell>
          <table:table-cell office:value-type="float" office:value="89.394">
            <text:p>89.394</text:p>
          </table:table-cell>
          <table:table-cell office:value-type="float" office:value="91.74">
            <text:p>91.74</text:p>
          </table:table-cell>
          <table:table-cell office:value-type="float" office:value="95.122">
            <text:p>95.122</text:p>
          </table:table-cell>
          <table:table-cell office:value-type="float" office:value="96.21">
            <text:p>96.21</text:p>
          </table:table-cell>
          <table:table-cell office:value-type="float" office:value="98.516">
            <text:p>98.51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table:number-columns-repeated="5" office:value-type="float" office:value="69">
            <text:p>69</text:p>
          </table:table-cell>
          <table:table-cell table:number-columns-repeated="4" office:value-type="float" office:value="71">
            <text:p>71</text:p>
          </table:table-cell>
          <table:table-cell table:number-columns-repeated="34" office:value-type="float" office:value="74">
            <text:p>74</text:p>
          </table:table-cell>
          <table:table-cell/>
          <table:table-cell office:value-type="float" office:value="26">
            <text:p>26</text:p>
          </table:table-cell>
          <table:table-cell office:value-type="float" office:value="6.758">
            <text:p>6.758</text:p>
          </table:table-cell>
          <table:table-cell office:value-type="float" office:value="6.884">
            <text:p>6.884</text:p>
          </table:table-cell>
          <table:table-cell office:value-type="float" office:value="7.71">
            <text:p>7.71</text:p>
          </table:table-cell>
          <table:table-cell office:value-type="float" office:value="8.798">
            <text:p>8.798</text:p>
          </table:table-cell>
          <table:table-cell office:value-type="float" office:value="10.632">
            <text:p>10.632</text:p>
          </table:table-cell>
          <table:table-cell office:value-type="float" office:value="12.686">
            <text:p>12.686</text:p>
          </table:table-cell>
          <table:table-cell office:value-type="float" office:value="15.75">
            <text:p>15.75</text:p>
          </table:table-cell>
          <table:table-cell office:value-type="float" office:value="18.924">
            <text:p>18.924</text:p>
          </table:table-cell>
          <table:table-cell office:value-type="float" office:value="21.856">
            <text:p>21.856</text:p>
          </table:table-cell>
          <table:table-cell office:value-type="float" office:value="24.728">
            <text:p>24.728</text:p>
          </table:table-cell>
          <table:table-cell office:value-type="float" office:value="26.996">
            <text:p>26.996</text:p>
          </table:table-cell>
          <table:table-cell office:value-type="float" office:value="30.536">
            <text:p>30.536</text:p>
          </table:table-cell>
          <table:table-cell office:value-type="float" office:value="32.344">
            <text:p>32.344</text:p>
          </table:table-cell>
          <table:table-cell office:value-type="float" office:value="33.344">
            <text:p>33.344</text:p>
          </table:table-cell>
          <table:table-cell office:value-type="float" office:value="34.202">
            <text:p>34.202</text:p>
          </table:table-cell>
          <table:table-cell office:value-type="float" office:value="35.096">
            <text:p>35.096</text:p>
          </table:table-cell>
          <table:table-cell office:value-type="float" office:value="35.694">
            <text:p>35.694</text:p>
          </table:table-cell>
          <table:table-cell office:value-type="float" office:value="37.052">
            <text:p>37.052</text:p>
          </table:table-cell>
          <table:table-cell office:value-type="float" office:value="37.338">
            <text:p>37.338</text:p>
          </table:table-cell>
          <table:table-cell office:value-type="float" office:value="38.94">
            <text:p>38.94</text:p>
          </table:table-cell>
          <table:table-cell office:value-type="float" office:value="39.936">
            <text:p>39.936</text:p>
          </table:table-cell>
          <table:table-cell office:value-type="float" office:value="39.61">
            <text:p>39.61</text:p>
          </table:table-cell>
          <table:table-cell office:value-type="float" office:value="39.84">
            <text:p>39.84</text:p>
          </table:table-cell>
          <table:table-cell office:value-type="float" office:value="41.076">
            <text:p>41.076</text:p>
          </table:table-cell>
          <table:table-cell office:value-type="float" office:value="42.088">
            <text:p>42.088</text:p>
          </table:table-cell>
          <table:table-cell office:value-type="float" office:value="43.978">
            <text:p>43.978</text:p>
          </table:table-cell>
          <table:table-cell office:value-type="float" office:value="46.312">
            <text:p>46.312</text:p>
          </table:table-cell>
          <table:table-cell office:value-type="float" office:value="45.87">
            <text:p>45.87</text:p>
          </table:table-cell>
          <table:table-cell office:value-type="float" office:value="48.176">
            <text:p>48.176</text:p>
          </table:table-cell>
          <table:table-cell office:value-type="float" office:value="45.452">
            <text:p>45.452</text:p>
          </table:table-cell>
          <table:table-cell office:value-type="float" office:value="47.762">
            <text:p>47.762</text:p>
          </table:table-cell>
          <table:table-cell office:value-type="float" office:value="48.85">
            <text:p>48.85</text:p>
          </table:table-cell>
          <table:table-cell office:value-type="float" office:value="49.24">
            <text:p>49.24</text:p>
          </table:table-cell>
          <table:table-cell office:value-type="float" office:value="49.838">
            <text:p>49.838</text:p>
          </table:table-cell>
          <table:table-cell office:value-type="float" office:value="48.452">
            <text:p>48.452</text:p>
          </table:table-cell>
          <table:table-cell office:value-type="float" office:value="50.536">
            <text:p>50.536</text:p>
          </table:table-cell>
          <table:table-cell office:value-type="float" office:value="53.204">
            <text:p>53.204</text:p>
          </table:table-cell>
          <table:table-cell office:value-type="float" office:value="55.12">
            <text:p>55.12</text:p>
          </table:table-cell>
          <table:table-cell office:value-type="float" office:value="55.642">
            <text:p>55.642</text:p>
          </table:table-cell>
          <table:table-cell office:value-type="float" office:value="58.112">
            <text:p>58.112</text:p>
          </table:table-cell>
          <table:table-cell office:value-type="float" office:value="57.562">
            <text:p>57.562</text:p>
          </table:table-cell>
          <table:table-cell office:value-type="float" office:value="60.35">
            <text:p>60.35</text:p>
          </table:table-cell>
          <table:table-cell office:value-type="float" office:value="58.452">
            <text:p>58.452</text:p>
          </table:table-cell>
          <table:table-cell office:value-type="float" office:value="58.242">
            <text:p>58.242</text:p>
          </table:table-cell>
          <table:table-cell office:value-type="float" office:value="60.524">
            <text:p>60.524</text:p>
          </table:table-cell>
          <table:table-cell office:value-type="float" office:value="63.76">
            <text:p>63.76</text:p>
          </table:table-cell>
          <table:table-cell office:value-type="float" office:value="67.182">
            <text:p>67.182</text:p>
          </table:table-cell>
          <table:table-cell office:value-type="float" office:value="70.47">
            <text:p>70.47</text:p>
          </table:table-cell>
          <table:table-cell office:value-type="float" office:value="72.822">
            <text:p>72.822</text:p>
          </table:table-cell>
          <table:table-cell office:value-type="float" office:value="73.35">
            <text:p>73.35</text:p>
          </table:table-cell>
          <table:table-cell office:value-type="float" office:value="72.562">
            <text:p>72.56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number-columns-repeated="2" office:value-type="float" office:value="88">
            <text:p>88</text:p>
          </table:table-cell>
          <table:table-cell table:number-columns-repeated="46" office:value-type="float" office:value="89">
            <text:p>89</text:p>
          </table:table-cell>
          <table:table-cell/>
          <table:table-cell office:value-type="float" office:value="27">
            <text:p>27</text:p>
          </table:table-cell>
          <table:table-cell office:value-type="float" office:value="6.73">
            <text:p>6.73</text:p>
          </table:table-cell>
          <table:table-cell office:value-type="float" office:value="6.96">
            <text:p>6.96</text:p>
          </table:table-cell>
          <table:table-cell office:value-type="float" office:value="7.336">
            <text:p>7.336</text:p>
          </table:table-cell>
          <table:table-cell office:value-type="float" office:value="7.962">
            <text:p>7.962</text:p>
          </table:table-cell>
          <table:table-cell office:value-type="float" office:value="9.11">
            <text:p>9.11</text:p>
          </table:table-cell>
          <table:table-cell office:value-type="float" office:value="10.352">
            <text:p>10.352</text:p>
          </table:table-cell>
          <table:table-cell table:number-columns-repeated="4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table:number-columns-repeated="2" office:value-type="float" office:value="50">
            <text:p>50</text:p>
          </table:table-cell>
          <table:table-cell table:number-columns-repeated="6" office:value-type="float" office:value="70">
            <text:p>70</text:p>
          </table:table-cell>
          <table:table-cell table:number-columns-repeated="6" office:value-type="float" office:value="72">
            <text:p>72</text:p>
          </table:table-cell>
          <table:table-cell table:number-columns-repeated="8" office:value-type="float" office:value="74">
            <text:p>74</text:p>
          </table:table-cell>
          <table:table-cell table:number-columns-repeated="26" office:value-type="float" office:value="75">
            <text:p>75</text:p>
          </table:table-cell>
          <table:table-cell/>
          <table:table-cell office:value-type="float" office:value="28">
            <text:p>28</text:p>
          </table:table-cell>
          <table:table-cell office:value-type="float" office:value="6.904">
            <text:p>6.904</text:p>
          </table:table-cell>
          <table:table-cell office:value-type="float" office:value="6.966">
            <text:p>6.966</text:p>
          </table:table-cell>
          <table:table-cell office:value-type="float" office:value="7.404">
            <text:p>7.404</text:p>
          </table:table-cell>
          <table:table-cell office:value-type="float" office:value="8.246">
            <text:p>8.246</text:p>
          </table:table-cell>
          <table:table-cell office:value-type="float" office:value="8.992">
            <text:p>8.992</text:p>
          </table:table-cell>
          <table:table-cell office:value-type="float" office:value="10.056">
            <text:p>10.056</text:p>
          </table:table-cell>
          <table:table-cell office:value-type="float" office:value="11.974">
            <text:p>11.974</text:p>
          </table:table-cell>
          <table:table-cell office:value-type="float" office:value="13.632">
            <text:p>13.632</text:p>
          </table:table-cell>
          <table:table-cell office:value-type="float" office:value="16.506">
            <text:p>16.506</text:p>
          </table:table-cell>
          <table:table-cell office:value-type="float" office:value="20.002">
            <text:p>20.002</text:p>
          </table:table-cell>
          <table:table-cell office:value-type="float" office:value="22.998">
            <text:p>22.998</text:p>
          </table:table-cell>
          <table:table-cell office:value-type="float" office:value="25.52">
            <text:p>25.52</text:p>
          </table:table-cell>
          <table:table-cell office:value-type="float" office:value="27.556">
            <text:p>27.556</text:p>
          </table:table-cell>
          <table:table-cell office:value-type="float" office:value="29.328">
            <text:p>29.328</text:p>
          </table:table-cell>
          <table:table-cell office:value-type="float" office:value="31.944">
            <text:p>31.944</text:p>
          </table:table-cell>
          <table:table-cell office:value-type="float" office:value="33.348">
            <text:p>33.348</text:p>
          </table:table-cell>
          <table:table-cell office:value-type="float" office:value="35.95">
            <text:p>35.95</text:p>
          </table:table-cell>
          <table:table-cell office:value-type="float" office:value="39.308">
            <text:p>39.308</text:p>
          </table:table-cell>
          <table:table-cell office:value-type="float" office:value="43.212">
            <text:p>43.212</text:p>
          </table:table-cell>
          <table:table-cell office:value-type="float" office:value="45.728">
            <text:p>45.728</text:p>
          </table:table-cell>
          <table:table-cell office:value-type="float" office:value="46.79">
            <text:p>46.79</text:p>
          </table:table-cell>
          <table:table-cell office:value-type="float" office:value="46.936">
            <text:p>46.936</text:p>
          </table:table-cell>
          <table:table-cell office:value-type="float" office:value="47.576">
            <text:p>47.576</text:p>
          </table:table-cell>
          <table:table-cell office:value-type="float" office:value="49.926">
            <text:p>49.926</text:p>
          </table:table-cell>
          <table:table-cell office:value-type="float" office:value="51.84">
            <text:p>51.84</text:p>
          </table:table-cell>
          <table:table-cell office:value-type="float" office:value="53.382">
            <text:p>53.382</text:p>
          </table:table-cell>
          <table:table-cell office:value-type="float" office:value="56.194">
            <text:p>56.194</text:p>
          </table:table-cell>
          <table:table-cell office:value-type="float" office:value="57.54">
            <text:p>57.54</text:p>
          </table:table-cell>
          <table:table-cell office:value-type="float" office:value="63.356">
            <text:p>63.356</text:p>
          </table:table-cell>
          <table:table-cell office:value-type="float" office:value="67.162">
            <text:p>67.162</text:p>
          </table:table-cell>
          <table:table-cell office:value-type="float" office:value="70.762">
            <text:p>70.762</text:p>
          </table:table-cell>
          <table:table-cell office:value-type="float" office:value="71.5">
            <text:p>71.5</text:p>
          </table:table-cell>
          <table:table-cell office:value-type="float" office:value="74.148">
            <text:p>74.148</text:p>
          </table:table-cell>
          <table:table-cell office:value-type="float" office:value="72.574">
            <text:p>72.574</text:p>
          </table:table-cell>
          <table:table-cell office:value-type="float" office:value="72.43">
            <text:p>72.43</text:p>
          </table:table-cell>
          <table:table-cell office:value-type="float" office:value="75.996">
            <text:p>75.996</text:p>
          </table:table-cell>
          <table:table-cell office:value-type="float" office:value="78.816">
            <text:p>78.816</text:p>
          </table:table-cell>
          <table:table-cell office:value-type="float" office:value="78.308">
            <text:p>78.308</text:p>
          </table:table-cell>
          <table:table-cell office:value-type="float" office:value="77.512">
            <text:p>77.512</text:p>
          </table:table-cell>
          <table:table-cell office:value-type="float" office:value="79.836">
            <text:p>79.836</text:p>
          </table:table-cell>
          <table:table-cell office:value-type="float" office:value="82.692">
            <text:p>82.692</text:p>
          </table:table-cell>
          <table:table-cell office:value-type="float" office:value="83.12">
            <text:p>83.12</text:p>
          </table:table-cell>
          <table:table-cell office:value-type="float" office:value="81.256">
            <text:p>81.256</text:p>
          </table:table-cell>
          <table:table-cell office:value-type="float" office:value="82.114">
            <text:p>82.114</text:p>
          </table:table-cell>
          <table:table-cell office:value-type="float" office:value="83.49">
            <text:p>83.49</text:p>
          </table:table-cell>
          <table:table-cell office:value-type="float" office:value="84.956">
            <text:p>84.956</text:p>
          </table:table-cell>
          <table:table-cell office:value-type="float" office:value="85.828">
            <text:p>85.828</text:p>
          </table:table-cell>
          <table:table-cell office:value-type="float" office:value="89.698">
            <text:p>89.698</text:p>
          </table:table-cell>
          <table:table-cell office:value-type="float" office:value="91.266">
            <text:p>91.266</text:p>
          </table:table-cell>
          <table:table-cell office:value-type="float" office:value="89.948">
            <text:p>89.948</text:p>
          </table:table-cell>
          <table:table-cell office:value-type="float" office:value="88.106">
            <text:p>88.10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2" office:value-type="float" office:value="46">
            <text:p>46</text:p>
          </table:table-cell>
          <table:table-cell table:number-columns-repeated="4" office:value-type="float" office:value="88">
            <text:p>88</text:p>
          </table:table-cell>
          <table:table-cell table:number-columns-repeated="43" office:value-type="float" office:value="89">
            <text:p>89</text:p>
          </table:table-cell>
          <table:table-cell/>
          <table:table-cell office:value-type="float" office:value="29">
            <text:p>29</text:p>
          </table:table-cell>
          <table:table-cell office:value-type="float" office:value="6.758">
            <text:p>6.758</text:p>
          </table:table-cell>
          <table:table-cell office:value-type="float" office:value="6.842">
            <text:p>6.842</text:p>
          </table:table-cell>
          <table:table-cell office:value-type="float" office:value="7.348">
            <text:p>7.348</text:p>
          </table:table-cell>
          <table:table-cell office:value-type="float" office:value="7.742">
            <text:p>7.742</text:p>
          </table:table-cell>
          <table:table-cell office:value-type="float" office:value="8.564">
            <text:p>8.564</text:p>
          </table:table-cell>
          <table:table-cell office:value-type="float" office:value="9.38">
            <text:p>9.38</text:p>
          </table:table-cell>
          <table:table-cell office:value-type="float" office:value="10.488">
            <text:p>10.488</text:p>
          </table:table-cell>
          <table:table-cell office:value-type="float" office:value="12.498">
            <text:p>12.498</text:p>
          </table:table-cell>
          <table:table-cell office:value-type="float" office:value="15.304">
            <text:p>15.304</text:p>
          </table:table-cell>
          <table:table-cell table:number-columns-repeated="4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table:number-columns-repeated="3"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3"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8" office:value-type="float" office:value="66">
            <text:p>66</text:p>
          </table:table-cell>
          <table:table-cell table:number-columns-repeated="8" office:value-type="float" office:value="68">
            <text:p>68</text:p>
          </table:table-cell>
          <table:table-cell table:number-columns-repeated="23" office:value-type="float" office:value="80">
            <text:p>80</text:p>
          </table:table-cell>
          <table:table-cell/>
          <table:table-cell office:value-type="float" office:value="30">
            <text:p>30</text:p>
          </table:table-cell>
          <table:table-cell office:value-type="float" office:value="6.478">
            <text:p>6.478</text:p>
          </table:table-cell>
          <table:table-cell office:value-type="float" office:value="6.694">
            <text:p>6.694</text:p>
          </table:table-cell>
          <table:table-cell office:value-type="float" office:value="7.444">
            <text:p>7.444</text:p>
          </table:table-cell>
          <table:table-cell office:value-type="float" office:value="7.942">
            <text:p>7.942</text:p>
          </table:table-cell>
          <table:table-cell office:value-type="float" office:value="8.914">
            <text:p>8.914</text:p>
          </table:table-cell>
          <table:table-cell office:value-type="float" office:value="10.656">
            <text:p>10.656</text:p>
          </table:table-cell>
          <table:table-cell office:value-type="float" office:value="12.604">
            <text:p>12.604</text:p>
          </table:table-cell>
          <table:table-cell office:value-type="float" office:value="15.312">
            <text:p>15.312</text:p>
          </table:table-cell>
          <table:table-cell office:value-type="float" office:value="17.176">
            <text:p>17.176</text:p>
          </table:table-cell>
          <table:table-cell office:value-type="float" office:value="20.35">
            <text:p>20.35</text:p>
          </table:table-cell>
          <table:table-cell office:value-type="float" office:value="23.074">
            <text:p>23.074</text:p>
          </table:table-cell>
          <table:table-cell office:value-type="float" office:value="25.802">
            <text:p>25.802</text:p>
          </table:table-cell>
          <table:table-cell office:value-type="float" office:value="28.756">
            <text:p>28.756</text:p>
          </table:table-cell>
          <table:table-cell office:value-type="float" office:value="31.274">
            <text:p>31.274</text:p>
          </table:table-cell>
          <table:table-cell office:value-type="float" office:value="34.602">
            <text:p>34.602</text:p>
          </table:table-cell>
          <table:table-cell office:value-type="float" office:value="36.27">
            <text:p>36.27</text:p>
          </table:table-cell>
          <table:table-cell office:value-type="float" office:value="40.03">
            <text:p>40.03</text:p>
          </table:table-cell>
          <table:table-cell office:value-type="float" office:value="44.89">
            <text:p>44.89</text:p>
          </table:table-cell>
          <table:table-cell office:value-type="float" office:value="46.548">
            <text:p>46.548</text:p>
          </table:table-cell>
          <table:table-cell office:value-type="float" office:value="51.368">
            <text:p>51.368</text:p>
          </table:table-cell>
          <table:table-cell office:value-type="float" office:value="52.986">
            <text:p>52.986</text:p>
          </table:table-cell>
          <table:table-cell office:value-type="float" office:value="53.906">
            <text:p>53.906</text:p>
          </table:table-cell>
          <table:table-cell office:value-type="float" office:value="55.448">
            <text:p>55.448</text:p>
          </table:table-cell>
          <table:table-cell office:value-type="float" office:value="57.32">
            <text:p>57.32</text:p>
          </table:table-cell>
          <table:table-cell office:value-type="float" office:value="57.754">
            <text:p>57.754</text:p>
          </table:table-cell>
          <table:table-cell office:value-type="float" office:value="60.304">
            <text:p>60.304</text:p>
          </table:table-cell>
          <table:table-cell office:value-type="float" office:value="61.992">
            <text:p>61.992</text:p>
          </table:table-cell>
          <table:table-cell office:value-type="float" office:value="63.59">
            <text:p>63.59</text:p>
          </table:table-cell>
          <table:table-cell office:value-type="float" office:value="64.996">
            <text:p>64.996</text:p>
          </table:table-cell>
          <table:table-cell office:value-type="float" office:value="68.546">
            <text:p>68.546</text:p>
          </table:table-cell>
          <table:table-cell office:value-type="float" office:value="72.614">
            <text:p>72.614</text:p>
          </table:table-cell>
          <table:table-cell office:value-type="float" office:value="73.644">
            <text:p>73.644</text:p>
          </table:table-cell>
          <table:table-cell office:value-type="float" office:value="75.008">
            <text:p>75.008</text:p>
          </table:table-cell>
          <table:table-cell office:value-type="float" office:value="74.266">
            <text:p>74.266</text:p>
          </table:table-cell>
          <table:table-cell office:value-type="float" office:value="78.032">
            <text:p>78.032</text:p>
          </table:table-cell>
          <table:table-cell office:value-type="float" office:value="77.588">
            <text:p>77.588</text:p>
          </table:table-cell>
          <table:table-cell office:value-type="float" office:value="79.984">
            <text:p>79.984</text:p>
          </table:table-cell>
          <table:table-cell office:value-type="float" office:value="80.662">
            <text:p>80.662</text:p>
          </table:table-cell>
          <table:table-cell office:value-type="float" office:value="81.202">
            <text:p>81.202</text:p>
          </table:table-cell>
          <table:table-cell office:value-type="float" office:value="81.732">
            <text:p>81.732</text:p>
          </table:table-cell>
          <table:table-cell office:value-type="float" office:value="82.27">
            <text:p>82.27</text:p>
          </table:table-cell>
          <table:table-cell office:value-type="float" office:value="79.096">
            <text:p>79.096</text:p>
          </table:table-cell>
          <table:table-cell office:value-type="float" office:value="80.278">
            <text:p>80.278</text:p>
          </table:table-cell>
          <table:table-cell office:value-type="float" office:value="81.662">
            <text:p>81.662</text:p>
          </table:table-cell>
          <table:table-cell office:value-type="float" office:value="79.12">
            <text:p>79.12</text:p>
          </table:table-cell>
          <table:table-cell office:value-type="float" office:value="82.356">
            <text:p>82.356</text:p>
          </table:table-cell>
          <table:table-cell office:value-type="float" office:value="82.22">
            <text:p>82.22</text:p>
          </table:table-cell>
          <table:table-cell office:value-type="float" office:value="83.412">
            <text:p>83.412</text:p>
          </table:table-cell>
          <table:table-cell office:value-type="float" office:value="83.006">
            <text:p>83.006</text:p>
          </table:table-cell>
          <table:table-cell office:value-type="float" office:value="84.254">
            <text:p>84.254</text:p>
          </table:table-cell>
          <table:table-cell office:value-type="float" office:value="82.696">
            <text:p>82.69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4" office:value-type="float" office:value="50">
            <text:p>50</text:p>
          </table:table-cell>
          <table:table-cell table:number-columns-repeated="2" office:value-type="float" office:value="51">
            <text:p>51</text:p>
          </table:table-cell>
          <table:table-cell office:value-type="float" office:value="56">
            <text:p>56</text:p>
          </table:table-cell>
          <table:table-cell table:number-columns-repeated="4" office:value-type="float" office:value="59">
            <text:p>59</text:p>
          </table:table-cell>
          <table:table-cell table:number-columns-repeated="16" office:value-type="float" office:value="63">
            <text:p>63</text:p>
          </table:table-cell>
          <table:table-cell table:number-columns-repeated="16" office:value-type="float" office:value="70">
            <text:p>70</text:p>
          </table:table-cell>
          <table:table-cell table:number-columns-repeated="6" office:value-type="float" office:value="71">
            <text:p>71</text:p>
          </table:table-cell>
          <table:table-cell/>
          <table:table-cell office:value-type="float" office:value="31">
            <text:p>31</text:p>
          </table:table-cell>
          <table:table-cell office:value-type="float" office:value="6.872">
            <text:p>6.872</text:p>
          </table:table-cell>
          <table:table-cell office:value-type="float" office:value="6.892">
            <text:p>6.892</text:p>
          </table:table-cell>
          <table:table-cell office:value-type="float" office:value="7.318">
            <text:p>7.318</text:p>
          </table:table-cell>
          <table:table-cell office:value-type="float" office:value="8.378">
            <text:p>8.378</text:p>
          </table:table-cell>
          <table:table-cell office:value-type="float" office:value="9.266">
            <text:p>9.266</text:p>
          </table:table-cell>
          <table:table-cell office:value-type="float" office:value="11.086">
            <text:p>11.086</text:p>
          </table:table-cell>
          <table:table-cell office:value-type="float" office:value="12.286">
            <text:p>12.286</text:p>
          </table:table-cell>
          <table:table-cell office:value-type="float" office:value="14.132">
            <text:p>14.132</text:p>
          </table:table-cell>
          <table:table-cell office:value-type="float" office:value="16.426">
            <text:p>16.426</text:p>
          </table:table-cell>
          <table:table-cell office:value-type="float" office:value="19.928">
            <text:p>19.928</text:p>
          </table:table-cell>
          <table:table-cell office:value-type="float" office:value="21.992">
            <text:p>21.992</text:p>
          </table:table-cell>
          <table:table-cell office:value-type="float" office:value="26.938">
            <text:p>26.938</text:p>
          </table:table-cell>
          <table:table-cell office:value-type="float" office:value="31.062">
            <text:p>31.062</text:p>
          </table:table-cell>
          <table:table-cell office:value-type="float" office:value="35.602">
            <text:p>35.602</text:p>
          </table:table-cell>
          <table:table-cell office:value-type="float" office:value="38.856">
            <text:p>38.856</text:p>
          </table:table-cell>
          <table:table-cell office:value-type="float" office:value="40.95">
            <text:p>40.95</text:p>
          </table:table-cell>
          <table:table-cell office:value-type="float" office:value="44.492">
            <text:p>44.492</text:p>
          </table:table-cell>
          <table:table-cell office:value-type="float" office:value="47.56">
            <text:p>47.56</text:p>
          </table:table-cell>
          <table:table-cell office:value-type="float" office:value="50.502">
            <text:p>50.502</text:p>
          </table:table-cell>
          <table:table-cell office:value-type="float" office:value="52.132">
            <text:p>52.132</text:p>
          </table:table-cell>
          <table:table-cell office:value-type="float" office:value="54.316">
            <text:p>54.316</text:p>
          </table:table-cell>
          <table:table-cell office:value-type="float" office:value="54.176">
            <text:p>54.176</text:p>
          </table:table-cell>
          <table:table-cell office:value-type="float" office:value="55.73">
            <text:p>55.73</text:p>
          </table:table-cell>
          <table:table-cell office:value-type="float" office:value="55.756">
            <text:p>55.756</text:p>
          </table:table-cell>
          <table:table-cell office:value-type="float" office:value="56.106">
            <text:p>56.106</text:p>
          </table:table-cell>
          <table:table-cell office:value-type="float" office:value="56.748">
            <text:p>56.748</text:p>
          </table:table-cell>
          <table:table-cell office:value-type="float" office:value="58.784">
            <text:p>58.784</text:p>
          </table:table-cell>
          <table:table-cell office:value-type="float" office:value="58.49">
            <text:p>58.49</text:p>
          </table:table-cell>
          <table:table-cell office:value-type="float" office:value="61.204">
            <text:p>61.204</text:p>
          </table:table-cell>
          <table:table-cell office:value-type="float" office:value="62.26">
            <text:p>62.26</text:p>
          </table:table-cell>
          <table:table-cell office:value-type="float" office:value="62.856">
            <text:p>62.856</text:p>
          </table:table-cell>
          <table:table-cell office:value-type="float" office:value="61.634">
            <text:p>61.634</text:p>
          </table:table-cell>
          <table:table-cell office:value-type="float" office:value="63.688">
            <text:p>63.688</text:p>
          </table:table-cell>
          <table:table-cell office:value-type="float" office:value="63.214">
            <text:p>63.214</text:p>
          </table:table-cell>
          <table:table-cell office:value-type="float" office:value="60.686">
            <text:p>60.686</text:p>
          </table:table-cell>
          <table:table-cell office:value-type="float" office:value="60.718">
            <text:p>60.718</text:p>
          </table:table-cell>
          <table:table-cell office:value-type="float" office:value="59.948">
            <text:p>59.948</text:p>
          </table:table-cell>
          <table:table-cell office:value-type="float" office:value="60.598">
            <text:p>60.598</text:p>
          </table:table-cell>
          <table:table-cell office:value-type="float" office:value="59.158">
            <text:p>59.158</text:p>
          </table:table-cell>
          <table:table-cell office:value-type="float" office:value="59.858">
            <text:p>59.858</text:p>
          </table:table-cell>
          <table:table-cell office:value-type="float" office:value="61.492">
            <text:p>61.492</text:p>
          </table:table-cell>
          <table:table-cell office:value-type="float" office:value="69.41">
            <text:p>69.41</text:p>
          </table:table-cell>
          <table:table-cell office:value-type="float" office:value="70.72">
            <text:p>70.72</text:p>
          </table:table-cell>
          <table:table-cell office:value-type="float" office:value="72.918">
            <text:p>72.918</text:p>
          </table:table-cell>
          <table:table-cell office:value-type="float" office:value="75.152">
            <text:p>75.152</text:p>
          </table:table-cell>
          <table:table-cell office:value-type="float" office:value="74.552">
            <text:p>74.552</text:p>
          </table:table-cell>
          <table:table-cell office:value-type="float" office:value="77.28">
            <text:p>77.28</text:p>
          </table:table-cell>
          <table:table-cell office:value-type="float" office:value="78.34">
            <text:p>78.34</text:p>
          </table:table-cell>
          <table:table-cell office:value-type="float" office:value="75.51">
            <text:p>75.51</text:p>
          </table:table-cell>
          <table:table-cell office:value-type="float" office:value="72.304">
            <text:p>72.304</text:p>
          </table:table-cell>
          <table:table-cell office:value-type="float" office:value="74.346">
            <text:p>74.34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number-columns-repeated="2" office:value-type="float" office:value="43">
            <text:p>43</text:p>
          </table:table-cell>
          <table:table-cell table:number-columns-repeated="3" office:value-type="float" office:value="60">
            <text:p>60</text:p>
          </table:table-cell>
          <table:table-cell table:number-columns-repeated="3" office:value-type="float" office:value="63">
            <text:p>63</text:p>
          </table:table-cell>
          <table:table-cell table:number-columns-repeated="7" office:value-type="float" office:value="87">
            <text:p>87</text:p>
          </table:table-cell>
          <table:table-cell table:number-columns-repeated="35" office:value-type="float" office:value="89">
            <text:p>89</text:p>
          </table:table-cell>
          <table:table-cell/>
          <table:table-cell office:value-type="float" office:value="32">
            <text:p>32</text:p>
          </table:table-cell>
          <table:table-cell office:value-type="float" office:value="6.894">
            <text:p>6.894</text:p>
          </table:table-cell>
          <table:table-cell office:value-type="float" office:value="7.188">
            <text:p>7.188</text:p>
          </table:table-cell>
          <table:table-cell office:value-type="float" office:value="7.672">
            <text:p>7.672</text:p>
          </table:table-cell>
          <table:table-cell office:value-type="float" office:value="9.002">
            <text:p>9.002</text:p>
          </table:table-cell>
          <table:table-cell office:value-type="float" office:value="9.988">
            <text:p>9.988</text:p>
          </table:table-cell>
          <table:table-cell office:value-type="float" office:value="10.188">
            <text:p>10.188</text:p>
          </table:table-cell>
          <table:table-cell office:value-type="float" office:value="11.366">
            <text:p>11.366</text:p>
          </table:table-cell>
          <table:table-cell office:value-type="float" office:value="12.386">
            <text:p>12.386</text:p>
          </table:table-cell>
          <table:table-cell office:value-type="float" office:value="14.372">
            <text:p>14.372</text:p>
          </table:table-cell>
          <table:table-cell office:value-type="float" office:value="16.492">
            <text:p>16.492</text:p>
          </table:table-cell>
          <table:table-cell office:value-type="float" office:value="19.368">
            <text:p>19.368</text:p>
          </table:table-cell>
          <table:table-cell office:value-type="float" office:value="23.874">
            <text:p>23.874</text:p>
          </table:table-cell>
          <table:table-cell office:value-type="float" office:value="28.644">
            <text:p>28.644</text:p>
          </table:table-cell>
          <table:table-cell office:value-type="float" office:value="31.792">
            <text:p>31.792</text:p>
          </table:table-cell>
          <table:table-cell office:value-type="float" office:value="35.376">
            <text:p>35.376</text:p>
          </table:table-cell>
          <table:table-cell office:value-type="float" office:value="37.496">
            <text:p>37.496</text:p>
          </table:table-cell>
          <table:table-cell office:value-type="float" office:value="41.274">
            <text:p>41.274</text:p>
          </table:table-cell>
          <table:table-cell table:number-columns-repeated="34"/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71">
            <text:p>71</text:p>
          </table:table-cell>
          <table:table-cell table:number-columns-repeated="5" office:value-type="float" office:value="88">
            <text:p>88</text:p>
          </table:table-cell>
          <table:table-cell table:number-columns-repeated="39" office:value-type="float" office:value="89">
            <text:p>89</text:p>
          </table:table-cell>
          <table:table-cell/>
          <table:table-cell office:value-type="float" office:value="33">
            <text:p>33</text:p>
          </table:table-cell>
          <table:table-cell office:value-type="float" office:value="6.836">
            <text:p>6.836</text:p>
          </table:table-cell>
          <table:table-cell office:value-type="float" office:value="6.844">
            <text:p>6.844</text:p>
          </table:table-cell>
          <table:table-cell office:value-type="float" office:value="7.462">
            <text:p>7.462</text:p>
          </table:table-cell>
          <table:table-cell office:value-type="float" office:value="8.228">
            <text:p>8.228</text:p>
          </table:table-cell>
          <table:table-cell office:value-type="float" office:value="9.716">
            <text:p>9.716</text:p>
          </table:table-cell>
          <table:table-cell office:value-type="float" office:value="11.774">
            <text:p>11.774</text:p>
          </table:table-cell>
          <table:table-cell office:value-type="float" office:value="13.564">
            <text:p>13.564</text:p>
          </table:table-cell>
          <table:table-cell office:value-type="float" office:value="15.602">
            <text:p>15.602</text:p>
          </table:table-cell>
          <table:table-cell office:value-type="float" office:value="18.234">
            <text:p>18.234</text:p>
          </table:table-cell>
          <table:table-cell office:value-type="float" office:value="20.664">
            <text:p>20.664</text:p>
          </table:table-cell>
          <table:table-cell office:value-type="float" office:value="23.558">
            <text:p>23.558</text:p>
          </table:table-cell>
          <table:table-cell office:value-type="float" office:value="27.352">
            <text:p>27.352</text:p>
          </table:table-cell>
          <table:table-cell office:value-type="float" office:value="31.716">
            <text:p>31.716</text:p>
          </table:table-cell>
          <table:table-cell table:number-columns-repeated="38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33">
            <text:p>33</text:p>
          </table:table-cell>
          <table:table-cell office:value-type="float" office:value="50">
            <text:p>50</text:p>
          </table:table-cell>
          <table:table-cell table:number-columns-repeated="2" office:value-type="float" office:value="53">
            <text:p>53</text:p>
          </table:table-cell>
          <table:table-cell office:value-type="float" office:value="55">
            <text:p>55</text:p>
          </table:table-cell>
          <table:table-cell table:number-columns-repeated="7" office:value-type="float" office:value="63">
            <text:p>63</text:p>
          </table:table-cell>
          <table:table-cell table:number-columns-repeated="6" office:value-type="float" office:value="64">
            <text:p>64</text:p>
          </table:table-cell>
          <table:table-cell office:value-type="float" office:value="67">
            <text:p>67</text:p>
          </table:table-cell>
          <table:table-cell table:number-columns-repeated="7" office:value-type="float" office:value="69">
            <text:p>69</text:p>
          </table:table-cell>
          <table:table-cell table:number-columns-repeated="14" office:value-type="float" office:value="70">
            <text:p>70</text:p>
          </table:table-cell>
          <table:table-cell table:number-columns-repeated="10" office:value-type="float" office:value="79">
            <text:p>79</text:p>
          </table:table-cell>
          <table:table-cell/>
          <table:table-cell office:value-type="float" office:value="34">
            <text:p>34</text:p>
          </table:table-cell>
          <table:table-cell office:value-type="float" office:value="6.992">
            <text:p>6.992</text:p>
          </table:table-cell>
          <table:table-cell office:value-type="float" office:value="7.052">
            <text:p>7.052</text:p>
          </table:table-cell>
          <table:table-cell office:value-type="float" office:value="7.314">
            <text:p>7.314</text:p>
          </table:table-cell>
          <table:table-cell office:value-type="float" office:value="8.224">
            <text:p>8.224</text:p>
          </table:table-cell>
          <table:table-cell office:value-type="float" office:value="9.484">
            <text:p>9.484</text:p>
          </table:table-cell>
          <table:table-cell office:value-type="float" office:value="11.236">
            <text:p>11.236</text:p>
          </table:table-cell>
          <table:table-cell office:value-type="float" office:value="13.744">
            <text:p>13.744</text:p>
          </table:table-cell>
          <table:table-cell office:value-type="float" office:value="16.712">
            <text:p>16.712</text:p>
          </table:table-cell>
          <table:table-cell office:value-type="float" office:value="20.122">
            <text:p>20.122</text:p>
          </table:table-cell>
          <table:table-cell office:value-type="float" office:value="23.312">
            <text:p>23.312</text:p>
          </table:table-cell>
          <table:table-cell office:value-type="float" office:value="26.92">
            <text:p>26.92</text:p>
          </table:table-cell>
          <table:table-cell office:value-type="float" office:value="29.584">
            <text:p>29.584</text:p>
          </table:table-cell>
          <table:table-cell office:value-type="float" office:value="31.726">
            <text:p>31.726</text:p>
          </table:table-cell>
          <table:table-cell office:value-type="float" office:value="33.902">
            <text:p>33.902</text:p>
          </table:table-cell>
          <table:table-cell office:value-type="float" office:value="36.166">
            <text:p>36.166</text:p>
          </table:table-cell>
          <table:table-cell office:value-type="float" office:value="38.976">
            <text:p>38.976</text:p>
          </table:table-cell>
          <table:table-cell office:value-type="float" office:value="40.86">
            <text:p>40.86</text:p>
          </table:table-cell>
          <table:table-cell office:value-type="float" office:value="42.9">
            <text:p>42.9</text:p>
          </table:table-cell>
          <table:table-cell office:value-type="float" office:value="42.518">
            <text:p>42.518</text:p>
          </table:table-cell>
          <table:table-cell office:value-type="float" office:value="44.194">
            <text:p>44.194</text:p>
          </table:table-cell>
          <table:table-cell office:value-type="float" office:value="45.07">
            <text:p>45.07</text:p>
          </table:table-cell>
          <table:table-cell office:value-type="float" office:value="43.656">
            <text:p>43.656</text:p>
          </table:table-cell>
          <table:table-cell office:value-type="float" office:value="47.2">
            <text:p>47.2</text:p>
          </table:table-cell>
          <table:table-cell office:value-type="float" office:value="49.072">
            <text:p>49.072</text:p>
          </table:table-cell>
          <table:table-cell office:value-type="float" office:value="53.19">
            <text:p>53.19</text:p>
          </table:table-cell>
          <table:table-cell office:value-type="float" office:value="57.942">
            <text:p>57.942</text:p>
          </table:table-cell>
          <table:table-cell office:value-type="float" office:value="61.248">
            <text:p>61.248</text:p>
          </table:table-cell>
          <table:table-cell office:value-type="float" office:value="59.35">
            <text:p>59.35</text:p>
          </table:table-cell>
          <table:table-cell office:value-type="float" office:value="58.176">
            <text:p>58.176</text:p>
          </table:table-cell>
          <table:table-cell office:value-type="float" office:value="61.96">
            <text:p>61.96</text:p>
          </table:table-cell>
          <table:table-cell office:value-type="float" office:value="64.164">
            <text:p>64.164</text:p>
          </table:table-cell>
          <table:table-cell office:value-type="float" office:value="67.304">
            <text:p>67.304</text:p>
          </table:table-cell>
          <table:table-cell office:value-type="float" office:value="70.748">
            <text:p>70.748</text:p>
          </table:table-cell>
          <table:table-cell office:value-type="float" office:value="73.066">
            <text:p>73.066</text:p>
          </table:table-cell>
          <table:table-cell office:value-type="float" office:value="74.002">
            <text:p>74.002</text:p>
          </table:table-cell>
          <table:table-cell office:value-type="float" office:value="77.248">
            <text:p>77.248</text:p>
          </table:table-cell>
          <table:table-cell office:value-type="float" office:value="76.412">
            <text:p>76.412</text:p>
          </table:table-cell>
          <table:table-cell office:value-type="float" office:value="78.65">
            <text:p>78.65</text:p>
          </table:table-cell>
          <table:table-cell office:value-type="float" office:value="79.5">
            <text:p>79.5</text:p>
          </table:table-cell>
          <table:table-cell office:value-type="float" office:value="77.766">
            <text:p>77.766</text:p>
          </table:table-cell>
          <table:table-cell office:value-type="float" office:value="80.654">
            <text:p>80.654</text:p>
          </table:table-cell>
          <table:table-cell office:value-type="float" office:value="81.824">
            <text:p>81.824</text:p>
          </table:table-cell>
          <table:table-cell office:value-type="float" office:value="86.514">
            <text:p>86.514</text:p>
          </table:table-cell>
          <table:table-cell office:value-type="float" office:value="87.248">
            <text:p>87.248</text:p>
          </table:table-cell>
          <table:table-cell office:value-type="float" office:value="91.578">
            <text:p>91.578</text:p>
          </table:table-cell>
          <table:table-cell office:value-type="float" office:value="92.918">
            <text:p>92.918</text:p>
          </table:table-cell>
          <table:table-cell office:value-type="float" office:value="86.882">
            <text:p>86.882</text:p>
          </table:table-cell>
          <table:table-cell office:value-type="float" office:value="87.236">
            <text:p>87.236</text:p>
          </table:table-cell>
          <table:table-cell office:value-type="float" office:value="90.338">
            <text:p>90.338</text:p>
          </table:table-cell>
          <table:table-cell office:value-type="float" office:value="93.296">
            <text:p>93.296</text:p>
          </table:table-cell>
          <table:table-cell office:value-type="float" office:value="96.578">
            <text:p>96.57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7" office:value-type="float" office:value="53">
            <text:p>53</text:p>
          </table:table-cell>
          <table:table-cell table:number-columns-repeated="13" office:value-type="float" office:value="60">
            <text:p>60</text:p>
          </table:table-cell>
          <table:table-cell table:number-columns-repeated="3" office:value-type="float" office:value="62">
            <text:p>62</text:p>
          </table:table-cell>
          <table:table-cell table:number-columns-repeated="9" office:value-type="float" office:value="64">
            <text:p>64</text:p>
          </table:table-cell>
          <table:table-cell table:number-columns-repeated="17" office:value-type="float" office:value="65">
            <text:p>65</text:p>
          </table:table-cell>
          <table:table-cell/>
          <table:table-cell office:value-type="float" office:value="35">
            <text:p>35</text:p>
          </table:table-cell>
          <table:table-cell office:value-type="float" office:value="6.756">
            <text:p>6.756</text:p>
          </table:table-cell>
          <table:table-cell office:value-type="float" office:value="6.788">
            <text:p>6.788</text:p>
          </table:table-cell>
          <table:table-cell office:value-type="float" office:value="7.344">
            <text:p>7.344</text:p>
          </table:table-cell>
          <table:table-cell office:value-type="float" office:value="8.094">
            <text:p>8.094</text:p>
          </table:table-cell>
          <table:table-cell office:value-type="float" office:value="8.786">
            <text:p>8.786</text:p>
          </table:table-cell>
          <table:table-cell office:value-type="float" office:value="9.716">
            <text:p>9.716</text:p>
          </table:table-cell>
          <table:table-cell office:value-type="float" office:value="11.004">
            <text:p>11.004</text:p>
          </table:table-cell>
          <table:table-cell office:value-type="float" office:value="13.61">
            <text:p>13.61</text:p>
          </table:table-cell>
          <table:table-cell office:value-type="float" office:value="16.922">
            <text:p>16.922</text:p>
          </table:table-cell>
          <table:table-cell office:value-type="float" office:value="21.038">
            <text:p>21.038</text:p>
          </table:table-cell>
          <table:table-cell office:value-type="float" office:value="26.378">
            <text:p>26.378</text:p>
          </table:table-cell>
          <table:table-cell office:value-type="float" office:value="28.966">
            <text:p>28.966</text:p>
          </table:table-cell>
          <table:table-cell office:value-type="float" office:value="33.192">
            <text:p>33.192</text:p>
          </table:table-cell>
          <table:table-cell office:value-type="float" office:value="33.87">
            <text:p>33.87</text:p>
          </table:table-cell>
          <table:table-cell office:value-type="float" office:value="35.294">
            <text:p>35.294</text:p>
          </table:table-cell>
          <table:table-cell office:value-type="float" office:value="36.314">
            <text:p>36.314</text:p>
          </table:table-cell>
          <table:table-cell office:value-type="float" office:value="38.586">
            <text:p>38.586</text:p>
          </table:table-cell>
          <table:table-cell office:value-type="float" office:value="38.79">
            <text:p>38.79</text:p>
          </table:table-cell>
          <table:table-cell office:value-type="float" office:value="38.632">
            <text:p>38.632</text:p>
          </table:table-cell>
          <table:table-cell office:value-type="float" office:value="40.692">
            <text:p>40.692</text:p>
          </table:table-cell>
          <table:table-cell office:value-type="float" office:value="42.248">
            <text:p>42.248</text:p>
          </table:table-cell>
          <table:table-cell office:value-type="float" office:value="42.748">
            <text:p>42.748</text:p>
          </table:table-cell>
          <table:table-cell office:value-type="float" office:value="41.874">
            <text:p>41.874</text:p>
          </table:table-cell>
          <table:table-cell office:value-type="float" office:value="43.592">
            <text:p>43.592</text:p>
          </table:table-cell>
          <table:table-cell office:value-type="float" office:value="44.36">
            <text:p>44.36</text:p>
          </table:table-cell>
          <table:table-cell office:value-type="float" office:value="47.118">
            <text:p>47.118</text:p>
          </table:table-cell>
          <table:table-cell office:value-type="float" office:value="47.554">
            <text:p>47.554</text:p>
          </table:table-cell>
          <table:table-cell office:value-type="float" office:value="50.618">
            <text:p>50.618</text:p>
          </table:table-cell>
          <table:table-cell office:value-type="float" office:value="52.308">
            <text:p>52.308</text:p>
          </table:table-cell>
          <table:table-cell office:value-type="float" office:value="54.428">
            <text:p>54.428</text:p>
          </table:table-cell>
          <table:table-cell office:value-type="float" office:value="59.38">
            <text:p>59.38</text:p>
          </table:table-cell>
          <table:table-cell office:value-type="float" office:value="63.264">
            <text:p>63.264</text:p>
          </table:table-cell>
          <table:table-cell office:value-type="float" office:value="64.118">
            <text:p>64.118</text:p>
          </table:table-cell>
          <table:table-cell office:value-type="float" office:value="68.91">
            <text:p>68.91</text:p>
          </table:table-cell>
          <table:table-cell office:value-type="float" office:value="69.44">
            <text:p>69.44</text:p>
          </table:table-cell>
          <table:table-cell office:value-type="float" office:value="71.474">
            <text:p>71.474</text:p>
          </table:table-cell>
          <table:table-cell office:value-type="float" office:value="73.738">
            <text:p>73.738</text:p>
          </table:table-cell>
          <table:table-cell office:value-type="float" office:value="75.696">
            <text:p>75.696</text:p>
          </table:table-cell>
          <table:table-cell office:value-type="float" office:value="76.07">
            <text:p>76.07</text:p>
          </table:table-cell>
          <table:table-cell office:value-type="float" office:value="75.304">
            <text:p>75.304</text:p>
          </table:table-cell>
          <table:table-cell office:value-type="float" office:value="75.65">
            <text:p>75.65</text:p>
          </table:table-cell>
          <table:table-cell office:value-type="float" office:value="79.004">
            <text:p>79.004</text:p>
          </table:table-cell>
          <table:table-cell office:value-type="float" office:value="80.876">
            <text:p>80.876</text:p>
          </table:table-cell>
          <table:table-cell office:value-type="float" office:value="80.766">
            <text:p>80.766</text:p>
          </table:table-cell>
          <table:table-cell office:value-type="float" office:value="82.388">
            <text:p>82.388</text:p>
          </table:table-cell>
          <table:table-cell office:value-type="float" office:value="82.6">
            <text:p>82.6</text:p>
          </table:table-cell>
          <table:table-cell office:value-type="float" office:value="80.996">
            <text:p>80.996</text:p>
          </table:table-cell>
          <table:table-cell office:value-type="float" office:value="79.624">
            <text:p>79.624</text:p>
          </table:table-cell>
          <table:table-cell office:value-type="float" office:value="76.316">
            <text:p>76.316</text:p>
          </table:table-cell>
          <table:table-cell office:value-type="float" office:value="78.654">
            <text:p>78.654</text:p>
          </table:table-cell>
          <table:table-cell office:value-type="float" office:value="82.314">
            <text:p>82.3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60">
            <text:p>60</text:p>
          </table:table-cell>
          <table:table-cell table:number-columns-repeated="4" office:value-type="float" office:value="62">
            <text:p>62</text:p>
          </table:table-cell>
          <table:table-cell table:number-columns-repeated="13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5" office:value-type="float" office:value="67">
            <text:p>67</text:p>
          </table:table-cell>
          <table:table-cell table:number-columns-repeated="13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6" office:value-type="float" office:value="74">
            <text:p>74</text:p>
          </table:table-cell>
          <table:table-cell/>
          <table:table-cell office:value-type="float" office:value="36">
            <text:p>36</text:p>
          </table:table-cell>
          <table:table-cell office:value-type="float" office:value="7.086">
            <text:p>7.086</text:p>
          </table:table-cell>
          <table:table-cell office:value-type="float" office:value="7.144">
            <text:p>7.144</text:p>
          </table:table-cell>
          <table:table-cell office:value-type="float" office:value="7.85">
            <text:p>7.85</text:p>
          </table:table-cell>
          <table:table-cell office:value-type="float" office:value="8.556">
            <text:p>8.556</text:p>
          </table:table-cell>
          <table:table-cell office:value-type="float" office:value="10.446">
            <text:p>10.446</text:p>
          </table:table-cell>
          <table:table-cell office:value-type="float" office:value="12.116">
            <text:p>12.116</text:p>
          </table:table-cell>
          <table:table-cell office:value-type="float" office:value="13.832">
            <text:p>13.832</text:p>
          </table:table-cell>
          <table:table-cell office:value-type="float" office:value="15.99">
            <text:p>15.99</text:p>
          </table:table-cell>
          <table:table-cell office:value-type="float" office:value="18.398">
            <text:p>18.398</text:p>
          </table:table-cell>
          <table:table-cell office:value-type="float" office:value="20.672">
            <text:p>20.672</text:p>
          </table:table-cell>
          <table:table-cell office:value-type="float" office:value="24.38">
            <text:p>24.38</text:p>
          </table:table-cell>
          <table:table-cell office:value-type="float" office:value="26.62">
            <text:p>26.62</text:p>
          </table:table-cell>
          <table:table-cell office:value-type="float" office:value="28.968">
            <text:p>28.968</text:p>
          </table:table-cell>
          <table:table-cell office:value-type="float" office:value="31.454">
            <text:p>31.454</text:p>
          </table:table-cell>
          <table:table-cell office:value-type="float" office:value="33.198">
            <text:p>33.198</text:p>
          </table:table-cell>
          <table:table-cell office:value-type="float" office:value="35.314">
            <text:p>35.314</text:p>
          </table:table-cell>
          <table:table-cell office:value-type="float" office:value="36.564">
            <text:p>36.564</text:p>
          </table:table-cell>
          <table:table-cell office:value-type="float" office:value="39.67">
            <text:p>39.67</text:p>
          </table:table-cell>
          <table:table-cell office:value-type="float" office:value="40.448">
            <text:p>40.448</text:p>
          </table:table-cell>
          <table:table-cell office:value-type="float" office:value="41.358">
            <text:p>41.358</text:p>
          </table:table-cell>
          <table:table-cell office:value-type="float" office:value="40.442">
            <text:p>40.442</text:p>
          </table:table-cell>
          <table:table-cell office:value-type="float" office:value="41.698">
            <text:p>41.698</text:p>
          </table:table-cell>
          <table:table-cell office:value-type="float" office:value="42.948">
            <text:p>42.948</text:p>
          </table:table-cell>
          <table:table-cell office:value-type="float" office:value="45.788">
            <text:p>45.788</text:p>
          </table:table-cell>
          <table:table-cell office:value-type="float" office:value="45.662">
            <text:p>45.662</text:p>
          </table:table-cell>
          <table:table-cell office:value-type="float" office:value="48.502">
            <text:p>48.502</text:p>
          </table:table-cell>
          <table:table-cell office:value-type="float" office:value="50.29">
            <text:p>50.29</text:p>
          </table:table-cell>
          <table:table-cell office:value-type="float" office:value="52.1">
            <text:p>52.1</text:p>
          </table:table-cell>
          <table:table-cell office:value-type="float" office:value="51.346">
            <text:p>51.346</text:p>
          </table:table-cell>
          <table:table-cell office:value-type="float" office:value="53.538">
            <text:p>53.538</text:p>
          </table:table-cell>
          <table:table-cell office:value-type="float" office:value="53.594">
            <text:p>53.594</text:p>
          </table:table-cell>
          <table:table-cell office:value-type="float" office:value="54.3">
            <text:p>54.3</text:p>
          </table:table-cell>
          <table:table-cell office:value-type="float" office:value="53.934">
            <text:p>53.934</text:p>
          </table:table-cell>
          <table:table-cell office:value-type="float" office:value="56.692">
            <text:p>56.692</text:p>
          </table:table-cell>
          <table:table-cell office:value-type="float" office:value="57.076">
            <text:p>57.076</text:p>
          </table:table-cell>
          <table:table-cell office:value-type="float" office:value="57.852">
            <text:p>57.852</text:p>
          </table:table-cell>
          <table:table-cell office:value-type="float" office:value="56.222">
            <text:p>56.222</text:p>
          </table:table-cell>
          <table:table-cell office:value-type="float" office:value="55.804">
            <text:p>55.804</text:p>
          </table:table-cell>
          <table:table-cell office:value-type="float" office:value="58.508">
            <text:p>58.508</text:p>
          </table:table-cell>
          <table:table-cell office:value-type="float" office:value="59.172">
            <text:p>59.172</text:p>
          </table:table-cell>
          <table:table-cell office:value-type="float" office:value="61.988">
            <text:p>61.988</text:p>
          </table:table-cell>
          <table:table-cell office:value-type="float" office:value="62.27">
            <text:p>62.27</text:p>
          </table:table-cell>
          <table:table-cell office:value-type="float" office:value="62.602">
            <text:p>62.602</text:p>
          </table:table-cell>
          <table:table-cell office:value-type="float" office:value="64.778">
            <text:p>64.778</text:p>
          </table:table-cell>
          <table:table-cell office:value-type="float" office:value="64.638">
            <text:p>64.638</text:p>
          </table:table-cell>
          <table:table-cell office:value-type="float" office:value="63.514">
            <text:p>63.514</text:p>
          </table:table-cell>
          <table:table-cell office:value-type="float" office:value="63.826">
            <text:p>63.826</text:p>
          </table:table-cell>
          <table:table-cell office:value-type="float" office:value="65.37">
            <text:p>65.37</text:p>
          </table:table-cell>
          <table:table-cell office:value-type="float" office:value="66.148">
            <text:p>66.148</text:p>
          </table:table-cell>
          <table:table-cell office:value-type="float" office:value="69.324">
            <text:p>69.324</text:p>
          </table:table-cell>
          <table:table-cell office:value-type="float" office:value="67.656">
            <text:p>67.65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3" office:value-type="float" office:value="84">
            <text:p>84</text:p>
          </table:table-cell>
          <table:table-cell table:number-columns-repeated="46" office:value-type="float" office:value="89">
            <text:p>89</text:p>
          </table:table-cell>
          <table:table-cell/>
          <table:table-cell office:value-type="float" office:value="37">
            <text:p>37</text:p>
          </table:table-cell>
          <table:table-cell office:value-type="float" office:value="6.41">
            <text:p>6.41</text:p>
          </table:table-cell>
          <table:table-cell office:value-type="float" office:value="6.558">
            <text:p>6.558</text:p>
          </table:table-cell>
          <table:table-cell office:value-type="float" office:value="6.874">
            <text:p>6.874</text:p>
          </table:table-cell>
          <table:table-cell office:value-type="float" office:value="7.794">
            <text:p>7.794</text:p>
          </table:table-cell>
          <table:table-cell office:value-type="float" office:value="8.82">
            <text:p>8.82</text:p>
          </table:table-cell>
          <table:table-cell office:value-type="float" office:value="11.072">
            <text:p>11.072</text:p>
          </table:table-cell>
          <table:table-cell table:number-columns-repeated="4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table:number-columns-repeated="4" office:value-type="float" office:value="61">
            <text:p>61</text:p>
          </table:table-cell>
          <table:table-cell table:number-columns-repeated="4" office:value-type="float" office:value="62">
            <text:p>62</text:p>
          </table:table-cell>
          <table:table-cell table:number-columns-repeated="6" office:value-type="float" office:value="63">
            <text:p>63</text:p>
          </table:table-cell>
          <table:table-cell table:number-columns-repeated="33" office:value-type="float" office:value="65">
            <text:p>65</text:p>
          </table:table-cell>
          <table:table-cell/>
          <table:table-cell office:value-type="float" office:value="38">
            <text:p>38</text:p>
          </table:table-cell>
          <table:table-cell office:value-type="float" office:value="6.928">
            <text:p>6.928</text:p>
          </table:table-cell>
          <table:table-cell office:value-type="float" office:value="6.996">
            <text:p>6.996</text:p>
          </table:table-cell>
          <table:table-cell office:value-type="float" office:value="7.704">
            <text:p>7.704</text:p>
          </table:table-cell>
          <table:table-cell office:value-type="float" office:value="8.382">
            <text:p>8.382</text:p>
          </table:table-cell>
          <table:table-cell office:value-type="float" office:value="9.33">
            <text:p>9.33</text:p>
          </table:table-cell>
          <table:table-cell office:value-type="float" office:value="10.318">
            <text:p>10.318</text:p>
          </table:table-cell>
          <table:table-cell office:value-type="float" office:value="11.134">
            <text:p>11.134</text:p>
          </table:table-cell>
          <table:table-cell office:value-type="float" office:value="13.28">
            <text:p>13.28</text:p>
          </table:table-cell>
          <table:table-cell office:value-type="float" office:value="15.448">
            <text:p>15.448</text:p>
          </table:table-cell>
          <table:table-cell office:value-type="float" office:value="17.322">
            <text:p>17.322</text:p>
          </table:table-cell>
          <table:table-cell office:value-type="float" office:value="19.384">
            <text:p>19.384</text:p>
          </table:table-cell>
          <table:table-cell office:value-type="float" office:value="21.81">
            <text:p>21.81</text:p>
          </table:table-cell>
          <table:table-cell office:value-type="float" office:value="24.108">
            <text:p>24.108</text:p>
          </table:table-cell>
          <table:table-cell office:value-type="float" office:value="26.684">
            <text:p>26.684</text:p>
          </table:table-cell>
          <table:table-cell office:value-type="float" office:value="28.526">
            <text:p>28.526</text:p>
          </table:table-cell>
          <table:table-cell office:value-type="float" office:value="31.912">
            <text:p>31.912</text:p>
          </table:table-cell>
          <table:table-cell office:value-type="float" office:value="35.412">
            <text:p>35.412</text:p>
          </table:table-cell>
          <table:table-cell office:value-type="float" office:value="38.556">
            <text:p>38.556</text:p>
          </table:table-cell>
          <table:table-cell office:value-type="float" office:value="42.25">
            <text:p>42.25</text:p>
          </table:table-cell>
          <table:table-cell office:value-type="float" office:value="45.254">
            <text:p>45.254</text:p>
          </table:table-cell>
          <table:table-cell office:value-type="float" office:value="47.568">
            <text:p>47.568</text:p>
          </table:table-cell>
          <table:table-cell office:value-type="float" office:value="48.3">
            <text:p>48.3</text:p>
          </table:table-cell>
          <table:table-cell office:value-type="float" office:value="49.92">
            <text:p>49.92</text:p>
          </table:table-cell>
          <table:table-cell office:value-type="float" office:value="53.256">
            <text:p>53.256</text:p>
          </table:table-cell>
          <table:table-cell office:value-type="float" office:value="55.482">
            <text:p>55.482</text:p>
          </table:table-cell>
          <table:table-cell office:value-type="float" office:value="54.972">
            <text:p>54.972</text:p>
          </table:table-cell>
          <table:table-cell office:value-type="float" office:value="57.27">
            <text:p>57.27</text:p>
          </table:table-cell>
          <table:table-cell office:value-type="float" office:value="58.176">
            <text:p>58.176</text:p>
          </table:table-cell>
          <table:table-cell office:value-type="float" office:value="62.228">
            <text:p>62.228</text:p>
          </table:table-cell>
          <table:table-cell office:value-type="float" office:value="63.042">
            <text:p>63.042</text:p>
          </table:table-cell>
          <table:table-cell office:value-type="float" office:value="60.852">
            <text:p>60.852</text:p>
          </table:table-cell>
          <table:table-cell office:value-type="float" office:value="61.638">
            <text:p>61.638</text:p>
          </table:table-cell>
          <table:table-cell office:value-type="float" office:value="67.078">
            <text:p>67.078</text:p>
          </table:table-cell>
          <table:table-cell office:value-type="float" office:value="65.914">
            <text:p>65.914</text:p>
          </table:table-cell>
          <table:table-cell office:value-type="float" office:value="67.38">
            <text:p>67.38</text:p>
          </table:table-cell>
          <table:table-cell office:value-type="float" office:value="68.262">
            <text:p>68.262</text:p>
          </table:table-cell>
          <table:table-cell office:value-type="float" office:value="69.726">
            <text:p>69.726</text:p>
          </table:table-cell>
          <table:table-cell office:value-type="float" office:value="70.724">
            <text:p>70.724</text:p>
          </table:table-cell>
          <table:table-cell office:value-type="float" office:value="71.014">
            <text:p>71.014</text:p>
          </table:table-cell>
          <table:table-cell office:value-type="float" office:value="71.964">
            <text:p>71.964</text:p>
          </table:table-cell>
          <table:table-cell office:value-type="float" office:value="71.88">
            <text:p>71.88</text:p>
          </table:table-cell>
          <table:table-cell office:value-type="float" office:value="72.978">
            <text:p>72.978</text:p>
          </table:table-cell>
          <table:table-cell office:value-type="float" office:value="73.568">
            <text:p>73.568</text:p>
          </table:table-cell>
          <table:table-cell office:value-type="float" office:value="77.556">
            <text:p>77.556</text:p>
          </table:table-cell>
          <table:table-cell office:value-type="float" office:value="78.512">
            <text:p>78.512</text:p>
          </table:table-cell>
          <table:table-cell office:value-type="float" office:value="79.662">
            <text:p>79.662</text:p>
          </table:table-cell>
          <table:table-cell office:value-type="float" office:value="81.564">
            <text:p>81.564</text:p>
          </table:table-cell>
          <table:table-cell office:value-type="float" office:value="83.292">
            <text:p>83.292</text:p>
          </table:table-cell>
          <table:table-cell office:value-type="float" office:value="82.852">
            <text:p>82.852</text:p>
          </table:table-cell>
          <table:table-cell office:value-type="float" office:value="83.736">
            <text:p>83.736</text:p>
          </table:table-cell>
          <table:table-cell office:value-type="float" office:value="88.254">
            <text:p>88.25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table:number-columns-repeated="4" office:value-type="float" office:value="47">
            <text:p>47</text:p>
          </table:table-cell>
          <table:table-cell table:number-columns-repeated="18" office:value-type="float" office:value="88">
            <text:p>88</text:p>
          </table:table-cell>
          <table:table-cell table:number-columns-repeated="28" office:value-type="float" office:value="89">
            <text:p>89</text:p>
          </table:table-cell>
          <table:table-cell/>
          <table:table-cell office:value-type="float" office:value="39">
            <text:p>39</text:p>
          </table:table-cell>
          <table:table-cell office:value-type="float" office:value="6.774">
            <text:p>6.774</text:p>
          </table:table-cell>
          <table:table-cell office:value-type="float" office:value="7.11">
            <text:p>7.11</text:p>
          </table:table-cell>
          <table:table-cell office:value-type="float" office:value="7.224">
            <text:p>7.224</text:p>
          </table:table-cell>
          <table:table-cell office:value-type="float" office:value="7.738">
            <text:p>7.738</text:p>
          </table:table-cell>
          <table:table-cell office:value-type="float" office:value="8.53">
            <text:p>8.53</text:p>
          </table:table-cell>
          <table:table-cell office:value-type="float" office:value="9.292">
            <text:p>9.292</text:p>
          </table:table-cell>
          <table:table-cell office:value-type="float" office:value="11.178">
            <text:p>11.178</text:p>
          </table:table-cell>
          <table:table-cell office:value-type="float" office:value="12.216">
            <text:p>12.216</text:p>
          </table:table-cell>
          <table:table-cell office:value-type="float" office:value="14.21">
            <text:p>14.21</text:p>
          </table:table-cell>
          <table:table-cell office:value-type="float" office:value="17.036">
            <text:p>17.036</text:p>
          </table:table-cell>
          <table:table-cell office:value-type="float" office:value="20.046">
            <text:p>20.046</text:p>
          </table:table-cell>
          <table:table-cell office:value-type="float" office:value="22.618">
            <text:p>22.618</text:p>
          </table:table-cell>
          <table:table-cell office:value-type="float" office:value="26.352">
            <text:p>26.352</text:p>
          </table:table-cell>
          <table:table-cell office:value-type="float" office:value="29.462">
            <text:p>29.462</text:p>
          </table:table-cell>
          <table:table-cell office:value-type="float" office:value="32.318">
            <text:p>32.318</text:p>
          </table:table-cell>
          <table:table-cell office:value-type="float" office:value="35.314">
            <text:p>35.314</text:p>
          </table:table-cell>
          <table:table-cell office:value-type="float" office:value="38.384">
            <text:p>38.384</text:p>
          </table:table-cell>
          <table:table-cell office:value-type="float" office:value="39.308">
            <text:p>39.308</text:p>
          </table:table-cell>
          <table:table-cell office:value-type="float" office:value="39.834">
            <text:p>39.834</text:p>
          </table:table-cell>
          <table:table-cell office:value-type="float" office:value="42.138">
            <text:p>42.138</text:p>
          </table:table-cell>
          <table:table-cell office:value-type="float" office:value="45.392">
            <text:p>45.392</text:p>
          </table:table-cell>
          <table:table-cell office:value-type="float" office:value="48.496">
            <text:p>48.496</text:p>
          </table:table-cell>
          <table:table-cell office:value-type="float" office:value="49.214">
            <text:p>49.214</text:p>
          </table:table-cell>
          <table:table-cell office:value-type="float" office:value="49.866">
            <text:p>49.866</text:p>
          </table:table-cell>
          <table:table-cell table:number-columns-repeated="2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4" office:value-type="float" office:value="88">
            <text:p>88</text:p>
          </table:table-cell>
          <table:table-cell table:number-columns-repeated="46" office:value-type="float" office:value="89">
            <text:p>89</text:p>
          </table:table-cell>
          <table:table-cell/>
          <table:table-cell office:value-type="float" office:value="40">
            <text:p>40</text:p>
          </table:table-cell>
          <table:table-cell office:value-type="float" office:value="6.942">
            <text:p>6.942</text:p>
          </table:table-cell>
          <table:table-cell office:value-type="float" office:value="6.878">
            <text:p>6.878</text:p>
          </table:table-cell>
          <table:table-cell office:value-type="float" office:value="7.812">
            <text:p>7.812</text:p>
          </table:table-cell>
          <table:table-cell office:value-type="float" office:value="8.966">
            <text:p>8.966</text:p>
          </table:table-cell>
          <table:table-cell office:value-type="float" office:value="10.346">
            <text:p>10.346</text:p>
          </table:table-cell>
          <table:table-cell office:value-type="float" office:value="12.344">
            <text:p>12.344</text:p>
          </table:table-cell>
          <table:table-cell table:number-columns-repeated="4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table:number-columns-repeated="2" office:value-type="float" office:value="51">
            <text:p>51</text:p>
          </table:table-cell>
          <table:table-cell table:number-columns-repeated="6" office:value-type="float" office:value="63">
            <text:p>63</text:p>
          </table:table-cell>
          <table:table-cell table:number-columns-repeated="25" office:value-type="float" office:value="70">
            <text:p>70</text:p>
          </table:table-cell>
          <table:table-cell table:number-columns-repeated="16" office:value-type="float" office:value="75">
            <text:p>75</text:p>
          </table:table-cell>
          <table:table-cell/>
          <table:table-cell office:value-type="float" office:value="41">
            <text:p>41</text:p>
          </table:table-cell>
          <table:table-cell office:value-type="float" office:value="6.946">
            <text:p>6.946</text:p>
          </table:table-cell>
          <table:table-cell office:value-type="float" office:value="7.082">
            <text:p>7.082</text:p>
          </table:table-cell>
          <table:table-cell office:value-type="float" office:value="7.714">
            <text:p>7.714</text:p>
          </table:table-cell>
          <table:table-cell office:value-type="float" office:value="8.524">
            <text:p>8.524</text:p>
          </table:table-cell>
          <table:table-cell office:value-type="float" office:value="9.95">
            <text:p>9.95</text:p>
          </table:table-cell>
          <table:table-cell office:value-type="float" office:value="12.232">
            <text:p>12.232</text:p>
          </table:table-cell>
          <table:table-cell office:value-type="float" office:value="14.802">
            <text:p>14.802</text:p>
          </table:table-cell>
          <table:table-cell office:value-type="float" office:value="17.308">
            <text:p>17.308</text:p>
          </table:table-cell>
          <table:table-cell office:value-type="float" office:value="20.756">
            <text:p>20.756</text:p>
          </table:table-cell>
          <table:table-cell office:value-type="float" office:value="23.412">
            <text:p>23.412</text:p>
          </table:table-cell>
          <table:table-cell office:value-type="float" office:value="28.71">
            <text:p>28.71</text:p>
          </table:table-cell>
          <table:table-cell office:value-type="float" office:value="32.78">
            <text:p>32.78</text:p>
          </table:table-cell>
          <table:table-cell office:value-type="float" office:value="35.084">
            <text:p>35.084</text:p>
          </table:table-cell>
          <table:table-cell office:value-type="float" office:value="38.202">
            <text:p>38.202</text:p>
          </table:table-cell>
          <table:table-cell office:value-type="float" office:value="40.85">
            <text:p>40.85</text:p>
          </table:table-cell>
          <table:table-cell office:value-type="float" office:value="43.632">
            <text:p>43.632</text:p>
          </table:table-cell>
          <table:table-cell office:value-type="float" office:value="46.952">
            <text:p>46.952</text:p>
          </table:table-cell>
          <table:table-cell office:value-type="float" office:value="48.66">
            <text:p>48.66</text:p>
          </table:table-cell>
          <table:table-cell office:value-type="float" office:value="51.344">
            <text:p>51.344</text:p>
          </table:table-cell>
          <table:table-cell office:value-type="float" office:value="50.43">
            <text:p>50.43</text:p>
          </table:table-cell>
          <table:table-cell office:value-type="float" office:value="52.852">
            <text:p>52.852</text:p>
          </table:table-cell>
          <table:table-cell office:value-type="float" office:value="53.224">
            <text:p>53.224</text:p>
          </table:table-cell>
          <table:table-cell office:value-type="float" office:value="54.318">
            <text:p>54.318</text:p>
          </table:table-cell>
          <table:table-cell office:value-type="float" office:value="54.514">
            <text:p>54.514</text:p>
          </table:table-cell>
          <table:table-cell office:value-type="float" office:value="56.904">
            <text:p>56.904</text:p>
          </table:table-cell>
          <table:table-cell office:value-type="float" office:value="59.294">
            <text:p>59.294</text:p>
          </table:table-cell>
          <table:table-cell office:value-type="float" office:value="58.388">
            <text:p>58.388</text:p>
          </table:table-cell>
          <table:table-cell office:value-type="float" office:value="60.116">
            <text:p>60.116</text:p>
          </table:table-cell>
          <table:table-cell office:value-type="float" office:value="63.394">
            <text:p>63.394</text:p>
          </table:table-cell>
          <table:table-cell office:value-type="float" office:value="61.816">
            <text:p>61.816</text:p>
          </table:table-cell>
          <table:table-cell office:value-type="float" office:value="66.408">
            <text:p>66.408</text:p>
          </table:table-cell>
          <table:table-cell office:value-type="float" office:value="67.234">
            <text:p>67.234</text:p>
          </table:table-cell>
          <table:table-cell office:value-type="float" office:value="67.738">
            <text:p>67.738</text:p>
          </table:table-cell>
          <table:table-cell office:value-type="float" office:value="65.114">
            <text:p>65.114</text:p>
          </table:table-cell>
          <table:table-cell office:value-type="float" office:value="66.042">
            <text:p>66.042</text:p>
          </table:table-cell>
          <table:table-cell office:value-type="float" office:value="65.306">
            <text:p>65.306</text:p>
          </table:table-cell>
          <table:table-cell office:value-type="float" office:value="64.23">
            <text:p>64.23</text:p>
          </table:table-cell>
          <table:table-cell office:value-type="float" office:value="69.36">
            <text:p>69.36</text:p>
          </table:table-cell>
          <table:table-cell office:value-type="float" office:value="66.702">
            <text:p>66.702</text:p>
          </table:table-cell>
          <table:table-cell office:value-type="float" office:value="69.03">
            <text:p>69.03</text:p>
          </table:table-cell>
          <table:table-cell office:value-type="float" office:value="73.354">
            <text:p>73.354</text:p>
          </table:table-cell>
          <table:table-cell office:value-type="float" office:value="70.24">
            <text:p>70.24</text:p>
          </table:table-cell>
          <table:table-cell office:value-type="float" office:value="67.992">
            <text:p>67.992</text:p>
          </table:table-cell>
          <table:table-cell office:value-type="float" office:value="64.992">
            <text:p>64.992</text:p>
          </table:table-cell>
          <table:table-cell office:value-type="float" office:value="61.678">
            <text:p>61.678</text:p>
          </table:table-cell>
          <table:table-cell office:value-type="float" office:value="60.504">
            <text:p>60.504</text:p>
          </table:table-cell>
          <table:table-cell office:value-type="float" office:value="58.598">
            <text:p>58.598</text:p>
          </table:table-cell>
          <table:table-cell office:value-type="float" office:value="61.35">
            <text:p>61.35</text:p>
          </table:table-cell>
          <table:table-cell office:value-type="float" office:value="61.82">
            <text:p>61.82</text:p>
          </table:table-cell>
          <table:table-cell office:value-type="float" office:value="62.09">
            <text:p>62.09</text:p>
          </table:table-cell>
          <table:table-cell office:value-type="float" office:value="64.404">
            <text:p>64.40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number-columns-repeated="5" office:value-type="float" office:value="88">
            <text:p>88</text:p>
          </table:table-cell>
          <table:table-cell table:number-columns-repeated="43" office:value-type="float" office:value="89">
            <text:p>89</text:p>
          </table:table-cell>
          <table:table-cell/>
          <table:table-cell office:value-type="float" office:value="42">
            <text:p>42</text:p>
          </table:table-cell>
          <table:table-cell office:value-type="float" office:value="6.744">
            <text:p>6.744</text:p>
          </table:table-cell>
          <table:table-cell office:value-type="float" office:value="6.86">
            <text:p>6.86</text:p>
          </table:table-cell>
          <table:table-cell office:value-type="float" office:value="7.494">
            <text:p>7.494</text:p>
          </table:table-cell>
          <table:table-cell office:value-type="float" office:value="8.318">
            <text:p>8.318</text:p>
          </table:table-cell>
          <table:table-cell office:value-type="float" office:value="9.822">
            <text:p>9.822</text:p>
          </table:table-cell>
          <table:table-cell office:value-type="float" office:value="11.172">
            <text:p>11.172</text:p>
          </table:table-cell>
          <table:table-cell office:value-type="float" office:value="13.186">
            <text:p>13.186</text:p>
          </table:table-cell>
          <table:table-cell office:value-type="float" office:value="14.918">
            <text:p>14.918</text:p>
          </table:table-cell>
          <table:table-cell office:value-type="float" office:value="16.67">
            <text:p>16.67</text:p>
          </table:table-cell>
          <table:table-cell table:number-columns-repeated="4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number-columns-repeated="3" office:value-type="float" office:value="53">
            <text:p>53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63">
            <text:p>63</text:p>
          </table:table-cell>
          <table:table-cell table:number-columns-repeated="10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table:number-columns-repeated="13" office:value-type="float" office:value="68">
            <text:p>68</text:p>
          </table:table-cell>
          <table:table-cell table:number-columns-repeated="14" office:value-type="float" office:value="71">
            <text:p>71</text:p>
          </table:table-cell>
          <table:table-cell/>
          <table:table-cell office:value-type="float" office:value="43">
            <text:p>43</text:p>
          </table:table-cell>
          <table:table-cell office:value-type="float" office:value="6.76">
            <text:p>6.76</text:p>
          </table:table-cell>
          <table:table-cell office:value-type="float" office:value="6.678">
            <text:p>6.678</text:p>
          </table:table-cell>
          <table:table-cell office:value-type="float" office:value="7.37">
            <text:p>7.37</text:p>
          </table:table-cell>
          <table:table-cell office:value-type="float" office:value="7.982">
            <text:p>7.982</text:p>
          </table:table-cell>
          <table:table-cell office:value-type="float" office:value="9.326">
            <text:p>9.326</text:p>
          </table:table-cell>
          <table:table-cell office:value-type="float" office:value="10.68">
            <text:p>10.68</text:p>
          </table:table-cell>
          <table:table-cell office:value-type="float" office:value="12.46">
            <text:p>12.46</text:p>
          </table:table-cell>
          <table:table-cell office:value-type="float" office:value="15.588">
            <text:p>15.588</text:p>
          </table:table-cell>
          <table:table-cell office:value-type="float" office:value="18.94">
            <text:p>18.94</text:p>
          </table:table-cell>
          <table:table-cell office:value-type="float" office:value="21.53">
            <text:p>21.53</text:p>
          </table:table-cell>
          <table:table-cell office:value-type="float" office:value="25.336">
            <text:p>25.336</text:p>
          </table:table-cell>
          <table:table-cell office:value-type="float" office:value="28.56">
            <text:p>28.56</text:p>
          </table:table-cell>
          <table:table-cell office:value-type="float" office:value="31.938">
            <text:p>31.938</text:p>
          </table:table-cell>
          <table:table-cell office:value-type="float" office:value="34.804">
            <text:p>34.804</text:p>
          </table:table-cell>
          <table:table-cell office:value-type="float" office:value="37.074">
            <text:p>37.074</text:p>
          </table:table-cell>
          <table:table-cell office:value-type="float" office:value="39.118">
            <text:p>39.118</text:p>
          </table:table-cell>
          <table:table-cell office:value-type="float" office:value="42.31">
            <text:p>42.31</text:p>
          </table:table-cell>
          <table:table-cell office:value-type="float" office:value="45.354">
            <text:p>45.354</text:p>
          </table:table-cell>
          <table:table-cell office:value-type="float" office:value="47.426">
            <text:p>47.426</text:p>
          </table:table-cell>
          <table:table-cell office:value-type="float" office:value="47.914">
            <text:p>47.914</text:p>
          </table:table-cell>
          <table:table-cell office:value-type="float" office:value="50.88">
            <text:p>50.88</text:p>
          </table:table-cell>
          <table:table-cell office:value-type="float" office:value="51.2">
            <text:p>51.2</text:p>
          </table:table-cell>
          <table:table-cell office:value-type="float" office:value="51.468">
            <text:p>51.468</text:p>
          </table:table-cell>
          <table:table-cell office:value-type="float" office:value="52.624">
            <text:p>52.624</text:p>
          </table:table-cell>
          <table:table-cell office:value-type="float" office:value="52.74">
            <text:p>52.74</text:p>
          </table:table-cell>
          <table:table-cell office:value-type="float" office:value="53.944">
            <text:p>53.944</text:p>
          </table:table-cell>
          <table:table-cell office:value-type="float" office:value="53.97">
            <text:p>53.97</text:p>
          </table:table-cell>
          <table:table-cell office:value-type="float" office:value="55.876">
            <text:p>55.876</text:p>
          </table:table-cell>
          <table:table-cell office:value-type="float" office:value="57.396">
            <text:p>57.396</text:p>
          </table:table-cell>
          <table:table-cell office:value-type="float" office:value="57.306">
            <text:p>57.306</text:p>
          </table:table-cell>
          <table:table-cell office:value-type="float" office:value="60.306">
            <text:p>60.306</text:p>
          </table:table-cell>
          <table:table-cell office:value-type="float" office:value="65.132">
            <text:p>65.132</text:p>
          </table:table-cell>
          <table:table-cell office:value-type="float" office:value="65.972">
            <text:p>65.972</text:p>
          </table:table-cell>
          <table:table-cell office:value-type="float" office:value="69.472">
            <text:p>69.472</text:p>
          </table:table-cell>
          <table:table-cell office:value-type="float" office:value="69.732">
            <text:p>69.732</text:p>
          </table:table-cell>
          <table:table-cell office:value-type="float" office:value="70.262">
            <text:p>70.262</text:p>
          </table:table-cell>
          <table:table-cell office:value-type="float" office:value="68.896">
            <text:p>68.896</text:p>
          </table:table-cell>
          <table:table-cell office:value-type="float" office:value="73.136">
            <text:p>73.136</text:p>
          </table:table-cell>
          <table:table-cell office:value-type="float" office:value="74.138">
            <text:p>74.138</text:p>
          </table:table-cell>
          <table:table-cell office:value-type="float" office:value="75.584">
            <text:p>75.584</text:p>
          </table:table-cell>
          <table:table-cell office:value-type="float" office:value="75.23">
            <text:p>75.23</text:p>
          </table:table-cell>
          <table:table-cell office:value-type="float" office:value="75.448">
            <text:p>75.448</text:p>
          </table:table-cell>
          <table:table-cell office:value-type="float" office:value="79.18">
            <text:p>79.18</text:p>
          </table:table-cell>
          <table:table-cell office:value-type="float" office:value="81.184">
            <text:p>81.184</text:p>
          </table:table-cell>
          <table:table-cell office:value-type="float" office:value="85.604">
            <text:p>85.604</text:p>
          </table:table-cell>
          <table:table-cell office:value-type="float" office:value="89.538">
            <text:p>89.538</text:p>
          </table:table-cell>
          <table:table-cell office:value-type="float" office:value="90.09">
            <text:p>90.09</text:p>
          </table:table-cell>
          <table:table-cell office:value-type="float" office:value="90.57">
            <text:p>90.57</text:p>
          </table:table-cell>
          <table:table-cell office:value-type="float" office:value="92.924">
            <text:p>92.924</text:p>
          </table:table-cell>
          <table:table-cell office:value-type="float" office:value="94.094">
            <text:p>94.094</text:p>
          </table:table-cell>
          <table:table-cell office:value-type="float" office:value="91.922">
            <text:p>91.92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3" office:value-type="float" office:value="53">
            <text:p>53</text:p>
          </table:table-cell>
          <table:table-cell table:number-columns-repeated="5" office:value-type="float" office:value="64">
            <text:p>64</text:p>
          </table:table-cell>
          <table:table-cell table:number-columns-repeated="2" office:value-type="float" office:value="67">
            <text:p>67</text:p>
          </table:table-cell>
          <table:table-cell table:number-columns-repeated="8" office:value-type="float" office:value="69">
            <text:p>69</text:p>
          </table:table-cell>
          <table:table-cell table:number-columns-repeated="13" office:value-type="float" office:value="71">
            <text:p>71</text:p>
          </table:table-cell>
          <table:table-cell table:number-columns-repeated="4" office:value-type="float" office:value="72">
            <text:p>72</text:p>
          </table:table-cell>
          <table:table-cell table:number-columns-repeated="14" office:value-type="float" office:value="76">
            <text:p>76</text:p>
          </table:table-cell>
          <table:table-cell/>
          <table:table-cell office:value-type="float" office:value="44">
            <text:p>44</text:p>
          </table:table-cell>
          <table:table-cell office:value-type="float" office:value="6.846">
            <text:p>6.846</text:p>
          </table:table-cell>
          <table:table-cell office:value-type="float" office:value="6.974">
            <text:p>6.974</text:p>
          </table:table-cell>
          <table:table-cell office:value-type="float" office:value="7.866">
            <text:p>7.866</text:p>
          </table:table-cell>
          <table:table-cell office:value-type="float" office:value="8.96">
            <text:p>8.96</text:p>
          </table:table-cell>
          <table:table-cell office:value-type="float" office:value="10.168">
            <text:p>10.168</text:p>
          </table:table-cell>
          <table:table-cell office:value-type="float" office:value="11.344">
            <text:p>11.344</text:p>
          </table:table-cell>
          <table:table-cell office:value-type="float" office:value="12.62">
            <text:p>12.62</text:p>
          </table:table-cell>
          <table:table-cell office:value-type="float" office:value="14.398">
            <text:p>14.398</text:p>
          </table:table-cell>
          <table:table-cell office:value-type="float" office:value="16.646">
            <text:p>16.646</text:p>
          </table:table-cell>
          <table:table-cell office:value-type="float" office:value="18.416">
            <text:p>18.416</text:p>
          </table:table-cell>
          <table:table-cell office:value-type="float" office:value="21.996">
            <text:p>21.996</text:p>
          </table:table-cell>
          <table:table-cell office:value-type="float" office:value="25.588">
            <text:p>25.588</text:p>
          </table:table-cell>
          <table:table-cell office:value-type="float" office:value="28.902">
            <text:p>28.902</text:p>
          </table:table-cell>
          <table:table-cell office:value-type="float" office:value="31.188">
            <text:p>31.188</text:p>
          </table:table-cell>
          <table:table-cell office:value-type="float" office:value="32.418">
            <text:p>32.418</text:p>
          </table:table-cell>
          <table:table-cell office:value-type="float" office:value="36.6">
            <text:p>36.6</text:p>
          </table:table-cell>
          <table:table-cell office:value-type="float" office:value="39.192">
            <text:p>39.192</text:p>
          </table:table-cell>
          <table:table-cell office:value-type="float" office:value="39.816">
            <text:p>39.816</text:p>
          </table:table-cell>
          <table:table-cell office:value-type="float" office:value="44.308">
            <text:p>44.308</text:p>
          </table:table-cell>
          <table:table-cell office:value-type="float" office:value="47.416">
            <text:p>47.416</text:p>
          </table:table-cell>
          <table:table-cell office:value-type="float" office:value="51.292">
            <text:p>51.292</text:p>
          </table:table-cell>
          <table:table-cell office:value-type="float" office:value="53.13">
            <text:p>53.13</text:p>
          </table:table-cell>
          <table:table-cell office:value-type="float" office:value="54.386">
            <text:p>54.386</text:p>
          </table:table-cell>
          <table:table-cell office:value-type="float" office:value="55.208">
            <text:p>55.208</text:p>
          </table:table-cell>
          <table:table-cell office:value-type="float" office:value="54.728">
            <text:p>54.728</text:p>
          </table:table-cell>
          <table:table-cell office:value-type="float" office:value="55.088">
            <text:p>55.088</text:p>
          </table:table-cell>
          <table:table-cell office:value-type="float" office:value="58.072">
            <text:p>58.072</text:p>
          </table:table-cell>
          <table:table-cell office:value-type="float" office:value="62.764">
            <text:p>62.764</text:p>
          </table:table-cell>
          <table:table-cell office:value-type="float" office:value="65.332">
            <text:p>65.332</text:p>
          </table:table-cell>
          <table:table-cell office:value-type="float" office:value="66.478">
            <text:p>66.478</text:p>
          </table:table-cell>
          <table:table-cell office:value-type="float" office:value="65.438">
            <text:p>65.438</text:p>
          </table:table-cell>
          <table:table-cell office:value-type="float" office:value="67.214">
            <text:p>67.214</text:p>
          </table:table-cell>
          <table:table-cell office:value-type="float" office:value="66.348">
            <text:p>66.348</text:p>
          </table:table-cell>
          <table:table-cell office:value-type="float" office:value="66.084">
            <text:p>66.084</text:p>
          </table:table-cell>
          <table:table-cell office:value-type="float" office:value="66.172">
            <text:p>66.172</text:p>
          </table:table-cell>
          <table:table-cell office:value-type="float" office:value="67.124">
            <text:p>67.124</text:p>
          </table:table-cell>
          <table:table-cell office:value-type="float" office:value="67.846">
            <text:p>67.846</text:p>
          </table:table-cell>
          <table:table-cell office:value-type="float" office:value="65.794">
            <text:p>65.794</text:p>
          </table:table-cell>
          <table:table-cell office:value-type="float" office:value="64.712">
            <text:p>64.712</text:p>
          </table:table-cell>
          <table:table-cell office:value-type="float" office:value="65.972">
            <text:p>65.972</text:p>
          </table:table-cell>
          <table:table-cell office:value-type="float" office:value="64.778">
            <text:p>64.778</text:p>
          </table:table-cell>
          <table:table-cell office:value-type="float" office:value="64.692">
            <text:p>64.692</text:p>
          </table:table-cell>
          <table:table-cell office:value-type="float" office:value="61.252">
            <text:p>61.252</text:p>
          </table:table-cell>
          <table:table-cell office:value-type="float" office:value="62.184">
            <text:p>62.184</text:p>
          </table:table-cell>
          <table:table-cell office:value-type="float" office:value="60.008">
            <text:p>60.008</text:p>
          </table:table-cell>
          <table:table-cell office:value-type="float" office:value="61.682">
            <text:p>61.682</text:p>
          </table:table-cell>
          <table:table-cell office:value-type="float" office:value="60.694">
            <text:p>60.694</text:p>
          </table:table-cell>
          <table:table-cell office:value-type="float" office:value="61.478">
            <text:p>61.478</text:p>
          </table:table-cell>
          <table:table-cell office:value-type="float" office:value="66.29">
            <text:p>66.29</text:p>
          </table:table-cell>
          <table:table-cell office:value-type="float" office:value="62.776">
            <text:p>62.776</text:p>
          </table:table-cell>
          <table:table-cell office:value-type="float" office:value="67.682">
            <text:p>67.68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table:number-columns-repeated="3" office:value-type="float" office:value="51">
            <text:p>51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57">
            <text:p>57</text:p>
          </table:table-cell>
          <table:table-cell table:number-columns-repeated="3" office:value-type="float" office:value="60">
            <text:p>60</text:p>
          </table:table-cell>
          <table:table-cell table:number-columns-repeated="3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7" office:value-type="float" office:value="69">
            <text:p>69</text:p>
          </table:table-cell>
          <table:table-cell table:number-columns-repeated="10" office:value-type="float" office:value="71">
            <text:p>71</text:p>
          </table:table-cell>
          <table:table-cell table:number-columns-repeated="15" office:value-type="float" office:value="73">
            <text:p>73</text:p>
          </table:table-cell>
          <table:table-cell/>
          <table:table-cell office:value-type="float" office:value="45">
            <text:p>45</text:p>
          </table:table-cell>
          <table:table-cell office:value-type="float" office:value="6.632">
            <text:p>6.632</text:p>
          </table:table-cell>
          <table:table-cell office:value-type="float" office:value="6.804">
            <text:p>6.804</text:p>
          </table:table-cell>
          <table:table-cell office:value-type="float" office:value="7.442">
            <text:p>7.442</text:p>
          </table:table-cell>
          <table:table-cell office:value-type="float" office:value="8.152">
            <text:p>8.152</text:p>
          </table:table-cell>
          <table:table-cell office:value-type="float" office:value="9.466">
            <text:p>9.466</text:p>
          </table:table-cell>
          <table:table-cell office:value-type="float" office:value="10.77">
            <text:p>10.77</text:p>
          </table:table-cell>
          <table:table-cell office:value-type="float" office:value="13.246">
            <text:p>13.246</text:p>
          </table:table-cell>
          <table:table-cell office:value-type="float" office:value="16.41">
            <text:p>16.41</text:p>
          </table:table-cell>
          <table:table-cell office:value-type="float" office:value="20.314">
            <text:p>20.314</text:p>
          </table:table-cell>
          <table:table-cell office:value-type="float" office:value="23.204">
            <text:p>23.204</text:p>
          </table:table-cell>
          <table:table-cell office:value-type="float" office:value="26.484">
            <text:p>26.484</text:p>
          </table:table-cell>
          <table:table-cell office:value-type="float" office:value="28.378">
            <text:p>28.378</text:p>
          </table:table-cell>
          <table:table-cell office:value-type="float" office:value="31.776">
            <text:p>31.776</text:p>
          </table:table-cell>
          <table:table-cell office:value-type="float" office:value="35.324">
            <text:p>35.324</text:p>
          </table:table-cell>
          <table:table-cell office:value-type="float" office:value="38.774">
            <text:p>38.774</text:p>
          </table:table-cell>
          <table:table-cell office:value-type="float" office:value="44.104">
            <text:p>44.104</text:p>
          </table:table-cell>
          <table:table-cell office:value-type="float" office:value="48.258">
            <text:p>48.258</text:p>
          </table:table-cell>
          <table:table-cell office:value-type="float" office:value="51.71">
            <text:p>51.71</text:p>
          </table:table-cell>
          <table:table-cell office:value-type="float" office:value="55.766">
            <text:p>55.766</text:p>
          </table:table-cell>
          <table:table-cell office:value-type="float" office:value="58.714">
            <text:p>58.714</text:p>
          </table:table-cell>
          <table:table-cell office:value-type="float" office:value="60.996">
            <text:p>60.996</text:p>
          </table:table-cell>
          <table:table-cell office:value-type="float" office:value="65.356">
            <text:p>65.356</text:p>
          </table:table-cell>
          <table:table-cell office:value-type="float" office:value="63.816">
            <text:p>63.816</text:p>
          </table:table-cell>
          <table:table-cell office:value-type="float" office:value="66.098">
            <text:p>66.098</text:p>
          </table:table-cell>
          <table:table-cell office:value-type="float" office:value="68.986">
            <text:p>68.986</text:p>
          </table:table-cell>
          <table:table-cell office:value-type="float" office:value="72.758">
            <text:p>72.758</text:p>
          </table:table-cell>
          <table:table-cell office:value-type="float" office:value="74.002">
            <text:p>74.002</text:p>
          </table:table-cell>
          <table:table-cell office:value-type="float" office:value="76.06">
            <text:p>76.06</text:p>
          </table:table-cell>
          <table:table-cell office:value-type="float" office:value="76.726">
            <text:p>76.726</text:p>
          </table:table-cell>
          <table:table-cell office:value-type="float" office:value="80.01">
            <text:p>80.01</text:p>
          </table:table-cell>
          <table:table-cell office:value-type="float" office:value="83.992">
            <text:p>83.992</text:p>
          </table:table-cell>
          <table:table-cell office:value-type="float" office:value="83.53">
            <text:p>83.53</text:p>
          </table:table-cell>
          <table:table-cell office:value-type="float" office:value="87.858">
            <text:p>87.858</text:p>
          </table:table-cell>
          <table:table-cell office:value-type="float" office:value="90.188">
            <text:p>90.188</text:p>
          </table:table-cell>
          <table:table-cell office:value-type="float" office:value="94.934">
            <text:p>94.934</text:p>
          </table:table-cell>
          <table:table-cell office:value-type="float" office:value="95.028">
            <text:p>95.028</text:p>
          </table:table-cell>
          <table:table-cell office:value-type="float" office:value="93.134">
            <text:p>93.134</text:p>
          </table:table-cell>
          <table:table-cell office:value-type="float" office:value="93.804">
            <text:p>93.804</text:p>
          </table:table-cell>
          <table:table-cell office:value-type="float" office:value="98.29">
            <text:p>98.29</text:p>
          </table:table-cell>
          <table:table-cell office:value-type="float" office:value="100.68">
            <text:p>100.68</text:p>
          </table:table-cell>
          <table:table-cell office:value-type="float" office:value="97.306">
            <text:p>97.306</text:p>
          </table:table-cell>
          <table:table-cell office:value-type="float" office:value="95.72">
            <text:p>95.72</text:p>
          </table:table-cell>
          <table:table-cell office:value-type="float" office:value="95.974">
            <text:p>95.974</text:p>
          </table:table-cell>
          <table:table-cell office:value-type="float" office:value="98.88">
            <text:p>98.88</text:p>
          </table:table-cell>
          <table:table-cell office:value-type="float" office:value="97.044">
            <text:p>97.044</text:p>
          </table:table-cell>
          <table:table-cell office:value-type="float" office:value="102.35">
            <text:p>102.35</text:p>
          </table:table-cell>
          <table:table-cell office:value-type="float" office:value="105.77">
            <text:p>105.77</text:p>
          </table:table-cell>
          <table:table-cell office:value-type="float" office:value="99.948">
            <text:p>99.948</text:p>
          </table:table-cell>
          <table:table-cell office:value-type="float" office:value="97.772">
            <text:p>97.772</text:p>
          </table:table-cell>
          <table:table-cell office:value-type="float" office:value="98.626">
            <text:p>98.626</text:p>
          </table:table-cell>
          <table:table-cell office:value-type="float" office:value="97.41">
            <text:p>97.4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2" office:value-type="float" office:value="58">
            <text:p>58</text:p>
          </table:table-cell>
          <table:table-cell office:value-type="float" office:value="87">
            <text:p>87</text:p>
          </table:table-cell>
          <table:table-cell table:number-columns-repeated="46" office:value-type="float" office:value="89">
            <text:p>89</text:p>
          </table:table-cell>
          <table:table-cell/>
          <table:table-cell office:value-type="float" office:value="46">
            <text:p>46</text:p>
          </table:table-cell>
          <table:table-cell office:value-type="float" office:value="7.038">
            <text:p>7.038</text:p>
          </table:table-cell>
          <table:table-cell office:value-type="float" office:value="7.38">
            <text:p>7.38</text:p>
          </table:table-cell>
          <table:table-cell office:value-type="float" office:value="8.114">
            <text:p>8.114</text:p>
          </table:table-cell>
          <table:table-cell office:value-type="float" office:value="9.664">
            <text:p>9.664</text:p>
          </table:table-cell>
          <table:table-cell office:value-type="float" office:value="11.32">
            <text:p>11.32</text:p>
          </table:table-cell>
          <table:table-cell office:value-type="float" office:value="13.466">
            <text:p>13.466</text:p>
          </table:table-cell>
          <table:table-cell table:number-columns-repeated="4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table:number-columns-repeated="2"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table:number-columns-repeated="46" office:value-type="float" office:value="88">
            <text:p>88</text:p>
          </table:table-cell>
          <table:table-cell/>
          <table:table-cell office:value-type="float" office:value="47">
            <text:p>47</text:p>
          </table:table-cell>
          <table:table-cell office:value-type="float" office:value="7.05">
            <text:p>7.05</text:p>
          </table:table-cell>
          <table:table-cell office:value-type="float" office:value="7.084">
            <text:p>7.084</text:p>
          </table:table-cell>
          <table:table-cell office:value-type="float" office:value="7.846">
            <text:p>7.846</text:p>
          </table:table-cell>
          <table:table-cell office:value-type="float" office:value="8.706">
            <text:p>8.706</text:p>
          </table:table-cell>
          <table:table-cell office:value-type="float" office:value="9.854">
            <text:p>9.854</text:p>
          </table:table-cell>
          <table:table-cell office:value-type="float" office:value="10.998">
            <text:p>10.998</text:p>
          </table:table-cell>
          <table:table-cell office:value-type="float" office:value="12.528">
            <text:p>12.528</text:p>
          </table:table-cell>
          <table:table-cell office:value-type="float" office:value="14.05">
            <text:p>14.05</text:p>
          </table:table-cell>
          <table:table-cell office:value-type="float" office:value="16.962">
            <text:p>16.962</text:p>
          </table:table-cell>
          <table:table-cell office:value-type="float" office:value="21.114">
            <text:p>21.114</text:p>
          </table:table-cell>
          <table:table-cell office:value-type="float" office:value="24.38">
            <text:p>24.38</text:p>
          </table:table-cell>
          <table:table-cell office:value-type="float" office:value="27.294">
            <text:p>27.294</text:p>
          </table:table-cell>
          <table:table-cell office:value-type="float" office:value="31.026">
            <text:p>31.026</text:p>
          </table:table-cell>
          <table:table-cell office:value-type="float" office:value="33.588">
            <text:p>33.588</text:p>
          </table:table-cell>
          <table:table-cell office:value-type="float" office:value="37.122">
            <text:p>37.122</text:p>
          </table:table-cell>
          <table:table-cell office:value-type="float" office:value="38.678">
            <text:p>38.678</text:p>
          </table:table-cell>
          <table:table-cell office:value-type="float" office:value="41.326">
            <text:p>41.326</text:p>
          </table:table-cell>
          <table:table-cell office:value-type="float" office:value="43.706">
            <text:p>43.706</text:p>
          </table:table-cell>
          <table:table-cell office:value-type="float" office:value="46.938">
            <text:p>46.938</text:p>
          </table:table-cell>
          <table:table-cell office:value-type="float" office:value="49.274">
            <text:p>49.274</text:p>
          </table:table-cell>
          <table:table-cell office:value-type="float" office:value="54.226">
            <text:p>54.226</text:p>
          </table:table-cell>
          <table:table-cell office:value-type="float" office:value="56.814">
            <text:p>56.814</text:p>
          </table:table-cell>
          <table:table-cell office:value-type="float" office:value="60.25">
            <text:p>60.25</text:p>
          </table:table-cell>
          <table:table-cell office:value-type="float" office:value="63.556">
            <text:p>63.556</text:p>
          </table:table-cell>
          <table:table-cell office:value-type="float" office:value="65.27">
            <text:p>65.27</text:p>
          </table:table-cell>
          <table:table-cell office:value-type="float" office:value="69.17">
            <text:p>69.17</text:p>
          </table:table-cell>
          <table:table-cell office:value-type="float" office:value="71.33">
            <text:p>71.33</text:p>
          </table:table-cell>
          <table:table-cell office:value-type="float" office:value="73.226">
            <text:p>73.226</text:p>
          </table:table-cell>
          <table:table-cell office:value-type="float" office:value="72.134">
            <text:p>72.134</text:p>
          </table:table-cell>
          <table:table-cell office:value-type="float" office:value="75.074">
            <text:p>75.074</text:p>
          </table:table-cell>
          <table:table-cell office:value-type="float" office:value="76.15">
            <text:p>76.15</text:p>
          </table:table-cell>
          <table:table-cell office:value-type="float" office:value="77.258">
            <text:p>77.258</text:p>
          </table:table-cell>
          <table:table-cell office:value-type="float" office:value="77.188">
            <text:p>77.188</text:p>
          </table:table-cell>
          <table:table-cell office:value-type="float" office:value="79.396">
            <text:p>79.396</text:p>
          </table:table-cell>
          <table:table-cell office:value-type="float" office:value="80.848">
            <text:p>80.848</text:p>
          </table:table-cell>
          <table:table-cell office:value-type="float" office:value="80.212">
            <text:p>80.212</text:p>
          </table:table-cell>
          <table:table-cell office:value-type="float" office:value="82.756">
            <text:p>82.756</text:p>
          </table:table-cell>
          <table:table-cell office:value-type="float" office:value="86.246">
            <text:p>86.246</text:p>
          </table:table-cell>
          <table:table-cell office:value-type="float" office:value="87.83">
            <text:p>87.83</text:p>
          </table:table-cell>
          <table:table-cell office:value-type="float" office:value="89.84">
            <text:p>89.84</text:p>
          </table:table-cell>
          <table:table-cell office:value-type="float" office:value="94.648">
            <text:p>94.648</text:p>
          </table:table-cell>
          <table:table-cell office:value-type="float" office:value="96.64">
            <text:p>96.64</text:p>
          </table:table-cell>
          <table:table-cell office:value-type="float" office:value="95.876">
            <text:p>95.876</text:p>
          </table:table-cell>
          <table:table-cell office:value-type="float" office:value="95.754">
            <text:p>95.754</text:p>
          </table:table-cell>
          <table:table-cell office:value-type="float" office:value="90.546">
            <text:p>90.546</text:p>
          </table:table-cell>
          <table:table-cell office:value-type="float" office:value="91.096">
            <text:p>91.096</text:p>
          </table:table-cell>
          <table:table-cell office:value-type="float" office:value="96.728">
            <text:p>96.728</text:p>
          </table:table-cell>
          <table:table-cell office:value-type="float" office:value="99.75">
            <text:p>99.75</text:p>
          </table:table-cell>
          <table:table-cell office:value-type="float" office:value="98.556">
            <text:p>98.556</text:p>
          </table:table-cell>
          <table:table-cell office:value-type="float" office:value="95.474">
            <text:p>95.474</text:p>
          </table:table-cell>
          <table:table-cell office:value-type="float" office:value="97.382">
            <text:p>97.38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table:number-columns-repeated="2" office:value-type="float" office:value="50">
            <text:p>50</text:p>
          </table:table-cell>
          <table:table-cell table:number-columns-repeated="4" office:value-type="float" office:value="71">
            <text:p>71</text:p>
          </table:table-cell>
          <table:table-cell table:number-columns-repeated="3" office:value-type="float" office:value="73">
            <text:p>73</text:p>
          </table:table-cell>
          <table:table-cell table:number-columns-repeated="40" office:value-type="float" office:value="89">
            <text:p>89</text:p>
          </table:table-cell>
          <table:table-cell/>
          <table:table-cell office:value-type="float" office:value="48">
            <text:p>48</text:p>
          </table:table-cell>
          <table:table-cell office:value-type="float" office:value="6.674">
            <text:p>6.674</text:p>
          </table:table-cell>
          <table:table-cell office:value-type="float" office:value="6.828">
            <text:p>6.828</text:p>
          </table:table-cell>
          <table:table-cell office:value-type="float" office:value="7.474">
            <text:p>7.474</text:p>
          </table:table-cell>
          <table:table-cell office:value-type="float" office:value="8.234">
            <text:p>8.234</text:p>
          </table:table-cell>
          <table:table-cell office:value-type="float" office:value="9.522">
            <text:p>9.522</text:p>
          </table:table-cell>
          <table:table-cell office:value-type="float" office:value="11.174">
            <text:p>11.174</text:p>
          </table:table-cell>
          <table:table-cell office:value-type="float" office:value="13.378">
            <text:p>13.378</text:p>
          </table:table-cell>
          <table:table-cell office:value-type="float" office:value="17.22">
            <text:p>17.22</text:p>
          </table:table-cell>
          <table:table-cell office:value-type="float" office:value="19.98">
            <text:p>19.98</text:p>
          </table:table-cell>
          <table:table-cell office:value-type="float" office:value="23.87">
            <text:p>23.87</text:p>
          </table:table-cell>
          <table:table-cell office:value-type="float" office:value="26.484">
            <text:p>26.484</text:p>
          </table:table-cell>
          <table:table-cell office:value-type="float" office:value="31.11">
            <text:p>31.11</text:p>
          </table:table-cell>
          <table:table-cell table:number-columns-repeated="3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number-columns-repeated="5" office:value-type="float" office:value="38">
            <text:p>38</text:p>
          </table:table-cell>
          <table:table-cell table:number-columns-repeated="2" office:value-type="float" office:value="47">
            <text:p>47</text:p>
          </table:table-cell>
          <table:table-cell table:number-columns-repeated="8" office:value-type="float" office:value="58">
            <text:p>58</text:p>
          </table:table-cell>
          <table:table-cell table:number-columns-repeated="13" office:value-type="float" office:value="87">
            <text:p>87</text:p>
          </table:table-cell>
          <table:table-cell table:number-columns-repeated="22" office:value-type="float" office:value="89">
            <text:p>89</text:p>
          </table:table-cell>
          <table:table-cell/>
          <table:table-cell office:value-type="float" office:value="49">
            <text:p>49</text:p>
          </table:table-cell>
          <table:table-cell office:value-type="float" office:value="6.732">
            <text:p>6.732</text:p>
          </table:table-cell>
          <table:table-cell office:value-type="float" office:value="6.808">
            <text:p>6.808</text:p>
          </table:table-cell>
          <table:table-cell office:value-type="float" office:value="7.374">
            <text:p>7.374</text:p>
          </table:table-cell>
          <table:table-cell office:value-type="float" office:value="7.424">
            <text:p>7.424</text:p>
          </table:table-cell>
          <table:table-cell office:value-type="float" office:value="7.912">
            <text:p>7.912</text:p>
          </table:table-cell>
          <table:table-cell office:value-type="float" office:value="8.584">
            <text:p>8.584</text:p>
          </table:table-cell>
          <table:table-cell office:value-type="float" office:value="9.754">
            <text:p>9.754</text:p>
          </table:table-cell>
          <table:table-cell office:value-type="float" office:value="10.992">
            <text:p>10.992</text:p>
          </table:table-cell>
          <table:table-cell office:value-type="float" office:value="12.992">
            <text:p>12.992</text:p>
          </table:table-cell>
          <table:table-cell office:value-type="float" office:value="15.164">
            <text:p>15.164</text:p>
          </table:table-cell>
          <table:table-cell office:value-type="float" office:value="16.462">
            <text:p>16.462</text:p>
          </table:table-cell>
          <table:table-cell office:value-type="float" office:value="18.078">
            <text:p>18.078</text:p>
          </table:table-cell>
          <table:table-cell office:value-type="float" office:value="19.016">
            <text:p>19.016</text:p>
          </table:table-cell>
          <table:table-cell office:value-type="float" office:value="19.604">
            <text:p>19.604</text:p>
          </table:table-cell>
          <table:table-cell office:value-type="float" office:value="21.404">
            <text:p>21.404</text:p>
          </table:table-cell>
          <table:table-cell office:value-type="float" office:value="22.852">
            <text:p>22.852</text:p>
          </table:table-cell>
          <table:table-cell office:value-type="float" office:value="25.164">
            <text:p>25.164</text:p>
          </table:table-cell>
          <table:table-cell office:value-type="float" office:value="27.734">
            <text:p>27.734</text:p>
          </table:table-cell>
          <table:table-cell office:value-type="float" office:value="30.462">
            <text:p>30.462</text:p>
          </table:table-cell>
          <table:table-cell office:value-type="float" office:value="32.5">
            <text:p>32.5</text:p>
          </table:table-cell>
          <table:table-cell office:value-type="float" office:value="35.192">
            <text:p>35.192</text:p>
          </table:table-cell>
          <table:table-cell office:value-type="float" office:value="37.258">
            <text:p>37.258</text:p>
          </table:table-cell>
          <table:table-cell office:value-type="float" office:value="39.766">
            <text:p>39.766</text:p>
          </table:table-cell>
          <table:table-cell office:value-type="float" office:value="42.216">
            <text:p>42.216</text:p>
          </table:table-cell>
          <table:table-cell office:value-type="float" office:value="43.892">
            <text:p>43.892</text:p>
          </table:table-cell>
          <table:table-cell office:value-type="float" office:value="46.832">
            <text:p>46.832</text:p>
          </table:table-cell>
          <table:table-cell office:value-type="float" office:value="48.338">
            <text:p>48.338</text:p>
          </table:table-cell>
          <table:table-cell office:value-type="float" office:value="49.132">
            <text:p>49.132</text:p>
          </table:table-cell>
          <table:table-cell office:value-type="float" office:value="48.006">
            <text:p>48.006</text:p>
          </table:table-cell>
          <table:table-cell office:value-type="float" office:value="50.262">
            <text:p>50.262</text:p>
          </table:table-cell>
          <table:table-cell table:number-columns-repeated="21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number-columns-repeated="3" office:value-type="float" office:value="60">
            <text:p>60</text:p>
          </table:table-cell>
          <table:table-cell table:number-columns-repeated="6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table:number-columns-repeated="3" office:value-type="float" office:value="64">
            <text:p>64</text:p>
          </table:table-cell>
          <table:table-cell table:number-columns-repeated="3" office:value-type="float" office:value="66">
            <text:p>66</text:p>
          </table:table-cell>
          <table:table-cell table:number-columns-repeated="9" office:value-type="float" office:value="69">
            <text:p>69</text:p>
          </table:table-cell>
          <table:table-cell table:number-columns-repeated="7" office:value-type="float" office:value="70">
            <text:p>70</text:p>
          </table:table-cell>
          <table:table-cell table:number-columns-repeated="5" office:value-type="float" office:value="76">
            <text:p>76</text:p>
          </table:table-cell>
          <table:table-cell table:number-columns-repeated="5" office:value-type="float" office:value="77">
            <text:p>77</text:p>
          </table:table-cell>
          <table:table-cell/>
          <table:table-cell office:value-type="float" office:value="50">
            <text:p>50</text:p>
          </table:table-cell>
          <table:table-cell office:value-type="float" office:value="7.198">
            <text:p>7.198</text:p>
          </table:table-cell>
          <table:table-cell office:value-type="float" office:value="7.116">
            <text:p>7.116</text:p>
          </table:table-cell>
          <table:table-cell office:value-type="float" office:value="7.786">
            <text:p>7.786</text:p>
          </table:table-cell>
          <table:table-cell office:value-type="float" office:value="8.618">
            <text:p>8.618</text:p>
          </table:table-cell>
          <table:table-cell office:value-type="float" office:value="9.182">
            <text:p>9.182</text:p>
          </table:table-cell>
          <table:table-cell office:value-type="float" office:value="10.5">
            <text:p>10.5</text:p>
          </table:table-cell>
          <table:table-cell office:value-type="float" office:value="12.464">
            <text:p>12.464</text:p>
          </table:table-cell>
          <table:table-cell office:value-type="float" office:value="14.366">
            <text:p>14.366</text:p>
          </table:table-cell>
          <table:table-cell office:value-type="float" office:value="17.286">
            <text:p>17.286</text:p>
          </table:table-cell>
          <table:table-cell office:value-type="float" office:value="20.75">
            <text:p>20.75</text:p>
          </table:table-cell>
          <table:table-cell office:value-type="float" office:value="23.992">
            <text:p>23.992</text:p>
          </table:table-cell>
          <table:table-cell office:value-type="float" office:value="27.224">
            <text:p>27.224</text:p>
          </table:table-cell>
          <table:table-cell office:value-type="float" office:value="31.096">
            <text:p>31.096</text:p>
          </table:table-cell>
          <table:table-cell office:value-type="float" office:value="32.962">
            <text:p>32.962</text:p>
          </table:table-cell>
          <table:table-cell office:value-type="float" office:value="34.228">
            <text:p>34.228</text:p>
          </table:table-cell>
          <table:table-cell office:value-type="float" office:value="38.354">
            <text:p>38.354</text:p>
          </table:table-cell>
          <table:table-cell office:value-type="float" office:value="40.236">
            <text:p>40.236</text:p>
          </table:table-cell>
          <table:table-cell office:value-type="float" office:value="42.944">
            <text:p>42.944</text:p>
          </table:table-cell>
          <table:table-cell office:value-type="float" office:value="42.65">
            <text:p>42.65</text:p>
          </table:table-cell>
          <table:table-cell office:value-type="float" office:value="45.51">
            <text:p>45.51</text:p>
          </table:table-cell>
          <table:table-cell office:value-type="float" office:value="46.302">
            <text:p>46.302</text:p>
          </table:table-cell>
          <table:table-cell office:value-type="float" office:value="46.08">
            <text:p>46.08</text:p>
          </table:table-cell>
          <table:table-cell office:value-type="float" office:value="47.512">
            <text:p>47.512</text:p>
          </table:table-cell>
          <table:table-cell office:value-type="float" office:value="49.166">
            <text:p>49.166</text:p>
          </table:table-cell>
          <table:table-cell office:value-type="float" office:value="51.408">
            <text:p>51.408</text:p>
          </table:table-cell>
          <table:table-cell office:value-type="float" office:value="50.562">
            <text:p>50.562</text:p>
          </table:table-cell>
          <table:table-cell office:value-type="float" office:value="52.076">
            <text:p>52.076</text:p>
          </table:table-cell>
          <table:table-cell office:value-type="float" office:value="55.098">
            <text:p>55.098</text:p>
          </table:table-cell>
          <table:table-cell office:value-type="float" office:value="56.362">
            <text:p>56.362</text:p>
          </table:table-cell>
          <table:table-cell office:value-type="float" office:value="57.572">
            <text:p>57.572</text:p>
          </table:table-cell>
          <table:table-cell office:value-type="float" office:value="58.064">
            <text:p>58.064</text:p>
          </table:table-cell>
          <table:table-cell office:value-type="float" office:value="58.524">
            <text:p>58.524</text:p>
          </table:table-cell>
          <table:table-cell office:value-type="float" office:value="59.784">
            <text:p>59.784</text:p>
          </table:table-cell>
          <table:table-cell office:value-type="float" office:value="60.886">
            <text:p>60.886</text:p>
          </table:table-cell>
          <table:table-cell office:value-type="float" office:value="61.124">
            <text:p>61.124</text:p>
          </table:table-cell>
          <table:table-cell office:value-type="float" office:value="65.152">
            <text:p>65.152</text:p>
          </table:table-cell>
          <table:table-cell office:value-type="float" office:value="64.286">
            <text:p>64.286</text:p>
          </table:table-cell>
          <table:table-cell office:value-type="float" office:value="66.066">
            <text:p>66.066</text:p>
          </table:table-cell>
          <table:table-cell office:value-type="float" office:value="66.66">
            <text:p>66.66</text:p>
          </table:table-cell>
          <table:table-cell office:value-type="float" office:value="67.212">
            <text:p>67.212</text:p>
          </table:table-cell>
          <table:table-cell office:value-type="float" office:value="68.392">
            <text:p>68.392</text:p>
          </table:table-cell>
          <table:table-cell office:value-type="float" office:value="69.646">
            <text:p>69.646</text:p>
          </table:table-cell>
          <table:table-cell office:value-type="float" office:value="70.004">
            <text:p>70.004</text:p>
          </table:table-cell>
          <table:table-cell office:value-type="float" office:value="72.802">
            <text:p>72.802</text:p>
          </table:table-cell>
          <table:table-cell office:value-type="float" office:value="74.694">
            <text:p>74.694</text:p>
          </table:table-cell>
          <table:table-cell office:value-type="float" office:value="75.396">
            <text:p>75.396</text:p>
          </table:table-cell>
          <table:table-cell office:value-type="float" office:value="76.402">
            <text:p>76.402</text:p>
          </table:table-cell>
          <table:table-cell office:value-type="float" office:value="75.03">
            <text:p>75.03</text:p>
          </table:table-cell>
          <table:table-cell office:value-type="float" office:value="74.948">
            <text:p>74.948</text:p>
          </table:table-cell>
          <table:table-cell office:value-type="float" office:value="76.36">
            <text:p>76.36</text:p>
          </table:table-cell>
          <table:table-cell office:value-type="float" office:value="78.542">
            <text:p>78.542</text:p>
          </table:table-cell>
        </table:table-row>
        <table:table-row table:style-name="ro1">
          <table:table-cell table:style-name="ce1" office:value-type="string">
            <text:p>mean</text:p>
          </table:table-cell>
          <table:table-cell table:style-name="ce1" table:formula="of:=AVERAGE([.B57:.B106])" office:value-type="float" office:value="27.76">
            <text:p>27.76</text:p>
          </table:table-cell>
          <table:table-cell table:style-name="ce1" table:formula="of:=AVERAGE([.C57:.C106])" office:value-type="float" office:value="42.08">
            <text:p>42.08</text:p>
          </table:table-cell>
          <table:table-cell table:style-name="ce1" table:formula="of:=AVERAGE([.D57:.D106])" office:value-type="float" office:value="48.82">
            <text:p>48.82</text:p>
          </table:table-cell>
          <table:table-cell table:style-name="ce1" table:formula="of:=AVERAGE([.E57:.E106])" office:value-type="float" office:value="53.6">
            <text:p>53.6</text:p>
          </table:table-cell>
          <table:table-cell table:style-name="ce1" table:formula="of:=AVERAGE([.F57:.F106])" office:value-type="float" office:value="58.7">
            <text:p>58.7</text:p>
          </table:table-cell>
          <table:table-cell table:style-name="ce1" table:formula="of:=AVERAGE([.G57:.G106])" office:value-type="float" office:value="62.58">
            <text:p>62.58</text:p>
          </table:table-cell>
          <table:table-cell table:style-name="ce1" table:formula="of:=AVERAGE([.H57:.H106])" office:value-type="float" office:value="65.84">
            <text:p>65.84</text:p>
          </table:table-cell>
          <table:table-cell table:style-name="ce1" table:formula="of:=AVERAGE([.I57:.I106])" office:value-type="float" office:value="67.48">
            <text:p>67.48</text:p>
          </table:table-cell>
          <table:table-cell table:style-name="ce1" table:formula="of:=AVERAGE([.J57:.J106])" office:value-type="float" office:value="68.86">
            <text:p>68.86</text:p>
          </table:table-cell>
          <table:table-cell table:style-name="ce1" table:formula="of:=AVERAGE([.K57:.K106])" office:value-type="float" office:value="70.38">
            <text:p>70.38</text:p>
          </table:table-cell>
          <table:table-cell table:style-name="ce1" table:formula="of:=AVERAGE([.L57:.L106])" office:value-type="float" office:value="71.02">
            <text:p>71.02</text:p>
          </table:table-cell>
          <table:table-cell table:style-name="ce1" table:formula="of:=AVERAGE([.M57:.M106])" office:value-type="float" office:value="72.02">
            <text:p>72.02</text:p>
          </table:table-cell>
          <table:table-cell table:style-name="ce1" table:formula="of:=AVERAGE([.N57:.N106])" office:value-type="float" office:value="72.34">
            <text:p>72.34</text:p>
          </table:table-cell>
          <table:table-cell table:style-name="ce1" table:formula="of:=AVERAGE([.O57:.O106])" office:value-type="float" office:value="72.78">
            <text:p>72.78</text:p>
          </table:table-cell>
          <table:table-cell table:style-name="ce1" table:formula="of:=AVERAGE([.P57:.P106])" office:value-type="float" office:value="73.12">
            <text:p>73.12</text:p>
          </table:table-cell>
          <table:table-cell table:style-name="ce1" table:formula="of:=AVERAGE([.Q57:.Q106])" office:value-type="float" office:value="73.52">
            <text:p>73.52</text:p>
          </table:table-cell>
          <table:table-cell table:style-name="ce1" table:formula="of:=AVERAGE([.R57:.R106])" office:value-type="float" office:value="74.2">
            <text:p>74.2</text:p>
          </table:table-cell>
          <table:table-cell table:style-name="ce1" table:formula="of:=AVERAGE([.S57:.S106])" office:value-type="float" office:value="74.34">
            <text:p>74.34</text:p>
          </table:table-cell>
          <table:table-cell table:style-name="ce1" table:formula="of:=AVERAGE([.T57:.T106])" office:value-type="float" office:value="74.7">
            <text:p>74.7</text:p>
          </table:table-cell>
          <table:table-cell table:style-name="ce1" table:formula="of:=AVERAGE([.U57:.U106])" office:value-type="float" office:value="75.06">
            <text:p>75.06</text:p>
          </table:table-cell>
          <table:table-cell table:style-name="ce1" table:formula="of:=AVERAGE([.V57:.V106])" office:value-type="float" office:value="75.34">
            <text:p>75.34</text:p>
          </table:table-cell>
          <table:table-cell table:style-name="ce1" table:formula="of:=AVERAGE([.W57:.W106])" office:value-type="float" office:value="75.52">
            <text:p>75.52</text:p>
          </table:table-cell>
          <table:table-cell table:style-name="ce1" table:formula="of:=AVERAGE([.X57:.X106])" office:value-type="float" office:value="75.64">
            <text:p>75.64</text:p>
          </table:table-cell>
          <table:table-cell table:style-name="ce1" table:formula="of:=AVERAGE([.Y57:.Y106])" office:value-type="float" office:value="75.9">
            <text:p>75.9</text:p>
          </table:table-cell>
          <table:table-cell table:style-name="ce1" table:formula="of:=AVERAGE([.Z57:.Z106])" office:value-type="float" office:value="75.94">
            <text:p>75.94</text:p>
          </table:table-cell>
          <table:table-cell table:style-name="ce1" table:formula="of:=AVERAGE([.AA57:.AA106])" office:value-type="float" office:value="76.1">
            <text:p>76.1</text:p>
          </table:table-cell>
          <table:table-cell table:style-name="ce1" table:formula="of:=AVERAGE([.AB57:.AB106])" office:value-type="float" office:value="76.14">
            <text:p>76.14</text:p>
          </table:table-cell>
          <table:table-cell table:style-name="ce1" table:formula="of:=AVERAGE([.AC57:.AC106])" office:value-type="float" office:value="76.22">
            <text:p>76.22</text:p>
          </table:table-cell>
          <table:table-cell table:style-name="ce1" table:formula="of:=AVERAGE([.AD57:.AD106])" office:value-type="float" office:value="76.8">
            <text:p>76.8</text:p>
          </table:table-cell>
          <table:table-cell table:style-name="ce1" table:formula="of:=AVERAGE([.AE57:.AE106])" office:value-type="float" office:value="77.18">
            <text:p>77.18</text:p>
          </table:table-cell>
          <table:table-cell table:style-name="ce1" table:formula="of:=AVERAGE([.AF57:.AF106])" office:value-type="float" office:value="77.36">
            <text:p>77.36</text:p>
          </table:table-cell>
          <table:table-cell table:style-name="ce1" table:formula="of:=AVERAGE([.AG57:.AG106])" office:value-type="float" office:value="77.36">
            <text:p>77.36</text:p>
          </table:table-cell>
          <table:table-cell table:style-name="ce1" table:formula="of:=AVERAGE([.AH57:.AH106])" office:value-type="float" office:value="77.68">
            <text:p>77.68</text:p>
          </table:table-cell>
          <table:table-cell table:style-name="ce1" table:formula="of:=AVERAGE([.AI57:.AI106])" office:value-type="float" office:value="77.82">
            <text:p>77.82</text:p>
          </table:table-cell>
          <table:table-cell table:style-name="ce1" table:formula="of:=AVERAGE([.AJ57:.AJ106])" office:value-type="float" office:value="77.86">
            <text:p>77.86</text:p>
          </table:table-cell>
          <table:table-cell table:style-name="ce1" table:formula="of:=AVERAGE([.AK57:.AK106])" office:value-type="float" office:value="78.36">
            <text:p>78.36</text:p>
          </table:table-cell>
          <table:table-cell table:style-name="ce1" table:formula="of:=AVERAGE([.AL57:.AL106])" office:value-type="float" office:value="78.66">
            <text:p>78.66</text:p>
          </table:table-cell>
          <table:table-cell table:style-name="ce1" table:formula="of:=AVERAGE([.AM57:.AM106])" office:value-type="float" office:value="78.82">
            <text:p>78.82</text:p>
          </table:table-cell>
          <table:table-cell table:style-name="ce1" table:formula="of:=AVERAGE([.AN57:.AN106])" office:value-type="float" office:value="78.84">
            <text:p>78.84</text:p>
          </table:table-cell>
          <table:table-cell table:style-name="ce1" table:formula="of:=AVERAGE([.AO57:.AO106])" office:value-type="float" office:value="78.84">
            <text:p>78.84</text:p>
          </table:table-cell>
          <table:table-cell table:style-name="ce1" table:formula="of:=AVERAGE([.AP57:.AP106])" office:value-type="float" office:value="79">
            <text:p>79</text:p>
          </table:table-cell>
          <table:table-cell table:style-name="ce1" table:formula="of:=AVERAGE([.AQ57:.AQ106])" office:value-type="float" office:value="79.3">
            <text:p>79.3</text:p>
          </table:table-cell>
          <table:table-cell table:style-name="ce1" table:formula="of:=AVERAGE([.AR57:.AR106])" office:value-type="float" office:value="79.3">
            <text:p>79.3</text:p>
          </table:table-cell>
          <table:table-cell table:style-name="ce1" table:formula="of:=AVERAGE([.AS57:.AS106])" office:value-type="float" office:value="79.32">
            <text:p>79.32</text:p>
          </table:table-cell>
          <table:table-cell table:style-name="ce1" table:formula="of:=AVERAGE([.AT57:.AT106])" office:value-type="float" office:value="79.32">
            <text:p>79.32</text:p>
          </table:table-cell>
          <table:table-cell table:style-name="ce1" table:formula="of:=AVERAGE([.AU57:.AU106])" office:value-type="float" office:value="79.4">
            <text:p>79.4</text:p>
          </table:table-cell>
          <table:table-cell table:style-name="ce1" table:formula="of:=AVERAGE([.AV57:.AV106])" office:value-type="float" office:value="79.44">
            <text:p>79.44</text:p>
          </table:table-cell>
          <table:table-cell table:style-name="ce1" table:formula="of:=AVERAGE([.AW57:.AW106])" office:value-type="float" office:value="79.78">
            <text:p>79.78</text:p>
          </table:table-cell>
          <table:table-cell table:style-name="ce1" table:formula="of:=AVERAGE([.AX57:.AX106])" office:value-type="float" office:value="79.78">
            <text:p>79.78</text:p>
          </table:table-cell>
          <table:table-cell table:style-name="ce1" table:formula="of:=AVERAGE([.AY57:.AY106])" office:value-type="float" office:value="79.78">
            <text:p>79.78</text:p>
          </table:table-cell>
          <table:table-cell table:style-name="ce1" table:formula="of:=AVERAGE([.AZ57:.AZ106])" office:value-type="float" office:value="79.78">
            <text:p>79.78</text:p>
          </table:table-cell>
          <table:table-cell/>
          <table:table-cell table:style-name="ce1" office:value-type="string">
            <text:p>mean</text:p>
          </table:table-cell>
          <table:table-cell table:style-name="ce1" table:formula="of:=AVERAGE([.BC57:.BC106])" office:value-type="float" office:value="6.81108">
            <text:p>6.81108</text:p>
          </table:table-cell>
          <table:table-cell table:style-name="ce1" table:formula="of:=AVERAGE([.BD57:.BD106])" office:value-type="float" office:value="6.92132">
            <text:p>6.92132</text:p>
          </table:table-cell>
          <table:table-cell table:style-name="ce1" table:formula="of:=AVERAGE([.BE57:.BE106])" office:value-type="float" office:value="7.505">
            <text:p>7.505</text:p>
          </table:table-cell>
          <table:table-cell table:style-name="ce1" table:formula="of:=AVERAGE([.BF57:.BF106])" office:value-type="float" office:value="8.34692">
            <text:p>8.34692</text:p>
          </table:table-cell>
          <table:table-cell table:style-name="ce1" table:formula="of:=AVERAGE([.BG57:.BG106])" office:value-type="float" office:value="9.45628571428571">
            <text:p>9.4562857143</text:p>
          </table:table-cell>
          <table:table-cell table:style-name="ce1" table:formula="of:=AVERAGE([.BH57:.BH106])" office:value-type="float" office:value="10.8576326530612">
            <text:p>10.8576326531</text:p>
          </table:table-cell>
          <table:table-cell table:style-name="ce1" table:formula="of:=AVERAGE([.BI57:.BI106])" office:value-type="float" office:value="12.5726666666667">
            <text:p>12.5726666667</text:p>
          </table:table-cell>
          <table:table-cell table:style-name="ce1" table:formula="of:=AVERAGE([.BJ57:.BJ106])" office:value-type="float" office:value="14.7912888888889">
            <text:p>14.7912888889</text:p>
          </table:table-cell>
          <table:table-cell table:style-name="ce1" table:formula="of:=AVERAGE([.BK57:.BK106])" office:value-type="float" office:value="17.4444545454545">
            <text:p>17.4444545455</text:p>
          </table:table-cell>
          <table:table-cell table:style-name="ce1" table:formula="of:=AVERAGE([.BL57:.BL106])" office:value-type="float" office:value="20.423380952381">
            <text:p>20.4233809524</text:p>
          </table:table-cell>
          <table:table-cell table:style-name="ce1" table:formula="of:=AVERAGE([.BM57:.BM106])" office:value-type="float" office:value="23.4348095238095">
            <text:p>23.4348095238</text:p>
          </table:table-cell>
          <table:table-cell table:style-name="ce1" table:formula="of:=AVERAGE([.BN57:.BN106])" office:value-type="float" office:value="26.5600952380952">
            <text:p>26.5600952381</text:p>
          </table:table-cell>
          <table:table-cell table:style-name="ce1" table:formula="of:=AVERAGE([.BO57:.BO106])" office:value-type="float" office:value="29.7041463414634">
            <text:p>29.7041463415</text:p>
          </table:table-cell>
          <table:table-cell table:style-name="ce1" table:formula="of:=AVERAGE([.BP57:.BP106])" office:value-type="float" office:value="32.38875">
            <text:p>32.38875</text:p>
          </table:table-cell>
          <table:table-cell table:style-name="ce1" table:formula="of:=AVERAGE([.BQ57:.BQ106])" office:value-type="float" office:value="35.3754871794872">
            <text:p>35.3754871795</text:p>
          </table:table-cell>
          <table:table-cell table:style-name="ce1" table:formula="of:=AVERAGE([.BR57:.BR106])" office:value-type="float" office:value="38.1157435897436">
            <text:p>38.1157435897</text:p>
          </table:table-cell>
          <table:table-cell table:style-name="ce1" table:formula="of:=AVERAGE([.BS57:.BS106])" office:value-type="float" office:value="40.8799487179487">
            <text:p>40.8799487179</text:p>
          </table:table-cell>
          <table:table-cell table:style-name="ce1" table:formula="of:=AVERAGE([.BT57:.BT106])" office:value-type="float" office:value="43.5166842105263">
            <text:p>43.5166842105</text:p>
          </table:table-cell>
          <table:table-cell table:style-name="ce1" table:formula="of:=AVERAGE([.BU57:.BU106])" office:value-type="float" office:value="45.7824736842105">
            <text:p>45.7824736842</text:p>
          </table:table-cell>
          <table:table-cell table:style-name="ce1" table:formula="of:=AVERAGE([.BV57:.BV106])" office:value-type="float" office:value="47.8351351351351">
            <text:p>47.8351351351</text:p>
          </table:table-cell>
          <table:table-cell table:style-name="ce1" table:formula="of:=AVERAGE([.BW57:.BW106])" office:value-type="float" office:value="49.8586666666667">
            <text:p>49.8586666667</text:p>
          </table:table-cell>
          <table:table-cell table:style-name="ce1" table:formula="of:=AVERAGE([.BX57:.BX106])" office:value-type="float" office:value="51.2179444444444">
            <text:p>51.2179444444</text:p>
          </table:table-cell>
          <table:table-cell table:style-name="ce1" table:formula="of:=AVERAGE([.BY57:.BY106])" office:value-type="float" office:value="53.0165714285714">
            <text:p>53.0165714286</text:p>
          </table:table-cell>
          <table:table-cell table:style-name="ce1" table:formula="of:=AVERAGE([.BZ57:.BZ106])" office:value-type="float" office:value="55.0476">
            <text:p>55.0476</text:p>
          </table:table-cell>
          <table:table-cell table:style-name="ce1" table:formula="of:=AVERAGE([.CA57:.CA106])" office:value-type="float" office:value="56.8850588235294">
            <text:p>56.8850588235</text:p>
          </table:table-cell>
          <table:table-cell table:style-name="ce1" table:formula="of:=AVERAGE([.CB57:.CB106])" office:value-type="float" office:value="58.7911176470588">
            <text:p>58.7911176471</text:p>
          </table:table-cell>
          <table:table-cell table:style-name="ce1" table:formula="of:=AVERAGE([.CC57:.CC106])" office:value-type="float" office:value="60.3518823529412">
            <text:p>60.3518823529</text:p>
          </table:table-cell>
          <table:table-cell table:style-name="ce1" table:formula="of:=AVERAGE([.CD57:.CD106])" office:value-type="float" office:value="61.9030588235294">
            <text:p>61.9030588235</text:p>
          </table:table-cell>
          <table:table-cell table:style-name="ce1" table:formula="of:=AVERAGE([.CE57:.CE106])" office:value-type="float" office:value="63.9253333333333">
            <text:p>63.9253333333</text:p>
          </table:table-cell>
          <table:table-cell table:style-name="ce1" table:formula="of:=AVERAGE([.CF57:.CF106])" office:value-type="float" office:value="65.7867878787879">
            <text:p>65.7867878788</text:p>
          </table:table-cell>
          <table:table-cell table:style-name="ce1" table:formula="of:=AVERAGE([.CG57:.CG106])" office:value-type="float" office:value="68.4851875">
            <text:p>68.4851875</text:p>
          </table:table-cell>
          <table:table-cell table:style-name="ce1" table:formula="of:=AVERAGE([.CH57:.CH106])" office:value-type="float" office:value="70.231375">
            <text:p>70.231375</text:p>
          </table:table-cell>
          <table:table-cell table:style-name="ce1" table:formula="of:=AVERAGE([.CI57:.CI106])" office:value-type="float" office:value="71.7335">
            <text:p>71.7335</text:p>
          </table:table-cell>
          <table:table-cell table:style-name="ce1" table:formula="of:=AVERAGE([.CJ57:.CJ106])" office:value-type="float" office:value="73.2091875">
            <text:p>73.2091875</text:p>
          </table:table-cell>
          <table:table-cell table:style-name="ce1" table:formula="of:=AVERAGE([.CK57:.CK106])" office:value-type="float" office:value="74.369125">
            <text:p>74.369125</text:p>
          </table:table-cell>
          <table:table-cell table:style-name="ce1" table:formula="of:=AVERAGE([.CL57:.CL106])" office:value-type="float" office:value="76.1498125">
            <text:p>76.1498125</text:p>
          </table:table-cell>
          <table:table-cell table:style-name="ce1" table:formula="of:=AVERAGE([.CM57:.CM106])" office:value-type="float" office:value="77.6738064516129">
            <text:p>77.6738064516</text:p>
          </table:table-cell>
          <table:table-cell table:style-name="ce1" table:formula="of:=AVERAGE([.CN57:.CN106])" office:value-type="float" office:value="78.7984">
            <text:p>78.7984</text:p>
          </table:table-cell>
          <table:table-cell table:style-name="ce1" table:formula="of:=AVERAGE([.CO57:.CO106])" office:value-type="float" office:value="79.8407333333333">
            <text:p>79.8407333333</text:p>
          </table:table-cell>
          <table:table-cell table:style-name="ce1" table:formula="of:=AVERAGE([.CP57:.CP106])" office:value-type="float" office:value="81.1732">
            <text:p>81.1732</text:p>
          </table:table-cell>
          <table:table-cell table:style-name="ce1" table:formula="of:=AVERAGE([.CQ57:.CQ106])" office:value-type="float" office:value="82.5776666666667">
            <text:p>82.5776666667</text:p>
          </table:table-cell>
          <table:table-cell table:style-name="ce1" table:formula="of:=AVERAGE([.CR57:.CR106])" office:value-type="float" office:value="83.666">
            <text:p>83.666</text:p>
          </table:table-cell>
          <table:table-cell table:style-name="ce1" table:formula="of:=AVERAGE([.CS57:.CS106])" office:value-type="float" office:value="84.9988666666667">
            <text:p>84.9988666667</text:p>
          </table:table-cell>
          <table:table-cell table:style-name="ce1" table:formula="of:=AVERAGE([.CT57:.CT106])" office:value-type="float" office:value="86.3854666666667">
            <text:p>86.3854666667</text:p>
          </table:table-cell>
          <table:table-cell table:style-name="ce1" table:formula="of:=AVERAGE([.CU57:.CU106])" office:value-type="float" office:value="86.8240666666666">
            <text:p>86.8240666667</text:p>
          </table:table-cell>
          <table:table-cell table:style-name="ce1" table:formula="of:=AVERAGE([.CV57:.CV106])" office:value-type="float" office:value="88.43">
            <text:p>88.43</text:p>
          </table:table-cell>
          <table:table-cell table:style-name="ce1" table:formula="of:=AVERAGE([.CW57:.CW106])" office:value-type="float" office:value="88.9666666666667">
            <text:p>88.9666666667</text:p>
          </table:table-cell>
          <table:table-cell table:style-name="ce1" table:formula="of:=AVERAGE([.CX57:.CX106])" office:value-type="float" office:value="90.3246">
            <text:p>90.3246</text:p>
          </table:table-cell>
          <table:table-cell table:style-name="ce1" table:formula="of:=AVERAGE([.CY57:.CY106])" office:value-type="float" office:value="92.3506206896552">
            <text:p>92.3506206897</text:p>
          </table:table-cell>
          <table:table-cell table:style-name="ce1" table:formula="of:=AVERAGE([.CZ57:.CZ106])" office:value-type="float" office:value="93.2840689655173">
            <text:p>93.2840689655</text:p>
          </table:table-cell>
          <table:table-cell table:style-name="ce1" table:formula="of:=AVERAGE([.DA57:.DA106])" office:value-type="float" office:value="94.0752413793103">
            <text:p>94.0752413793</text:p>
          </table:table-cell>
        </table:table-row>
        <table:table-row table:style-name="ro1">
          <table:table-cell table:style-name="ce1" office:value-type="string">
            <text:p>n</text:p>
          </table:table-cell>
          <table:table-cell table:style-name="ce1" table:formula="of:=COUNT([.B57:.B106])" office:value-type="float" office:value="50">
            <text:p>50</text:p>
          </table:table-cell>
          <table:table-cell table:style-name="ce1" table:formula="of:=COUNT([.C57:.C106])" office:value-type="float" office:value="50">
            <text:p>50</text:p>
          </table:table-cell>
          <table:table-cell table:style-name="ce1" table:formula="of:=COUNT([.D57:.D106])" office:value-type="float" office:value="50">
            <text:p>50</text:p>
          </table:table-cell>
          <table:table-cell table:style-name="ce1" table:formula="of:=COUNT([.E57:.E106])" office:value-type="float" office:value="50">
            <text:p>50</text:p>
          </table:table-cell>
          <table:table-cell table:style-name="ce1" table:formula="of:=COUNT([.F57:.F106])" office:value-type="float" office:value="50">
            <text:p>50</text:p>
          </table:table-cell>
          <table:table-cell table:style-name="ce1" table:formula="of:=COUNT([.G57:.G106])" office:value-type="float" office:value="50">
            <text:p>50</text:p>
          </table:table-cell>
          <table:table-cell table:style-name="ce1" table:formula="of:=COUNT([.H57:.H106])" office:value-type="float" office:value="50">
            <text:p>50</text:p>
          </table:table-cell>
          <table:table-cell table:style-name="ce1" table:formula="of:=COUNT([.I57:.I106])" office:value-type="float" office:value="50">
            <text:p>50</text:p>
          </table:table-cell>
          <table:table-cell table:style-name="ce1" table:formula="of:=COUNT([.J57:.J106])" office:value-type="float" office:value="50">
            <text:p>50</text:p>
          </table:table-cell>
          <table:table-cell table:style-name="ce1" table:formula="of:=COUNT([.K57:.K106])" office:value-type="float" office:value="50">
            <text:p>50</text:p>
          </table:table-cell>
          <table:table-cell table:style-name="ce1" table:formula="of:=COUNT([.L57:.L106])" office:value-type="float" office:value="50">
            <text:p>50</text:p>
          </table:table-cell>
          <table:table-cell table:style-name="ce1" table:formula="of:=COUNT([.M57:.M106])" office:value-type="float" office:value="50">
            <text:p>50</text:p>
          </table:table-cell>
          <table:table-cell table:style-name="ce1" table:formula="of:=COUNT([.N57:.N106])" office:value-type="float" office:value="50">
            <text:p>50</text:p>
          </table:table-cell>
          <table:table-cell table:style-name="ce1" table:formula="of:=COUNT([.O57:.O106])" office:value-type="float" office:value="50">
            <text:p>50</text:p>
          </table:table-cell>
          <table:table-cell table:style-name="ce1" table:formula="of:=COUNT([.P57:.P106])" office:value-type="float" office:value="50">
            <text:p>50</text:p>
          </table:table-cell>
          <table:table-cell table:style-name="ce1" table:formula="of:=COUNT([.Q57:.Q106])" office:value-type="float" office:value="50">
            <text:p>50</text:p>
          </table:table-cell>
          <table:table-cell table:style-name="ce1" table:formula="of:=COUNT([.R57:.R106])" office:value-type="float" office:value="50">
            <text:p>50</text:p>
          </table:table-cell>
          <table:table-cell table:style-name="ce1" table:formula="of:=COUNT([.S57:.S106])" office:value-type="float" office:value="50">
            <text:p>50</text:p>
          </table:table-cell>
          <table:table-cell table:style-name="ce1" table:formula="of:=COUNT([.T57:.T106])" office:value-type="float" office:value="50">
            <text:p>50</text:p>
          </table:table-cell>
          <table:table-cell table:style-name="ce1" table:formula="of:=COUNT([.U57:.U106])" office:value-type="float" office:value="50">
            <text:p>50</text:p>
          </table:table-cell>
          <table:table-cell table:style-name="ce1" table:formula="of:=COUNT([.V57:.V106])" office:value-type="float" office:value="50">
            <text:p>50</text:p>
          </table:table-cell>
          <table:table-cell table:style-name="ce1" table:formula="of:=COUNT([.W57:.W106])" office:value-type="float" office:value="50">
            <text:p>50</text:p>
          </table:table-cell>
          <table:table-cell table:style-name="ce1" table:formula="of:=COUNT([.X57:.X106])" office:value-type="float" office:value="50">
            <text:p>50</text:p>
          </table:table-cell>
          <table:table-cell table:style-name="ce1" table:formula="of:=COUNT([.Y57:.Y106])" office:value-type="float" office:value="50">
            <text:p>50</text:p>
          </table:table-cell>
          <table:table-cell table:style-name="ce1" table:formula="of:=COUNT([.Z57:.Z106])" office:value-type="float" office:value="50">
            <text:p>50</text:p>
          </table:table-cell>
          <table:table-cell table:style-name="ce1" table:formula="of:=COUNT([.AA57:.AA106])" office:value-type="float" office:value="50">
            <text:p>50</text:p>
          </table:table-cell>
          <table:table-cell table:style-name="ce1" table:formula="of:=COUNT([.AB57:.AB106])" office:value-type="float" office:value="50">
            <text:p>50</text:p>
          </table:table-cell>
          <table:table-cell table:style-name="ce1" table:formula="of:=COUNT([.AC57:.AC106])" office:value-type="float" office:value="50">
            <text:p>50</text:p>
          </table:table-cell>
          <table:table-cell table:style-name="ce1" table:formula="of:=COUNT([.AD57:.AD106])" office:value-type="float" office:value="50">
            <text:p>50</text:p>
          </table:table-cell>
          <table:table-cell table:style-name="ce1" table:formula="of:=COUNT([.AE57:.AE106])" office:value-type="float" office:value="50">
            <text:p>50</text:p>
          </table:table-cell>
          <table:table-cell table:style-name="ce1" table:formula="of:=COUNT([.AF57:.AF106])" office:value-type="float" office:value="50">
            <text:p>50</text:p>
          </table:table-cell>
          <table:table-cell table:style-name="ce1" table:formula="of:=COUNT([.AG57:.AG106])" office:value-type="float" office:value="50">
            <text:p>50</text:p>
          </table:table-cell>
          <table:table-cell table:style-name="ce1" table:formula="of:=COUNT([.AH57:.AH106])" office:value-type="float" office:value="50">
            <text:p>50</text:p>
          </table:table-cell>
          <table:table-cell table:style-name="ce1" table:formula="of:=COUNT([.AI57:.AI106])" office:value-type="float" office:value="50">
            <text:p>50</text:p>
          </table:table-cell>
          <table:table-cell table:style-name="ce1" table:formula="of:=COUNT([.AJ57:.AJ106])" office:value-type="float" office:value="50">
            <text:p>50</text:p>
          </table:table-cell>
          <table:table-cell table:style-name="ce1" table:formula="of:=COUNT([.AK57:.AK106])" office:value-type="float" office:value="50">
            <text:p>50</text:p>
          </table:table-cell>
          <table:table-cell table:style-name="ce1" table:formula="of:=COUNT([.AL57:.AL106])" office:value-type="float" office:value="50">
            <text:p>50</text:p>
          </table:table-cell>
          <table:table-cell table:style-name="ce1" table:formula="of:=COUNT([.AM57:.AM106])" office:value-type="float" office:value="50">
            <text:p>50</text:p>
          </table:table-cell>
          <table:table-cell table:style-name="ce1" table:formula="of:=COUNT([.AN57:.AN106])" office:value-type="float" office:value="50">
            <text:p>50</text:p>
          </table:table-cell>
          <table:table-cell table:style-name="ce1" table:formula="of:=COUNT([.AO57:.AO106])" office:value-type="float" office:value="50">
            <text:p>50</text:p>
          </table:table-cell>
          <table:table-cell table:style-name="ce1" table:formula="of:=COUNT([.AP57:.AP106])" office:value-type="float" office:value="50">
            <text:p>50</text:p>
          </table:table-cell>
          <table:table-cell table:style-name="ce1" table:formula="of:=COUNT([.AQ57:.AQ106])" office:value-type="float" office:value="50">
            <text:p>50</text:p>
          </table:table-cell>
          <table:table-cell table:style-name="ce1" table:formula="of:=COUNT([.AR57:.AR106])" office:value-type="float" office:value="50">
            <text:p>50</text:p>
          </table:table-cell>
          <table:table-cell table:style-name="ce1" table:formula="of:=COUNT([.AS57:.AS106])" office:value-type="float" office:value="50">
            <text:p>50</text:p>
          </table:table-cell>
          <table:table-cell table:style-name="ce1" table:formula="of:=COUNT([.AT57:.AT106])" office:value-type="float" office:value="50">
            <text:p>50</text:p>
          </table:table-cell>
          <table:table-cell table:style-name="ce1" table:formula="of:=COUNT([.AU57:.AU106])" office:value-type="float" office:value="50">
            <text:p>50</text:p>
          </table:table-cell>
          <table:table-cell table:style-name="ce1" table:formula="of:=COUNT([.AV57:.AV106])" office:value-type="float" office:value="50">
            <text:p>50</text:p>
          </table:table-cell>
          <table:table-cell table:style-name="ce1" table:formula="of:=COUNT([.AW57:.AW106])" office:value-type="float" office:value="50">
            <text:p>50</text:p>
          </table:table-cell>
          <table:table-cell table:style-name="ce1" table:formula="of:=COUNT([.AX57:.AX106])" office:value-type="float" office:value="50">
            <text:p>50</text:p>
          </table:table-cell>
          <table:table-cell table:style-name="ce1" table:formula="of:=COUNT([.AY57:.AY106])" office:value-type="float" office:value="50">
            <text:p>50</text:p>
          </table:table-cell>
          <table:table-cell table:style-name="ce1" table:formula="of:=COUNT([.AZ57:.AZ106])" office:value-type="float" office:value="50">
            <text:p>50</text:p>
          </table:table-cell>
          <table:table-cell/>
          <table:table-cell table:style-name="ce1" office:value-type="string">
            <text:p>n</text:p>
          </table:table-cell>
          <table:table-cell table:style-name="ce1" table:formula="of:=COUNT([.BC57:.BC106])" office:value-type="float" office:value="50">
            <text:p>50</text:p>
          </table:table-cell>
          <table:table-cell table:style-name="ce1" table:formula="of:=COUNT([.BD57:.BD106])" office:value-type="float" office:value="50">
            <text:p>50</text:p>
          </table:table-cell>
          <table:table-cell table:style-name="ce1" table:formula="of:=COUNT([.BE57:.BE106])" office:value-type="float" office:value="50">
            <text:p>50</text:p>
          </table:table-cell>
          <table:table-cell table:style-name="ce1" table:formula="of:=COUNT([.BF57:.BF106])" office:value-type="float" office:value="50">
            <text:p>50</text:p>
          </table:table-cell>
          <table:table-cell table:style-name="ce1" table:formula="of:=COUNT([.BG57:.BG106])" office:value-type="float" office:value="49">
            <text:p>49</text:p>
          </table:table-cell>
          <table:table-cell table:style-name="ce1" table:formula="of:=COUNT([.BH57:.BH106])" office:value-type="float" office:value="49">
            <text:p>49</text:p>
          </table:table-cell>
          <table:table-cell table:style-name="ce1" table:formula="of:=COUNT([.BI57:.BI106])" office:value-type="float" office:value="45">
            <text:p>45</text:p>
          </table:table-cell>
          <table:table-cell table:style-name="ce1" table:formula="of:=COUNT([.BJ57:.BJ106])" office:value-type="float" office:value="45">
            <text:p>45</text:p>
          </table:table-cell>
          <table:table-cell table:style-name="ce1" table:formula="of:=COUNT([.BK57:.BK106])" office:value-type="float" office:value="44">
            <text:p>44</text:p>
          </table:table-cell>
          <table:table-cell table:style-name="ce1" table:formula="of:=COUNT([.BL57:.BL106])" office:value-type="float" office:value="42">
            <text:p>42</text:p>
          </table:table-cell>
          <table:table-cell table:style-name="ce1" table:formula="of:=COUNT([.BM57:.BM106])" office:value-type="float" office:value="42">
            <text:p>42</text:p>
          </table:table-cell>
          <table:table-cell table:style-name="ce1" table:formula="of:=COUNT([.BN57:.BN106])" office:value-type="float" office:value="42">
            <text:p>42</text:p>
          </table:table-cell>
          <table:table-cell table:style-name="ce1" table:formula="of:=COUNT([.BO57:.BO106])" office:value-type="float" office:value="41">
            <text:p>41</text:p>
          </table:table-cell>
          <table:table-cell table:style-name="ce1" table:formula="of:=COUNT([.BP57:.BP106])" office:value-type="float" office:value="40">
            <text:p>40</text:p>
          </table:table-cell>
          <table:table-cell table:style-name="ce1" table:formula="of:=COUNT([.BQ57:.BQ106])" office:value-type="float" office:value="39">
            <text:p>39</text:p>
          </table:table-cell>
          <table:table-cell table:style-name="ce1" table:formula="of:=COUNT([.BR57:.BR106])" office:value-type="float" office:value="39">
            <text:p>39</text:p>
          </table:table-cell>
          <table:table-cell table:style-name="ce1" table:formula="of:=COUNT([.BS57:.BS106])" office:value-type="float" office:value="39">
            <text:p>39</text:p>
          </table:table-cell>
          <table:table-cell table:style-name="ce1" table:formula="of:=COUNT([.BT57:.BT106])" office:value-type="float" office:value="38">
            <text:p>38</text:p>
          </table:table-cell>
          <table:table-cell table:style-name="ce1" table:formula="of:=COUNT([.BU57:.BU106])" office:value-type="float" office:value="38">
            <text:p>38</text:p>
          </table:table-cell>
          <table:table-cell table:style-name="ce1" table:formula="of:=COUNT([.BV57:.BV106])" office:value-type="float" office:value="37">
            <text:p>37</text:p>
          </table:table-cell>
          <table:table-cell table:style-name="ce1" table:formula="of:=COUNT([.BW57:.BW106])" office:value-type="float" office:value="36">
            <text:p>36</text:p>
          </table:table-cell>
          <table:table-cell table:style-name="ce1" table:formula="of:=COUNT([.BX57:.BX106])" office:value-type="float" office:value="36">
            <text:p>36</text:p>
          </table:table-cell>
          <table:table-cell table:style-name="ce1" table:formula="of:=COUNT([.BY57:.BY106])" office:value-type="float" office:value="35">
            <text:p>35</text:p>
          </table:table-cell>
          <table:table-cell table:style-name="ce1" table:formula="of:=COUNT([.BZ57:.BZ106])" office:value-type="float" office:value="35">
            <text:p>35</text:p>
          </table:table-cell>
          <table:table-cell table:style-name="ce1" table:formula="of:=COUNT([.CA57:.CA106])" office:value-type="float" office:value="34">
            <text:p>34</text:p>
          </table:table-cell>
          <table:table-cell table:style-name="ce1" table:formula="of:=COUNT([.CB57:.CB106])" office:value-type="float" office:value="34">
            <text:p>34</text:p>
          </table:table-cell>
          <table:table-cell table:style-name="ce1" table:formula="of:=COUNT([.CC57:.CC106])" office:value-type="float" office:value="34">
            <text:p>34</text:p>
          </table:table-cell>
          <table:table-cell table:style-name="ce1" table:formula="of:=COUNT([.CD57:.CD106])" office:value-type="float" office:value="34">
            <text:p>34</text:p>
          </table:table-cell>
          <table:table-cell table:style-name="ce1" table:formula="of:=COUNT([.CE57:.CE106])" office:value-type="float" office:value="33">
            <text:p>33</text:p>
          </table:table-cell>
          <table:table-cell table:style-name="ce1" table:formula="of:=COUNT([.CF57:.CF106])" office:value-type="float" office:value="33">
            <text:p>33</text:p>
          </table:table-cell>
          <table:table-cell table:style-name="ce1" table:formula="of:=COUNT([.CG57:.CG106])" office:value-type="float" office:value="32">
            <text:p>32</text:p>
          </table:table-cell>
          <table:table-cell table:style-name="ce1" table:formula="of:=COUNT([.CH57:.CH106])" office:value-type="float" office:value="32">
            <text:p>32</text:p>
          </table:table-cell>
          <table:table-cell table:style-name="ce1" table:formula="of:=COUNT([.CI57:.CI106])" office:value-type="float" office:value="32">
            <text:p>32</text:p>
          </table:table-cell>
          <table:table-cell table:style-name="ce1" table:formula="of:=COUNT([.CJ57:.CJ106])" office:value-type="float" office:value="32">
            <text:p>32</text:p>
          </table:table-cell>
          <table:table-cell table:style-name="ce1" table:formula="of:=COUNT([.CK57:.CK106])" office:value-type="float" office:value="32">
            <text:p>32</text:p>
          </table:table-cell>
          <table:table-cell table:style-name="ce1" table:formula="of:=COUNT([.CL57:.CL106])" office:value-type="float" office:value="32">
            <text:p>32</text:p>
          </table:table-cell>
          <table:table-cell table:style-name="ce1" table:formula="of:=COUNT([.CM57:.CM106])" office:value-type="float" office:value="31">
            <text:p>31</text:p>
          </table:table-cell>
          <table:table-cell table:style-name="ce1" table:formula="of:=COUNT([.CN57:.CN106])" office:value-type="float" office:value="30">
            <text:p>30</text:p>
          </table:table-cell>
          <table:table-cell table:style-name="ce1" table:formula="of:=COUNT([.CO57:.CO106])" office:value-type="float" office:value="30">
            <text:p>30</text:p>
          </table:table-cell>
          <table:table-cell table:style-name="ce1" table:formula="of:=COUNT([.CP57:.CP106])" office:value-type="float" office:value="30">
            <text:p>30</text:p>
          </table:table-cell>
          <table:table-cell table:style-name="ce1" table:formula="of:=COUNT([.CQ57:.CQ106])" office:value-type="float" office:value="30">
            <text:p>30</text:p>
          </table:table-cell>
          <table:table-cell table:style-name="ce1" table:formula="of:=COUNT([.CR57:.CR106])" office:value-type="float" office:value="30">
            <text:p>30</text:p>
          </table:table-cell>
          <table:table-cell table:style-name="ce1" table:formula="of:=COUNT([.CS57:.CS106])" office:value-type="float" office:value="30">
            <text:p>30</text:p>
          </table:table-cell>
          <table:table-cell table:style-name="ce1" table:formula="of:=COUNT([.CT57:.CT106])" office:value-type="float" office:value="30">
            <text:p>30</text:p>
          </table:table-cell>
          <table:table-cell table:style-name="ce1" table:formula="of:=COUNT([.CU57:.CU106])" office:value-type="float" office:value="30">
            <text:p>30</text:p>
          </table:table-cell>
          <table:table-cell table:style-name="ce1" table:formula="of:=COUNT([.CV57:.CV106])" office:value-type="float" office:value="30">
            <text:p>30</text:p>
          </table:table-cell>
          <table:table-cell table:style-name="ce1" table:formula="of:=COUNT([.CW57:.CW106])" office:value-type="float" office:value="30">
            <text:p>30</text:p>
          </table:table-cell>
          <table:table-cell table:style-name="ce1" table:formula="of:=COUNT([.CX57:.CX106])" office:value-type="float" office:value="30">
            <text:p>30</text:p>
          </table:table-cell>
          <table:table-cell table:style-name="ce1" table:formula="of:=COUNT([.CY57:.CY106])" office:value-type="float" office:value="29">
            <text:p>29</text:p>
          </table:table-cell>
          <table:table-cell table:style-name="ce1" table:formula="of:=COUNT([.CZ57:.CZ106])" office:value-type="float" office:value="29">
            <text:p>29</text:p>
          </table:table-cell>
          <table:table-cell table:style-name="ce1" table:formula="of:=COUNT([.DA57:.DA106])" office:value-type="float" office:value="29">
            <text:p>29</text:p>
          </table:table-cell>
        </table:table-row>
        <table:table-row table:style-name="ro1">
          <table:table-cell table:style-name="ce1" office:value-type="string">
            <text:p>se</text:p>
          </table:table-cell>
          <table:table-cell table:style-name="ce1" table:formula="of:=STDEV([.B57:.B106])/SQRT(COUNT([.B57:.B106]))" office:value-type="float" office:value="1.10011502181567">
            <text:p>1.1001150218</text:p>
          </table:table-cell>
          <table:table-cell table:style-name="ce1" table:formula="of:=STDEV([.C57:.C106])/SQRT(COUNT([.C57:.C106]))" office:value-type="float" office:value="1.33641005560969">
            <text:p>1.3364100556</text:p>
          </table:table-cell>
          <table:table-cell table:style-name="ce1" table:formula="of:=STDEV([.D57:.D106])/SQRT(COUNT([.D57:.D106]))" office:value-type="float" office:value="1.3132573616619">
            <text:p>1.3132573617</text:p>
          </table:table-cell>
          <table:table-cell table:style-name="ce1" table:formula="of:=STDEV([.E57:.E106])/SQRT(COUNT([.E57:.E106]))" office:value-type="float" office:value="1.82633792165679">
            <text:p>1.8263379217</text:p>
          </table:table-cell>
          <table:table-cell table:style-name="ce1" table:formula="of:=STDEV([.F57:.F106])/SQRT(COUNT([.F57:.F106]))" office:value-type="float" office:value="1.90600554638677">
            <text:p>1.9060055464</text:p>
          </table:table-cell>
          <table:table-cell table:style-name="ce1" table:formula="of:=STDEV([.G57:.G106])/SQRT(COUNT([.G57:.G106]))" office:value-type="float" office:value="2.08083382031221">
            <text:p>2.0808338203</text:p>
          </table:table-cell>
          <table:table-cell table:style-name="ce1" table:formula="of:=STDEV([.H57:.H106])/SQRT(COUNT([.H57:.H106]))" office:value-type="float" office:value="2.0031322411439">
            <text:p>2.0031322411</text:p>
          </table:table-cell>
          <table:table-cell table:style-name="ce1" table:formula="of:=STDEV([.I57:.I106])/SQRT(COUNT([.I57:.I106]))" office:value-type="float" office:value="1.94563666721624">
            <text:p>1.9456366672</text:p>
          </table:table-cell>
          <table:table-cell table:style-name="ce1" table:formula="of:=STDEV([.J57:.J106])/SQRT(COUNT([.J57:.J106]))" office:value-type="float" office:value="1.91407461522613">
            <text:p>1.9140746152</text:p>
          </table:table-cell>
          <table:table-cell table:style-name="ce1" table:formula="of:=STDEV([.K57:.K106])/SQRT(COUNT([.K57:.K106]))" office:value-type="float" office:value="1.83189207417592">
            <text:p>1.8318920742</text:p>
          </table:table-cell>
          <table:table-cell table:style-name="ce1" table:formula="of:=STDEV([.L57:.L106])/SQRT(COUNT([.L57:.L106]))" office:value-type="float" office:value="1.76623432009159">
            <text:p>1.7662343201</text:p>
          </table:table-cell>
          <table:table-cell table:style-name="ce1" table:formula="of:=STDEV([.M57:.M106])/SQRT(COUNT([.M57:.M106]))" office:value-type="float" office:value="1.75021631316165">
            <text:p>1.7502163132</text:p>
          </table:table-cell>
          <table:table-cell table:style-name="ce1" table:formula="of:=STDEV([.N57:.N106])/SQRT(COUNT([.N57:.N106]))" office:value-type="float" office:value="1.71966062147774">
            <text:p>1.7196606215</text:p>
          </table:table-cell>
          <table:table-cell table:style-name="ce1" table:formula="of:=STDEV([.O57:.O106])/SQRT(COUNT([.O57:.O106]))" office:value-type="float" office:value="1.67680210702469">
            <text:p>1.676802107</text:p>
          </table:table-cell>
          <table:table-cell table:style-name="ce1" table:formula="of:=STDEV([.P57:.P106])/SQRT(COUNT([.P57:.P106]))" office:value-type="float" office:value="1.63373617134194">
            <text:p>1.6337361713</text:p>
          </table:table-cell>
          <table:table-cell table:style-name="ce1" table:formula="of:=STDEV([.Q57:.Q106])/SQRT(COUNT([.Q57:.Q106]))" office:value-type="float" office:value="1.65572353011101">
            <text:p>1.6557235301</text:p>
          </table:table-cell>
          <table:table-cell table:style-name="ce1" table:formula="of:=STDEV([.R57:.R106])/SQRT(COUNT([.R57:.R106]))" office:value-type="float" office:value="1.6480043590194">
            <text:p>1.648004359</text:p>
          </table:table-cell>
          <table:table-cell table:style-name="ce1" table:formula="of:=STDEV([.S57:.S106])/SQRT(COUNT([.S57:.S106]))" office:value-type="float" office:value="1.6419525459846">
            <text:p>1.641952546</text:p>
          </table:table-cell>
          <table:table-cell table:style-name="ce1" table:formula="of:=STDEV([.T57:.T106])/SQRT(COUNT([.T57:.T106]))" office:value-type="float" office:value="1.6448435196339">
            <text:p>1.6448435196</text:p>
          </table:table-cell>
          <table:table-cell table:style-name="ce1" table:formula="of:=STDEV([.U57:.U106])/SQRT(COUNT([.U57:.U106]))" office:value-type="float" office:value="1.60545244433474">
            <text:p>1.6054524443</text:p>
          </table:table-cell>
          <table:table-cell table:style-name="ce1" table:formula="of:=STDEV([.V57:.V106])/SQRT(COUNT([.V57:.V106]))" office:value-type="float" office:value="1.57573695100912">
            <text:p>1.575736951</text:p>
          </table:table-cell>
          <table:table-cell table:style-name="ce1" table:formula="of:=STDEV([.W57:.W106])/SQRT(COUNT([.W57:.W106]))" office:value-type="float" office:value="1.56967174522417">
            <text:p>1.5696717452</text:p>
          </table:table-cell>
          <table:table-cell table:style-name="ce1" table:formula="of:=STDEV([.X57:.X106])/SQRT(COUNT([.X57:.X106]))" office:value-type="float" office:value="1.55465331787364">
            <text:p>1.5546533179</text:p>
          </table:table-cell>
          <table:table-cell table:style-name="ce1" table:formula="of:=STDEV([.Y57:.Y106])/SQRT(COUNT([.Y57:.Y106]))" office:value-type="float" office:value="1.53257153510173">
            <text:p>1.5325715351</text:p>
          </table:table-cell>
          <table:table-cell table:style-name="ce1" table:formula="of:=STDEV([.Z57:.Z106])/SQRT(COUNT([.Z57:.Z106]))" office:value-type="float" office:value="1.52406813281736">
            <text:p>1.5240681328</text:p>
          </table:table-cell>
          <table:table-cell table:style-name="ce1" table:formula="of:=STDEV([.AA57:.AA106])/SQRT(COUNT([.AA57:.AA106]))" office:value-type="float" office:value="1.50434744141431">
            <text:p>1.5043474414</text:p>
          </table:table-cell>
          <table:table-cell table:style-name="ce1" table:formula="of:=STDEV([.AB57:.AB106])/SQRT(COUNT([.AB57:.AB106]))" office:value-type="float" office:value="1.50102278055834">
            <text:p>1.5010227806</text:p>
          </table:table-cell>
          <table:table-cell table:style-name="ce1" table:formula="of:=STDEV([.AC57:.AC106])/SQRT(COUNT([.AC57:.AC106]))" office:value-type="float" office:value="1.5013708022052">
            <text:p>1.5013708022</text:p>
          </table:table-cell>
          <table:table-cell table:style-name="ce1" table:formula="of:=STDEV([.AD57:.AD106])/SQRT(COUNT([.AD57:.AD106]))" office:value-type="float" office:value="1.42169774909997">
            <text:p>1.4216977491</text:p>
          </table:table-cell>
          <table:table-cell table:style-name="ce1" table:formula="of:=STDEV([.AE57:.AE106])/SQRT(COUNT([.AE57:.AE106]))" office:value-type="float" office:value="1.39523679505871">
            <text:p>1.3952367951</text:p>
          </table:table-cell>
          <table:table-cell table:style-name="ce1" table:formula="of:=STDEV([.AF57:.AF106])/SQRT(COUNT([.AF57:.AF106]))" office:value-type="float" office:value="1.37254716286389">
            <text:p>1.3725471629</text:p>
          </table:table-cell>
          <table:table-cell table:style-name="ce1" table:formula="of:=STDEV([.AG57:.AG106])/SQRT(COUNT([.AG57:.AG106]))" office:value-type="float" office:value="1.37254716286389">
            <text:p>1.3725471629</text:p>
          </table:table-cell>
          <table:table-cell table:style-name="ce1" table:formula="of:=STDEV([.AH57:.AH106])/SQRT(COUNT([.AH57:.AH106]))" office:value-type="float" office:value="1.33720390581029">
            <text:p>1.3372039058</text:p>
          </table:table-cell>
          <table:table-cell table:style-name="ce1" table:formula="of:=STDEV([.AI57:.AI106])/SQRT(COUNT([.AI57:.AI106]))" office:value-type="float" office:value="1.3144999825339">
            <text:p>1.3144999825</text:p>
          </table:table-cell>
          <table:table-cell table:style-name="ce1" table:formula="of:=STDEV([.AJ57:.AJ106])/SQRT(COUNT([.AJ57:.AJ106]))" office:value-type="float" office:value="1.3077508344092">
            <text:p>1.3077508344</text:p>
          </table:table-cell>
          <table:table-cell table:style-name="ce1" table:formula="of:=STDEV([.AK57:.AK106])/SQRT(COUNT([.AK57:.AK106]))" office:value-type="float" office:value="1.30360880572638">
            <text:p>1.3036088057</text:p>
          </table:table-cell>
          <table:table-cell table:style-name="ce1" table:formula="of:=STDEV([.AL57:.AL106])/SQRT(COUNT([.AL57:.AL106]))" office:value-type="float" office:value="1.31571661237579">
            <text:p>1.3157166124</text:p>
          </table:table-cell>
          <table:table-cell table:style-name="ce1" table:formula="of:=STDEV([.AM57:.AM106])/SQRT(COUNT([.AM57:.AM106]))" office:value-type="float" office:value="1.29825314345462">
            <text:p>1.2982531435</text:p>
          </table:table-cell>
          <table:table-cell table:style-name="ce1" table:formula="of:=STDEV([.AN57:.AN106])/SQRT(COUNT([.AN57:.AN106]))" office:value-type="float" office:value="1.29468615691138">
            <text:p>1.2946861569</text:p>
          </table:table-cell>
          <table:table-cell table:style-name="ce1" table:formula="of:=STDEV([.AO57:.AO106])/SQRT(COUNT([.AO57:.AO106]))" office:value-type="float" office:value="1.29468615691138">
            <text:p>1.2946861569</text:p>
          </table:table-cell>
          <table:table-cell table:style-name="ce1" table:formula="of:=STDEV([.AP57:.AP106])/SQRT(COUNT([.AP57:.AP106]))" office:value-type="float" office:value="1.27711409363583">
            <text:p>1.2771140936</text:p>
          </table:table-cell>
          <table:table-cell table:style-name="ce1" table:formula="of:=STDEV([.AQ57:.AQ106])/SQRT(COUNT([.AQ57:.AQ106]))" office:value-type="float" office:value="1.25169273141516">
            <text:p>1.2516927314</text:p>
          </table:table-cell>
          <table:table-cell table:style-name="ce1" table:formula="of:=STDEV([.AR57:.AR106])/SQRT(COUNT([.AR57:.AR106]))" office:value-type="float" office:value="1.25169273141516">
            <text:p>1.2516927314</text:p>
          </table:table-cell>
          <table:table-cell table:style-name="ce1" table:formula="of:=STDEV([.AS57:.AS106])/SQRT(COUNT([.AS57:.AS106]))" office:value-type="float" office:value="1.24881658266651">
            <text:p>1.2488165827</text:p>
          </table:table-cell>
          <table:table-cell table:style-name="ce1" table:formula="of:=STDEV([.AT57:.AT106])/SQRT(COUNT([.AT57:.AT106]))" office:value-type="float" office:value="1.24881658266651">
            <text:p>1.2488165827</text:p>
          </table:table-cell>
          <table:table-cell table:style-name="ce1" table:formula="of:=STDEV([.AU57:.AU106])/SQRT(COUNT([.AU57:.AU106]))" office:value-type="float" office:value="1.23915705384008">
            <text:p>1.2391570538</text:p>
          </table:table-cell>
          <table:table-cell table:style-name="ce1" table:formula="of:=STDEV([.AV57:.AV106])/SQRT(COUNT([.AV57:.AV106]))" office:value-type="float" office:value="1.23525094533831">
            <text:p>1.2352509453</text:p>
          </table:table-cell>
          <table:table-cell table:style-name="ce1" table:formula="of:=STDEV([.AW57:.AW106])/SQRT(COUNT([.AW57:.AW106]))" office:value-type="float" office:value="1.24024026638686">
            <text:p>1.2402402664</text:p>
          </table:table-cell>
          <table:table-cell table:style-name="ce1" table:formula="of:=STDEV([.AX57:.AX106])/SQRT(COUNT([.AX57:.AX106]))" office:value-type="float" office:value="1.24024026638686">
            <text:p>1.2402402664</text:p>
          </table:table-cell>
          <table:table-cell table:style-name="ce1" table:formula="of:=STDEV([.AY57:.AY106])/SQRT(COUNT([.AY57:.AY106]))" office:value-type="float" office:value="1.24024026638686">
            <text:p>1.2402402664</text:p>
          </table:table-cell>
          <table:table-cell table:style-name="ce1" table:formula="of:=STDEV([.AZ57:.AZ106])/SQRT(COUNT([.AZ57:.AZ106]))" office:value-type="float" office:value="1.24024026638686">
            <text:p>1.2402402664</text:p>
          </table:table-cell>
          <table:table-cell/>
          <table:table-cell table:style-name="ce1" office:value-type="string">
            <text:p>se</text:p>
          </table:table-cell>
          <table:table-cell table:style-name="ce1" table:formula="of:=STDEV([.BC57:.BC106])/SQRT(COUNT([.BC57:.BC106]))" office:value-type="float" office:value="0.0240504374774585">
            <text:p>0.0240504375</text:p>
          </table:table-cell>
          <table:table-cell table:style-name="ce1" table:formula="of:=STDEV([.BD57:.BD106])/SQRT(COUNT([.BD57:.BD106]))" office:value-type="float" office:value="0.0251979662282656">
            <text:p>0.0251979662</text:p>
          </table:table-cell>
          <table:table-cell table:style-name="ce1" table:formula="of:=STDEV([.BE57:.BE106])/SQRT(COUNT([.BE57:.BE106]))" office:value-type="float" office:value="0.0420775280565166">
            <text:p>0.0420775281</text:p>
          </table:table-cell>
          <table:table-cell table:style-name="ce1" table:formula="of:=STDEV([.BF57:.BF106])/SQRT(COUNT([.BF57:.BF106]))" office:value-type="float" office:value="0.0682106032813081">
            <text:p>0.0682106033</text:p>
          </table:table-cell>
          <table:table-cell table:style-name="ce1" table:formula="of:=STDEV([.BG57:.BG106])/SQRT(COUNT([.BG57:.BG106]))" office:value-type="float" office:value="0.109901393651448">
            <text:p>0.1099013937</text:p>
          </table:table-cell>
          <table:table-cell table:style-name="ce1" table:formula="of:=STDEV([.BH57:.BH106])/SQRT(COUNT([.BH57:.BH106]))" office:value-type="float" office:value="0.165179254036884">
            <text:p>0.165179254</text:p>
          </table:table-cell>
          <table:table-cell table:style-name="ce1" table:formula="of:=STDEV([.BI57:.BI106])/SQRT(COUNT([.BI57:.BI106]))" office:value-type="float" office:value="0.217484219792117">
            <text:p>0.2174842198</text:p>
          </table:table-cell>
          <table:table-cell table:style-name="ce1" table:formula="of:=STDEV([.BJ57:.BJ106])/SQRT(COUNT([.BJ57:.BJ106]))" office:value-type="float" office:value="0.28469779231975">
            <text:p>0.2846977923</text:p>
          </table:table-cell>
          <table:table-cell table:style-name="ce1" table:formula="of:=STDEV([.BK57:.BK106])/SQRT(COUNT([.BK57:.BK106]))" office:value-type="float" office:value="0.339347164959908">
            <text:p>0.339347165</text:p>
          </table:table-cell>
          <table:table-cell table:style-name="ce1" table:formula="of:=STDEV([.BL57:.BL106])/SQRT(COUNT([.BL57:.BL106]))" office:value-type="float" office:value="0.398689656817686">
            <text:p>0.3986896568</text:p>
          </table:table-cell>
          <table:table-cell table:style-name="ce1" table:formula="of:=STDEV([.BM57:.BM106])/SQRT(COUNT([.BM57:.BM106]))" office:value-type="float" office:value="0.462404758361415">
            <text:p>0.4624047584</text:p>
          </table:table-cell>
          <table:table-cell table:style-name="ce1" table:formula="of:=STDEV([.BN57:.BN106])/SQRT(COUNT([.BN57:.BN106]))" office:value-type="float" office:value="0.520942574440523">
            <text:p>0.5209425744</text:p>
          </table:table-cell>
          <table:table-cell table:style-name="ce1" table:formula="of:=STDEV([.BO57:.BO106])/SQRT(COUNT([.BO57:.BO106]))" office:value-type="float" office:value="0.569527443781862">
            <text:p>0.5695274438</text:p>
          </table:table-cell>
          <table:table-cell table:style-name="ce1" table:formula="of:=STDEV([.BP57:.BP106])/SQRT(COUNT([.BP57:.BP106]))" office:value-type="float" office:value="0.638617419629191">
            <text:p>0.6386174196</text:p>
          </table:table-cell>
          <table:table-cell table:style-name="ce1" table:formula="of:=STDEV([.BQ57:.BQ106])/SQRT(COUNT([.BQ57:.BQ106]))" office:value-type="float" office:value="0.725645678206188">
            <text:p>0.7256456782</text:p>
          </table:table-cell>
          <table:table-cell table:style-name="ce1" table:formula="of:=STDEV([.BR57:.BR106])/SQRT(COUNT([.BR57:.BR106]))" office:value-type="float" office:value="0.759011933818397">
            <text:p>0.7590119338</text:p>
          </table:table-cell>
          <table:table-cell table:style-name="ce1" table:formula="of:=STDEV([.BS57:.BS106])/SQRT(COUNT([.BS57:.BS106]))" office:value-type="float" office:value="0.846576691385801">
            <text:p>0.8465766914</text:p>
          </table:table-cell>
          <table:table-cell table:style-name="ce1" table:formula="of:=STDEV([.BT57:.BT106])/SQRT(COUNT([.BT57:.BT106]))" office:value-type="float" office:value="0.976313542075454">
            <text:p>0.9763135421</text:p>
          </table:table-cell>
          <table:table-cell table:style-name="ce1" table:formula="of:=STDEV([.BU57:.BU106])/SQRT(COUNT([.BU57:.BU106]))" office:value-type="float" office:value="1.03151912841483">
            <text:p>1.0315191284</text:p>
          </table:table-cell>
          <table:table-cell table:style-name="ce1" table:formula="of:=STDEV([.BV57:.BV106])/SQRT(COUNT([.BV57:.BV106]))" office:value-type="float" office:value="1.06314810592804">
            <text:p>1.0631481059</text:p>
          </table:table-cell>
          <table:table-cell table:style-name="ce1" table:formula="of:=STDEV([.BW57:.BW106])/SQRT(COUNT([.BW57:.BW106]))" office:value-type="float" office:value="1.13897358972684">
            <text:p>1.1389735897</text:p>
          </table:table-cell>
          <table:table-cell table:style-name="ce1" table:formula="of:=STDEV([.BX57:.BX106])/SQRT(COUNT([.BX57:.BX106]))" office:value-type="float" office:value="1.18483628896901">
            <text:p>1.184836289</text:p>
          </table:table-cell>
          <table:table-cell table:style-name="ce1" table:formula="of:=STDEV([.BY57:.BY106])/SQRT(COUNT([.BY57:.BY106]))" office:value-type="float" office:value="1.29188254161148">
            <text:p>1.2918825416</text:p>
          </table:table-cell>
          <table:table-cell table:style-name="ce1" table:formula="of:=STDEV([.BZ57:.BZ106])/SQRT(COUNT([.BZ57:.BZ106]))" office:value-type="float" office:value="1.40231651997146">
            <text:p>1.40231652</text:p>
          </table:table-cell>
          <table:table-cell table:style-name="ce1" table:formula="of:=STDEV([.CA57:.CA106])/SQRT(COUNT([.CA57:.CA106]))" office:value-type="float" office:value="1.48828880727841">
            <text:p>1.4882888073</text:p>
          </table:table-cell>
          <table:table-cell table:style-name="ce1" table:formula="of:=STDEV([.CB57:.CB106])/SQRT(COUNT([.CB57:.CB106]))" office:value-type="float" office:value="1.52067418717416">
            <text:p>1.5206741872</text:p>
          </table:table-cell>
          <table:table-cell table:style-name="ce1" table:formula="of:=STDEV([.CC57:.CC106])/SQRT(COUNT([.CC57:.CC106]))" office:value-type="float" office:value="1.57716630962243">
            <text:p>1.5771663096</text:p>
          </table:table-cell>
          <table:table-cell table:style-name="ce1" table:formula="of:=STDEV([.CD57:.CD106])/SQRT(COUNT([.CD57:.CD106]))" office:value-type="float" office:value="1.68758833132053">
            <text:p>1.6875883313</text:p>
          </table:table-cell>
          <table:table-cell table:style-name="ce1" table:formula="of:=STDEV([.CE57:.CE106])/SQRT(COUNT([.CE57:.CE106]))" office:value-type="float" office:value="1.8241954404752">
            <text:p>1.8241954405</text:p>
          </table:table-cell>
          <table:table-cell table:style-name="ce1" table:formula="of:=STDEV([.CF57:.CF106])/SQRT(COUNT([.CF57:.CF106]))" office:value-type="float" office:value="1.87598094327764">
            <text:p>1.8759809433</text:p>
          </table:table-cell>
          <table:table-cell table:style-name="ce1" table:formula="of:=STDEV([.CG57:.CG106])/SQRT(COUNT([.CG57:.CG106]))" office:value-type="float" office:value="1.91395813665449">
            <text:p>1.9139581367</text:p>
          </table:table-cell>
          <table:table-cell table:style-name="ce1" table:formula="of:=STDEV([.CH57:.CH106])/SQRT(COUNT([.CH57:.CH106]))" office:value-type="float" office:value="1.99692056159845">
            <text:p>1.9969205616</text:p>
          </table:table-cell>
          <table:table-cell table:style-name="ce1" table:formula="of:=STDEV([.CI57:.CI106])/SQRT(COUNT([.CI57:.CI106]))" office:value-type="float" office:value="1.99278003455701">
            <text:p>1.9927800346</text:p>
          </table:table-cell>
          <table:table-cell table:style-name="ce1" table:formula="of:=STDEV([.CJ57:.CJ106])/SQRT(COUNT([.CJ57:.CJ106]))" office:value-type="float" office:value="2.04611781079197">
            <text:p>2.0461178108</text:p>
          </table:table-cell>
          <table:table-cell table:style-name="ce1" table:formula="of:=STDEV([.CK57:.CK106])/SQRT(COUNT([.CK57:.CK106]))" office:value-type="float" office:value="2.23494267794266">
            <text:p>2.2349426779</text:p>
          </table:table-cell>
          <table:table-cell table:style-name="ce1" table:formula="of:=STDEV([.CL57:.CL106])/SQRT(COUNT([.CL57:.CL106]))" office:value-type="float" office:value="2.32730388688939">
            <text:p>2.3273038869</text:p>
          </table:table-cell>
          <table:table-cell table:style-name="ce1" table:formula="of:=STDEV([.CM57:.CM106])/SQRT(COUNT([.CM57:.CM106]))" office:value-type="float" office:value="2.40506804563356">
            <text:p>2.4050680456</text:p>
          </table:table-cell>
          <table:table-cell table:style-name="ce1" table:formula="of:=STDEV([.CN57:.CN106])/SQRT(COUNT([.CN57:.CN106]))" office:value-type="float" office:value="2.41926699908744">
            <text:p>2.4192669991</text:p>
          </table:table-cell>
          <table:table-cell table:style-name="ce1" table:formula="of:=STDEV([.CO57:.CO106])/SQRT(COUNT([.CO57:.CO106]))" office:value-type="float" office:value="2.53230959136386">
            <text:p>2.5323095914</text:p>
          </table:table-cell>
          <table:table-cell table:style-name="ce1" table:formula="of:=STDEV([.CP57:.CP106])/SQRT(COUNT([.CP57:.CP106]))" office:value-type="float" office:value="2.57462664647433">
            <text:p>2.5746266465</text:p>
          </table:table-cell>
          <table:table-cell table:style-name="ce1" table:formula="of:=STDEV([.CQ57:.CQ106])/SQRT(COUNT([.CQ57:.CQ106]))" office:value-type="float" office:value="2.61883562102735">
            <text:p>2.618835621</text:p>
          </table:table-cell>
          <table:table-cell table:style-name="ce1" table:formula="of:=STDEV([.CR57:.CR106])/SQRT(COUNT([.CR57:.CR106]))" office:value-type="float" office:value="2.60702715795192">
            <text:p>2.607027158</text:p>
          </table:table-cell>
          <table:table-cell table:style-name="ce1" table:formula="of:=STDEV([.CS57:.CS106])/SQRT(COUNT([.CS57:.CS106]))" office:value-type="float" office:value="2.82526989728246">
            <text:p>2.8252698973</text:p>
          </table:table-cell>
          <table:table-cell table:style-name="ce1" table:formula="of:=STDEV([.CT57:.CT106])/SQRT(COUNT([.CT57:.CT106]))" office:value-type="float" office:value="2.9193666309362">
            <text:p>2.9193666309</text:p>
          </table:table-cell>
          <table:table-cell table:style-name="ce1" table:formula="of:=STDEV([.CU57:.CU106])/SQRT(COUNT([.CU57:.CU106]))" office:value-type="float" office:value="2.90215134072027">
            <text:p>2.9021513407</text:p>
          </table:table-cell>
          <table:table-cell table:style-name="ce1" table:formula="of:=STDEV([.CV57:.CV106])/SQRT(COUNT([.CV57:.CV106]))" office:value-type="float" office:value="2.9974255405705">
            <text:p>2.9974255406</text:p>
          </table:table-cell>
          <table:table-cell table:style-name="ce1" table:formula="of:=STDEV([.CW57:.CW106])/SQRT(COUNT([.CW57:.CW106]))" office:value-type="float" office:value="3.13306862515995">
            <text:p>3.1330686252</text:p>
          </table:table-cell>
          <table:table-cell table:style-name="ce1" table:formula="of:=STDEV([.CX57:.CX106])/SQRT(COUNT([.CX57:.CX106]))" office:value-type="float" office:value="3.13498778549015">
            <text:p>3.1349877855</text:p>
          </table:table-cell>
          <table:table-cell table:style-name="ce1" table:formula="of:=STDEV([.CY57:.CY106])/SQRT(COUNT([.CY57:.CY106]))" office:value-type="float" office:value="3.19389848740019">
            <text:p>3.1938984874</text:p>
          </table:table-cell>
          <table:table-cell table:style-name="ce1" table:formula="of:=STDEV([.CZ57:.CZ106])/SQRT(COUNT([.CZ57:.CZ106]))" office:value-type="float" office:value="3.30240268179647">
            <text:p>3.3024026818</text:p>
          </table:table-cell>
          <table:table-cell table:style-name="ce1" table:formula="of:=STDEV([.DA57:.DA106])/SQRT(COUNT([.DA57:.DA106]))" office:value-type="float" office:value="3.2383084062711">
            <text:p>3.2383084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 style:data-style-name="N2" text:time-value="0000-00-00T04:09:49.4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11:47:05.03</meta:creation-date>
    <dc:date>2014-01-21T04:29:07.26</dc:date>
    <meta:editing-duration>PT1H2M12S</meta:editing-duration>
    <meta:editing-cycles>8</meta:editing-cycles>
    <meta:generator>LibreOffice/3.6$Windows_x86 LibreOffice_project/2ef5aff-a6fb0ff-166bdff-cf087ad-0f1389</meta:generator>
    <meta:document-statistic meta:table-count="1" meta:cell-count="102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30pt" style:font-size-asian="10pt" style:font-size-complex="10pt"/>
    </style:style>
    <style:style style:name="ch5" style:family="chart" style:data-style-name="N0">
      <style:chart-properties chart:symbol-type="none" chart:error-upper-indicator="true" chart:error-lower-indicator="true" chart:error-category="cell-range" chart:error-upper-range="List1.B54:List1.AZ54" chart:error-lower-range="List1.B54:List1.AZ54"/>
      <style:graphic-properties svg:stroke-width="0.08cm" svg:stroke-color="#c0c0c0" draw:fill-color="#c0c0c0"/>
      <style:text-properties fo:font-size="10pt" style:font-size-asian="10pt" style:font-size-complex="10pt"/>
    </style:style>
    <style:style style:name="ch6" style:family="chart">
      <style:chart-properties chart:error-category="cell-range"/>
    </style:style>
    <style:style style:name="ch7" style:family="chart" style:data-style-name="N0">
      <style:chart-properties chart:symbol-type="none" chart:error-upper-indicator="true" chart:error-lower-indicator="true" chart:error-category="cell-range" chart:error-upper-range="List1.B109:List1.AZ109" chart:error-lower-range="List1.B109:List1.AZ109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27cm" svg:height="19.429cm" xlink:href=".." xlink:type="simple" chart:class="chart:line" chart:style-name="ch1">
        <chart:plot-area chart:style-name="ch2" table:cell-range-address="List1.B52:List1.AZ52 List1.B107:List1.AZ107" svg:x="1.115cm" svg:y="1.687cm" svg:width="30.825cm" svg:height="16.934cm">
          <chartooo:coordinate-region svg:x="2.53cm" svg:y="2.284cm" svg:width="29.223cm" svg:height="15.664cm"/>
          <chart:axis chart:dimension="x" chart:name="primary-x" chart:style-name="ch3"/>
          <chart:axis chart:dimension="y" chart:name="primary-y" chart:style-name="ch4"/>
          <chart:series chart:style-name="ch5" chart:values-cell-range-address="List1.B52:List1.AZ52" chart:class="chart:line">
            <chart:error-indicator chart:error-upper-range="List1.B54:List1.AZ54" chart:error-lower-range="List1.B54:List1.AZ54" chart:style-name="ch6" chart:dimension="y"/>
            <chart:data-point chart:repeated="51"/>
          </chart:series>
          <chart:series chart:style-name="ch7" chart:values-cell-range-address="List1.B107:List1.AZ107" chart:class="chart:line">
            <chart:error-indicator chart:error-upper-range="List1.B109:List1.AZ109" chart:error-lower-range="List1.B109:List1.AZ109" chart:style-name="ch6" chart:dimension="y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</table:table-row>
          </table:table-header-rows>
          <table:table-rows>
            <table:table-row>
              <table:table-cell office:value-type="string">
                <text:p>Řádek 52</text:p>
                <draw:g>
                  <svg:desc/>
                </draw:g>
              </table:table-cell>
              <table:table-cell office:value-type="float" office:value="37.08">
                <text:p>37.08</text:p>
                <draw:g>
                  <svg:desc>List1.B52:List1.AZ52</svg:desc>
                </draw:g>
              </table:table-cell>
              <table:table-cell office:value-type="float" office:value="43.14">
                <text:p>43.14</text:p>
              </table:table-cell>
              <table:table-cell office:value-type="float" office:value="47.94">
                <text:p>47.94</text:p>
              </table:table-cell>
              <table:table-cell office:value-type="float" office:value="50.46">
                <text:p>50.46</text:p>
              </table:table-cell>
              <table:table-cell office:value-type="float" office:value="51.54">
                <text:p>51.54</text:p>
              </table:table-cell>
              <table:table-cell office:value-type="float" office:value="52.44">
                <text:p>52.44</text:p>
              </table:table-cell>
              <table:table-cell office:value-type="float" office:value="53.76">
                <text:p>53.76</text:p>
              </table:table-cell>
              <table:table-cell office:value-type="float" office:value="54.68">
                <text:p>54.68</text:p>
              </table:table-cell>
              <table:table-cell office:value-type="float" office:value="55.9">
                <text:p>55.9</text:p>
              </table:table-cell>
              <table:table-cell office:value-type="float" office:value="56.66">
                <text:p>56.66</text:p>
              </table:table-cell>
              <table:table-cell office:value-type="float" office:value="57.54">
                <text:p>57.54</text:p>
              </table:table-cell>
              <table:table-cell office:value-type="float" office:value="58.08">
                <text:p>58.08</text:p>
              </table:table-cell>
              <table:table-cell office:value-type="float" office:value="59.12">
                <text:p>59.12</text:p>
              </table:table-cell>
              <table:table-cell office:value-type="float" office:value="59.5">
                <text:p>59.5</text:p>
              </table:table-cell>
              <table:table-cell office:value-type="float" office:value="60.18">
                <text:p>60.18</text:p>
              </table:table-cell>
              <table:table-cell office:value-type="float" office:value="61.2">
                <text:p>61.2</text:p>
              </table:table-cell>
              <table:table-cell office:value-type="float" office:value="61.44">
                <text:p>61.44</text:p>
              </table:table-cell>
              <table:table-cell office:value-type="float" office:value="61.5">
                <text:p>61.5</text:p>
              </table:table-cell>
              <table:table-cell office:value-type="float" office:value="61.9">
                <text:p>61.9</text:p>
              </table:table-cell>
              <table:table-cell office:value-type="float" office:value="62.02">
                <text:p>62.02</text:p>
              </table:table-cell>
              <table:table-cell office:value-type="float" office:value="62.32">
                <text:p>62.32</text:p>
              </table:table-cell>
              <table:table-cell office:value-type="float" office:value="62.42">
                <text:p>62.42</text:p>
              </table:table-cell>
              <table:table-cell office:value-type="float" office:value="62.62">
                <text:p>62.62</text:p>
              </table:table-cell>
              <table:table-cell office:value-type="float" office:value="62.64">
                <text:p>62.64</text:p>
              </table:table-cell>
              <table:table-cell office:value-type="float" office:value="62.94">
                <text:p>62.94</text:p>
              </table:table-cell>
              <table:table-cell office:value-type="float" office:value="63.3">
                <text:p>63.3</text:p>
              </table:table-cell>
              <table:table-cell office:value-type="float" office:value="63.82">
                <text:p>63.82</text:p>
              </table:table-cell>
              <table:table-cell office:value-type="float" office:value="63.94">
                <text:p>63.94</text:p>
              </table:table-cell>
              <table:table-cell office:value-type="float" office:value="63.94">
                <text:p>63.94</text:p>
              </table:table-cell>
              <table:table-cell office:value-type="float" office:value="64.14">
                <text:p>64.14</text:p>
              </table:table-cell>
              <table:table-cell office:value-type="float" office:value="64.2">
                <text:p>64.2</text:p>
              </table:table-cell>
              <table:table-cell office:value-type="float" office:value="64.36">
                <text:p>64.36</text:p>
              </table:table-cell>
              <table:table-cell office:value-type="float" office:value="64.48">
                <text:p>64.48</text:p>
              </table:table-cell>
              <table:table-cell office:value-type="float" office:value="64.6">
                <text:p>64.6</text:p>
              </table:table-cell>
              <table:table-cell office:value-type="float" office:value="64.74">
                <text:p>64.74</text:p>
              </table:table-cell>
              <table:table-cell office:value-type="float" office:value="64.8">
                <text:p>64.8</text:p>
              </table:table-cell>
              <table:table-cell office:value-type="float" office:value="65.08">
                <text:p>65.08</text:p>
              </table:table-cell>
              <table:table-cell office:value-type="float" office:value="65.42">
                <text:p>65.42</text:p>
              </table:table-cell>
              <table:table-cell office:value-type="float" office:value="65.5">
                <text:p>65.5</text:p>
              </table:table-cell>
              <table:table-cell office:value-type="float" office:value="65.6">
                <text:p>65.6</text:p>
              </table:table-cell>
              <table:table-cell office:value-type="float" office:value="65.66">
                <text:p>65.66</text:p>
              </table:table-cell>
              <table:table-cell office:value-type="float" office:value="65.66">
                <text:p>65.66</text:p>
              </table:table-cell>
              <table:table-cell office:value-type="float" office:value="65.84">
                <text:p>65.84</text:p>
              </table:table-cell>
              <table:table-cell office:value-type="float" office:value="65.84">
                <text:p>65.84</text:p>
              </table:table-cell>
              <table:table-cell office:value-type="float" office:value="65.84">
                <text:p>65.84</text:p>
              </table:table-cell>
              <table:table-cell office:value-type="float" office:value="65.88">
                <text:p>65.88</text:p>
              </table:table-cell>
              <table:table-cell office:value-type="float" office:value="65.88">
                <text:p>65.88</text:p>
              </table:table-cell>
              <table:table-cell office:value-type="float" office:value="66.16">
                <text:p>66.16</text:p>
              </table:table-cell>
              <table:table-cell office:value-type="float" office:value="66.2">
                <text:p>66.2</text:p>
              </table:table-cell>
              <table:table-cell office:value-type="float" office:value="66.2">
                <text:p>66.2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1.4153214100965">
                <text:p>1.4153214100965</text:p>
                <draw:g>
                  <svg:desc>List1.B54:List1.AZ54</svg:desc>
                </draw:g>
              </table:table-cell>
              <table:table-cell office:value-type="float" office:value="1.35917441928577">
                <text:p>1.35917441928577</text:p>
              </table:table-cell>
              <table:table-cell office:value-type="float" office:value="1.65773634692564">
                <text:p>1.65773634692564</text:p>
              </table:table-cell>
              <table:table-cell office:value-type="float" office:value="1.72406969886099">
                <text:p>1.72406969886099</text:p>
              </table:table-cell>
              <table:table-cell office:value-type="float" office:value="1.78593370080568">
                <text:p>1.78593370080568</text:p>
              </table:table-cell>
              <table:table-cell office:value-type="float" office:value="1.75503008870073">
                <text:p>1.75503008870073</text:p>
              </table:table-cell>
              <table:table-cell office:value-type="float" office:value="1.75442530854559">
                <text:p>1.75442530854559</text:p>
              </table:table-cell>
              <table:table-cell office:value-type="float" office:value="1.76506691785037">
                <text:p>1.76506691785037</text:p>
              </table:table-cell>
              <table:table-cell office:value-type="float" office:value="1.83553362090412">
                <text:p>1.83553362090412</text:p>
              </table:table-cell>
              <table:table-cell office:value-type="float" office:value="1.87128898061726">
                <text:p>1.87128898061726</text:p>
              </table:table-cell>
              <table:table-cell office:value-type="float" office:value="1.93743149977658">
                <text:p>1.93743149977658</text:p>
              </table:table-cell>
              <table:table-cell office:value-type="float" office:value="1.91510430258927">
                <text:p>1.91510430258927</text:p>
              </table:table-cell>
              <table:table-cell office:value-type="float" office:value="1.9244166887233">
                <text:p>1.9244166887233</text:p>
              </table:table-cell>
              <table:table-cell office:value-type="float" office:value="1.90621968025402">
                <text:p>1.90621968025402</text:p>
              </table:table-cell>
              <table:table-cell office:value-type="float" office:value="1.95744314693158">
                <text:p>1.95744314693158</text:p>
              </table:table-cell>
              <table:table-cell office:value-type="float" office:value="1.93907194296653">
                <text:p>1.93907194296653</text:p>
              </table:table-cell>
              <table:table-cell office:value-type="float" office:value="1.91517250248789">
                <text:p>1.91517250248789</text:p>
              </table:table-cell>
              <table:table-cell office:value-type="float" office:value="1.91071094792766">
                <text:p>1.91071094792766</text:p>
              </table:table-cell>
              <table:table-cell office:value-type="float" office:value="1.88121758226866">
                <text:p>1.88121758226866</text:p>
              </table:table-cell>
              <table:table-cell office:value-type="float" office:value="1.87213509018937">
                <text:p>1.87213509018937</text:p>
              </table:table-cell>
              <table:table-cell office:value-type="float" office:value="1.83846431034387">
                <text:p>1.83846431034387</text:p>
              </table:table-cell>
              <table:table-cell office:value-type="float" office:value="1.84082723196915">
                <text:p>1.84082723196915</text:p>
              </table:table-cell>
              <table:table-cell office:value-type="float" office:value="1.83923009624646">
                <text:p>1.83923009624646</text:p>
              </table:table-cell>
              <table:table-cell office:value-type="float" office:value="1.83786921877105">
                <text:p>1.83786921877105</text:p>
              </table:table-cell>
              <table:table-cell office:value-type="float" office:value="1.84842127895396">
                <text:p>1.84842127895396</text:p>
              </table:table-cell>
              <table:table-cell office:value-type="float" office:value="1.86180732907899">
                <text:p>1.86180732907899</text:p>
              </table:table-cell>
              <table:table-cell office:value-type="float" office:value="1.93141377847251">
                <text:p>1.93141377847251</text:p>
              </table:table-cell>
              <table:table-cell office:value-type="float" office:value="1.92733505342565">
                <text:p>1.92733505342565</text:p>
              </table:table-cell>
              <table:table-cell office:value-type="float" office:value="1.92733505342565">
                <text:p>1.92733505342565</text:p>
              </table:table-cell>
              <table:table-cell office:value-type="float" office:value="1.90295366550561">
                <text:p>1.90295366550561</text:p>
              </table:table-cell>
              <table:table-cell office:value-type="float" office:value="1.89801184917056">
                <text:p>1.89801184917056</text:p>
              </table:table-cell>
              <table:table-cell office:value-type="float" office:value="1.88414653444612">
                <text:p>1.88414653444612</text:p>
              </table:table-cell>
              <table:table-cell office:value-type="float" office:value="1.88944220253881">
                <text:p>1.88944220253881</text:p>
              </table:table-cell>
              <table:table-cell office:value-type="float" office:value="1.88614713646846">
                <text:p>1.88614713646846</text:p>
              </table:table-cell>
              <table:table-cell office:value-type="float" office:value="1.87916829192804">
                <text:p>1.87916829192804</text:p>
              </table:table-cell>
              <table:table-cell office:value-type="float" office:value="1.87290018475113">
                <text:p>1.87290018475113</text:p>
              </table:table-cell>
              <table:table-cell office:value-type="float" office:value="1.85138447919278">
                <text:p>1.85138447919278</text:p>
              </table:table-cell>
              <table:table-cell office:value-type="float" office:value="1.81537425162675">
                <text:p>1.81537425162675</text:p>
              </table:table-cell>
              <table:table-cell office:value-type="float" office:value="1.80232276436236">
                <text:p>1.80232276436236</text:p>
              </table:table-cell>
              <table:table-cell office:value-type="float" office:value="1.80136003041693">
                <text:p>1.80136003041693</text:p>
              </table:table-cell>
              <table:table-cell office:value-type="float" office:value="1.80195132326835">
                <text:p>1.80195132326835</text:p>
              </table:table-cell>
              <table:table-cell office:value-type="float" office:value="1.80195132326835">
                <text:p>1.80195132326835</text:p>
              </table:table-cell>
              <table:table-cell office:value-type="float" office:value="1.78711031145425">
                <text:p>1.78711031145425</text:p>
              </table:table-cell>
              <table:table-cell office:value-type="float" office:value="1.78711031145425">
                <text:p>1.78711031145425</text:p>
              </table:table-cell>
              <table:table-cell office:value-type="float" office:value="1.78711031145425">
                <text:p>1.78711031145425</text:p>
              </table:table-cell>
              <table:table-cell office:value-type="float" office:value="1.78351636164205">
                <text:p>1.78351636164205</text:p>
              </table:table-cell>
              <table:table-cell office:value-type="float" office:value="1.78351636164205">
                <text:p>1.78351636164205</text:p>
              </table:table-cell>
              <table:table-cell office:value-type="float" office:value="1.75018599594676">
                <text:p>1.75018599594676</text:p>
              </table:table-cell>
              <table:table-cell office:value-type="float" office:value="1.74309131916225">
                <text:p>1.74309131916225</text:p>
              </table:table-cell>
              <table:table-cell office:value-type="float" office:value="1.74309131916225">
                <text:p>1.74309131916225</text:p>
              </table:table-cell>
              <table:table-cell office:value-type="float" office:value="1.74309131916225">
                <text:p>1.74309131916225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1.4153214100965">
                <text:p>1.4153214100965</text:p>
                <draw:g>
                  <svg:desc>List1.B54:List1.AZ54</svg:desc>
                </draw:g>
              </table:table-cell>
              <table:table-cell office:value-type="float" office:value="1.35917441928577">
                <text:p>1.35917441928577</text:p>
              </table:table-cell>
              <table:table-cell office:value-type="float" office:value="1.65773634692564">
                <text:p>1.65773634692564</text:p>
              </table:table-cell>
              <table:table-cell office:value-type="float" office:value="1.72406969886099">
                <text:p>1.72406969886099</text:p>
              </table:table-cell>
              <table:table-cell office:value-type="float" office:value="1.78593370080568">
                <text:p>1.78593370080568</text:p>
              </table:table-cell>
              <table:table-cell office:value-type="float" office:value="1.75503008870073">
                <text:p>1.75503008870073</text:p>
              </table:table-cell>
              <table:table-cell office:value-type="float" office:value="1.75442530854559">
                <text:p>1.75442530854559</text:p>
              </table:table-cell>
              <table:table-cell office:value-type="float" office:value="1.76506691785037">
                <text:p>1.76506691785037</text:p>
              </table:table-cell>
              <table:table-cell office:value-type="float" office:value="1.83553362090412">
                <text:p>1.83553362090412</text:p>
              </table:table-cell>
              <table:table-cell office:value-type="float" office:value="1.87128898061726">
                <text:p>1.87128898061726</text:p>
              </table:table-cell>
              <table:table-cell office:value-type="float" office:value="1.93743149977658">
                <text:p>1.93743149977658</text:p>
              </table:table-cell>
              <table:table-cell office:value-type="float" office:value="1.91510430258927">
                <text:p>1.91510430258927</text:p>
              </table:table-cell>
              <table:table-cell office:value-type="float" office:value="1.9244166887233">
                <text:p>1.9244166887233</text:p>
              </table:table-cell>
              <table:table-cell office:value-type="float" office:value="1.90621968025402">
                <text:p>1.90621968025402</text:p>
              </table:table-cell>
              <table:table-cell office:value-type="float" office:value="1.95744314693158">
                <text:p>1.95744314693158</text:p>
              </table:table-cell>
              <table:table-cell office:value-type="float" office:value="1.93907194296653">
                <text:p>1.93907194296653</text:p>
              </table:table-cell>
              <table:table-cell office:value-type="float" office:value="1.91517250248789">
                <text:p>1.91517250248789</text:p>
              </table:table-cell>
              <table:table-cell office:value-type="float" office:value="1.91071094792766">
                <text:p>1.91071094792766</text:p>
              </table:table-cell>
              <table:table-cell office:value-type="float" office:value="1.88121758226866">
                <text:p>1.88121758226866</text:p>
              </table:table-cell>
              <table:table-cell office:value-type="float" office:value="1.87213509018937">
                <text:p>1.87213509018937</text:p>
              </table:table-cell>
              <table:table-cell office:value-type="float" office:value="1.83846431034387">
                <text:p>1.83846431034387</text:p>
              </table:table-cell>
              <table:table-cell office:value-type="float" office:value="1.84082723196915">
                <text:p>1.84082723196915</text:p>
              </table:table-cell>
              <table:table-cell office:value-type="float" office:value="1.83923009624646">
                <text:p>1.83923009624646</text:p>
              </table:table-cell>
              <table:table-cell office:value-type="float" office:value="1.83786921877105">
                <text:p>1.83786921877105</text:p>
              </table:table-cell>
              <table:table-cell office:value-type="float" office:value="1.84842127895396">
                <text:p>1.84842127895396</text:p>
              </table:table-cell>
              <table:table-cell office:value-type="float" office:value="1.86180732907899">
                <text:p>1.86180732907899</text:p>
              </table:table-cell>
              <table:table-cell office:value-type="float" office:value="1.93141377847251">
                <text:p>1.93141377847251</text:p>
              </table:table-cell>
              <table:table-cell office:value-type="float" office:value="1.92733505342565">
                <text:p>1.92733505342565</text:p>
              </table:table-cell>
              <table:table-cell office:value-type="float" office:value="1.92733505342565">
                <text:p>1.92733505342565</text:p>
              </table:table-cell>
              <table:table-cell office:value-type="float" office:value="1.90295366550561">
                <text:p>1.90295366550561</text:p>
              </table:table-cell>
              <table:table-cell office:value-type="float" office:value="1.89801184917056">
                <text:p>1.89801184917056</text:p>
              </table:table-cell>
              <table:table-cell office:value-type="float" office:value="1.88414653444612">
                <text:p>1.88414653444612</text:p>
              </table:table-cell>
              <table:table-cell office:value-type="float" office:value="1.88944220253881">
                <text:p>1.88944220253881</text:p>
              </table:table-cell>
              <table:table-cell office:value-type="float" office:value="1.88614713646846">
                <text:p>1.88614713646846</text:p>
              </table:table-cell>
              <table:table-cell office:value-type="float" office:value="1.87916829192804">
                <text:p>1.87916829192804</text:p>
              </table:table-cell>
              <table:table-cell office:value-type="float" office:value="1.87290018475113">
                <text:p>1.87290018475113</text:p>
              </table:table-cell>
              <table:table-cell office:value-type="float" office:value="1.85138447919278">
                <text:p>1.85138447919278</text:p>
              </table:table-cell>
              <table:table-cell office:value-type="float" office:value="1.81537425162675">
                <text:p>1.81537425162675</text:p>
              </table:table-cell>
              <table:table-cell office:value-type="float" office:value="1.80232276436236">
                <text:p>1.80232276436236</text:p>
              </table:table-cell>
              <table:table-cell office:value-type="float" office:value="1.80136003041693">
                <text:p>1.80136003041693</text:p>
              </table:table-cell>
              <table:table-cell office:value-type="float" office:value="1.80195132326835">
                <text:p>1.80195132326835</text:p>
              </table:table-cell>
              <table:table-cell office:value-type="float" office:value="1.80195132326835">
                <text:p>1.80195132326835</text:p>
              </table:table-cell>
              <table:table-cell office:value-type="float" office:value="1.78711031145425">
                <text:p>1.78711031145425</text:p>
              </table:table-cell>
              <table:table-cell office:value-type="float" office:value="1.78711031145425">
                <text:p>1.78711031145425</text:p>
              </table:table-cell>
              <table:table-cell office:value-type="float" office:value="1.78711031145425">
                <text:p>1.78711031145425</text:p>
              </table:table-cell>
              <table:table-cell office:value-type="float" office:value="1.78351636164205">
                <text:p>1.78351636164205</text:p>
              </table:table-cell>
              <table:table-cell office:value-type="float" office:value="1.78351636164205">
                <text:p>1.78351636164205</text:p>
              </table:table-cell>
              <table:table-cell office:value-type="float" office:value="1.75018599594676">
                <text:p>1.75018599594676</text:p>
              </table:table-cell>
              <table:table-cell office:value-type="float" office:value="1.74309131916225">
                <text:p>1.74309131916225</text:p>
              </table:table-cell>
              <table:table-cell office:value-type="float" office:value="1.74309131916225">
                <text:p>1.74309131916225</text:p>
              </table:table-cell>
              <table:table-cell office:value-type="float" office:value="1.74309131916225">
                <text:p>1.74309131916225</text:p>
              </table:table-cell>
            </table:table-row>
            <table:table-row>
              <table:table-cell office:value-type="string">
                <text:p>Řádek 107</text:p>
                <draw:g>
                  <svg:desc/>
                </draw:g>
              </table:table-cell>
              <table:table-cell office:value-type="float" office:value="27.76">
                <text:p>27.76</text:p>
                <draw:g>
                  <svg:desc>List1.B107:List1.AZ107</svg:desc>
                </draw:g>
              </table:table-cell>
              <table:table-cell office:value-type="float" office:value="42.08">
                <text:p>42.08</text:p>
              </table:table-cell>
              <table:table-cell office:value-type="float" office:value="48.82">
                <text:p>48.82</text:p>
              </table:table-cell>
              <table:table-cell office:value-type="float" office:value="53.6">
                <text:p>53.6</text:p>
              </table:table-cell>
              <table:table-cell office:value-type="float" office:value="58.7">
                <text:p>58.7</text:p>
              </table:table-cell>
              <table:table-cell office:value-type="float" office:value="62.58">
                <text:p>62.58</text:p>
              </table:table-cell>
              <table:table-cell office:value-type="float" office:value="65.84">
                <text:p>65.84</text:p>
              </table:table-cell>
              <table:table-cell office:value-type="float" office:value="67.48">
                <text:p>67.48</text:p>
              </table:table-cell>
              <table:table-cell office:value-type="float" office:value="68.86">
                <text:p>68.86</text:p>
              </table:table-cell>
              <table:table-cell office:value-type="float" office:value="70.38">
                <text:p>70.38</text:p>
              </table:table-cell>
              <table:table-cell office:value-type="float" office:value="71.02">
                <text:p>71.02</text:p>
              </table:table-cell>
              <table:table-cell office:value-type="float" office:value="72.02">
                <text:p>72.02</text:p>
              </table:table-cell>
              <table:table-cell office:value-type="float" office:value="72.34">
                <text:p>72.34</text:p>
              </table:table-cell>
              <table:table-cell office:value-type="float" office:value="72.78">
                <text:p>72.78</text:p>
              </table:table-cell>
              <table:table-cell office:value-type="float" office:value="73.12">
                <text:p>73.12</text:p>
              </table:table-cell>
              <table:table-cell office:value-type="float" office:value="73.52">
                <text:p>73.52</text:p>
              </table:table-cell>
              <table:table-cell office:value-type="float" office:value="74.2">
                <text:p>74.2</text:p>
              </table:table-cell>
              <table:table-cell office:value-type="float" office:value="74.34">
                <text:p>74.34</text:p>
              </table:table-cell>
              <table:table-cell office:value-type="float" office:value="74.7">
                <text:p>74.7</text:p>
              </table:table-cell>
              <table:table-cell office:value-type="float" office:value="75.06">
                <text:p>75.06</text:p>
              </table:table-cell>
              <table:table-cell office:value-type="float" office:value="75.34">
                <text:p>75.34</text:p>
              </table:table-cell>
              <table:table-cell office:value-type="float" office:value="75.52">
                <text:p>75.52</text:p>
              </table:table-cell>
              <table:table-cell office:value-type="float" office:value="75.64">
                <text:p>75.64</text:p>
              </table:table-cell>
              <table:table-cell office:value-type="float" office:value="75.9">
                <text:p>75.9</text:p>
              </table:table-cell>
              <table:table-cell office:value-type="float" office:value="75.94">
                <text:p>75.94</text:p>
              </table:table-cell>
              <table:table-cell office:value-type="float" office:value="76.1">
                <text:p>76.1</text:p>
              </table:table-cell>
              <table:table-cell office:value-type="float" office:value="76.14">
                <text:p>76.14</text:p>
              </table:table-cell>
              <table:table-cell office:value-type="float" office:value="76.22">
                <text:p>76.22</text:p>
              </table:table-cell>
              <table:table-cell office:value-type="float" office:value="76.8">
                <text:p>76.8</text:p>
              </table:table-cell>
              <table:table-cell office:value-type="float" office:value="77.18">
                <text:p>77.18</text:p>
              </table:table-cell>
              <table:table-cell office:value-type="float" office:value="77.36">
                <text:p>77.36</text:p>
              </table:table-cell>
              <table:table-cell office:value-type="float" office:value="77.36">
                <text:p>77.36</text:p>
              </table:table-cell>
              <table:table-cell office:value-type="float" office:value="77.68">
                <text:p>77.68</text:p>
              </table:table-cell>
              <table:table-cell office:value-type="float" office:value="77.82">
                <text:p>77.82</text:p>
              </table:table-cell>
              <table:table-cell office:value-type="float" office:value="77.86">
                <text:p>77.86</text:p>
              </table:table-cell>
              <table:table-cell office:value-type="float" office:value="78.36">
                <text:p>78.36</text:p>
              </table:table-cell>
              <table:table-cell office:value-type="float" office:value="78.66">
                <text:p>78.66</text:p>
              </table:table-cell>
              <table:table-cell office:value-type="float" office:value="78.82">
                <text:p>78.82</text:p>
              </table:table-cell>
              <table:table-cell office:value-type="float" office:value="78.84">
                <text:p>78.84</text:p>
              </table:table-cell>
              <table:table-cell office:value-type="float" office:value="78.84">
                <text:p>78.84</text:p>
              </table:table-cell>
              <table:table-cell office:value-type="float" office:value="79">
                <text:p>79</text:p>
              </table:table-cell>
              <table:table-cell office:value-type="float" office:value="79.3">
                <text:p>79.3</text:p>
              </table:table-cell>
              <table:table-cell office:value-type="float" office:value="79.3">
                <text:p>79.3</text:p>
              </table:table-cell>
              <table:table-cell office:value-type="float" office:value="79.32">
                <text:p>79.32</text:p>
              </table:table-cell>
              <table:table-cell office:value-type="float" office:value="79.32">
                <text:p>79.32</text:p>
              </table:table-cell>
              <table:table-cell office:value-type="float" office:value="79.4">
                <text:p>79.4</text:p>
              </table:table-cell>
              <table:table-cell office:value-type="float" office:value="79.44">
                <text:p>79.44</text:p>
              </table:table-cell>
              <table:table-cell office:value-type="float" office:value="79.78">
                <text:p>79.78</text:p>
              </table:table-cell>
              <table:table-cell office:value-type="float" office:value="79.78">
                <text:p>79.78</text:p>
              </table:table-cell>
              <table:table-cell office:value-type="float" office:value="79.78">
                <text:p>79.78</text:p>
              </table:table-cell>
              <table:table-cell office:value-type="float" office:value="79.78">
                <text:p>79.78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1.10011502181567">
                <text:p>1.10011502181567</text:p>
                <draw:g>
                  <svg:desc>List1.B109:List1.AZ109</svg:desc>
                </draw:g>
              </table:table-cell>
              <table:table-cell office:value-type="float" office:value="1.33641005560969">
                <text:p>1.33641005560969</text:p>
              </table:table-cell>
              <table:table-cell office:value-type="float" office:value="1.3132573616619">
                <text:p>1.3132573616619</text:p>
              </table:table-cell>
              <table:table-cell office:value-type="float" office:value="1.82633792165679">
                <text:p>1.82633792165679</text:p>
              </table:table-cell>
              <table:table-cell office:value-type="float" office:value="1.90600554638677">
                <text:p>1.90600554638677</text:p>
              </table:table-cell>
              <table:table-cell office:value-type="float" office:value="2.08083382031221">
                <text:p>2.08083382031221</text:p>
              </table:table-cell>
              <table:table-cell office:value-type="float" office:value="2.0031322411439">
                <text:p>2.0031322411439</text:p>
              </table:table-cell>
              <table:table-cell office:value-type="float" office:value="1.94563666721624">
                <text:p>1.94563666721624</text:p>
              </table:table-cell>
              <table:table-cell office:value-type="float" office:value="1.91407461522613">
                <text:p>1.91407461522613</text:p>
              </table:table-cell>
              <table:table-cell office:value-type="float" office:value="1.83189207417592">
                <text:p>1.83189207417592</text:p>
              </table:table-cell>
              <table:table-cell office:value-type="float" office:value="1.76623432009159">
                <text:p>1.76623432009159</text:p>
              </table:table-cell>
              <table:table-cell office:value-type="float" office:value="1.75021631316165">
                <text:p>1.75021631316165</text:p>
              </table:table-cell>
              <table:table-cell office:value-type="float" office:value="1.71966062147774">
                <text:p>1.71966062147774</text:p>
              </table:table-cell>
              <table:table-cell office:value-type="float" office:value="1.67680210702469">
                <text:p>1.67680210702469</text:p>
              </table:table-cell>
              <table:table-cell office:value-type="float" office:value="1.63373617134194">
                <text:p>1.63373617134194</text:p>
              </table:table-cell>
              <table:table-cell office:value-type="float" office:value="1.65572353011101">
                <text:p>1.65572353011101</text:p>
              </table:table-cell>
              <table:table-cell office:value-type="float" office:value="1.6480043590194">
                <text:p>1.6480043590194</text:p>
              </table:table-cell>
              <table:table-cell office:value-type="float" office:value="1.6419525459846">
                <text:p>1.6419525459846</text:p>
              </table:table-cell>
              <table:table-cell office:value-type="float" office:value="1.6448435196339">
                <text:p>1.6448435196339</text:p>
              </table:table-cell>
              <table:table-cell office:value-type="float" office:value="1.60545244433474">
                <text:p>1.60545244433474</text:p>
              </table:table-cell>
              <table:table-cell office:value-type="float" office:value="1.57573695100912">
                <text:p>1.57573695100912</text:p>
              </table:table-cell>
              <table:table-cell office:value-type="float" office:value="1.56967174522417">
                <text:p>1.56967174522417</text:p>
              </table:table-cell>
              <table:table-cell office:value-type="float" office:value="1.55465331787364">
                <text:p>1.55465331787364</text:p>
              </table:table-cell>
              <table:table-cell office:value-type="float" office:value="1.53257153510173">
                <text:p>1.53257153510173</text:p>
              </table:table-cell>
              <table:table-cell office:value-type="float" office:value="1.52406813281736">
                <text:p>1.52406813281736</text:p>
              </table:table-cell>
              <table:table-cell office:value-type="float" office:value="1.50434744141431">
                <text:p>1.50434744141431</text:p>
              </table:table-cell>
              <table:table-cell office:value-type="float" office:value="1.50102278055834">
                <text:p>1.50102278055834</text:p>
              </table:table-cell>
              <table:table-cell office:value-type="float" office:value="1.5013708022052">
                <text:p>1.5013708022052</text:p>
              </table:table-cell>
              <table:table-cell office:value-type="float" office:value="1.42169774909997">
                <text:p>1.42169774909997</text:p>
              </table:table-cell>
              <table:table-cell office:value-type="float" office:value="1.39523679505871">
                <text:p>1.39523679505871</text:p>
              </table:table-cell>
              <table:table-cell office:value-type="float" office:value="1.37254716286389">
                <text:p>1.37254716286389</text:p>
              </table:table-cell>
              <table:table-cell office:value-type="float" office:value="1.37254716286389">
                <text:p>1.37254716286389</text:p>
              </table:table-cell>
              <table:table-cell office:value-type="float" office:value="1.33720390581029">
                <text:p>1.33720390581029</text:p>
              </table:table-cell>
              <table:table-cell office:value-type="float" office:value="1.3144999825339">
                <text:p>1.3144999825339</text:p>
              </table:table-cell>
              <table:table-cell office:value-type="float" office:value="1.3077508344092">
                <text:p>1.3077508344092</text:p>
              </table:table-cell>
              <table:table-cell office:value-type="float" office:value="1.30360880572638">
                <text:p>1.30360880572638</text:p>
              </table:table-cell>
              <table:table-cell office:value-type="float" office:value="1.31571661237579">
                <text:p>1.31571661237579</text:p>
              </table:table-cell>
              <table:table-cell office:value-type="float" office:value="1.29825314345462">
                <text:p>1.29825314345462</text:p>
              </table:table-cell>
              <table:table-cell office:value-type="float" office:value="1.29468615691138">
                <text:p>1.29468615691138</text:p>
              </table:table-cell>
              <table:table-cell office:value-type="float" office:value="1.29468615691138">
                <text:p>1.29468615691138</text:p>
              </table:table-cell>
              <table:table-cell office:value-type="float" office:value="1.27711409363583">
                <text:p>1.27711409363583</text:p>
              </table:table-cell>
              <table:table-cell office:value-type="float" office:value="1.25169273141516">
                <text:p>1.25169273141516</text:p>
              </table:table-cell>
              <table:table-cell office:value-type="float" office:value="1.25169273141516">
                <text:p>1.25169273141516</text:p>
              </table:table-cell>
              <table:table-cell office:value-type="float" office:value="1.24881658266651">
                <text:p>1.24881658266651</text:p>
              </table:table-cell>
              <table:table-cell office:value-type="float" office:value="1.24881658266651">
                <text:p>1.24881658266651</text:p>
              </table:table-cell>
              <table:table-cell office:value-type="float" office:value="1.23915705384008">
                <text:p>1.23915705384008</text:p>
              </table:table-cell>
              <table:table-cell office:value-type="float" office:value="1.23525094533831">
                <text:p>1.23525094533831</text:p>
              </table:table-cell>
              <table:table-cell office:value-type="float" office:value="1.24024026638686">
                <text:p>1.24024026638686</text:p>
              </table:table-cell>
              <table:table-cell office:value-type="float" office:value="1.24024026638686">
                <text:p>1.24024026638686</text:p>
              </table:table-cell>
              <table:table-cell office:value-type="float" office:value="1.24024026638686">
                <text:p>1.24024026638686</text:p>
              </table:table-cell>
              <table:table-cell office:value-type="float" office:value="1.24024026638686">
                <text:p>1.24024026638686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1.10011502181567">
                <text:p>1.10011502181567</text:p>
                <draw:g>
                  <svg:desc>List1.B109:List1.AZ109</svg:desc>
                </draw:g>
              </table:table-cell>
              <table:table-cell office:value-type="float" office:value="1.33641005560969">
                <text:p>1.33641005560969</text:p>
              </table:table-cell>
              <table:table-cell office:value-type="float" office:value="1.3132573616619">
                <text:p>1.3132573616619</text:p>
              </table:table-cell>
              <table:table-cell office:value-type="float" office:value="1.82633792165679">
                <text:p>1.82633792165679</text:p>
              </table:table-cell>
              <table:table-cell office:value-type="float" office:value="1.90600554638677">
                <text:p>1.90600554638677</text:p>
              </table:table-cell>
              <table:table-cell office:value-type="float" office:value="2.08083382031221">
                <text:p>2.08083382031221</text:p>
              </table:table-cell>
              <table:table-cell office:value-type="float" office:value="2.0031322411439">
                <text:p>2.0031322411439</text:p>
              </table:table-cell>
              <table:table-cell office:value-type="float" office:value="1.94563666721624">
                <text:p>1.94563666721624</text:p>
              </table:table-cell>
              <table:table-cell office:value-type="float" office:value="1.91407461522613">
                <text:p>1.91407461522613</text:p>
              </table:table-cell>
              <table:table-cell office:value-type="float" office:value="1.83189207417592">
                <text:p>1.83189207417592</text:p>
              </table:table-cell>
              <table:table-cell office:value-type="float" office:value="1.76623432009159">
                <text:p>1.76623432009159</text:p>
              </table:table-cell>
              <table:table-cell office:value-type="float" office:value="1.75021631316165">
                <text:p>1.75021631316165</text:p>
              </table:table-cell>
              <table:table-cell office:value-type="float" office:value="1.71966062147774">
                <text:p>1.71966062147774</text:p>
              </table:table-cell>
              <table:table-cell office:value-type="float" office:value="1.67680210702469">
                <text:p>1.67680210702469</text:p>
              </table:table-cell>
              <table:table-cell office:value-type="float" office:value="1.63373617134194">
                <text:p>1.63373617134194</text:p>
              </table:table-cell>
              <table:table-cell office:value-type="float" office:value="1.65572353011101">
                <text:p>1.65572353011101</text:p>
              </table:table-cell>
              <table:table-cell office:value-type="float" office:value="1.6480043590194">
                <text:p>1.6480043590194</text:p>
              </table:table-cell>
              <table:table-cell office:value-type="float" office:value="1.6419525459846">
                <text:p>1.6419525459846</text:p>
              </table:table-cell>
              <table:table-cell office:value-type="float" office:value="1.6448435196339">
                <text:p>1.6448435196339</text:p>
              </table:table-cell>
              <table:table-cell office:value-type="float" office:value="1.60545244433474">
                <text:p>1.60545244433474</text:p>
              </table:table-cell>
              <table:table-cell office:value-type="float" office:value="1.57573695100912">
                <text:p>1.57573695100912</text:p>
              </table:table-cell>
              <table:table-cell office:value-type="float" office:value="1.56967174522417">
                <text:p>1.56967174522417</text:p>
              </table:table-cell>
              <table:table-cell office:value-type="float" office:value="1.55465331787364">
                <text:p>1.55465331787364</text:p>
              </table:table-cell>
              <table:table-cell office:value-type="float" office:value="1.53257153510173">
                <text:p>1.53257153510173</text:p>
              </table:table-cell>
              <table:table-cell office:value-type="float" office:value="1.52406813281736">
                <text:p>1.52406813281736</text:p>
              </table:table-cell>
              <table:table-cell office:value-type="float" office:value="1.50434744141431">
                <text:p>1.50434744141431</text:p>
              </table:table-cell>
              <table:table-cell office:value-type="float" office:value="1.50102278055834">
                <text:p>1.50102278055834</text:p>
              </table:table-cell>
              <table:table-cell office:value-type="float" office:value="1.5013708022052">
                <text:p>1.5013708022052</text:p>
              </table:table-cell>
              <table:table-cell office:value-type="float" office:value="1.42169774909997">
                <text:p>1.42169774909997</text:p>
              </table:table-cell>
              <table:table-cell office:value-type="float" office:value="1.39523679505871">
                <text:p>1.39523679505871</text:p>
              </table:table-cell>
              <table:table-cell office:value-type="float" office:value="1.37254716286389">
                <text:p>1.37254716286389</text:p>
              </table:table-cell>
              <table:table-cell office:value-type="float" office:value="1.37254716286389">
                <text:p>1.37254716286389</text:p>
              </table:table-cell>
              <table:table-cell office:value-type="float" office:value="1.33720390581029">
                <text:p>1.33720390581029</text:p>
              </table:table-cell>
              <table:table-cell office:value-type="float" office:value="1.3144999825339">
                <text:p>1.3144999825339</text:p>
              </table:table-cell>
              <table:table-cell office:value-type="float" office:value="1.3077508344092">
                <text:p>1.3077508344092</text:p>
              </table:table-cell>
              <table:table-cell office:value-type="float" office:value="1.30360880572638">
                <text:p>1.30360880572638</text:p>
              </table:table-cell>
              <table:table-cell office:value-type="float" office:value="1.31571661237579">
                <text:p>1.31571661237579</text:p>
              </table:table-cell>
              <table:table-cell office:value-type="float" office:value="1.29825314345462">
                <text:p>1.29825314345462</text:p>
              </table:table-cell>
              <table:table-cell office:value-type="float" office:value="1.29468615691138">
                <text:p>1.29468615691138</text:p>
              </table:table-cell>
              <table:table-cell office:value-type="float" office:value="1.29468615691138">
                <text:p>1.29468615691138</text:p>
              </table:table-cell>
              <table:table-cell office:value-type="float" office:value="1.27711409363583">
                <text:p>1.27711409363583</text:p>
              </table:table-cell>
              <table:table-cell office:value-type="float" office:value="1.25169273141516">
                <text:p>1.25169273141516</text:p>
              </table:table-cell>
              <table:table-cell office:value-type="float" office:value="1.25169273141516">
                <text:p>1.25169273141516</text:p>
              </table:table-cell>
              <table:table-cell office:value-type="float" office:value="1.24881658266651">
                <text:p>1.24881658266651</text:p>
              </table:table-cell>
              <table:table-cell office:value-type="float" office:value="1.24881658266651">
                <text:p>1.24881658266651</text:p>
              </table:table-cell>
              <table:table-cell office:value-type="float" office:value="1.23915705384008">
                <text:p>1.23915705384008</text:p>
              </table:table-cell>
              <table:table-cell office:value-type="float" office:value="1.23525094533831">
                <text:p>1.23525094533831</text:p>
              </table:table-cell>
              <table:table-cell office:value-type="float" office:value="1.24024026638686">
                <text:p>1.24024026638686</text:p>
              </table:table-cell>
              <table:table-cell office:value-type="float" office:value="1.24024026638686">
                <text:p>1.24024026638686</text:p>
              </table:table-cell>
              <table:table-cell office:value-type="float" office:value="1.24024026638686">
                <text:p>1.24024026638686</text:p>
              </table:table-cell>
              <table:table-cell office:value-type="float" office:value="1.24024026638686">
                <text:p>1.24024026638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30pt" style:font-size-asian="10pt" style:font-size-complex="10pt"/>
    </style:style>
    <style:style style:name="ch5" style:family="chart" style:data-style-name="N0">
      <style:chart-properties chart:symbol-type="none" chart:error-upper-indicator="true" chart:error-lower-indicator="true" chart:error-category="cell-range" chart:error-upper-range="List1.BC109:List1.DA109" chart:error-lower-range="List1.BC109:List1.DA109"/>
      <style:graphic-properties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chart-properties chart:error-category="cell-range"/>
    </style:style>
    <style:style style:name="ch7" style:family="chart" style:data-style-name="N0">
      <style:chart-properties chart:symbol-type="none" chart:error-upper-indicator="true" chart:error-lower-indicator="true" chart:error-category="cell-range" chart:error-upper-range="List1.BC54:List1.DA54" chart:error-lower-range="List1.BC54:List1.DA54"/>
      <style:graphic-properties svg:stroke-width="0.08cm" svg:stroke-color="#c0c0c0" draw:fill-color="#c0c0c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944cm" svg:height="19.332cm" xlink:href=".." xlink:type="simple" chart:class="chart:line" chart:row-mapping="1 0" chart:style-name="ch1">
        <chart:plot-area chart:style-name="ch2" table:cell-range-address="List1.BC107:List1.DA107 List1.BC52:List1.DA52" svg:x="1.128cm" svg:y="1.679cm" svg:width="31.46cm" svg:height="16.847cm">
          <chartooo:coordinate-region svg:x="3.125cm" svg:y="2.276cm" svg:width="29.276cm" svg:height="15.577cm"/>
          <chart:axis chart:dimension="x" chart:name="primary-x" chart:style-name="ch3"/>
          <chart:axis chart:dimension="y" chart:name="primary-y" chart:style-name="ch4"/>
          <chart:series chart:style-name="ch5" chart:values-cell-range-address="List1.BC107:List1.DA107" chart:class="chart:line">
            <chart:error-indicator chart:error-upper-range="List1.BC109:List1.DA109" chart:error-lower-range="List1.BC109:List1.DA109" chart:style-name="ch6" chart:dimension="y"/>
            <chart:data-point chart:repeated="51"/>
          </chart:series>
          <chart:series chart:style-name="ch7" chart:values-cell-range-address="List1.BC52:List1.DA52" chart:class="chart:line">
            <chart:error-indicator chart:error-upper-range="List1.BC54:List1.DA54" chart:error-lower-range="List1.BC54:List1.DA54" chart:style-name="ch6" chart:dimension="y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</table:table-row>
          </table:table-header-rows>
          <table:table-rows>
            <table:table-row>
              <table:table-cell office:value-type="string">
                <text:p>Řádek 107</text:p>
                <draw:g>
                  <svg:desc/>
                </draw:g>
              </table:table-cell>
              <table:table-cell office:value-type="float" office:value="6.81108">
                <text:p>6.81108</text:p>
                <draw:g>
                  <svg:desc>List1.BC107:List1.DA107</svg:desc>
                </draw:g>
              </table:table-cell>
              <table:table-cell office:value-type="float" office:value="6.92132">
                <text:p>6.92132</text:p>
              </table:table-cell>
              <table:table-cell office:value-type="float" office:value="7.505">
                <text:p>7.505</text:p>
              </table:table-cell>
              <table:table-cell office:value-type="float" office:value="8.34692">
                <text:p>8.34692</text:p>
              </table:table-cell>
              <table:table-cell office:value-type="float" office:value="9.45628571428571">
                <text:p>9.45628571428571</text:p>
              </table:table-cell>
              <table:table-cell office:value-type="float" office:value="10.8576326530612">
                <text:p>10.8576326530612</text:p>
              </table:table-cell>
              <table:table-cell office:value-type="float" office:value="12.5726666666667">
                <text:p>12.5726666666667</text:p>
              </table:table-cell>
              <table:table-cell office:value-type="float" office:value="14.7912888888889">
                <text:p>14.7912888888889</text:p>
              </table:table-cell>
              <table:table-cell office:value-type="float" office:value="17.4444545454545">
                <text:p>17.4444545454545</text:p>
              </table:table-cell>
              <table:table-cell office:value-type="float" office:value="20.423380952381">
                <text:p>20.423380952381</text:p>
              </table:table-cell>
              <table:table-cell office:value-type="float" office:value="23.4348095238095">
                <text:p>23.4348095238095</text:p>
              </table:table-cell>
              <table:table-cell office:value-type="float" office:value="26.5600952380952">
                <text:p>26.5600952380952</text:p>
              </table:table-cell>
              <table:table-cell office:value-type="float" office:value="29.7041463414634">
                <text:p>29.7041463414634</text:p>
              </table:table-cell>
              <table:table-cell office:value-type="float" office:value="32.38875">
                <text:p>32.38875</text:p>
              </table:table-cell>
              <table:table-cell office:value-type="float" office:value="35.3754871794872">
                <text:p>35.3754871794872</text:p>
              </table:table-cell>
              <table:table-cell office:value-type="float" office:value="38.1157435897436">
                <text:p>38.1157435897436</text:p>
              </table:table-cell>
              <table:table-cell office:value-type="float" office:value="40.8799487179487">
                <text:p>40.8799487179487</text:p>
              </table:table-cell>
              <table:table-cell office:value-type="float" office:value="43.5166842105263">
                <text:p>43.5166842105263</text:p>
              </table:table-cell>
              <table:table-cell office:value-type="float" office:value="45.7824736842105">
                <text:p>45.7824736842105</text:p>
              </table:table-cell>
              <table:table-cell office:value-type="float" office:value="47.8351351351351">
                <text:p>47.8351351351351</text:p>
              </table:table-cell>
              <table:table-cell office:value-type="float" office:value="49.8586666666667">
                <text:p>49.8586666666667</text:p>
              </table:table-cell>
              <table:table-cell office:value-type="float" office:value="51.2179444444444">
                <text:p>51.2179444444444</text:p>
              </table:table-cell>
              <table:table-cell office:value-type="float" office:value="53.0165714285714">
                <text:p>53.0165714285714</text:p>
              </table:table-cell>
              <table:table-cell office:value-type="float" office:value="55.0476">
                <text:p>55.0476</text:p>
              </table:table-cell>
              <table:table-cell office:value-type="float" office:value="56.8850588235294">
                <text:p>56.8850588235294</text:p>
              </table:table-cell>
              <table:table-cell office:value-type="float" office:value="58.7911176470588">
                <text:p>58.7911176470588</text:p>
              </table:table-cell>
              <table:table-cell office:value-type="float" office:value="60.3518823529412">
                <text:p>60.3518823529412</text:p>
              </table:table-cell>
              <table:table-cell office:value-type="float" office:value="61.9030588235294">
                <text:p>61.9030588235294</text:p>
              </table:table-cell>
              <table:table-cell office:value-type="float" office:value="63.9253333333333">
                <text:p>63.9253333333333</text:p>
              </table:table-cell>
              <table:table-cell office:value-type="float" office:value="65.7867878787879">
                <text:p>65.7867878787879</text:p>
              </table:table-cell>
              <table:table-cell office:value-type="float" office:value="68.4851875">
                <text:p>68.4851875</text:p>
              </table:table-cell>
              <table:table-cell office:value-type="float" office:value="70.231375">
                <text:p>70.231375</text:p>
              </table:table-cell>
              <table:table-cell office:value-type="float" office:value="71.7335">
                <text:p>71.7335</text:p>
              </table:table-cell>
              <table:table-cell office:value-type="float" office:value="73.2091875">
                <text:p>73.2091875</text:p>
              </table:table-cell>
              <table:table-cell office:value-type="float" office:value="74.369125">
                <text:p>74.369125</text:p>
              </table:table-cell>
              <table:table-cell office:value-type="float" office:value="76.1498125">
                <text:p>76.1498125</text:p>
              </table:table-cell>
              <table:table-cell office:value-type="float" office:value="77.6738064516129">
                <text:p>77.6738064516129</text:p>
              </table:table-cell>
              <table:table-cell office:value-type="float" office:value="78.7984">
                <text:p>78.7984</text:p>
              </table:table-cell>
              <table:table-cell office:value-type="float" office:value="79.8407333333333">
                <text:p>79.8407333333333</text:p>
              </table:table-cell>
              <table:table-cell office:value-type="float" office:value="81.1732">
                <text:p>81.1732</text:p>
              </table:table-cell>
              <table:table-cell office:value-type="float" office:value="82.5776666666667">
                <text:p>82.5776666666667</text:p>
              </table:table-cell>
              <table:table-cell office:value-type="float" office:value="83.666">
                <text:p>83.666</text:p>
              </table:table-cell>
              <table:table-cell office:value-type="float" office:value="84.9988666666667">
                <text:p>84.9988666666667</text:p>
              </table:table-cell>
              <table:table-cell office:value-type="float" office:value="86.3854666666667">
                <text:p>86.3854666666667</text:p>
              </table:table-cell>
              <table:table-cell office:value-type="float" office:value="86.8240666666666">
                <text:p>86.8240666666666</text:p>
              </table:table-cell>
              <table:table-cell office:value-type="float" office:value="88.43">
                <text:p>88.43</text:p>
              </table:table-cell>
              <table:table-cell office:value-type="float" office:value="88.9666666666667">
                <text:p>88.9666666666667</text:p>
              </table:table-cell>
              <table:table-cell office:value-type="float" office:value="90.3246">
                <text:p>90.3246</text:p>
              </table:table-cell>
              <table:table-cell office:value-type="float" office:value="92.3506206896552">
                <text:p>92.3506206896552</text:p>
              </table:table-cell>
              <table:table-cell office:value-type="float" office:value="93.2840689655173">
                <text:p>93.2840689655173</text:p>
              </table:table-cell>
              <table:table-cell office:value-type="float" office:value="94.0752413793103">
                <text:p>94.0752413793103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0240504374774585">
                <text:p>0.0240504374774585</text:p>
                <draw:g>
                  <svg:desc>List1.BC109:List1.DA109</svg:desc>
                </draw:g>
              </table:table-cell>
              <table:table-cell office:value-type="float" office:value="0.0251979662282656">
                <text:p>0.0251979662282656</text:p>
              </table:table-cell>
              <table:table-cell office:value-type="float" office:value="0.0420775280565166">
                <text:p>0.0420775280565166</text:p>
              </table:table-cell>
              <table:table-cell office:value-type="float" office:value="0.0682106032813081">
                <text:p>0.0682106032813081</text:p>
              </table:table-cell>
              <table:table-cell office:value-type="float" office:value="0.109901393651448">
                <text:p>0.109901393651448</text:p>
              </table:table-cell>
              <table:table-cell office:value-type="float" office:value="0.165179254036884">
                <text:p>0.165179254036884</text:p>
              </table:table-cell>
              <table:table-cell office:value-type="float" office:value="0.217484219792117">
                <text:p>0.217484219792117</text:p>
              </table:table-cell>
              <table:table-cell office:value-type="float" office:value="0.28469779231975">
                <text:p>0.28469779231975</text:p>
              </table:table-cell>
              <table:table-cell office:value-type="float" office:value="0.339347164959908">
                <text:p>0.339347164959908</text:p>
              </table:table-cell>
              <table:table-cell office:value-type="float" office:value="0.398689656817686">
                <text:p>0.398689656817686</text:p>
              </table:table-cell>
              <table:table-cell office:value-type="float" office:value="0.462404758361415">
                <text:p>0.462404758361415</text:p>
              </table:table-cell>
              <table:table-cell office:value-type="float" office:value="0.520942574440523">
                <text:p>0.520942574440523</text:p>
              </table:table-cell>
              <table:table-cell office:value-type="float" office:value="0.569527443781862">
                <text:p>0.569527443781862</text:p>
              </table:table-cell>
              <table:table-cell office:value-type="float" office:value="0.638617419629191">
                <text:p>0.638617419629191</text:p>
              </table:table-cell>
              <table:table-cell office:value-type="float" office:value="0.725645678206188">
                <text:p>0.725645678206188</text:p>
              </table:table-cell>
              <table:table-cell office:value-type="float" office:value="0.759011933818397">
                <text:p>0.759011933818397</text:p>
              </table:table-cell>
              <table:table-cell office:value-type="float" office:value="0.846576691385801">
                <text:p>0.846576691385801</text:p>
              </table:table-cell>
              <table:table-cell office:value-type="float" office:value="0.976313542075454">
                <text:p>0.976313542075454</text:p>
              </table:table-cell>
              <table:table-cell office:value-type="float" office:value="1.03151912841483">
                <text:p>1.03151912841483</text:p>
              </table:table-cell>
              <table:table-cell office:value-type="float" office:value="1.06314810592804">
                <text:p>1.06314810592804</text:p>
              </table:table-cell>
              <table:table-cell office:value-type="float" office:value="1.13897358972684">
                <text:p>1.13897358972684</text:p>
              </table:table-cell>
              <table:table-cell office:value-type="float" office:value="1.18483628896901">
                <text:p>1.18483628896901</text:p>
              </table:table-cell>
              <table:table-cell office:value-type="float" office:value="1.29188254161148">
                <text:p>1.29188254161148</text:p>
              </table:table-cell>
              <table:table-cell office:value-type="float" office:value="1.40231651997146">
                <text:p>1.40231651997146</text:p>
              </table:table-cell>
              <table:table-cell office:value-type="float" office:value="1.48828880727841">
                <text:p>1.48828880727841</text:p>
              </table:table-cell>
              <table:table-cell office:value-type="float" office:value="1.52067418717416">
                <text:p>1.52067418717416</text:p>
              </table:table-cell>
              <table:table-cell office:value-type="float" office:value="1.57716630962243">
                <text:p>1.57716630962243</text:p>
              </table:table-cell>
              <table:table-cell office:value-type="float" office:value="1.68758833132053">
                <text:p>1.68758833132053</text:p>
              </table:table-cell>
              <table:table-cell office:value-type="float" office:value="1.8241954404752">
                <text:p>1.8241954404752</text:p>
              </table:table-cell>
              <table:table-cell office:value-type="float" office:value="1.87598094327764">
                <text:p>1.87598094327764</text:p>
              </table:table-cell>
              <table:table-cell office:value-type="float" office:value="1.91395813665449">
                <text:p>1.91395813665449</text:p>
              </table:table-cell>
              <table:table-cell office:value-type="float" office:value="1.99692056159845">
                <text:p>1.99692056159845</text:p>
              </table:table-cell>
              <table:table-cell office:value-type="float" office:value="1.99278003455701">
                <text:p>1.99278003455701</text:p>
              </table:table-cell>
              <table:table-cell office:value-type="float" office:value="2.04611781079197">
                <text:p>2.04611781079197</text:p>
              </table:table-cell>
              <table:table-cell office:value-type="float" office:value="2.23494267794266">
                <text:p>2.23494267794266</text:p>
              </table:table-cell>
              <table:table-cell office:value-type="float" office:value="2.32730388688939">
                <text:p>2.32730388688939</text:p>
              </table:table-cell>
              <table:table-cell office:value-type="float" office:value="2.40506804563356">
                <text:p>2.40506804563356</text:p>
              </table:table-cell>
              <table:table-cell office:value-type="float" office:value="2.41926699908744">
                <text:p>2.41926699908744</text:p>
              </table:table-cell>
              <table:table-cell office:value-type="float" office:value="2.53230959136386">
                <text:p>2.53230959136386</text:p>
              </table:table-cell>
              <table:table-cell office:value-type="float" office:value="2.57462664647433">
                <text:p>2.57462664647433</text:p>
              </table:table-cell>
              <table:table-cell office:value-type="float" office:value="2.61883562102735">
                <text:p>2.61883562102735</text:p>
              </table:table-cell>
              <table:table-cell office:value-type="float" office:value="2.60702715795192">
                <text:p>2.60702715795192</text:p>
              </table:table-cell>
              <table:table-cell office:value-type="float" office:value="2.82526989728246">
                <text:p>2.82526989728246</text:p>
              </table:table-cell>
              <table:table-cell office:value-type="float" office:value="2.9193666309362">
                <text:p>2.9193666309362</text:p>
              </table:table-cell>
              <table:table-cell office:value-type="float" office:value="2.90215134072027">
                <text:p>2.90215134072027</text:p>
              </table:table-cell>
              <table:table-cell office:value-type="float" office:value="2.9974255405705">
                <text:p>2.9974255405705</text:p>
              </table:table-cell>
              <table:table-cell office:value-type="float" office:value="3.13306862515995">
                <text:p>3.13306862515995</text:p>
              </table:table-cell>
              <table:table-cell office:value-type="float" office:value="3.13498778549015">
                <text:p>3.13498778549015</text:p>
              </table:table-cell>
              <table:table-cell office:value-type="float" office:value="3.19389848740019">
                <text:p>3.19389848740019</text:p>
              </table:table-cell>
              <table:table-cell office:value-type="float" office:value="3.30240268179647">
                <text:p>3.30240268179647</text:p>
              </table:table-cell>
              <table:table-cell office:value-type="float" office:value="3.2383084062711">
                <text:p>3.2383084062711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0240504374774585">
                <text:p>0.0240504374774585</text:p>
                <draw:g>
                  <svg:desc>List1.BC109:List1.DA109</svg:desc>
                </draw:g>
              </table:table-cell>
              <table:table-cell office:value-type="float" office:value="0.0251979662282656">
                <text:p>0.0251979662282656</text:p>
              </table:table-cell>
              <table:table-cell office:value-type="float" office:value="0.0420775280565166">
                <text:p>0.0420775280565166</text:p>
              </table:table-cell>
              <table:table-cell office:value-type="float" office:value="0.0682106032813081">
                <text:p>0.0682106032813081</text:p>
              </table:table-cell>
              <table:table-cell office:value-type="float" office:value="0.109901393651448">
                <text:p>0.109901393651448</text:p>
              </table:table-cell>
              <table:table-cell office:value-type="float" office:value="0.165179254036884">
                <text:p>0.165179254036884</text:p>
              </table:table-cell>
              <table:table-cell office:value-type="float" office:value="0.217484219792117">
                <text:p>0.217484219792117</text:p>
              </table:table-cell>
              <table:table-cell office:value-type="float" office:value="0.28469779231975">
                <text:p>0.28469779231975</text:p>
              </table:table-cell>
              <table:table-cell office:value-type="float" office:value="0.339347164959908">
                <text:p>0.339347164959908</text:p>
              </table:table-cell>
              <table:table-cell office:value-type="float" office:value="0.398689656817686">
                <text:p>0.398689656817686</text:p>
              </table:table-cell>
              <table:table-cell office:value-type="float" office:value="0.462404758361415">
                <text:p>0.462404758361415</text:p>
              </table:table-cell>
              <table:table-cell office:value-type="float" office:value="0.520942574440523">
                <text:p>0.520942574440523</text:p>
              </table:table-cell>
              <table:table-cell office:value-type="float" office:value="0.569527443781862">
                <text:p>0.569527443781862</text:p>
              </table:table-cell>
              <table:table-cell office:value-type="float" office:value="0.638617419629191">
                <text:p>0.638617419629191</text:p>
              </table:table-cell>
              <table:table-cell office:value-type="float" office:value="0.725645678206188">
                <text:p>0.725645678206188</text:p>
              </table:table-cell>
              <table:table-cell office:value-type="float" office:value="0.759011933818397">
                <text:p>0.759011933818397</text:p>
              </table:table-cell>
              <table:table-cell office:value-type="float" office:value="0.846576691385801">
                <text:p>0.846576691385801</text:p>
              </table:table-cell>
              <table:table-cell office:value-type="float" office:value="0.976313542075454">
                <text:p>0.976313542075454</text:p>
              </table:table-cell>
              <table:table-cell office:value-type="float" office:value="1.03151912841483">
                <text:p>1.03151912841483</text:p>
              </table:table-cell>
              <table:table-cell office:value-type="float" office:value="1.06314810592804">
                <text:p>1.06314810592804</text:p>
              </table:table-cell>
              <table:table-cell office:value-type="float" office:value="1.13897358972684">
                <text:p>1.13897358972684</text:p>
              </table:table-cell>
              <table:table-cell office:value-type="float" office:value="1.18483628896901">
                <text:p>1.18483628896901</text:p>
              </table:table-cell>
              <table:table-cell office:value-type="float" office:value="1.29188254161148">
                <text:p>1.29188254161148</text:p>
              </table:table-cell>
              <table:table-cell office:value-type="float" office:value="1.40231651997146">
                <text:p>1.40231651997146</text:p>
              </table:table-cell>
              <table:table-cell office:value-type="float" office:value="1.48828880727841">
                <text:p>1.48828880727841</text:p>
              </table:table-cell>
              <table:table-cell office:value-type="float" office:value="1.52067418717416">
                <text:p>1.52067418717416</text:p>
              </table:table-cell>
              <table:table-cell office:value-type="float" office:value="1.57716630962243">
                <text:p>1.57716630962243</text:p>
              </table:table-cell>
              <table:table-cell office:value-type="float" office:value="1.68758833132053">
                <text:p>1.68758833132053</text:p>
              </table:table-cell>
              <table:table-cell office:value-type="float" office:value="1.8241954404752">
                <text:p>1.8241954404752</text:p>
              </table:table-cell>
              <table:table-cell office:value-type="float" office:value="1.87598094327764">
                <text:p>1.87598094327764</text:p>
              </table:table-cell>
              <table:table-cell office:value-type="float" office:value="1.91395813665449">
                <text:p>1.91395813665449</text:p>
              </table:table-cell>
              <table:table-cell office:value-type="float" office:value="1.99692056159845">
                <text:p>1.99692056159845</text:p>
              </table:table-cell>
              <table:table-cell office:value-type="float" office:value="1.99278003455701">
                <text:p>1.99278003455701</text:p>
              </table:table-cell>
              <table:table-cell office:value-type="float" office:value="2.04611781079197">
                <text:p>2.04611781079197</text:p>
              </table:table-cell>
              <table:table-cell office:value-type="float" office:value="2.23494267794266">
                <text:p>2.23494267794266</text:p>
              </table:table-cell>
              <table:table-cell office:value-type="float" office:value="2.32730388688939">
                <text:p>2.32730388688939</text:p>
              </table:table-cell>
              <table:table-cell office:value-type="float" office:value="2.40506804563356">
                <text:p>2.40506804563356</text:p>
              </table:table-cell>
              <table:table-cell office:value-type="float" office:value="2.41926699908744">
                <text:p>2.41926699908744</text:p>
              </table:table-cell>
              <table:table-cell office:value-type="float" office:value="2.53230959136386">
                <text:p>2.53230959136386</text:p>
              </table:table-cell>
              <table:table-cell office:value-type="float" office:value="2.57462664647433">
                <text:p>2.57462664647433</text:p>
              </table:table-cell>
              <table:table-cell office:value-type="float" office:value="2.61883562102735">
                <text:p>2.61883562102735</text:p>
              </table:table-cell>
              <table:table-cell office:value-type="float" office:value="2.60702715795192">
                <text:p>2.60702715795192</text:p>
              </table:table-cell>
              <table:table-cell office:value-type="float" office:value="2.82526989728246">
                <text:p>2.82526989728246</text:p>
              </table:table-cell>
              <table:table-cell office:value-type="float" office:value="2.9193666309362">
                <text:p>2.9193666309362</text:p>
              </table:table-cell>
              <table:table-cell office:value-type="float" office:value="2.90215134072027">
                <text:p>2.90215134072027</text:p>
              </table:table-cell>
              <table:table-cell office:value-type="float" office:value="2.9974255405705">
                <text:p>2.9974255405705</text:p>
              </table:table-cell>
              <table:table-cell office:value-type="float" office:value="3.13306862515995">
                <text:p>3.13306862515995</text:p>
              </table:table-cell>
              <table:table-cell office:value-type="float" office:value="3.13498778549015">
                <text:p>3.13498778549015</text:p>
              </table:table-cell>
              <table:table-cell office:value-type="float" office:value="3.19389848740019">
                <text:p>3.19389848740019</text:p>
              </table:table-cell>
              <table:table-cell office:value-type="float" office:value="3.30240268179647">
                <text:p>3.30240268179647</text:p>
              </table:table-cell>
              <table:table-cell office:value-type="float" office:value="3.2383084062711">
                <text:p>3.2383084062711</text:p>
              </table:table-cell>
            </table:table-row>
            <table:table-row>
              <table:table-cell office:value-type="string">
                <text:p>Řádek 52</text:p>
                <draw:g>
                  <svg:desc/>
                </draw:g>
              </table:table-cell>
              <table:table-cell office:value-type="float" office:value="58.756">
                <text:p>58.756</text:p>
                <draw:g>
                  <svg:desc>List1.BC52:List1.DA52</svg:desc>
                </draw:g>
              </table:table-cell>
              <table:table-cell office:value-type="float" office:value="113.51304">
                <text:p>113.51304</text:p>
              </table:table-cell>
              <table:table-cell office:value-type="float" office:value="149.6326">
                <text:p>149.6326</text:p>
              </table:table-cell>
              <table:table-cell office:value-type="float" office:value="175.12028">
                <text:p>175.12028</text:p>
              </table:table-cell>
              <table:table-cell office:value-type="float" office:value="192.0726">
                <text:p>192.0726</text:p>
              </table:table-cell>
              <table:table-cell office:value-type="float" office:value="204.699755102041">
                <text:p>204.699755102041</text:p>
              </table:table-cell>
              <table:table-cell office:value-type="float" office:value="211.668448979592">
                <text:p>211.668448979592</text:p>
              </table:table-cell>
              <table:table-cell office:value-type="float" office:value="216.754326530612">
                <text:p>216.754326530612</text:p>
              </table:table-cell>
              <table:table-cell office:value-type="float" office:value="217.713346938775">
                <text:p>217.713346938775</text:p>
              </table:table-cell>
              <table:table-cell office:value-type="float" office:value="215.229755102041">
                <text:p>215.229755102041</text:p>
              </table:table-cell>
              <table:table-cell office:value-type="float" office:value="215.893208333333">
                <text:p>215.893208333333</text:p>
              </table:table-cell>
              <table:table-cell office:value-type="float" office:value="212.8935">
                <text:p>212.8935</text:p>
              </table:table-cell>
              <table:table-cell office:value-type="float" office:value="214.183319148936">
                <text:p>214.183319148936</text:p>
              </table:table-cell>
              <table:table-cell office:value-type="float" office:value="211.839695652174">
                <text:p>211.839695652174</text:p>
              </table:table-cell>
              <table:table-cell office:value-type="float" office:value="211.956608695652">
                <text:p>211.956608695652</text:p>
              </table:table-cell>
              <table:table-cell office:value-type="float" office:value="212.063217391304">
                <text:p>212.063217391304</text:p>
              </table:table-cell>
              <table:table-cell office:value-type="float" office:value="210.853090909091">
                <text:p>210.853090909091</text:p>
              </table:table-cell>
              <table:table-cell office:value-type="float" office:value="213.229681818182">
                <text:p>213.229681818182</text:p>
              </table:table-cell>
              <table:table-cell office:value-type="float" office:value="215.185681818182">
                <text:p>215.185681818182</text:p>
              </table:table-cell>
              <table:table-cell office:value-type="float" office:value="219.282454545455">
                <text:p>219.282454545455</text:p>
              </table:table-cell>
              <table:table-cell office:value-type="float" office:value="221.606909090909">
                <text:p>221.606909090909</text:p>
              </table:table-cell>
              <table:table-cell office:value-type="float" office:value="222.496181818182">
                <text:p>222.496181818182</text:p>
              </table:table-cell>
              <table:table-cell office:value-type="float" office:value="226.715318181818">
                <text:p>226.715318181818</text:p>
              </table:table-cell>
              <table:table-cell office:value-type="float" office:value="230.782681818182">
                <text:p>230.782681818182</text:p>
              </table:table-cell>
              <table:table-cell office:value-type="float" office:value="232.476909090909">
                <text:p>232.476909090909</text:p>
              </table:table-cell>
              <table:table-cell office:value-type="float" office:value="233.610863636364">
                <text:p>233.610863636364</text:p>
              </table:table-cell>
              <table:table-cell office:value-type="float" office:value="235.664046511628">
                <text:p>235.664046511628</text:p>
              </table:table-cell>
              <table:table-cell office:value-type="float" office:value="236.771238095238">
                <text:p>236.771238095238</text:p>
              </table:table-cell>
              <table:table-cell office:value-type="float" office:value="239.783380952381">
                <text:p>239.783380952381</text:p>
              </table:table-cell>
              <table:table-cell office:value-type="float" office:value="242.828571428571">
                <text:p>242.828571428571</text:p>
              </table:table-cell>
              <table:table-cell office:value-type="float" office:value="243.215476190476">
                <text:p>243.215476190476</text:p>
              </table:table-cell>
              <table:table-cell office:value-type="float" office:value="242.545428571429">
                <text:p>242.545428571429</text:p>
              </table:table-cell>
              <table:table-cell office:value-type="float" office:value="245.348761904762">
                <text:p>245.348761904762</text:p>
              </table:table-cell>
              <table:table-cell office:value-type="float" office:value="246.598809523809">
                <text:p>246.598809523809</text:p>
              </table:table-cell>
              <table:table-cell office:value-type="float" office:value="249.665904761905">
                <text:p>249.665904761905</text:p>
              </table:table-cell>
              <table:table-cell office:value-type="float" office:value="249.300761904762">
                <text:p>249.300761904762</text:p>
              </table:table-cell>
              <table:table-cell office:value-type="float" office:value="252.397380952381">
                <text:p>252.397380952381</text:p>
              </table:table-cell>
              <table:table-cell office:value-type="float" office:value="253.199904761905">
                <text:p>253.199904761905</text:p>
              </table:table-cell>
              <table:table-cell office:value-type="float" office:value="256.236571428571">
                <text:p>256.236571428571</text:p>
              </table:table-cell>
              <table:table-cell office:value-type="float" office:value="258.273428571429">
                <text:p>258.273428571429</text:p>
              </table:table-cell>
              <table:table-cell office:value-type="float" office:value="259.254571428571">
                <text:p>259.254571428571</text:p>
              </table:table-cell>
              <table:table-cell office:value-type="float" office:value="261.62319047619">
                <text:p>261.62319047619</text:p>
              </table:table-cell>
              <table:table-cell office:value-type="float" office:value="263.324761904762">
                <text:p>263.324761904762</text:p>
              </table:table-cell>
              <table:table-cell office:value-type="float" office:value="266.475619047619">
                <text:p>266.475619047619</text:p>
              </table:table-cell>
              <table:table-cell office:value-type="float" office:value="268.030571428572">
                <text:p>268.030571428572</text:p>
              </table:table-cell>
              <table:table-cell office:value-type="float" office:value="271.155761904762">
                <text:p>271.155761904762</text:p>
              </table:table-cell>
              <table:table-cell office:value-type="float" office:value="272.096714285714">
                <text:p>272.096714285714</text:p>
              </table:table-cell>
              <table:table-cell office:value-type="float" office:value="273.093571428572">
                <text:p>273.093571428572</text:p>
              </table:table-cell>
              <table:table-cell office:value-type="float" office:value="275.632666666667">
                <text:p>275.632666666667</text:p>
              </table:table-cell>
              <table:table-cell office:value-type="float" office:value="277.474238095238">
                <text:p>277.474238095238</text:p>
              </table:table-cell>
              <table:table-cell office:value-type="float" office:value="279.459761904762">
                <text:p>279.459761904762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497054882199509">
                <text:p>0.497054882199509</text:p>
                <draw:g>
                  <svg:desc>List1.BC54:List1.DA54</svg:desc>
                </draw:g>
              </table:table-cell>
              <table:table-cell office:value-type="float" office:value="1.39300179555388">
                <text:p>1.39300179555388</text:p>
              </table:table-cell>
              <table:table-cell office:value-type="float" office:value="1.93889919641985">
                <text:p>1.93889919641985</text:p>
              </table:table-cell>
              <table:table-cell office:value-type="float" office:value="2.58707345998903">
                <text:p>2.58707345998903</text:p>
              </table:table-cell>
              <table:table-cell office:value-type="float" office:value="3.56361584738803">
                <text:p>3.56361584738803</text:p>
              </table:table-cell>
              <table:table-cell office:value-type="float" office:value="4.41940181550782">
                <text:p>4.41940181550782</text:p>
              </table:table-cell>
              <table:table-cell office:value-type="float" office:value="5.41179898015278">
                <text:p>5.41179898015278</text:p>
              </table:table-cell>
              <table:table-cell office:value-type="float" office:value="6.47797570431303">
                <text:p>6.47797570431303</text:p>
              </table:table-cell>
              <table:table-cell office:value-type="float" office:value="7.16285787233546">
                <text:p>7.16285787233546</text:p>
              </table:table-cell>
              <table:table-cell office:value-type="float" office:value="8.25778739176507">
                <text:p>8.25778739176507</text:p>
              </table:table-cell>
              <table:table-cell office:value-type="float" office:value="9.50486405541092">
                <text:p>9.50486405541092</text:p>
              </table:table-cell>
              <table:table-cell office:value-type="float" office:value="10.6908066427181">
                <text:p>10.6908066427181</text:p>
              </table:table-cell>
              <table:table-cell office:value-type="float" office:value="11.3362217700398">
                <text:p>11.3362217700398</text:p>
              </table:table-cell>
              <table:table-cell office:value-type="float" office:value="12.0686673389817">
                <text:p>12.0686673389817</text:p>
              </table:table-cell>
              <table:table-cell office:value-type="float" office:value="12.3882937501528">
                <text:p>12.3882937501528</text:p>
              </table:table-cell>
              <table:table-cell office:value-type="float" office:value="12.7547536625064">
                <text:p>12.7547536625064</text:p>
              </table:table-cell>
              <table:table-cell office:value-type="float" office:value="13.9847901889058">
                <text:p>13.9847901889058</text:p>
              </table:table-cell>
              <table:table-cell office:value-type="float" office:value="14.7604708394944">
                <text:p>14.7604708394944</text:p>
              </table:table-cell>
              <table:table-cell office:value-type="float" office:value="15.0004877995304">
                <text:p>15.0004877995304</text:p>
              </table:table-cell>
              <table:table-cell office:value-type="float" office:value="15.5199302107234">
                <text:p>15.5199302107234</text:p>
              </table:table-cell>
              <table:table-cell office:value-type="float" office:value="15.4005069805424">
                <text:p>15.4005069805424</text:p>
              </table:table-cell>
              <table:table-cell office:value-type="float" office:value="14.9989072240168">
                <text:p>14.9989072240168</text:p>
              </table:table-cell>
              <table:table-cell office:value-type="float" office:value="15.0071371891133">
                <text:p>15.0071371891133</text:p>
              </table:table-cell>
              <table:table-cell office:value-type="float" office:value="15.058005415415">
                <text:p>15.058005415415</text:p>
              </table:table-cell>
              <table:table-cell office:value-type="float" office:value="14.6698020174904">
                <text:p>14.6698020174904</text:p>
              </table:table-cell>
              <table:table-cell office:value-type="float" office:value="14.3550548379746">
                <text:p>14.3550548379746</text:p>
              </table:table-cell>
              <table:table-cell office:value-type="float" office:value="14.3444270780352">
                <text:p>14.3444270780352</text:p>
              </table:table-cell>
              <table:table-cell office:value-type="float" office:value="14.1189976523922">
                <text:p>14.1189976523922</text:p>
              </table:table-cell>
              <table:table-cell office:value-type="float" office:value="14.0275663868905">
                <text:p>14.0275663868905</text:p>
              </table:table-cell>
              <table:table-cell office:value-type="float" office:value="13.9588543387215">
                <text:p>13.9588543387215</text:p>
              </table:table-cell>
              <table:table-cell office:value-type="float" office:value="13.4876879788708">
                <text:p>13.4876879788708</text:p>
              </table:table-cell>
              <table:table-cell office:value-type="float" office:value="13.0928303213043">
                <text:p>13.0928303213043</text:p>
              </table:table-cell>
              <table:table-cell office:value-type="float" office:value="13.1240392067695">
                <text:p>13.1240392067695</text:p>
              </table:table-cell>
              <table:table-cell office:value-type="float" office:value="12.8761798682791">
                <text:p>12.8761798682791</text:p>
              </table:table-cell>
              <table:table-cell office:value-type="float" office:value="13.1214581650092">
                <text:p>13.1214581650092</text:p>
              </table:table-cell>
              <table:table-cell office:value-type="float" office:value="12.9152467984569">
                <text:p>12.9152467984569</text:p>
              </table:table-cell>
              <table:table-cell office:value-type="float" office:value="12.6990380149968">
                <text:p>12.6990380149968</text:p>
              </table:table-cell>
              <table:table-cell office:value-type="float" office:value="12.5026004568364">
                <text:p>12.5026004568364</text:p>
              </table:table-cell>
              <table:table-cell office:value-type="float" office:value="12.7034887547696">
                <text:p>12.7034887547696</text:p>
              </table:table-cell>
              <table:table-cell office:value-type="float" office:value="12.6439767840874">
                <text:p>12.6439767840874</text:p>
              </table:table-cell>
              <table:table-cell office:value-type="float" office:value="12.7893375466323">
                <text:p>12.7893375466323</text:p>
              </table:table-cell>
              <table:table-cell office:value-type="float" office:value="13.0808719562637">
                <text:p>13.0808719562637</text:p>
              </table:table-cell>
              <table:table-cell office:value-type="float" office:value="13.2492093671509">
                <text:p>13.2492093671509</text:p>
              </table:table-cell>
              <table:table-cell office:value-type="float" office:value="13.5989100207538">
                <text:p>13.5989100207538</text:p>
              </table:table-cell>
              <table:table-cell office:value-type="float" office:value="13.6241900137139">
                <text:p>13.6241900137139</text:p>
              </table:table-cell>
              <table:table-cell office:value-type="float" office:value="14.0751247575069">
                <text:p>14.0751247575069</text:p>
              </table:table-cell>
              <table:table-cell office:value-type="float" office:value="14.2397849381216">
                <text:p>14.2397849381216</text:p>
              </table:table-cell>
              <table:table-cell office:value-type="float" office:value="14.1840931334629">
                <text:p>14.1840931334629</text:p>
              </table:table-cell>
              <table:table-cell office:value-type="float" office:value="14.0232387875872">
                <text:p>14.0232387875872</text:p>
              </table:table-cell>
              <table:table-cell office:value-type="float" office:value="14.0302085938025">
                <text:p>14.0302085938025</text:p>
              </table:table-cell>
              <table:table-cell office:value-type="float" office:value="14.0003117204723">
                <text:p>14.0003117204723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497054882199509">
                <text:p>0.497054882199509</text:p>
                <draw:g>
                  <svg:desc>List1.BC54:List1.DA54</svg:desc>
                </draw:g>
              </table:table-cell>
              <table:table-cell office:value-type="float" office:value="1.39300179555388">
                <text:p>1.39300179555388</text:p>
              </table:table-cell>
              <table:table-cell office:value-type="float" office:value="1.93889919641985">
                <text:p>1.93889919641985</text:p>
              </table:table-cell>
              <table:table-cell office:value-type="float" office:value="2.58707345998903">
                <text:p>2.58707345998903</text:p>
              </table:table-cell>
              <table:table-cell office:value-type="float" office:value="3.56361584738803">
                <text:p>3.56361584738803</text:p>
              </table:table-cell>
              <table:table-cell office:value-type="float" office:value="4.41940181550782">
                <text:p>4.41940181550782</text:p>
              </table:table-cell>
              <table:table-cell office:value-type="float" office:value="5.41179898015278">
                <text:p>5.41179898015278</text:p>
              </table:table-cell>
              <table:table-cell office:value-type="float" office:value="6.47797570431303">
                <text:p>6.47797570431303</text:p>
              </table:table-cell>
              <table:table-cell office:value-type="float" office:value="7.16285787233546">
                <text:p>7.16285787233546</text:p>
              </table:table-cell>
              <table:table-cell office:value-type="float" office:value="8.25778739176507">
                <text:p>8.25778739176507</text:p>
              </table:table-cell>
              <table:table-cell office:value-type="float" office:value="9.50486405541092">
                <text:p>9.50486405541092</text:p>
              </table:table-cell>
              <table:table-cell office:value-type="float" office:value="10.6908066427181">
                <text:p>10.6908066427181</text:p>
              </table:table-cell>
              <table:table-cell office:value-type="float" office:value="11.3362217700398">
                <text:p>11.3362217700398</text:p>
              </table:table-cell>
              <table:table-cell office:value-type="float" office:value="12.0686673389817">
                <text:p>12.0686673389817</text:p>
              </table:table-cell>
              <table:table-cell office:value-type="float" office:value="12.3882937501528">
                <text:p>12.3882937501528</text:p>
              </table:table-cell>
              <table:table-cell office:value-type="float" office:value="12.7547536625064">
                <text:p>12.7547536625064</text:p>
              </table:table-cell>
              <table:table-cell office:value-type="float" office:value="13.9847901889058">
                <text:p>13.9847901889058</text:p>
              </table:table-cell>
              <table:table-cell office:value-type="float" office:value="14.7604708394944">
                <text:p>14.7604708394944</text:p>
              </table:table-cell>
              <table:table-cell office:value-type="float" office:value="15.0004877995304">
                <text:p>15.0004877995304</text:p>
              </table:table-cell>
              <table:table-cell office:value-type="float" office:value="15.5199302107234">
                <text:p>15.5199302107234</text:p>
              </table:table-cell>
              <table:table-cell office:value-type="float" office:value="15.4005069805424">
                <text:p>15.4005069805424</text:p>
              </table:table-cell>
              <table:table-cell office:value-type="float" office:value="14.9989072240168">
                <text:p>14.9989072240168</text:p>
              </table:table-cell>
              <table:table-cell office:value-type="float" office:value="15.0071371891133">
                <text:p>15.0071371891133</text:p>
              </table:table-cell>
              <table:table-cell office:value-type="float" office:value="15.058005415415">
                <text:p>15.058005415415</text:p>
              </table:table-cell>
              <table:table-cell office:value-type="float" office:value="14.6698020174904">
                <text:p>14.6698020174904</text:p>
              </table:table-cell>
              <table:table-cell office:value-type="float" office:value="14.3550548379746">
                <text:p>14.3550548379746</text:p>
              </table:table-cell>
              <table:table-cell office:value-type="float" office:value="14.3444270780352">
                <text:p>14.3444270780352</text:p>
              </table:table-cell>
              <table:table-cell office:value-type="float" office:value="14.1189976523922">
                <text:p>14.1189976523922</text:p>
              </table:table-cell>
              <table:table-cell office:value-type="float" office:value="14.0275663868905">
                <text:p>14.0275663868905</text:p>
              </table:table-cell>
              <table:table-cell office:value-type="float" office:value="13.9588543387215">
                <text:p>13.9588543387215</text:p>
              </table:table-cell>
              <table:table-cell office:value-type="float" office:value="13.4876879788708">
                <text:p>13.4876879788708</text:p>
              </table:table-cell>
              <table:table-cell office:value-type="float" office:value="13.0928303213043">
                <text:p>13.0928303213043</text:p>
              </table:table-cell>
              <table:table-cell office:value-type="float" office:value="13.1240392067695">
                <text:p>13.1240392067695</text:p>
              </table:table-cell>
              <table:table-cell office:value-type="float" office:value="12.8761798682791">
                <text:p>12.8761798682791</text:p>
              </table:table-cell>
              <table:table-cell office:value-type="float" office:value="13.1214581650092">
                <text:p>13.1214581650092</text:p>
              </table:table-cell>
              <table:table-cell office:value-type="float" office:value="12.9152467984569">
                <text:p>12.9152467984569</text:p>
              </table:table-cell>
              <table:table-cell office:value-type="float" office:value="12.6990380149968">
                <text:p>12.6990380149968</text:p>
              </table:table-cell>
              <table:table-cell office:value-type="float" office:value="12.5026004568364">
                <text:p>12.5026004568364</text:p>
              </table:table-cell>
              <table:table-cell office:value-type="float" office:value="12.7034887547696">
                <text:p>12.7034887547696</text:p>
              </table:table-cell>
              <table:table-cell office:value-type="float" office:value="12.6439767840874">
                <text:p>12.6439767840874</text:p>
              </table:table-cell>
              <table:table-cell office:value-type="float" office:value="12.7893375466323">
                <text:p>12.7893375466323</text:p>
              </table:table-cell>
              <table:table-cell office:value-type="float" office:value="13.0808719562637">
                <text:p>13.0808719562637</text:p>
              </table:table-cell>
              <table:table-cell office:value-type="float" office:value="13.2492093671509">
                <text:p>13.2492093671509</text:p>
              </table:table-cell>
              <table:table-cell office:value-type="float" office:value="13.5989100207538">
                <text:p>13.5989100207538</text:p>
              </table:table-cell>
              <table:table-cell office:value-type="float" office:value="13.6241900137139">
                <text:p>13.6241900137139</text:p>
              </table:table-cell>
              <table:table-cell office:value-type="float" office:value="14.0751247575069">
                <text:p>14.0751247575069</text:p>
              </table:table-cell>
              <table:table-cell office:value-type="float" office:value="14.2397849381216">
                <text:p>14.2397849381216</text:p>
              </table:table-cell>
              <table:table-cell office:value-type="float" office:value="14.1840931334629">
                <text:p>14.1840931334629</text:p>
              </table:table-cell>
              <table:table-cell office:value-type="float" office:value="14.0232387875872">
                <text:p>14.0232387875872</text:p>
              </table:table-cell>
              <table:table-cell office:value-type="float" office:value="14.0302085938025">
                <text:p>14.0302085938025</text:p>
              </table:table-cell>
              <table:table-cell office:value-type="float" office:value="14.0003117204723">
                <text:p>14.00031172047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